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727cm"/>
    </style:style>
    <style:style style:name="co2" style:family="table-column">
      <style:table-column-properties fo:break-before="auto" style:column-width="0.9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93cm"/>
    </style:style>
    <style:style style:name="co5" style:family="table-column">
      <style:table-column-properties fo:break-before="auto" style:column-width="0.979cm"/>
    </style:style>
    <style:style style:name="co6" style:family="table-column">
      <style:table-column-properties fo:break-before="auto" style:column-width="2.812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0.778cm"/>
    </style:style>
    <style:style style:name="co9" style:family="table-column">
      <style:table-column-properties fo:break-before="auto" style:column-width="2.335cm"/>
    </style:style>
    <style:style style:name="co10" style:family="table-column">
      <style:table-column-properties fo:break-before="auto" style:column-width="3.214cm"/>
    </style:style>
    <style:style style:name="co11" style:family="table-column">
      <style:table-column-properties fo:break-before="auto" style:column-width="1.131cm"/>
    </style:style>
    <style:style style:name="co12" style:family="table-column">
      <style:table-column-properties fo:break-before="auto" style:column-width="1.203cm"/>
    </style:style>
    <style:style style:name="co13" style:family="table-column">
      <style:table-column-properties fo:break-before="auto" style:column-width="1.404cm"/>
    </style:style>
    <style:style style:name="co14" style:family="table-column">
      <style:table-column-properties fo:break-before="auto" style:column-width="2.409cm"/>
    </style:style>
    <style:style style:name="co15" style:family="table-column">
      <style:table-column-properties fo:break-before="auto" style:column-width="2.611cm"/>
    </style:style>
    <style:style style:name="co16" style:family="table-column">
      <style:table-column-properties fo:break-before="auto" style:column-width="1.012cm"/>
    </style:style>
    <style:style style:name="co17" style:family="table-column">
      <style:table-column-properties fo:break-before="auto" style:column-width="0.982cm"/>
    </style:style>
    <style:style style:name="ro1" style:family="table-row">
      <style:table-row-properties style:row-height="4.11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2.339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integer-digits="1"/>
    </number:number-style>
    <style:style style:name="ce1" style:family="table-cell" style:parent-style-name="Default">
      <style:table-cell-properties style:rotation-angle="27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rotation-angle="270"/>
    </style:style>
    <style:style style:name="ce4" style:family="table-cell" style:parent-style-name="Default" style:data-style-name="N10002">
      <style:table-cell-properties style:rotation-angle="270"/>
      <style:text-properties fo:font-weight="bold" style:font-weight-asian="bold" style:font-weight-complex="bold"/>
    </style:style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6" style:family="table-cell" style:parent-style-name="Default" style:data-style-name="N10000"/>
    <style:style style:name="ce7" style:family="table-cell" style:parent-style-name="Default" style:data-style-name="N10002">
      <style:text-properties fo:font-weight="bold" style:font-weight-asian="bold" style:font-weight-complex="bold"/>
    </style:style>
    <style:style style:name="ce8" style:family="table-cell" style:parent-style-name="Default" style:data-style-name="N10000">
      <style:table-cell-properties style:rotation-angle="270"/>
    </style:style>
    <style:style style:name="ce9" style:family="table-cell" style:parent-style-name="Default" style:data-style-name="N10000">
      <style:text-properties fo:font-weight="bold" style:font-weight-asian="bold" style:font-weight-complex="bold"/>
    </style:style>
    <style:style style:name="ce10" style:family="table-cell" style:parent-style-name="Default" style:data-style-name="N10000">
      <style:table-cell-properties style:rotation-angle="270"/>
      <style:text-properties fo:font-weight="bold" style:font-weight-asian="bold" style:font-weight-complex="bold"/>
    </style:style>
    <style:style style:name="ce11" style:family="table-cell" style:parent-style-name="Default" style:data-style-name="N10000">
      <style:text-properties fo:language="en" fo:country="US"/>
    </style:style>
    <style:style style:name="ce12" style:family="table-cell" style:parent-style-name="Default" style:data-style-name="N10002">
      <style:table-cell-properties style:rotation-angle="270"/>
      <style:text-properties fo:language="en" fo:country="US" fo:font-weight="bold" style:font-weight-asian="bold" style:font-weight-complex="bold"/>
    </style:style>
    <style:style style:name="ce13" style:family="table-cell" style:parent-style-name="Default" style:data-style-name="N10002">
      <style:text-properties fo:language="en" fo:country="US" fo:font-weight="bold" style:font-weight-asian="normal" style:font-weight-complex="bold"/>
    </style:style>
    <style:style style:name="ce14" style:family="table-cell" style:parent-style-name="Default" style:data-style-name="N10002">
      <style:text-properties fo:language="en" fo:country="US" fo:font-weight="bold" style:font-weight-asian="bold" style:font-weight-complex="bold"/>
    </style:style>
    <style:style style:name="ce15" style:family="table-cell" style:parent-style-name="Default" style:data-style-name="N10000">
      <style:table-cell-properties style:rotation-angle="270"/>
      <style:text-properties fo:language="en" fo:country="US"/>
    </style:style>
    <style:style style:name="ce16" style:family="table-cell" style:parent-style-name="Default" style:data-style-name="N10000">
      <style:text-properties fo:language="en" fo:country="US" fo:font-weight="bold" style:font-weight-asian="bold" style:font-weight-complex="bold"/>
    </style:style>
    <style:style style:name="ce17" style:family="table-cell" style:parent-style-name="Default" style:data-style-name="N10000">
      <style:table-cell-properties style:rotation-angle="270"/>
      <style:text-properties fo:language="en" fo:country="US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0" table:style-name="ta1">
        <table:shapes>
          <draw:frame draw:z-index="0" draw:style-name="gr1" draw:text-style-name="P1" svg:width="15.999cm" svg:height="8.999cm" svg:x="3.725cm" svg:y="6.52cm">
            <draw:object draw:notify-on-update-of-ranges="'10'.AG1:'10'.AG1 '10'.AG2:'10'.AG74 '10'.AH1:'10'.AH1 '10'.AH2:'10'.AH7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15" table:default-cell-style-name="Default"/>
        <table:table-column table:style-name="co1" table:default-cell-style-name="ce2"/>
        <table:table-column table:style-name="co2" table:number-columns-repeated="15" table:default-cell-style-name="Default"/>
        <table:table-column table:style-name="co3" table:number-columns-repeated="4" table:default-cell-style-name="ce5"/>
        <table:table-column table:style-name="co3" table:number-columns-repeated="988" table:default-cell-style-name="Default"/>
        <table:table-row table:style-name="ro1">
          <table:table-cell table:style-name="ce1" office:value-type="string">
            <text:p>Time</text:p>
          </table:table-cell>
          <table:table-cell table:style-name="ce3" office:value-type="string">
            <text:p>stat-150328-083500-1.txt</text:p>
          </table:table-cell>
          <table:table-cell table:style-name="ce3" office:value-type="string">
            <text:p>stat-150328-083715-2.txt</text:p>
          </table:table-cell>
          <table:table-cell table:style-name="ce3" office:value-type="string">
            <text:p>stat-150328-083931-3.txt</text:p>
          </table:table-cell>
          <table:table-cell table:style-name="ce3" office:value-type="string">
            <text:p>stat-150328-084147-4.txt</text:p>
          </table:table-cell>
          <table:table-cell table:style-name="ce3" office:value-type="string">
            <text:p>stat-150328-084404-5.txt</text:p>
          </table:table-cell>
          <table:table-cell table:style-name="ce3" office:value-type="string">
            <text:p>stat-150328-084619-6.txt</text:p>
          </table:table-cell>
          <table:table-cell table:style-name="ce3" office:value-type="string">
            <text:p>stat-150328-084833-7.txt</text:p>
          </table:table-cell>
          <table:table-cell table:style-name="ce3" office:value-type="string">
            <text:p>stat-150328-085050-8.txt</text:p>
          </table:table-cell>
          <table:table-cell table:style-name="ce3" office:value-type="string">
            <text:p>stat-150328-085306-9.txt</text:p>
          </table:table-cell>
          <table:table-cell table:style-name="ce3" office:value-type="string">
            <text:p>stat-150328-085522-10.txt</text:p>
          </table:table-cell>
          <table:table-cell table:style-name="ce3" office:value-type="string">
            <text:p>stat-150328-085739-11.txt</text:p>
          </table:table-cell>
          <table:table-cell table:style-name="ce3" office:value-type="string">
            <text:p>stat-150328-085953-12.txt</text:p>
          </table:table-cell>
          <table:table-cell table:style-name="ce3" office:value-type="string">
            <text:p>stat-150328-090209-13.txt</text:p>
          </table:table-cell>
          <table:table-cell table:style-name="ce3" office:value-type="string">
            <text:p>stat-150328-090424-14.txt</text:p>
          </table:table-cell>
          <table:table-cell table:style-name="ce3" office:value-type="string">
            <text:p>stat-150328-090638-15.txt</text:p>
          </table:table-cell>
          <table:table-cell table:style-name="ce1" office:value-type="string">
            <text:p>Time</text:p>
          </table:table-cell>
          <table:table-cell table:style-name="ce3" office:value-type="string">
            <text:p>stat-150328-083500-1.txt</text:p>
          </table:table-cell>
          <table:table-cell table:style-name="ce3" office:value-type="string">
            <text:p>stat-150328-083715-2.txt</text:p>
          </table:table-cell>
          <table:table-cell table:style-name="ce3" office:value-type="string">
            <text:p>stat-150328-083931-3.txt</text:p>
          </table:table-cell>
          <table:table-cell table:style-name="ce3" office:value-type="string">
            <text:p>stat-150328-084147-4.txt</text:p>
          </table:table-cell>
          <table:table-cell table:style-name="ce3" office:value-type="string">
            <text:p>stat-150328-084404-5.txt</text:p>
          </table:table-cell>
          <table:table-cell table:style-name="ce3" office:value-type="string">
            <text:p>stat-150328-084619-6.txt</text:p>
          </table:table-cell>
          <table:table-cell table:style-name="ce3" office:value-type="string">
            <text:p>stat-150328-084833-7.txt</text:p>
          </table:table-cell>
          <table:table-cell table:style-name="ce3" office:value-type="string">
            <text:p>stat-150328-085050-8.txt</text:p>
          </table:table-cell>
          <table:table-cell table:style-name="ce3" office:value-type="string">
            <text:p>stat-150328-085306-9.txt</text:p>
          </table:table-cell>
          <table:table-cell table:style-name="ce3" office:value-type="string">
            <text:p>stat-150328-085522-10.txt</text:p>
          </table:table-cell>
          <table:table-cell table:style-name="ce3" office:value-type="string">
            <text:p>stat-150328-085739-11.txt</text:p>
          </table:table-cell>
          <table:table-cell table:style-name="ce3" office:value-type="string">
            <text:p>stat-150328-085953-12.txt</text:p>
          </table:table-cell>
          <table:table-cell table:style-name="ce3" office:value-type="string">
            <text:p>stat-150328-090209-13.txt</text:p>
          </table:table-cell>
          <table:table-cell table:style-name="ce3" office:value-type="string">
            <text:p>stat-150328-090424-14.txt</text:p>
          </table:table-cell>
          <table:table-cell table:style-name="ce3" office:value-type="string">
            <text:p>stat-150328-090638-15.txt</text:p>
          </table:table-cell>
          <table:table-cell table:style-name="ce4" office:value-type="string">
            <text:p>Attacker</text:p>
          </table:table-cell>
          <table:table-cell table:style-name="ce4" office:value-type="string">
            <text:p>Victim</text:p>
          </table:table-cell>
          <table:table-cell table:style-name="ce4" office:value-type="string">
            <text:p>AttackerDesv</text:p>
          </table:table-cell>
          <table:table-cell table:style-name="ce4" office:value-type="string">
            <text:p>VictimDesv</text:p>
          </table:table-cell>
          <table:table-cell table:style-name="ce3" table:number-columns-repeated="2"/>
          <table:table-cell table:style-name="ce1" office:value-type="string">
            <text:p>Attacker</text:p>
          </table:table-cell>
          <table:table-cell table:style-name="ce1" office:value-type="string">
            <text:p>desv</text:p>
          </table:table-cell>
          <table:table-cell table:style-name="ce1" office:value-type="string">
            <text:p>Victim</text:p>
          </table:table-cell>
          <table:table-cell table:style-name="ce1" office:value-type="string">
            <text:p>desv</text:p>
          </table:table-cell>
          <table:table-cell table:style-name="ce3" table:number-columns-repeated="98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35">
            <text:p>135</text:p>
          </table:table-cell>
          <table:table-cell office:value-type="float" office:value="3">
            <text:p>3</text:p>
          </table:table-cell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AVERAGE([.B2:.P2])" office:value-type="float" office:value="17.7333333333333">
            <text:p>17,73</text:p>
          </table:table-cell>
          <table:table-cell table:formula="of:=AVERAGE([.R2:.AF2])" office:value-type="float" office:value="33.1333333333333">
            <text:p>33,13</text:p>
          </table:table-cell>
          <table:table-cell table:formula="of:=STDEVPA([.B2:.P2])" office:value-type="float" office:value="27.3360974212162">
            <text:p>27,34</text:p>
          </table:table-cell>
          <table:table-cell table:formula="of:=STDEVPA([.R2:.AF2])" office:value-type="float" office:value="54.2744466167602">
            <text:p>54,27</text:p>
          </table:table-cell>
          <table:table-cell/>
          <table:table-cell table:style-name="ce2" office:value-type="string">
            <text:p>média</text:p>
          </table:table-cell>
          <table:table-cell table:style-name="ce6" table:formula="of:=AVERAGE([.AG2:.AG500])" office:value-type="float" office:value="68.7288323548598">
            <text:p>68.7288323549</text:p>
          </table:table-cell>
          <table:table-cell/>
          <table:table-cell table:style-name="ce6" table:formula="of:=AVERAGE([.AH2:.AH500])" office:value-type="float" office:value="17.2276315009192">
            <text:p>17.2276315009</text:p>
          </table:table-cell>
          <table:table-cell table:number-columns-repeated="98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table:number-columns-repeated="2" office:value-type="float" office:value="4">
            <text:p>4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office:value-type="float" office:value="142">
            <text:p>142</text:p>
          </table:table-cell>
          <table:table-cell table:number-columns-repeated="2" office:value-type="float" office:value="4">
            <text:p>4</text:p>
          </table:table-cell>
          <table:table-cell office:value-type="float" office:value="133">
            <text:p>13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AVERAGE([.B3:.P3])" office:value-type="float" office:value="22.5333333333333">
            <text:p>22,53</text:p>
          </table:table-cell>
          <table:table-cell table:formula="of:=AVERAGE([.R3:.AF3])" office:value-type="float" office:value="42.4">
            <text:p>42,40</text:p>
          </table:table-cell>
          <table:table-cell table:formula="of:=STDEVPA([.B3:.P3])" office:value-type="float" office:value="28.5770692844611">
            <text:p>28,58</text:p>
          </table:table-cell>
          <table:table-cell table:formula="of:=STDEVPA([.R3:.AF3])" office:value-type="float" office:value="57.7105420756612">
            <text:p>57,71</text:p>
          </table:table-cell>
          <table:table-cell/>
          <table:table-cell table:style-name="ce2" office:value-type="string">
            <text:p>soma</text:p>
          </table:table-cell>
          <table:table-cell table:style-name="ce6" table:formula="of:=SUM([.AG2:.AG500])" office:value-type="float" office:value="5017.20476190476">
            <text:p>5017.2047619048</text:p>
          </table:table-cell>
          <table:table-cell table:style-name="ce6" table:formula="of:=AVERAGE([.AI2:.AI500])" office:value-type="float" office:value="5.72529490857418">
            <text:p>5.7252949086</text:p>
          </table:table-cell>
          <table:table-cell table:style-name="ce6" table:formula="of:=SUM([.AH2:.AH500])" office:value-type="float" office:value="1257.6170995671">
            <text:p>1257.6170995671</text:p>
          </table:table-cell>
          <table:table-cell table:style-name="ce6" table:formula="of:=AVERAGE([.AJ2:.AJ500])" office:value-type="float" office:value="7.58649828779847">
            <text:p>7.5864982878</text:p>
          </table:table-cell>
          <table:table-cell table:number-columns-repeated="98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table:number-columns-repeated="2"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132">
            <text:p>132</text:p>
          </table:table-cell>
          <table:table-cell office:value-type="float" office:value="127">
            <text:p>127</text:p>
          </table:table-cell>
          <table:table-cell office:value-type="float" office:value="136">
            <text:p>136</text:p>
          </table:table-cell>
          <table:table-cell office:value-type="float" office:value="132">
            <text:p>132</text:p>
          </table:table-cell>
          <table:table-cell office:value-type="float" office:value="134">
            <text:p>134</text:p>
          </table:table-cell>
          <table:table-cell office:value-type="float" office:value="130">
            <text:p>130</text:p>
          </table:table-cell>
          <table:table-cell office:value-type="float" office:value="132">
            <text:p>132</text:p>
          </table:table-cell>
          <table:table-cell office:value-type="float" office:value="140">
            <text:p>140</text:p>
          </table:table-cell>
          <table:table-cell office:value-type="float" office:value="134">
            <text:p>134</text:p>
          </table:table-cell>
          <table:table-cell office:value-type="float" office:value="131">
            <text:p>131</text:p>
          </table:table-cell>
          <table:table-cell office:value-type="float" office:value="136">
            <text:p>136</text:p>
          </table:table-cell>
          <table:table-cell office:value-type="float" office:value="133">
            <text:p>133</text:p>
          </table:table-cell>
          <table:table-cell table:number-columns-repeated="2" office:value-type="float" office:value="138">
            <text:p>138</text:p>
          </table:table-cell>
          <table:table-cell table:formula="of:=AVERAGE([.B4:.P4])" office:value-type="float" office:value="67.6">
            <text:p>67,60</text:p>
          </table:table-cell>
          <table:table-cell table:formula="of:=AVERAGE([.R4:.AF4])" office:value-type="float" office:value="134.133333333333">
            <text:p>134,13</text:p>
          </table:table-cell>
          <table:table-cell table:formula="of:=STDEVPA([.B4:.P4])" office:value-type="float" office:value="1.78138522878498">
            <text:p>1,78</text:p>
          </table:table-cell>
          <table:table-cell table:formula="of:=STDEVPA([.R4:.AF4])" office:value-type="float" office:value="3.53773310971243">
            <text:p>3,54</text:p>
          </table:table-cell>
          <table:table-cell table:number-columns-repeated="2"/>
          <table:table-cell table:style-name="ce6" table:number-columns-repeated="4"/>
          <table:table-cell table:number-columns-repeated="98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table:number-columns-repeated="2" office:value-type="float" office:value="65">
            <text:p>65</text:p>
          </table:table-cell>
          <table:table-cell table:number-columns-repeated="2"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144">
            <text:p>144</text:p>
          </table:table-cell>
          <table:table-cell office:value-type="float" office:value="131">
            <text:p>131</text:p>
          </table:table-cell>
          <table:table-cell office:value-type="float" office:value="136">
            <text:p>136</text:p>
          </table:table-cell>
          <table:table-cell office:value-type="float" office:value="132">
            <text:p>132</text:p>
          </table:table-cell>
          <table:table-cell office:value-type="float" office:value="131">
            <text:p>131</text:p>
          </table:table-cell>
          <table:table-cell table:number-columns-repeated="2" office:value-type="float" office:value="129">
            <text:p>129</text:p>
          </table:table-cell>
          <table:table-cell table:number-columns-repeated="2" office:value-type="float" office:value="134">
            <text:p>134</text:p>
          </table:table-cell>
          <table:table-cell office:value-type="float" office:value="132">
            <text:p>132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office:value-type="float" office:value="125">
            <text:p>125</text:p>
          </table:table-cell>
          <table:table-cell office:value-type="float" office:value="132">
            <text:p>132</text:p>
          </table:table-cell>
          <table:table-cell office:value-type="float" office:value="137">
            <text:p>137</text:p>
          </table:table-cell>
          <table:table-cell table:formula="of:=AVERAGE([.B5:.P5])" office:value-type="float" office:value="67.0666666666667">
            <text:p>67,07</text:p>
          </table:table-cell>
          <table:table-cell table:formula="of:=AVERAGE([.R5:.AF5])" office:value-type="float" office:value="133.6">
            <text:p>133,60</text:p>
          </table:table-cell>
          <table:table-cell table:formula="of:=STDEVPA([.B5:.P5])" office:value-type="float" office:value="2.20504472113883">
            <text:p>2,21</text:p>
          </table:table-cell>
          <table:table-cell table:formula="of:=STDEVPA([.R5:.AF5])" office:value-type="float" office:value="5.28898225874632">
            <text:p>5,29</text:p>
          </table:table-cell>
          <table:table-cell/>
          <table:table-cell table:style-name="ce2"/>
          <table:table-cell table:number-columns-repeated="2"/>
          <table:table-cell table:style-name="ce6" table:number-columns-repeated="2"/>
          <table:table-cell table:number-columns-repeated="982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125">
            <text:p>125</text:p>
          </table:table-cell>
          <table:table-cell office:value-type="float" office:value="136">
            <text:p>136</text:p>
          </table:table-cell>
          <table:table-cell office:value-type="float" office:value="133">
            <text:p>133</text:p>
          </table:table-cell>
          <table:table-cell office:value-type="float" office:value="131">
            <text:p>131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office:value-type="float" office:value="132">
            <text:p>132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office:value-type="float" office:value="131">
            <text:p>131</text:p>
          </table:table-cell>
          <table:table-cell office:value-type="float" office:value="123">
            <text:p>123</text:p>
          </table:table-cell>
          <table:table-cell office:value-type="float" office:value="137">
            <text:p>137</text:p>
          </table:table-cell>
          <table:table-cell table:formula="of:=AVERAGE([.B6:.P6])" office:value-type="float" office:value="67.2666666666667">
            <text:p>67,27</text:p>
          </table:table-cell>
          <table:table-cell table:formula="of:=AVERAGE([.R6:.AF6])" office:value-type="float" office:value="132.933333333333">
            <text:p>132,93</text:p>
          </table:table-cell>
          <table:table-cell table:formula="of:=STDEVPA([.B6:.P6])" office:value-type="float" office:value="4.46417841140886">
            <text:p>4,46</text:p>
          </table:table-cell>
          <table:table-cell table:formula="of:=STDEVPA([.R6:.AF6])" office:value-type="float" office:value="6.88444300982698">
            <text:p>6,88</text:p>
          </table:table-cell>
          <table:table-cell/>
          <table:table-cell table:style-name="ce2"/>
          <table:table-cell table:style-name="ce2" office:value-type="string">
            <text:p>Attacker</text:p>
          </table:table-cell>
          <table:table-cell table:style-name="ce2" office:value-type="string">
            <text:p>Victim</text:p>
          </table:table-cell>
          <table:table-cell table:style-name="ce6" table:number-columns-repeated="2"/>
          <table:table-cell table:number-columns-repeated="98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149">
            <text:p>149</text:p>
          </table:table-cell>
          <table:table-cell office:value-type="float" office:value="116">
            <text:p>116</text:p>
          </table:table-cell>
          <table:table-cell office:value-type="float" office:value="134">
            <text:p>134</text:p>
          </table:table-cell>
          <table:table-cell office:value-type="float" office:value="132">
            <text:p>132</text:p>
          </table:table-cell>
          <table:table-cell office:value-type="float" office:value="130">
            <text:p>130</text:p>
          </table:table-cell>
          <table:table-cell office:value-type="float" office:value="129">
            <text:p>129</text:p>
          </table:table-cell>
          <table:table-cell office:value-type="float" office:value="128">
            <text:p>128</text:p>
          </table:table-cell>
          <table:table-cell office:value-type="float" office:value="131">
            <text:p>131</text:p>
          </table:table-cell>
          <table:table-cell office:value-type="float" office:value="127">
            <text:p>127</text:p>
          </table:table-cell>
          <table:table-cell office:value-type="float" office:value="135">
            <text:p>135</text:p>
          </table:table-cell>
          <table:table-cell office:value-type="float" office:value="137">
            <text:p>137</text:p>
          </table:table-cell>
          <table:table-cell office:value-type="float" office:value="131">
            <text:p>131</text:p>
          </table:table-cell>
          <table:table-cell office:value-type="float" office:value="115">
            <text:p>115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table:formula="of:=AVERAGE([.B7:.P7])" office:value-type="float" office:value="66.8">
            <text:p>66,80</text:p>
          </table:table-cell>
          <table:table-cell table:formula="of:=AVERAGE([.R7:.AF7])" office:value-type="float" office:value="129.933333333333">
            <text:p>129,93</text:p>
          </table:table-cell>
          <table:table-cell table:formula="of:=STDEVPA([.B7:.P7])" office:value-type="float" office:value="2.66333124739176">
            <text:p>2,66</text:p>
          </table:table-cell>
          <table:table-cell table:formula="of:=STDEVPA([.R7:.AF7])" office:value-type="float" office:value="7.76716736583478">
            <text:p>7,77</text:p>
          </table:table-cell>
          <table:table-cell/>
          <table:table-cell table:style-name="ce2" office:value-type="string">
            <text:p>Média</text:p>
          </table:table-cell>
          <table:table-cell table:style-name="ce6" table:formula="of:=AVERAGE([.AG2:.AG500])" office:value-type="float" office:value="68.7288323548598">
            <text:p>68.7288323549</text:p>
          </table:table-cell>
          <table:table-cell table:style-name="ce6" table:formula="of:=AVERAGE([.AH2:.AH500])" office:value-type="float" office:value="17.2276315009192">
            <text:p>17.2276315009</text:p>
          </table:table-cell>
          <table:table-cell table:number-columns-repeated="984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57">
            <text:p>57</text:p>
          </table:table-cell>
          <table:table-cell office:value-type="float" office:value="75">
            <text:p>75</text:p>
          </table:table-cell>
          <table:table-cell office:value-type="float" office:value="84">
            <text:p>84</text:p>
          </table:table-cell>
          <table:table-cell table:number-columns-repeated="2"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office:value-type="float" office:value="132">
            <text:p>132</text:p>
          </table:table-cell>
          <table:table-cell office:value-type="float" office:value="136">
            <text:p>136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  <table:table-cell office:value-type="float" office:value="130">
            <text:p>130</text:p>
          </table:table-cell>
          <table:table-cell office:value-type="float" office:value="138">
            <text:p>138</text:p>
          </table:table-cell>
          <table:table-cell office:value-type="float" office:value="121">
            <text:p>121</text:p>
          </table:table-cell>
          <table:table-cell office:value-type="float" office:value="60">
            <text:p>60</text:p>
          </table:table-cell>
          <table:table-cell office:value-type="string">
            <text:p>-</text:p>
          </table:table-cell>
          <table:table-cell office:value-type="float" office:value="131">
            <text:p>131</text:p>
          </table:table-cell>
          <table:table-cell office:value-type="float" office:value="130">
            <text:p>130</text:p>
          </table:table-cell>
          <table:table-cell table:formula="of:=AVERAGE([.B8:.P8])" office:value-type="float" office:value="70.2666666666667">
            <text:p>70,27</text:p>
          </table:table-cell>
          <table:table-cell table:formula="of:=AVERAGE([.R8:.AF8])" office:value-type="float" office:value="114.642857142857">
            <text:p>114,64</text:p>
          </table:table-cell>
          <table:table-cell table:formula="of:=STDEVPA([.B8:.P8])" office:value-type="float" office:value="7.15044676148903">
            <text:p>7,15</text:p>
          </table:table-cell>
          <table:table-cell table:formula="of:=STDEVPA([.R8:.AF8])" office:value-type="float" office:value="48.0402608929913">
            <text:p>48,04</text:p>
          </table:table-cell>
          <table:table-cell/>
          <table:table-cell table:style-name="ce2" office:value-type="string">
            <text:p>Média desv</text:p>
          </table:table-cell>
          <table:table-cell table:style-name="ce6" table:formula="of:=AVERAGE([.AI2:.AI500])" office:value-type="float" office:value="5.72529490857418">
            <text:p>5.7252949086</text:p>
          </table:table-cell>
          <table:table-cell table:style-name="ce6" table:formula="of:=AVERAGE([.AJ2:.AJ500])" office:value-type="float" office:value="7.58649828779847">
            <text:p>7.5864982878</text:p>
          </table:table-cell>
          <table:table-cell table:number-columns-repeated="98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66">
            <text:p>66</text:p>
          </table:table-cell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  <table:table-cell office:value-type="float" office:value="3">
            <text:p>3</text:p>
          </table:table-cell>
          <table:table-cell office:value-type="float" office:value="136">
            <text:p>136</text:p>
          </table:table-cell>
          <table:table-cell office:value-type="float" office:value="138">
            <text:p>138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138">
            <text:p>138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29">
            <text:p>29</text:p>
          </table:table-cell>
          <table:table-cell office:value-type="float" office:value="126">
            <text:p>126</text:p>
          </table:table-cell>
          <table:table-cell table:formula="of:=AVERAGE([.B9:.P9])" office:value-type="float" office:value="73.8666666666667">
            <text:p>73,87</text:p>
          </table:table-cell>
          <table:table-cell table:formula="of:=AVERAGE([.R9:.AF9])" office:value-type="float" office:value="97.6428571428571">
            <text:p>97,64</text:p>
          </table:table-cell>
          <table:table-cell table:formula="of:=STDEVPA([.B9:.P9])" office:value-type="float" office:value="7.90667790892961">
            <text:p>7,91</text:p>
          </table:table-cell>
          <table:table-cell table:formula="of:=STDEVPA([.R9:.AF9])" office:value-type="float" office:value="60.3178985781906">
            <text:p>60,32</text:p>
          </table:table-cell>
          <table:table-cell table:number-columns-repeated="988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101">
            <text:p>101</text:p>
          </table:table-cell>
          <table:table-cell office:value-type="string">
            <text:p>-</text:p>
          </table:table-cell>
          <table:table-cell office:value-type="float" office:value="134">
            <text:p>134</text:p>
          </table:table-cell>
          <table:table-cell office:value-type="float" office:value="130">
            <text:p>130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float" office:value="141">
            <text:p>141</text:p>
          </table:table-cell>
          <table:table-cell office:value-type="float" office:value="129">
            <text:p>129</text:p>
          </table:table-cell>
          <table:table-cell office:value-type="float" office:value="137">
            <text:p>137</text:p>
          </table:table-cell>
          <table:table-cell office:value-type="float" office:value="135">
            <text:p>135</text:p>
          </table:table-cell>
          <table:table-cell table:number-columns-repeated="2" office:value-type="string">
            <text:p>-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table:formula="of:=AVERAGE([.B10:.P10])" office:value-type="float" office:value="74.8">
            <text:p>74,80</text:p>
          </table:table-cell>
          <table:table-cell table:formula="of:=AVERAGE([.R10:.AF10])" office:value-type="float" office:value="107.090909090909">
            <text:p>107,09</text:p>
          </table:table-cell>
          <table:table-cell table:formula="of:=STDEVPA([.B10:.P10])" office:value-type="float" office:value="7.87570102699859">
            <text:p>7,88</text:p>
          </table:table-cell>
          <table:table-cell table:formula="of:=STDEVPA([.R10:.AF10])" office:value-type="float" office:value="63.902912470577">
            <text:p>63,90</text:p>
          </table:table-cell>
          <table:table-cell table:number-columns-repeated="988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table:number-columns-repeated="2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76">
            <text:p>76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-</text:p>
          </table:table-cell>
          <table:table-cell office:value-type="float" office:value="133">
            <text:p>133</text:p>
          </table:table-cell>
          <table:table-cell office:value-type="float" office:value="138">
            <text:p>138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124">
            <text:p>124</text:p>
          </table:table-cell>
          <table:table-cell office:value-type="float" office:value="134">
            <text:p>134</text:p>
          </table:table-cell>
          <table:table-cell office:value-type="float" office:value="133">
            <text:p>133</text:p>
          </table:table-cell>
          <table:table-cell table:number-columns-repeated="3" office:value-type="string">
            <text:p>-</text:p>
          </table:table-cell>
          <table:table-cell office:value-type="float" office:value="56">
            <text:p>56</text:p>
          </table:table-cell>
          <table:table-cell table:formula="of:=AVERAGE([.B11:.P11])" office:value-type="float" office:value="76.2">
            <text:p>76,20</text:p>
          </table:table-cell>
          <table:table-cell table:formula="of:=AVERAGE([.R11:.AF11])" office:value-type="float" office:value="106.75">
            <text:p>106,75</text:p>
          </table:table-cell>
          <table:table-cell table:formula="of:=STDEVPA([.B11:.P11])" office:value-type="float" office:value="7.49399759807808">
            <text:p>7,49</text:p>
          </table:table-cell>
          <table:table-cell table:formula="of:=STDEVPA([.R11:.AF11])" office:value-type="float" office:value="63.6474316493255">
            <text:p>63,65</text:p>
          </table:table-cell>
          <table:table-cell table:number-columns-repeated="988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table:number-columns-repeated="2"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85">
            <text:p>85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-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string">
            <text:p>-</text:p>
          </table:table-cell>
          <table:table-cell office:value-type="float" office:value="123">
            <text:p>123</text:p>
          </table:table-cell>
          <table:table-cell office:value-type="float" office:value="126">
            <text:p>126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2:.P12])" office:value-type="float" office:value="77.9333333333333">
            <text:p>77,93</text:p>
          </table:table-cell>
          <table:table-cell table:formula="of:=AVERAGE([.R12:.AF12])" office:value-type="float" office:value="90.8571428571429">
            <text:p>90,86</text:p>
          </table:table-cell>
          <table:table-cell table:formula="of:=STDEVPA([.B12:.P12])" office:value-type="float" office:value="8.52030255070532">
            <text:p>8,52</text:p>
          </table:table-cell>
          <table:table-cell table:formula="of:=STDEVPA([.R12:.AF12])" office:value-type="float" office:value="59.9919994665955">
            <text:p>59,99</text:p>
          </table:table-cell>
          <table:table-cell table:number-columns-repeated="988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7">
            <text:p>67</text:p>
          </table:table-cell>
          <table:table-cell office:value-type="float" office:value="84">
            <text:p>84</text:p>
          </table:table-cell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table:number-columns-repeated="2" office:value-type="float" office:value="85">
            <text:p>85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-</text:p>
          </table:table-cell>
          <table:table-cell office:value-type="float" office:value="147">
            <text:p>147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3:.P13])" office:value-type="float" office:value="80.3333333333333">
            <text:p>80,33</text:p>
          </table:table-cell>
          <table:table-cell table:formula="of:=AVERAGE([.R13:.AF13])" office:value-type="float" office:value="59.6">
            <text:p>59,60</text:p>
          </table:table-cell>
          <table:table-cell table:formula="of:=STDEVPA([.B13:.P13])" office:value-type="float" office:value="6.225396015962">
            <text:p>6,23</text:p>
          </table:table-cell>
          <table:table-cell table:formula="of:=STDEVPA([.R13:.AF13])" office:value-type="float" office:value="47.0813008410864">
            <text:p>47,08</text:p>
          </table:table-cell>
          <table:table-cell table:number-columns-repeated="988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float" office:value="73">
            <text:p>7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-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4:.P14])" office:value-type="float" office:value="81.6666666666667">
            <text:p>81,67</text:p>
          </table:table-cell>
          <table:table-cell table:formula="of:=AVERAGE([.R14:.AF14])" office:value-type="float" office:value="40.2">
            <text:p>40,20</text:p>
          </table:table-cell>
          <table:table-cell table:formula="of:=STDEVPA([.B14:.P14])" office:value-type="float" office:value="4.2687494916219">
            <text:p>4,27</text:p>
          </table:table-cell>
          <table:table-cell table:formula="of:=STDEVPA([.R14:.AF14])" office:value-type="float" office:value="35.5073701269657">
            <text:p>35,51</text:p>
          </table:table-cell>
          <table:table-cell table:number-columns-repeated="988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2" office:value-type="float" office:value="83">
            <text:p>83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-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5:.P15])" office:value-type="float" office:value="81.2666666666667">
            <text:p>81,27</text:p>
          </table:table-cell>
          <table:table-cell table:formula="of:=AVERAGE([.R15:.AF15])" office:value-type="float" office:value="30.2">
            <text:p>30,20</text:p>
          </table:table-cell>
          <table:table-cell table:formula="of:=STDEVPA([.B15:.P15])" office:value-type="float" office:value="3.99110121255887">
            <text:p>3,99</text:p>
          </table:table-cell>
          <table:table-cell table:formula="of:=STDEVPA([.R15:.AF15])" office:value-type="float" office:value="37.6660176935244">
            <text:p>37,67</text:p>
          </table:table-cell>
          <table:table-cell table:number-columns-repeated="988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 table:number-columns-repeated="2" office:value-type="float" office:value="84">
            <text:p>84</text:p>
          </table:table-cell>
          <table:table-cell office:value-type="float" office:value="78">
            <text:p>78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2">
            <text:p>82</text:p>
          </table:table-cell>
          <table:table-cell table:number-columns-repeated="2" office:value-type="float" office:value="85">
            <text:p>85</text:p>
          </table:table-cell>
          <table:table-cell office:value-type="float" office:value="79">
            <text:p>79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78">
            <text:p>78</text:p>
          </table:table-cell>
          <table:table-cell office:value-type="float" office:value="14">
            <text:p>14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6:.P16])" office:value-type="float" office:value="82">
            <text:p>82,00</text:p>
          </table:table-cell>
          <table:table-cell table:formula="of:=AVERAGE([.R16:.AF16])" office:value-type="float" office:value="0">
            <text:p>0,00</text:p>
          </table:table-cell>
          <table:table-cell table:formula="of:=STDEVPA([.B16:.P16])" office:value-type="float" office:value="2.85189995149432">
            <text:p>2,85</text:p>
          </table:table-cell>
          <table:table-cell table:formula="of:=STDEVPA([.R16:.AF16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1">
            <text:p>81</text:p>
          </table:table-cell>
          <table:table-cell office:value-type="float" office:value="54">
            <text:p>54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table:number-columns-repeated="2" office:value-type="float" office:value="83">
            <text:p>83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15">
            <text:p>15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7:.P17])" office:value-type="float" office:value="80.2666666666667">
            <text:p>80,27</text:p>
          </table:table-cell>
          <table:table-cell table:formula="of:=AVERAGE([.R17:.AF17])" office:value-type="float" office:value="0">
            <text:p>0,00</text:p>
          </table:table-cell>
          <table:table-cell table:formula="of:=STDEVPA([.B17:.P17])" office:value-type="float" office:value="7.43385648383275">
            <text:p>7,43</text:p>
          </table:table-cell>
          <table:table-cell table:formula="of:=STDEVPA([.R17:.AF17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83">
            <text:p>83</text:p>
          </table:table-cell>
          <table:table-cell office:value-type="float" office:value="79">
            <text:p>79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16">
            <text:p>16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8:.P18])" office:value-type="float" office:value="81.2">
            <text:p>81,20</text:p>
          </table:table-cell>
          <table:table-cell table:formula="of:=AVERAGE([.R18:.AF18])" office:value-type="float" office:value="0">
            <text:p>0,00</text:p>
          </table:table-cell>
          <table:table-cell table:formula="of:=STDEVPA([.B18:.P18])" office:value-type="float" office:value="7.43146463805532">
            <text:p>7,43</text:p>
          </table:table-cell>
          <table:table-cell table:formula="of:=STDEVPA([.R18:.AF18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 office:value-type="float" office:value="78">
            <text:p>78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table:number-columns-repeated="3"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17">
            <text:p>17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9:.P19])" office:value-type="float" office:value="83.2666666666667">
            <text:p>83,27</text:p>
          </table:table-cell>
          <table:table-cell table:formula="of:=AVERAGE([.R19:.AF19])" office:value-type="float" office:value="0">
            <text:p>0,00</text:p>
          </table:table-cell>
          <table:table-cell table:formula="of:=STDEVPA([.B19:.P19])" office:value-type="float" office:value="2.32283351869125">
            <text:p>2,32</text:p>
          </table:table-cell>
          <table:table-cell table:formula="of:=STDEVPA([.R19:.AF19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2"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18">
            <text:p>18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20:.P20])" office:value-type="float" office:value="83.2666666666667">
            <text:p>83,27</text:p>
          </table:table-cell>
          <table:table-cell table:formula="of:=AVERAGE([.R20:.AF20])" office:value-type="float" office:value="0">
            <text:p>0,00</text:p>
          </table:table-cell>
          <table:table-cell table:formula="of:=STDEVPA([.B20:.P20])" office:value-type="float" office:value="2.43493098236662">
            <text:p>2,43</text:p>
          </table:table-cell>
          <table:table-cell table:formula="of:=STDEVPA([.R20:.AF20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office:value-type="float" office:value="19">
            <text:p>19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21:.P21])" office:value-type="float" office:value="83.7333333333333">
            <text:p>83,73</text:p>
          </table:table-cell>
          <table:table-cell table:formula="of:=AVERAGE([.R21:.AF21])" office:value-type="float" office:value="0">
            <text:p>0,00</text:p>
          </table:table-cell>
          <table:table-cell table:formula="of:=STDEVPA([.B21:.P21])" office:value-type="float" office:value="1.56914697279198">
            <text:p>1,57</text:p>
          </table:table-cell>
          <table:table-cell table:formula="of:=STDEVPA([.R21:.AF21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table:number-columns-repeated="3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20">
            <text:p>2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22:.P22])" office:value-type="float" office:value="83.6">
            <text:p>83,60</text:p>
          </table:table-cell>
          <table:table-cell table:formula="of:=AVERAGE([.R22:.AF22])" office:value-type="float" office:value="0">
            <text:p>0,00</text:p>
          </table:table-cell>
          <table:table-cell table:formula="of:=STDEVPA([.B22:.P22])" office:value-type="float" office:value="1.78138522878498">
            <text:p>1,78</text:p>
          </table:table-cell>
          <table:table-cell table:formula="of:=STDEVPA([.R22:.AF22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72">
            <text:p>72</text:p>
          </table:table-cell>
          <table:table-cell table:number-columns-repeated="2"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23:.P23])" office:value-type="float" office:value="83">
            <text:p>83,00</text:p>
          </table:table-cell>
          <table:table-cell table:formula="of:=AVERAGE([.R23:.AF23])" office:value-type="float" office:value="0">
            <text:p>0,00</text:p>
          </table:table-cell>
          <table:table-cell table:formula="of:=STDEVPA([.B23:.P23])" office:value-type="float" office:value="3.16227766016838">
            <text:p>3,16</text:p>
          </table:table-cell>
          <table:table-cell table:formula="of:=STDEVPA([.R23:.AF23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3"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3"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22">
            <text:p>22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24:.P24])" office:value-type="float" office:value="84.2666666666667">
            <text:p>84,27</text:p>
          </table:table-cell>
          <table:table-cell table:formula="of:=AVERAGE([.R24:.AF24])" office:value-type="float" office:value="0">
            <text:p>0,00</text:p>
          </table:table-cell>
          <table:table-cell table:formula="of:=STDEVPA([.B24:.P24])" office:value-type="float" office:value="0.928559218478941">
            <text:p>0,93</text:p>
          </table:table-cell>
          <table:table-cell table:formula="of:=STDEVPA([.R24:.AF24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77">
            <text:p>77</text:p>
          </table:table-cell>
          <table:table-cell table:number-columns-repeated="4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4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23">
            <text:p>23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25:.P25])" office:value-type="float" office:value="83.8666666666667">
            <text:p>83,87</text:p>
          </table:table-cell>
          <table:table-cell table:formula="of:=AVERAGE([.R25:.AF25])" office:value-type="float" office:value="0">
            <text:p>0,00</text:p>
          </table:table-cell>
          <table:table-cell table:formula="of:=STDEVPA([.B25:.P25])" office:value-type="float" office:value="1.92757763930679">
            <text:p>1,93</text:p>
          </table:table-cell>
          <table:table-cell table:formula="of:=STDEVPA([.R25:.AF25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26:.P26])" office:value-type="float" office:value="83.3333333333333">
            <text:p>83,33</text:p>
          </table:table-cell>
          <table:table-cell table:formula="of:=AVERAGE([.R26:.AF26])" office:value-type="float" office:value="0">
            <text:p>0,00</text:p>
          </table:table-cell>
          <table:table-cell table:formula="of:=STDEVPA([.B26:.P26])" office:value-type="float" office:value="1.24721912892465">
            <text:p>1,25</text:p>
          </table:table-cell>
          <table:table-cell table:formula="of:=STDEVPA([.R26:.AF26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25">
            <text:p>25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27:.P27])" office:value-type="float" office:value="82.9333333333333">
            <text:p>82,93</text:p>
          </table:table-cell>
          <table:table-cell table:formula="of:=AVERAGE([.R27:.AF27])" office:value-type="float" office:value="0">
            <text:p>0,00</text:p>
          </table:table-cell>
          <table:table-cell table:formula="of:=STDEVPA([.B27:.P27])" office:value-type="float" office:value="2.0154955277108">
            <text:p>2,02</text:p>
          </table:table-cell>
          <table:table-cell table:formula="of:=STDEVPA([.R27:.AF27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1">
            <text:p>81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26">
            <text:p>26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28:.P28])" office:value-type="float" office:value="83.2">
            <text:p>83,20</text:p>
          </table:table-cell>
          <table:table-cell table:formula="of:=AVERAGE([.R28:.AF28])" office:value-type="float" office:value="0">
            <text:p>0,00</text:p>
          </table:table-cell>
          <table:table-cell table:formula="of:=STDEVPA([.B28:.P28])" office:value-type="float" office:value="1.46969384566991">
            <text:p>1,47</text:p>
          </table:table-cell>
          <table:table-cell table:formula="of:=STDEVPA([.R28:.AF28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27">
            <text:p>27</text:p>
          </table:table-cell>
          <table:table-cell table:number-columns-repeated="2"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27">
            <text:p>27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29:.P29])" office:value-type="float" office:value="84">
            <text:p>84,00</text:p>
          </table:table-cell>
          <table:table-cell table:formula="of:=AVERAGE([.R29:.AF29])" office:value-type="float" office:value="0">
            <text:p>0,00</text:p>
          </table:table-cell>
          <table:table-cell table:formula="of:=STDEVPA([.B29:.P29])" office:value-type="float" office:value="1.26491106406735">
            <text:p>1,26</text:p>
          </table:table-cell>
          <table:table-cell table:formula="of:=STDEVPA([.R29:.AF29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2" office:value-type="float" office:value="86">
            <text:p>86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28">
            <text:p>28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30:.P30])" office:value-type="float" office:value="84">
            <text:p>84,00</text:p>
          </table:table-cell>
          <table:table-cell table:formula="of:=AVERAGE([.R30:.AF30])" office:value-type="float" office:value="0">
            <text:p>0,00</text:p>
          </table:table-cell>
          <table:table-cell table:formula="of:=STDEVPA([.B30:.P30])" office:value-type="float" office:value="1.67332005306815">
            <text:p>1,67</text:p>
          </table:table-cell>
          <table:table-cell table:formula="of:=STDEVPA([.R30:.AF30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table:number-columns-repeated="4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29">
            <text:p>29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31:.P31])" office:value-type="float" office:value="83.6666666666667">
            <text:p>83,67</text:p>
          </table:table-cell>
          <table:table-cell table:formula="of:=AVERAGE([.R31:.AF31])" office:value-type="float" office:value="0">
            <text:p>0,00</text:p>
          </table:table-cell>
          <table:table-cell table:formula="of:=STDEVPA([.B31:.P31])" office:value-type="float" office:value="1.13529242439509">
            <text:p>1,14</text:p>
          </table:table-cell>
          <table:table-cell table:formula="of:=STDEVPA([.R31:.AF31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table:number-columns-repeated="2" office:value-type="float" office:value="82">
            <text:p>82</text:p>
          </table:table-cell>
          <table:table-cell office:value-type="float" office:value="30">
            <text:p>3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32:.P32])" office:value-type="float" office:value="83.1333333333333">
            <text:p>83,13</text:p>
          </table:table-cell>
          <table:table-cell table:formula="of:=AVERAGE([.R32:.AF32])" office:value-type="float" office:value="0">
            <text:p>0,00</text:p>
          </table:table-cell>
          <table:table-cell table:formula="of:=STDEVPA([.B32:.P32])" office:value-type="float" office:value="1.4544949486181">
            <text:p>1,45</text:p>
          </table:table-cell>
          <table:table-cell table:formula="of:=STDEVPA([.R32:.AF32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table:number-columns-repeated="3"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31">
            <text:p>31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33:.P33])" office:value-type="float" office:value="83.6">
            <text:p>83,60</text:p>
          </table:table-cell>
          <table:table-cell table:formula="of:=AVERAGE([.R33:.AF33])" office:value-type="float" office:value="0">
            <text:p>0,00</text:p>
          </table:table-cell>
          <table:table-cell table:formula="of:=STDEVPA([.B33:.P33])" office:value-type="float" office:value="1.30639452948436">
            <text:p>1,31</text:p>
          </table:table-cell>
          <table:table-cell table:formula="of:=STDEVPA([.R33:.AF33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office:value-type="float" office:value="81">
            <text:p>81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34:.P34])" office:value-type="float" office:value="80.9333333333333">
            <text:p>80,93</text:p>
          </table:table-cell>
          <table:table-cell table:formula="of:=AVERAGE([.R34:.AF34])" office:value-type="float" office:value="0">
            <text:p>0,00</text:p>
          </table:table-cell>
          <table:table-cell table:formula="of:=STDEVPA([.B34:.P34])" office:value-type="float" office:value="9.41960131262937">
            <text:p>9,42</text:p>
          </table:table-cell>
          <table:table-cell table:formula="of:=STDEVPA([.R34:.AF34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float" office:value="33">
            <text:p>33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35:.P35])" office:value-type="float" office:value="82.2666666666667">
            <text:p>82,27</text:p>
          </table:table-cell>
          <table:table-cell table:formula="of:=AVERAGE([.R35:.AF35])" office:value-type="float" office:value="0">
            <text:p>0,00</text:p>
          </table:table-cell>
          <table:table-cell table:formula="of:=STDEVPA([.B35:.P35])" office:value-type="float" office:value="6.71780387395233">
            <text:p>6,72</text:p>
          </table:table-cell>
          <table:table-cell table:formula="of:=STDEVPA([.R35:.AF35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table:number-columns-repeated="2"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34">
            <text:p>34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36:.P36])" office:value-type="float" office:value="83.7333333333333">
            <text:p>83,73</text:p>
          </table:table-cell>
          <table:table-cell table:formula="of:=AVERAGE([.R36:.AF36])" office:value-type="float" office:value="0">
            <text:p>0,00</text:p>
          </table:table-cell>
          <table:table-cell table:formula="of:=STDEVPA([.B36:.P36])" office:value-type="float" office:value="1.61107279647928">
            <text:p>1,61</text:p>
          </table:table-cell>
          <table:table-cell table:formula="of:=STDEVPA([.R36:.AF36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table:number-columns-repeated="2"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table:number-columns-repeated="2"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table:number-columns-repeated="3" office:value-type="float" office:value="84">
            <text:p>84</text:p>
          </table:table-cell>
          <table:table-cell office:value-type="float" office:value="35">
            <text:p>35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37:.P37])" office:value-type="float" office:value="83.4666666666667">
            <text:p>83,47</text:p>
          </table:table-cell>
          <table:table-cell table:formula="of:=AVERAGE([.R37:.AF37])" office:value-type="float" office:value="0">
            <text:p>0,00</text:p>
          </table:table-cell>
          <table:table-cell table:formula="of:=STDEVPA([.B37:.P37])" office:value-type="float" office:value="1.40791413879619">
            <text:p>1,41</text:p>
          </table:table-cell>
          <table:table-cell table:formula="of:=STDEVPA([.R37:.AF37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36">
            <text:p>36</text:p>
          </table:table-cell>
          <table:table-cell table:number-columns-repeated="2" office:value-type="float" office:value="83">
            <text:p>83</text:p>
          </table:table-cell>
          <table:table-cell table:number-columns-repeated="2"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float" office:value="36">
            <text:p>36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38:.P38])" office:value-type="float" office:value="82.4666666666667">
            <text:p>82,47</text:p>
          </table:table-cell>
          <table:table-cell table:formula="of:=AVERAGE([.R38:.AF38])" office:value-type="float" office:value="0">
            <text:p>0,00</text:p>
          </table:table-cell>
          <table:table-cell table:formula="of:=STDEVPA([.B38:.P38])" office:value-type="float" office:value="3.59382185918495">
            <text:p>3,59</text:p>
          </table:table-cell>
          <table:table-cell table:formula="of:=STDEVPA([.R38:.AF38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76">
            <text:p>76</text:p>
          </table:table-cell>
          <table:table-cell office:value-type="float" office:value="37">
            <text:p>37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39:.P39])" office:value-type="float" office:value="83.4666666666667">
            <text:p>83,47</text:p>
          </table:table-cell>
          <table:table-cell table:formula="of:=AVERAGE([.R39:.AF39])" office:value-type="float" office:value="0">
            <text:p>0,00</text:p>
          </table:table-cell>
          <table:table-cell table:formula="of:=STDEVPA([.B39:.P39])" office:value-type="float" office:value="2.21710521977545">
            <text:p>2,22</text:p>
          </table:table-cell>
          <table:table-cell table:formula="of:=STDEVPA([.R39:.AF39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table:number-columns-repeated="3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38">
            <text:p>38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40:.P40])" office:value-type="float" office:value="84.4666666666667">
            <text:p>84,47</text:p>
          </table:table-cell>
          <table:table-cell table:formula="of:=AVERAGE([.R40:.AF40])" office:value-type="float" office:value="0">
            <text:p>0,00</text:p>
          </table:table-cell>
          <table:table-cell table:formula="of:=STDEVPA([.B40:.P40])" office:value-type="float" office:value="0.805536398239638">
            <text:p>0,81</text:p>
          </table:table-cell>
          <table:table-cell table:formula="of:=STDEVPA([.R40:.AF40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table:number-columns-repeated="2" office:value-type="float" office:value="85">
            <text:p>85</text:p>
          </table:table-cell>
          <table:table-cell table:number-columns-repeated="3"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39">
            <text:p>39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41:.P41])" office:value-type="float" office:value="83.8666666666667">
            <text:p>83,87</text:p>
          </table:table-cell>
          <table:table-cell table:formula="of:=AVERAGE([.R41:.AF41])" office:value-type="float" office:value="0">
            <text:p>0,00</text:p>
          </table:table-cell>
          <table:table-cell table:formula="of:=STDEVPA([.B41:.P41])" office:value-type="float" office:value="1.08730042868667">
            <text:p>1,09</text:p>
          </table:table-cell>
          <table:table-cell table:formula="of:=STDEVPA([.R41:.AF41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3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40">
            <text:p>4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42:.P42])" office:value-type="float" office:value="83.5333333333333">
            <text:p>83,53</text:p>
          </table:table-cell>
          <table:table-cell table:formula="of:=AVERAGE([.R42:.AF42])" office:value-type="float" office:value="0">
            <text:p>0,00</text:p>
          </table:table-cell>
          <table:table-cell table:formula="of:=STDEVPA([.B42:.P42])" office:value-type="float" office:value="0.956846672960488">
            <text:p>0,96</text:p>
          </table:table-cell>
          <table:table-cell table:formula="of:=STDEVPA([.R42:.AF42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41">
            <text:p>41</text:p>
          </table:table-cell>
          <table:table-cell table:number-columns-repeated="2" office:value-type="float" office:value="84">
            <text:p>84</text:p>
          </table:table-cell>
          <table:table-cell office:value-type="float" office:value="79">
            <text:p>79</text:p>
          </table:table-cell>
          <table:table-cell table:number-columns-repeated="5" office:value-type="float" office:value="83">
            <text:p>83</text:p>
          </table:table-cell>
          <table:table-cell table:number-columns-repeated="5"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41">
            <text:p>41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43:.P43])" office:value-type="float" office:value="83.3333333333333">
            <text:p>83,33</text:p>
          </table:table-cell>
          <table:table-cell table:formula="of:=AVERAGE([.R43:.AF43])" office:value-type="float" office:value="0">
            <text:p>0,00</text:p>
          </table:table-cell>
          <table:table-cell table:formula="of:=STDEVPA([.B43:.P43])" office:value-type="float" office:value="1.44529889257859">
            <text:p>1,45</text:p>
          </table:table-cell>
          <table:table-cell table:formula="of:=STDEVPA([.R43:.AF43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table:number-columns-repeated="2"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42">
            <text:p>42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44:.P44])" office:value-type="float" office:value="84.1333333333333">
            <text:p>84,13</text:p>
          </table:table-cell>
          <table:table-cell table:formula="of:=AVERAGE([.R44:.AF44])" office:value-type="float" office:value="0">
            <text:p>0,00</text:p>
          </table:table-cell>
          <table:table-cell table:formula="of:=STDEVPA([.B44:.P44])" office:value-type="float" office:value="1.30979218029257">
            <text:p>1,31</text:p>
          </table:table-cell>
          <table:table-cell table:formula="of:=STDEVPA([.R44:.AF44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51">
            <text:p>51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3"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43">
            <text:p>43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45:.P45])" office:value-type="float" office:value="81.6">
            <text:p>81,60</text:p>
          </table:table-cell>
          <table:table-cell table:formula="of:=AVERAGE([.R45:.AF45])" office:value-type="float" office:value="0">
            <text:p>0,00</text:p>
          </table:table-cell>
          <table:table-cell table:formula="of:=STDEVPA([.B45:.P45])" office:value-type="float" office:value="8.22840608299485">
            <text:p>8,23</text:p>
          </table:table-cell>
          <table:table-cell table:formula="of:=STDEVPA([.R45:.AF45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44">
            <text:p>44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46:.P46])" office:value-type="float" office:value="81.4">
            <text:p>81,40</text:p>
          </table:table-cell>
          <table:table-cell table:formula="of:=AVERAGE([.R46:.AF46])" office:value-type="float" office:value="0">
            <text:p>0,00</text:p>
          </table:table-cell>
          <table:table-cell table:formula="of:=STDEVPA([.B46:.P46])" office:value-type="float" office:value="9.53449876326316">
            <text:p>9,53</text:p>
          </table:table-cell>
          <table:table-cell table:formula="of:=STDEVPA([.R46:.AF46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table:number-columns-repeated="4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45">
            <text:p>45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47:.P47])" office:value-type="float" office:value="78.8">
            <text:p>78,80</text:p>
          </table:table-cell>
          <table:table-cell table:formula="of:=AVERAGE([.R47:.AF47])" office:value-type="float" office:value="0">
            <text:p>0,00</text:p>
          </table:table-cell>
          <table:table-cell table:formula="of:=STDEVPA([.B47:.P47])" office:value-type="float" office:value="21.1161865244019">
            <text:p>21,12</text:p>
          </table:table-cell>
          <table:table-cell table:formula="of:=STDEVPA([.R47:.AF47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84">
            <text:p>84</text:p>
          </table:table-cell>
          <table:table-cell office:value-type="float" office:value="63">
            <text:p>63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table:number-columns-repeated="2" office:value-type="float" office:value="85">
            <text:p>85</text:p>
          </table:table-cell>
          <table:table-cell office:value-type="float" office:value="52">
            <text:p>52</text:p>
          </table:table-cell>
          <table:table-cell office:value-type="float" office:value="81">
            <text:p>81</text:p>
          </table:table-cell>
          <table:table-cell table:number-columns-repeated="4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46">
            <text:p>46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48:.P48])" office:value-type="float" office:value="80.2666666666667">
            <text:p>80,27</text:p>
          </table:table-cell>
          <table:table-cell table:formula="of:=AVERAGE([.R48:.AF48])" office:value-type="float" office:value="0">
            <text:p>0,00</text:p>
          </table:table-cell>
          <table:table-cell table:formula="of:=STDEVPA([.B48:.P48])" office:value-type="float" office:value="9.24097156989218">
            <text:p>9,24</text:p>
          </table:table-cell>
          <table:table-cell table:formula="of:=STDEVPA([.R48:.AF48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82">
            <text:p>82</text:p>
          </table:table-cell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table:number-columns-repeated="3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47">
            <text:p>47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49:.P49])" office:value-type="float" office:value="83.5333333333333">
            <text:p>83,53</text:p>
          </table:table-cell>
          <table:table-cell table:formula="of:=AVERAGE([.R49:.AF49])" office:value-type="float" office:value="0">
            <text:p>0,00</text:p>
          </table:table-cell>
          <table:table-cell table:formula="of:=STDEVPA([.B49:.P49])" office:value-type="float" office:value="2.27644947719518">
            <text:p>2,28</text:p>
          </table:table-cell>
          <table:table-cell table:formula="of:=STDEVPA([.R49:.AF49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48">
            <text:p>48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50:.P50])" office:value-type="float" office:value="83.8">
            <text:p>83,80</text:p>
          </table:table-cell>
          <table:table-cell table:formula="of:=AVERAGE([.R50:.AF50])" office:value-type="float" office:value="0">
            <text:p>0,00</text:p>
          </table:table-cell>
          <table:table-cell table:formula="of:=STDEVPA([.B50:.P50])" office:value-type="float" office:value="1.22202018532156">
            <text:p>1,22</text:p>
          </table:table-cell>
          <table:table-cell table:formula="of:=STDEVPA([.R50:.AF50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table:number-columns-repeated="2"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49">
            <text:p>49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51:.P51])" office:value-type="float" office:value="83.0666666666667">
            <text:p>83,07</text:p>
          </table:table-cell>
          <table:table-cell table:formula="of:=AVERAGE([.R51:.AF51])" office:value-type="float" office:value="0">
            <text:p>0,00</text:p>
          </table:table-cell>
          <table:table-cell table:formula="of:=STDEVPA([.B51:.P51])" office:value-type="float" office:value="1.28927197372091">
            <text:p>1,29</text:p>
          </table:table-cell>
          <table:table-cell table:formula="of:=STDEVPA([.R51:.AF51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table:number-columns-repeated="2" office:value-type="float" office:value="85">
            <text:p>85</text:p>
          </table:table-cell>
          <table:table-cell table:number-columns-repeated="3" office:value-type="float" office:value="84">
            <text:p>84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52:.P52])" office:value-type="float" office:value="83.5333333333333">
            <text:p>83,53</text:p>
          </table:table-cell>
          <table:table-cell table:formula="of:=AVERAGE([.R52:.AF52])" office:value-type="float" office:value="0">
            <text:p>0,00</text:p>
          </table:table-cell>
          <table:table-cell table:formula="of:=STDEVPA([.B52:.P52])" office:value-type="float" office:value="1.85711843695788">
            <text:p>1,86</text:p>
          </table:table-cell>
          <table:table-cell table:formula="of:=STDEVPA([.R52:.AF52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51">
            <text:p>51</text:p>
          </table:table-cell>
          <table:table-cell table:number-columns-repeated="2"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table:number-columns-repeated="4"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3" office:value-type="float" office:value="84">
            <text:p>84</text:p>
          </table:table-cell>
          <table:table-cell office:value-type="float" office:value="51">
            <text:p>51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53:.P53])" office:value-type="float" office:value="83.8">
            <text:p>83,80</text:p>
          </table:table-cell>
          <table:table-cell table:formula="of:=AVERAGE([.R53:.AF53])" office:value-type="float" office:value="0">
            <text:p>0,00</text:p>
          </table:table-cell>
          <table:table-cell table:formula="of:=STDEVPA([.B53:.P53])" office:value-type="float" office:value="1.04562580942387">
            <text:p>1,05</text:p>
          </table:table-cell>
          <table:table-cell table:formula="of:=STDEVPA([.R53:.AF53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table:number-columns-repeated="2"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3"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52">
            <text:p>52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54:.P54])" office:value-type="float" office:value="84.6666666666667">
            <text:p>84,67</text:p>
          </table:table-cell>
          <table:table-cell table:formula="of:=AVERAGE([.R54:.AF54])" office:value-type="float" office:value="0">
            <text:p>0,00</text:p>
          </table:table-cell>
          <table:table-cell table:formula="of:=STDEVPA([.B54:.P54])" office:value-type="float" office:value="1.34989711542111">
            <text:p>1,35</text:p>
          </table:table-cell>
          <table:table-cell table:formula="of:=STDEVPA([.R54:.AF54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table:number-columns-repeated="3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table:number-columns-repeated="4" office:value-type="float" office:value="84">
            <text:p>84</text:p>
          </table:table-cell>
          <table:table-cell office:value-type="float" office:value="53">
            <text:p>53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55:.P55])" office:value-type="float" office:value="83.6">
            <text:p>83,60</text:p>
          </table:table-cell>
          <table:table-cell table:formula="of:=AVERAGE([.R55:.AF55])" office:value-type="float" office:value="0">
            <text:p>0,00</text:p>
          </table:table-cell>
          <table:table-cell table:formula="of:=STDEVPA([.B55:.P55])" office:value-type="float" office:value="1.4047538337137">
            <text:p>1,40</text:p>
          </table:table-cell>
          <table:table-cell table:formula="of:=STDEVPA([.R55:.AF55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54">
            <text:p>54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56:.P56])" office:value-type="float" office:value="83.8">
            <text:p>83,80</text:p>
          </table:table-cell>
          <table:table-cell table:formula="of:=AVERAGE([.R56:.AF56])" office:value-type="float" office:value="0">
            <text:p>0,00</text:p>
          </table:table-cell>
          <table:table-cell table:formula="of:=STDEVPA([.B56:.P56])" office:value-type="float" office:value="1.51437555888007">
            <text:p>1,51</text:p>
          </table:table-cell>
          <table:table-cell table:formula="of:=STDEVPA([.R56:.AF56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55">
            <text:p>55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57:.P57])" office:value-type="float" office:value="83.2666666666667">
            <text:p>83,27</text:p>
          </table:table-cell>
          <table:table-cell table:formula="of:=AVERAGE([.R57:.AF57])" office:value-type="float" office:value="0">
            <text:p>0,00</text:p>
          </table:table-cell>
          <table:table-cell table:formula="of:=STDEVPA([.B57:.P57])" office:value-type="float" office:value="1.28927197372091">
            <text:p>1,29</text:p>
          </table:table-cell>
          <table:table-cell table:formula="of:=STDEVPA([.R57:.AF57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3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69">
            <text:p>69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56">
            <text:p>56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58:.P58])" office:value-type="float" office:value="83.1333333333333">
            <text:p>83,13</text:p>
          </table:table-cell>
          <table:table-cell table:formula="of:=AVERAGE([.R58:.AF58])" office:value-type="float" office:value="0">
            <text:p>0,00</text:p>
          </table:table-cell>
          <table:table-cell table:formula="of:=STDEVPA([.B58:.P58])" office:value-type="float" office:value="3.89643711898732">
            <text:p>3,90</text:p>
          </table:table-cell>
          <table:table-cell table:formula="of:=STDEVPA([.R58:.AF58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43">
            <text:p>43</text:p>
          </table:table-cell>
          <table:table-cell table:number-columns-repeated="3" office:value-type="float" office:value="84">
            <text:p>84</text:p>
          </table:table-cell>
          <table:table-cell office:value-type="float" office:value="43">
            <text:p>43</text:p>
          </table:table-cell>
          <table:table-cell table:number-columns-repeated="2" office:value-type="float" office:value="83">
            <text:p>83</text:p>
          </table:table-cell>
          <table:table-cell office:value-type="float" office:value="57">
            <text:p>57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59:.P59])" office:value-type="float" office:value="78.2">
            <text:p>78,20</text:p>
          </table:table-cell>
          <table:table-cell table:formula="of:=AVERAGE([.R59:.AF59])" office:value-type="float" office:value="0">
            <text:p>0,00</text:p>
          </table:table-cell>
          <table:table-cell table:formula="of:=STDEVPA([.B59:.P59])" office:value-type="float" office:value="13.8381116245438">
            <text:p>13,84</text:p>
          </table:table-cell>
          <table:table-cell table:formula="of:=STDEVPA([.R59:.AF59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12">
            <text:p>12</text:p>
          </table:table-cell>
          <table:table-cell office:value-type="float" office:value="86">
            <text:p>86</text:p>
          </table:table-cell>
          <table:table-cell table:number-columns-repeated="2" office:value-type="float" office:value="83">
            <text:p>83</text:p>
          </table:table-cell>
          <table:table-cell table:number-columns-repeated="3" office:value-type="float" office:value="85">
            <text:p>85</text:p>
          </table:table-cell>
          <table:table-cell office:value-type="float" office:value="58">
            <text:p>58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60:.P60])" office:value-type="float" office:value="79.2">
            <text:p>79,20</text:p>
          </table:table-cell>
          <table:table-cell table:formula="of:=AVERAGE([.R60:.AF60])" office:value-type="float" office:value="0">
            <text:p>0,00</text:p>
          </table:table-cell>
          <table:table-cell table:formula="of:=STDEVPA([.B60:.P60])" office:value-type="float" office:value="17.993332098308">
            <text:p>17,99</text:p>
          </table:table-cell>
          <table:table-cell table:formula="of:=STDEVPA([.R60:.AF60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59">
            <text:p>59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61:.P61])" office:value-type="float" office:value="84.5333333333333">
            <text:p>84,53</text:p>
          </table:table-cell>
          <table:table-cell table:formula="of:=AVERAGE([.R61:.AF61])" office:value-type="float" office:value="0">
            <text:p>0,00</text:p>
          </table:table-cell>
          <table:table-cell table:formula="of:=STDEVPA([.B61:.P61])" office:value-type="float" office:value="2.70472837001344">
            <text:p>2,70</text:p>
          </table:table-cell>
          <table:table-cell table:formula="of:=STDEVPA([.R61:.AF61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table:number-columns-repeated="3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62:.P62])" office:value-type="float" office:value="83.6">
            <text:p>83,60</text:p>
          </table:table-cell>
          <table:table-cell table:formula="of:=AVERAGE([.R62:.AF62])" office:value-type="float" office:value="0">
            <text:p>0,00</text:p>
          </table:table-cell>
          <table:table-cell table:formula="of:=STDEVPA([.B62:.P62])" office:value-type="float" office:value="1.49666295470958">
            <text:p>1,50</text:p>
          </table:table-cell>
          <table:table-cell table:formula="of:=STDEVPA([.R62:.AF62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4"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43">
            <text:p>43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61">
            <text:p>61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63:.P63])" office:value-type="float" office:value="79.1333333333333">
            <text:p>79,13</text:p>
          </table:table-cell>
          <table:table-cell table:formula="of:=AVERAGE([.R63:.AF63])" office:value-type="float" office:value="0">
            <text:p>0,00</text:p>
          </table:table-cell>
          <table:table-cell table:formula="of:=STDEVPA([.B63:.P63])" office:value-type="float" office:value="11.3482255098417">
            <text:p>11,35</text:p>
          </table:table-cell>
          <table:table-cell table:formula="of:=STDEVPA([.R63:.AF63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4">
            <text:p>84</text:p>
          </table:table-cell>
          <table:table-cell office:value-type="float" office:value="22">
            <text:p>22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float" office:value="42">
            <text:p>42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84">
            <text:p>84</text:p>
          </table:table-cell>
          <table:table-cell office:value-type="float" office:value="62">
            <text:p>62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64:.P64])" office:value-type="float" office:value="61.8">
            <text:p>61,80</text:p>
          </table:table-cell>
          <table:table-cell table:formula="of:=AVERAGE([.R64:.AF64])" office:value-type="float" office:value="0">
            <text:p>0,00</text:p>
          </table:table-cell>
          <table:table-cell table:formula="of:=STDEVPA([.B64:.P64])" office:value-type="float" office:value="30.9756893923821">
            <text:p>30,98</text:p>
          </table:table-cell>
          <table:table-cell table:formula="of:=STDEVPA([.R64:.AF64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63">
            <text:p>63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2">
            <text:p>2</text:p>
          </table:table-cell>
          <table:table-cell table:formula="of:=AVERAGE([.B65:.P65])" office:value-type="float" office:value="32.0666666666667">
            <text:p>32,07</text:p>
          </table:table-cell>
          <table:table-cell table:formula="of:=AVERAGE([.R65:.AF65])" office:value-type="float" office:value="0.5">
            <text:p>0,50</text:p>
          </table:table-cell>
          <table:table-cell table:formula="of:=STDEVPA([.B65:.P65])" office:value-type="float" office:value="36.5193403859136">
            <text:p>36,52</text:p>
          </table:table-cell>
          <table:table-cell table:formula="of:=STDEVPA([.R65:.AF65])" office:value-type="float" office:value="0.498887651569859">
            <text:p>0,50</text:p>
          </table:table-cell>
          <table:table-cell table:number-columns-repeated="988"/>
        </table:table-row>
        <table:table-row table:style-name="ro2"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3"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6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66:.P66])" office:value-type="float" office:value="13.1333333333333">
            <text:p>13,13</text:p>
          </table:table-cell>
          <table:table-cell table:formula="of:=AVERAGE([.R66:.AF66])" office:value-type="float" office:value="0">
            <text:p>0,00</text:p>
          </table:table-cell>
          <table:table-cell table:formula="of:=STDEVPA([.B66:.P66])" office:value-type="float" office:value="27.0797997694879">
            <text:p>27,08</text:p>
          </table:table-cell>
          <table:table-cell table:formula="of:=STDEVPA([.R66:.AF66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65">
            <text:p>65</text:p>
          </table:table-cell>
          <table:table-cell table:number-columns-repeated="6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8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67:.P67])" office:value-type="float" office:value="3.53333333333333">
            <text:p>3,53</text:p>
          </table:table-cell>
          <table:table-cell table:formula="of:=AVERAGE([.R67:.AF67])" office:value-type="float" office:value="0">
            <text:p>0,00</text:p>
          </table:table-cell>
          <table:table-cell table:formula="of:=STDEVPA([.B67:.P67])" office:value-type="float" office:value="13.2205227666013">
            <text:p>13,22</text:p>
          </table:table-cell>
          <table:table-cell table:formula="of:=STDEVPA([.R67:.AF67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66">
            <text:p>66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68:.P68])" office:value-type="float" office:value="0.0666666666666667">
            <text:p>0,07</text:p>
          </table:table-cell>
          <table:table-cell table:formula="of:=AVERAGE([.R68:.AF68])" office:value-type="float" office:value="0">
            <text:p>0,00</text:p>
          </table:table-cell>
          <table:table-cell table:formula="of:=STDEVPA([.B68:.P68])" office:value-type="float" office:value="0.249443825784929">
            <text:p>0,25</text:p>
          </table:table-cell>
          <table:table-cell table:formula="of:=STDEVPA([.R68:.AF68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69:.P69])" office:value-type="float" office:value="0.466666666666667">
            <text:p>0,47</text:p>
          </table:table-cell>
          <table:table-cell table:formula="of:=AVERAGE([.R69:.AF69])" office:value-type="float" office:value="0">
            <text:p>0,00</text:p>
          </table:table-cell>
          <table:table-cell table:formula="of:=STDEVPA([.B69:.P69])" office:value-type="float" office:value="0.498887651569859">
            <text:p>0,50</text:p>
          </table:table-cell>
          <table:table-cell table:formula="of:=STDEVPA([.R69:.AF69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68">
            <text:p>68</text:p>
          </table:table-cell>
          <table:table-cell table:number-columns-repeated="3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-</text:p>
          </table:table-cell>
          <table:table-cell office:value-type="float" office:value="1">
            <text:p>1</text:p>
          </table:table-cell>
          <table:table-cell table:formula="of:=AVERAGE([.B70:.P70])" office:value-type="float" office:value="0.8">
            <text:p>0,80</text:p>
          </table:table-cell>
          <table:table-cell table:formula="of:=AVERAGE([.R70:.AF70])" office:value-type="float" office:value="0.25">
            <text:p>0,25</text:p>
          </table:table-cell>
          <table:table-cell table:formula="of:=STDEVPA([.B70:.P70])" office:value-type="float" office:value="0.4">
            <text:p>0,40</text:p>
          </table:table-cell>
          <table:table-cell table:formula="of:=STDEVPA([.R70:.AF70])" office:value-type="float" office:value="0.249443825784929">
            <text:p>0,25</text:p>
          </table:table-cell>
          <table:table-cell table:number-columns-repeated="988"/>
        </table:table-row>
        <table:table-row table:style-name="ro2">
          <table:table-cell office:value-type="float" office:value="69">
            <text:p>69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float" office:value="69">
            <text:p>69</text:p>
          </table:table-cell>
          <table:table-cell table:number-columns-repeated="3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-</text:p>
          </table:table-cell>
          <table:table-cell office:value-type="float" office:value="1">
            <text:p>1</text:p>
          </table:table-cell>
          <table:table-cell table:formula="of:=AVERAGE([.B71:.P71])" office:value-type="float" office:value="1.07142857142857">
            <text:p>1,07</text:p>
          </table:table-cell>
          <table:table-cell table:formula="of:=AVERAGE([.R71:.AF71])" office:value-type="float" office:value="1.25">
            <text:p>1,25</text:p>
          </table:table-cell>
          <table:table-cell table:formula="of:=STDEVPA([.B71:.P71])" office:value-type="float" office:value="0.516397779494322">
            <text:p>0,52</text:p>
          </table:table-cell>
          <table:table-cell table:formula="of:=STDEVPA([.R71:.AF71])" office:value-type="float" office:value="0.699205898780101">
            <text:p>0,70</text:p>
          </table:table-cell>
          <table:table-cell table:number-columns-repeated="988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7" office:value-type="string">
            <text:p>-</text:p>
          </table:table-cell>
          <table:table-cell office:value-type="float" office:value="1">
            <text:p>1</text:p>
          </table:table-cell>
          <table:table-cell table:formula="of:=AVERAGE([.B72:.P72])" office:value-type="float" office:value="1">
            <text:p>1,00</text:p>
          </table:table-cell>
          <table:table-cell table:formula="of:=AVERAGE([.R72:.AF72])" office:value-type="float" office:value="0.5">
            <text:p>0,50</text:p>
          </table:table-cell>
          <table:table-cell table:formula="of:=STDEVPA([.B72:.P72])" office:value-type="float" office:value="0.498887651569859">
            <text:p>0,50</text:p>
          </table:table-cell>
          <table:table-cell table:formula="of:=STDEVPA([.R72:.AF72])" office:value-type="float" office:value="0.249443825784929">
            <text:p>0,25</text:p>
          </table:table-cell>
          <table:table-cell table:number-columns-repeated="988"/>
        </table:table-row>
        <table:table-row table:style-name="ro2">
          <table:table-cell office:value-type="float" office:value="71">
            <text:p>71</text:p>
          </table:table-cell>
          <table:table-cell table:number-columns-repeated="2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-</text:p>
          </table:table-cell>
          <table:table-cell office:value-type="float" office:value="71">
            <text:p>71</text:p>
          </table:table-cell>
          <table:table-cell table:number-columns-repeated="6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-</text:p>
          </table:table-cell>
          <table:table-cell table:formula="of:=AVERAGE([.B73:.P73])" office:value-type="float" office:value="1">
            <text:p>1,00</text:p>
          </table:table-cell>
          <table:table-cell table:formula="of:=AVERAGE([.R73:.AF73])" office:value-type="float" office:value="0">
            <text:p>0,00</text:p>
          </table:table-cell>
          <table:table-cell table:formula="of:=STDEVPA([.B73:.P73])" office:value-type="float" office:value="0.4">
            <text:p>0,40</text:p>
          </table:table-cell>
          <table:table-cell table:formula="of:=STDEVPA([.R73:.AF73])" office:value-type="float" office:value="0">
            <text:p>0,00</text:p>
          </table:table-cell>
          <table:table-cell table:number-columns-repeated="988"/>
        </table:table-row>
        <table:table-row table:style-name="ro2">
          <table:table-cell office:value-type="float" office:value="72">
            <text:p>72</text:p>
          </table:table-cell>
          <table:table-cell table:number-columns-repeated="6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8" office:value-type="string">
            <text:p>-</text:p>
          </table:table-cell>
          <table:table-cell office:value-type="float" office:value="72">
            <text:p>72</text:p>
          </table:table-cell>
          <table:table-cell table:number-columns-repeated="6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8" office:value-type="string">
            <text:p>-</text:p>
          </table:table-cell>
          <table:table-cell table:formula="of:=AVERAGE([.B74:.P74])" office:value-type="float" office:value="2">
            <text:p>2,00</text:p>
          </table:table-cell>
          <table:table-cell table:formula="of:=AVERAGE([.R74:.AF74])" office:value-type="float" office:value="2">
            <text:p>2,00</text:p>
          </table:table-cell>
          <table:table-cell table:formula="of:=STDEVPA([.B74:.P74])" office:value-type="float" office:value="0.498887651569859">
            <text:p>0,50</text:p>
          </table:table-cell>
          <table:table-cell table:formula="of:=STDEVPA([.R74:.AF74])" office:value-type="float" office:value="0.498887651569859">
            <text:p>0,50</text:p>
          </table:table-cell>
          <table:table-cell table:number-columns-repeated="988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0" table:style-name="ta1">
        <table:shapes>
          <draw:frame draw:z-index="0" draw:style-name="gr1" draw:text-style-name="P1" svg:width="15.999cm" svg:height="8.999cm" svg:x="10.725cm" svg:y="7.238cm">
            <draw:object draw:notify-on-update-of-ranges="'30'.AG1:'30'.AG1 '30'.AG2:'30'.AG72 '30'.AH1:'30'.AH1 '30'.AH2:'30'.AH7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0.64cm" svg:y="16.403cm">
            <draw:object draw:notify-on-update-of-ranges="'30'.B1:'30'.B1 '30'.B2:'30'.B72 '30'.C1:'30'.C1 '30'.C2:'30'.C72 '30'.D1:'30'.D1 '30'.D2:'30'.D72 '30'.E1:'30'.E1 '30'.E2:'30'.E72 '30'.F1:'30'.F1 '30'.F2:'30'.F72 '30'.G1:'30'.G1 '30'.G2:'30'.G72 '30'.H1:'30'.H1 '30'.H2:'30'.H72 '30'.I1:'30'.I1 '30'.I2:'30'.I72 '30'.J1:'30'.J1 '30'.J2:'30'.J72 '30'.K1:'30'.K1 '30'.K2:'30'.K72 '30'.L1:'30'.L1 '30'.L2:'30'.L72 '30'.M1:'30'.M1 '30'.M2:'30'.M72 '30'.N1:'30'.N1 '30'.N2:'30'.N72 '30'.O1:'30'.O1 '30'.O2:'30'.O72 '30'.P1:'30'.P1 '30'.P2:'30'.P7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.999cm" svg:height="8.999cm" svg:x="17.073cm" svg:y="16.378cm">
            <draw:object draw:notify-on-update-of-ranges="'30'.R1:'30'.R1 '30'.R2:'30'.R72 '30'.S1:'30'.S1 '30'.S2:'30'.S72 '30'.T1:'30'.T1 '30'.T2:'30'.T72 '30'.U1:'30'.U1 '30'.U2:'30'.U72 '30'.V1:'30'.V1 '30'.V2:'30'.V72 '30'.W1:'30'.W1 '30'.W2:'30'.W72 '30'.X1:'30'.X1 '30'.X2:'30'.X72 '30'.Y1:'30'.Y1 '30'.Y2:'30'.Y72 '30'.Z1:'30'.Z1 '30'.Z2:'30'.Z72 '30'.AA1:'30'.AA1 '30'.AA2:'30'.AA72 '30'.AB1:'30'.AB1 '30'.AB2:'30'.AB72 '30'.AC1:'30'.AC1 '30'.AC2:'30'.AC72 '30'.AD1:'30'.AD1 '30'.AD2:'30'.AD72 '30'.AE1:'30'.AE1 '30'.AE2:'30'.AE72 '30'.AF1:'30'.AF1 '30'.AF2:'30'.AF7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number-columns-repeated="16" table:default-cell-style-name="ce6"/>
        <table:table-column table:style-name="co5" table:number-columns-repeated="16" table:default-cell-style-name="ce6"/>
        <table:table-column table:style-name="co6" table:default-cell-style-name="ce7"/>
        <table:table-column table:style-name="co7" table:default-cell-style-name="ce7"/>
        <table:table-column table:style-name="co6" table:number-columns-repeated="2" table:default-cell-style-name="ce7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6" table:default-cell-style-name="ce6"/>
        <table:table-column table:style-name="co7" table:default-cell-style-name="ce6"/>
        <table:table-column table:style-name="co6" table:default-cell-style-name="ce6"/>
        <table:table-column table:style-name="co8" table:number-columns-repeated="982" table:default-cell-style-name="ce6"/>
        <table:table-row table:style-name="ro4">
          <table:table-cell office:value-type="string">
            <text:p>Time</text:p>
          </table:table-cell>
          <table:table-cell office:value-type="string">
            <text:p>stat-150327-170723-1.txt</text:p>
          </table:table-cell>
          <table:table-cell office:value-type="string">
            <text:p>stat-150327-170942-2.txt</text:p>
          </table:table-cell>
          <table:table-cell office:value-type="string">
            <text:p>stat-150327-171201-3.txt</text:p>
          </table:table-cell>
          <table:table-cell office:value-type="string">
            <text:p>stat-150327-171421-4.txt</text:p>
          </table:table-cell>
          <table:table-cell office:value-type="string">
            <text:p>stat-150327-171640-5.txt</text:p>
          </table:table-cell>
          <table:table-cell office:value-type="string">
            <text:p>stat-150327-172026-6.txt</text:p>
          </table:table-cell>
          <table:table-cell office:value-type="string">
            <text:p>stat-150327-191858-7.txt</text:p>
          </table:table-cell>
          <table:table-cell office:value-type="string">
            <text:p>stat-150327-192122-8.txt</text:p>
          </table:table-cell>
          <table:table-cell office:value-type="string">
            <text:p>stat-150327-192347-9.txt</text:p>
          </table:table-cell>
          <table:table-cell office:value-type="string">
            <text:p>stat-150327-192611-10.txt</text:p>
          </table:table-cell>
          <table:table-cell office:value-type="string">
            <text:p>stat-150327-192836-11.txt</text:p>
          </table:table-cell>
          <table:table-cell office:value-type="string">
            <text:p>stat-150327-193101-12.txt</text:p>
          </table:table-cell>
          <table:table-cell office:value-type="string">
            <text:p>stat-150327-193325-13.txt</text:p>
          </table:table-cell>
          <table:table-cell office:value-type="string">
            <text:p>stat-150327-193818-14.txt</text:p>
          </table:table-cell>
          <table:table-cell office:value-type="string">
            <text:p>stat-150328-131120-15.txt</text:p>
          </table:table-cell>
          <table:table-cell office:value-type="string">
            <text:p>Time</text:p>
          </table:table-cell>
          <table:table-cell office:value-type="string">
            <text:p>stat-150327-170723-1.txt</text:p>
          </table:table-cell>
          <table:table-cell office:value-type="string">
            <text:p>stat-150327-170942-2.txt</text:p>
          </table:table-cell>
          <table:table-cell office:value-type="string">
            <text:p>stat-150327-171201-3.txt</text:p>
          </table:table-cell>
          <table:table-cell office:value-type="string">
            <text:p>stat-150327-171421-4.txt</text:p>
          </table:table-cell>
          <table:table-cell office:value-type="string">
            <text:p>stat-150327-171640-5.txt</text:p>
          </table:table-cell>
          <table:table-cell office:value-type="string">
            <text:p>stat-150327-172026-6.txt</text:p>
          </table:table-cell>
          <table:table-cell office:value-type="string">
            <text:p>stat-150327-191858-7.txt</text:p>
          </table:table-cell>
          <table:table-cell office:value-type="string">
            <text:p>stat-150327-192122-8.txt</text:p>
          </table:table-cell>
          <table:table-cell office:value-type="string">
            <text:p>stat-150327-192347-9.txt</text:p>
          </table:table-cell>
          <table:table-cell office:value-type="string">
            <text:p>stat-150327-192611-10.txt</text:p>
          </table:table-cell>
          <table:table-cell office:value-type="string">
            <text:p>stat-150327-192836-11.txt</text:p>
          </table:table-cell>
          <table:table-cell office:value-type="string">
            <text:p>stat-150327-193101-12.txt</text:p>
          </table:table-cell>
          <table:table-cell office:value-type="string">
            <text:p>stat-150327-193325-13.txt</text:p>
          </table:table-cell>
          <table:table-cell office:value-type="string">
            <text:p>stat-150327-193818-14.txt</text:p>
          </table:table-cell>
          <table:table-cell office:value-type="string">
            <text:p>stat-150328-131120-15.txt</text:p>
          </table:table-cell>
          <table:table-cell table:style-name="ce4" office:value-type="string">
            <text:p>Attacker</text:p>
          </table:table-cell>
          <table:table-cell table:style-name="ce4" office:value-type="string">
            <text:p>Victim</text:p>
          </table:table-cell>
          <table:table-cell table:style-name="ce4" office:value-type="string">
            <text:p>AttackerDesv</text:p>
          </table:table-cell>
          <table:table-cell table:style-name="ce4" office:value-type="string">
            <text:p>VictimDesv</text:p>
          </table:table-cell>
          <table:table-cell table:style-name="ce8" table:number-columns-repeated="2"/>
          <table:table-cell table:style-name="ce10" office:value-type="string">
            <text:p>Attacker</text:p>
          </table:table-cell>
          <table:table-cell table:style-name="ce10" office:value-type="string">
            <text:p>desv</text:p>
          </table:table-cell>
          <table:table-cell table:style-name="ce10" office:value-type="string">
            <text:p>Victim</text:p>
          </table:table-cell>
          <table:table-cell table:style-name="ce10" office:value-type="string">
            <text:p>desv</text:p>
          </table:table-cell>
          <table:table-cell table:style-name="ce8" table:number-columns-repeated="98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134">
            <text:p>134</text:p>
          </table:table-cell>
          <table:table-cell office:value-type="float" office:value="129">
            <text:p>129</text:p>
          </table:table-cell>
          <table:table-cell office:value-type="float" office:value="133">
            <text:p>133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AVERAGE([.B2:.P2])" office:value-type="float" office:value="30.8">
            <text:p>30.80</text:p>
          </table:table-cell>
          <table:table-cell table:formula="of:=AVERAGE([.R2:.AF2])" office:value-type="float" office:value="58.6">
            <text:p>58.60</text:p>
          </table:table-cell>
          <table:table-cell table:formula="of:=STDEVPA([.B2:.P2])" office:value-type="float" office:value="33.6059518538011">
            <text:p>33.61</text:p>
          </table:table-cell>
          <table:table-cell table:formula="of:=STDEVPA([.R2:.AF2])" office:value-type="float" office:value="67.0430707331737">
            <text:p>67.04</text:p>
          </table:table-cell>
          <table:table-cell/>
          <table:table-cell table:style-name="ce9" office:value-type="string">
            <text:p>média</text:p>
          </table:table-cell>
          <table:table-cell table:formula="of:=AVERAGE([.AG2:.AG500])" office:value-type="float" office:value="70.6577800134138">
            <text:p>70.6577800134</text:p>
          </table:table-cell>
          <table:table-cell/>
          <table:table-cell table:formula="of:=AVERAGE([.AH2:.AH500])" office:value-type="float" office:value="14.4942631442631">
            <text:p>14.4942631443</text:p>
          </table:table-cell>
          <table:table-cell table:number-columns-repeated="98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82">
            <text:p>82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72">
            <text:p>72</text:p>
          </table:table-cell>
          <table:table-cell office:value-type="float" office:value="143">
            <text:p>143</text:p>
          </table:table-cell>
          <table:table-cell office:value-type="float" office:value="135">
            <text:p>135</text:p>
          </table:table-cell>
          <table:table-cell office:value-type="float" office:value="33">
            <text:p>33</text:p>
          </table:table-cell>
          <table:table-cell office:value-type="float" office:value="102">
            <text:p>102</text:p>
          </table:table-cell>
          <table:table-cell office:value-type="float" office:value="162">
            <text:p>16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134">
            <text:p>134</text:p>
          </table:table-cell>
          <table:table-cell office:value-type="float" office:value="132">
            <text:p>132</text:p>
          </table:table-cell>
          <table:table-cell office:value-type="float" office:value="136">
            <text:p>136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92">
            <text:p>92</text:p>
          </table:table-cell>
          <table:table-cell table:formula="of:=AVERAGE([.B3:.P3])" office:value-type="float" office:value="48.4666666666667">
            <text:p>48.47</text:p>
          </table:table-cell>
          <table:table-cell table:formula="of:=AVERAGE([.R3:.AF3])" office:value-type="float" office:value="93.2">
            <text:p>93.20</text:p>
          </table:table-cell>
          <table:table-cell table:formula="of:=STDEVPA([.B3:.P3])" office:value-type="float" office:value="25.3163100699046">
            <text:p>25.32</text:p>
          </table:table-cell>
          <table:table-cell table:formula="of:=STDEVPA([.R3:.AF3])" office:value-type="float" office:value="50.2410190979443">
            <text:p>50.24</text:p>
          </table:table-cell>
          <table:table-cell/>
          <table:table-cell table:style-name="ce9" office:value-type="string">
            <text:p>soma</text:p>
          </table:table-cell>
          <table:table-cell table:formula="of:=SUM([.AG2:.AG500])" office:value-type="float" office:value="5016.70238095238">
            <text:p>5016.7023809524</text:p>
          </table:table-cell>
          <table:table-cell table:formula="of:=AVERAGE([.AI2:.AI500])" office:value-type="float" office:value="5.94481703927294">
            <text:p>5.9448170393</text:p>
          </table:table-cell>
          <table:table-cell table:formula="of:=SUM([.AH2:.AH500])" office:value-type="float" office:value="956.621367521368">
            <text:p>956.6213675214</text:p>
          </table:table-cell>
          <table:table-cell table:formula="of:=AVERAGE([.AJ2:.AJ500])" office:value-type="float" office:value="7.06323914238475">
            <text:p>7.0632391424</text:p>
          </table:table-cell>
          <table:table-cell table:number-columns-repeated="98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76">
            <text:p>76</text:p>
          </table:table-cell>
          <table:table-cell table:number-columns-repeated="2" office:value-type="float" office:value="81">
            <text:p>81</text:p>
          </table:table-cell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165">
            <text:p>165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164">
            <text:p>164</text:p>
          </table:table-cell>
          <table:table-cell office:value-type="float" office:value="159">
            <text:p>159</text:p>
          </table:table-cell>
          <table:table-cell office:value-type="float" office:value="133">
            <text:p>133</text:p>
          </table:table-cell>
          <table:table-cell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33">
            <text:p>133</text:p>
          </table:table-cell>
          <table:table-cell office:value-type="float" office:value="140">
            <text:p>140</text:p>
          </table:table-cell>
          <table:table-cell office:value-type="float" office:value="161">
            <text:p>161</text:p>
          </table:table-cell>
          <table:table-cell table:formula="of:=AVERAGE([.B4:.P4])" office:value-type="float" office:value="73.6666666666667">
            <text:p>73.67</text:p>
          </table:table-cell>
          <table:table-cell table:formula="of:=AVERAGE([.R4:.AF4])" office:value-type="float" office:value="134.333333333333">
            <text:p>134.33</text:p>
          </table:table-cell>
          <table:table-cell table:formula="of:=STDEVPA([.B4:.P4])" office:value-type="float" office:value="8.13770374382247">
            <text:p>8.14</text:p>
          </table:table-cell>
          <table:table-cell table:formula="of:=STDEVPA([.R4:.AF4])" office:value-type="float" office:value="38.5826673808619">
            <text:p>38.58</text:p>
          </table:table-cell>
          <table:table-cell table:number-columns-repeated="98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72">
            <text:p>72</text:p>
          </table:table-cell>
          <table:table-cell office:value-type="float" office:value="88">
            <text:p>88</text:p>
          </table:table-cell>
          <table:table-cell office:value-type="float" office:value="72">
            <text:p>72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156">
            <text:p>156</text:p>
          </table:table-cell>
          <table:table-cell office:value-type="float" office:value="163">
            <text:p>163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47">
            <text:p>147</text:p>
          </table:table-cell>
          <table:table-cell office:value-type="float" office:value="132">
            <text:p>132</text:p>
          </table:table-cell>
          <table:table-cell office:value-type="float" office:value="127">
            <text:p>127</text:p>
          </table:table-cell>
          <table:table-cell office:value-type="float" office:value="132">
            <text:p>132</text:p>
          </table:table-cell>
          <table:table-cell office:value-type="float" office:value="130">
            <text:p>130</text:p>
          </table:table-cell>
          <table:table-cell office:value-type="float" office:value="136">
            <text:p>136</text:p>
          </table:table-cell>
          <table:table-cell office:value-type="float" office:value="132">
            <text:p>132</text:p>
          </table:table-cell>
          <table:table-cell office:value-type="float" office:value="128">
            <text:p>128</text:p>
          </table:table-cell>
          <table:table-cell office:value-type="float" office:value="171">
            <text:p>171</text:p>
          </table:table-cell>
          <table:table-cell table:formula="of:=AVERAGE([.B5:.P5])" office:value-type="float" office:value="73.2666666666667">
            <text:p>73.27</text:p>
          </table:table-cell>
          <table:table-cell table:formula="of:=AVERAGE([.R5:.AF5])" office:value-type="float" office:value="133.266666666667">
            <text:p>133.27</text:p>
          </table:table-cell>
          <table:table-cell table:formula="of:=STDEVPA([.B5:.P5])" office:value-type="float" office:value="8.05370860052822">
            <text:p>8.05</text:p>
          </table:table-cell>
          <table:table-cell table:formula="of:=STDEVPA([.R5:.AF5])" office:value-type="float" office:value="38.1094330696337">
            <text:p>38.11</text:p>
          </table:table-cell>
          <table:table-cell/>
          <table:table-cell table:style-name="ce9"/>
          <table:table-cell table:number-columns-repeated="986"/>
        </table:table-row>
        <table:table-row table:style-name="ro5">
          <table:table-cell office:value-type="float" office:value="4">
            <text:p>4</text:p>
          </table:table-cell>
          <table:table-cell office:value-type="float" office:value="82">
            <text:p>82</text:p>
          </table:table-cell>
          <table:table-cell office:value-type="float" office:value="76">
            <text:p>76</text:p>
          </table:table-cell>
          <table:table-cell office:value-type="float" office:value="70">
            <text:p>70</text:p>
          </table:table-cell>
          <table:table-cell table:number-columns-repeated="2" office:value-type="float" office:value="88">
            <text:p>88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163">
            <text:p>163</text:p>
          </table:table-cell>
          <table:table-cell office:value-type="float" office:value="150">
            <text:p>150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72">
            <text:p>172</text:p>
          </table:table-cell>
          <table:table-cell office:value-type="float" office:value="153">
            <text:p>153</text:p>
          </table:table-cell>
          <table:table-cell office:value-type="float" office:value="135">
            <text:p>135</text:p>
          </table:table-cell>
          <table:table-cell table:number-columns-repeated="2" office:value-type="float" office:value="131">
            <text:p>131</text:p>
          </table:table-cell>
          <table:table-cell office:value-type="float" office:value="130">
            <text:p>130</text:p>
          </table:table-cell>
          <table:table-cell office:value-type="float" office:value="139">
            <text:p>139</text:p>
          </table:table-cell>
          <table:table-cell office:value-type="float" office:value="135">
            <text:p>135</text:p>
          </table:table-cell>
          <table:table-cell office:value-type="float" office:value="73">
            <text:p>73</text:p>
          </table:table-cell>
          <table:table-cell office:value-type="float" office:value="169">
            <text:p>169</text:p>
          </table:table-cell>
          <table:table-cell table:formula="of:=AVERAGE([.B6:.P6])" office:value-type="float" office:value="74.8666666666667">
            <text:p>74.87</text:p>
          </table:table-cell>
          <table:table-cell table:formula="of:=AVERAGE([.R6:.AF6])" office:value-type="float" office:value="121.533333333333">
            <text:p>121.53</text:p>
          </table:table-cell>
          <table:table-cell table:formula="of:=STDEVPA([.B6:.P6])" office:value-type="float" office:value="8.12294418435965">
            <text:p>8.12</text:p>
          </table:table-cell>
          <table:table-cell table:formula="of:=STDEVPA([.R6:.AF6])" office:value-type="float" office:value="52.1022925492621">
            <text:p>52.10</text:p>
          </table:table-cell>
          <table:table-cell/>
          <table:table-cell table:style-name="ce9"/>
          <table:table-cell table:style-name="ce9" office:value-type="string">
            <text:p>Attacker</text:p>
          </table:table-cell>
          <table:table-cell table:style-name="ce9" office:value-type="string">
            <text:p>Victim</text:p>
          </table:table-cell>
          <table:table-cell table:number-columns-repeated="98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88">
            <text:p>88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table:number-columns-repeated="2" office:value-type="float" office:value="65">
            <text:p>65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office:value-type="float" office:value="168">
            <text:p>168</text:p>
          </table:table-cell>
          <table:table-cell office:value-type="float" office:value="150">
            <text:p>150</text:p>
          </table:table-cell>
          <table:table-cell office:value-type="float" office:value="138">
            <text:p>13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164">
            <text:p>164</text:p>
          </table:table-cell>
          <table:table-cell office:value-type="float" office:value="127">
            <text:p>127</text:p>
          </table:table-cell>
          <table:table-cell office:value-type="float" office:value="108">
            <text:p>108</text:p>
          </table:table-cell>
          <table:table-cell office:value-type="float" office:value="134">
            <text:p>134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table:formula="of:=AVERAGE([.B7:.P7])" office:value-type="float" office:value="75.8">
            <text:p>75.80</text:p>
          </table:table-cell>
          <table:table-cell table:formula="of:=AVERAGE([.R7:.AF7])" office:value-type="float" office:value="114">
            <text:p>114.00</text:p>
          </table:table-cell>
          <table:table-cell table:formula="of:=STDEVPA([.B7:.P7])" office:value-type="float" office:value="9.17387595294377">
            <text:p>9.17</text:p>
          </table:table-cell>
          <table:table-cell table:formula="of:=STDEVPA([.R7:.AF7])" office:value-type="float" office:value="58.6901468164234">
            <text:p>58.69</text:p>
          </table:table-cell>
          <table:table-cell/>
          <table:table-cell table:style-name="ce9" office:value-type="string">
            <text:p>Média</text:p>
          </table:table-cell>
          <table:table-cell table:formula="of:=AVERAGE([.AG2:.AG500])" office:value-type="float" office:value="70.6577800134138">
            <text:p>70.6577800134</text:p>
          </table:table-cell>
          <table:table-cell table:formula="of:=AVERAGE([.AH2:.AH500])" office:value-type="float" office:value="14.4942631442631">
            <text:p>14.4942631443</text:p>
          </table:table-cell>
          <table:table-cell table:number-columns-repeated="984"/>
        </table:table-row>
        <table:table-row table:style-name="ro5">
          <table:table-cell office:value-type="float" office:value="6">
            <text:p>6</text:p>
          </table:table-cell>
          <table:table-cell office:value-type="float" office:value="86">
            <text:p>86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85">
            <text:p>85</text:p>
          </table:table-cell>
          <table:table-cell office:value-type="float" office:value="79">
            <text:p>79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office:value-type="float" office:value="66">
            <text:p>66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172">
            <text:p>172</text:p>
          </table:table-cell>
          <table:table-cell office:value-type="float" office:value="157">
            <text:p>157</text:p>
          </table:table-cell>
          <table:table-cell office:value-type="float" office:value="149">
            <text:p>149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float" office:value="124">
            <text:p>124</text:p>
          </table:table-cell>
          <table:table-cell office:value-type="float" office:value="60">
            <text:p>60</text:p>
          </table:table-cell>
          <table:table-cell office:value-type="float" office:value="132">
            <text:p>132</text:p>
          </table:table-cell>
          <table:table-cell office:value-type="string">
            <text:p>-</text:p>
          </table:table-cell>
          <table:table-cell office:value-type="float" office:value="132">
            <text:p>132</text:p>
          </table:table-cell>
          <table:table-cell office:value-type="float" office:value="20">
            <text:p>20</text:p>
          </table:table-cell>
          <table:table-cell office:value-type="float" office:value="102">
            <text:p>102</text:p>
          </table:table-cell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office:value-type="float" office:value="163">
            <text:p>163</text:p>
          </table:table-cell>
          <table:table-cell table:formula="of:=AVERAGE([.B8:.P8])" office:value-type="float" office:value="78.7333333333333">
            <text:p>78.73</text:p>
          </table:table-cell>
          <table:table-cell table:formula="of:=AVERAGE([.R8:.AF8])" office:value-type="float" office:value="104.076923076923">
            <text:p>104.08</text:p>
          </table:table-cell>
          <table:table-cell table:formula="of:=STDEVPA([.B8:.P8])" office:value-type="float" office:value="7.56718059928678">
            <text:p>7.57</text:p>
          </table:table-cell>
          <table:table-cell table:formula="of:=STDEVPA([.R8:.AF8])" office:value-type="float" office:value="65.3740009483893">
            <text:p>65.37</text:p>
          </table:table-cell>
          <table:table-cell/>
          <table:table-cell table:style-name="ce9" office:value-type="string">
            <text:p>Média desv</text:p>
          </table:table-cell>
          <table:table-cell table:formula="of:=AVERAGE([.AI2:.AI500])" office:value-type="float" office:value="5.94481703927294">
            <text:p>5.9448170393</text:p>
          </table:table-cell>
          <table:table-cell table:formula="of:=AVERAGE([.AJ2:.AJ500])" office:value-type="float" office:value="7.06323914238475">
            <text:p>7.0632391424</text:p>
          </table:table-cell>
          <table:table-cell table:number-columns-repeated="98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6">
            <text:p>86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  <table:table-cell office:value-type="float" office:value="67">
            <text:p>67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7">
            <text:p>7</text:p>
          </table:table-cell>
          <table:table-cell office:value-type="float" office:value="172">
            <text:p>172</text:p>
          </table:table-cell>
          <table:table-cell office:value-type="float" office:value="153">
            <text:p>153</text:p>
          </table:table-cell>
          <table:table-cell office:value-type="float" office:value="128">
            <text:p>128</text:p>
          </table:table-cell>
          <table:table-cell table:number-columns-repeated="2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37">
            <text:p>37</text:p>
          </table:table-cell>
          <table:table-cell office:value-type="string">
            <text:p>-</text:p>
          </table:table-cell>
          <table:table-cell office:value-type="float" office:value="140">
            <text:p>140</text:p>
          </table:table-cell>
          <table:table-cell table:number-columns-repeated="2" office:value-type="string">
            <text:p>-</text:p>
          </table:table-cell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table:formula="of:=AVERAGE([.B9:.P9])" office:value-type="float" office:value="80.7333333333333">
            <text:p>80.73</text:p>
          </table:table-cell>
          <table:table-cell table:formula="of:=AVERAGE([.R9:.AF9])" office:value-type="float" office:value="103.777777777778">
            <text:p>103.78</text:p>
          </table:table-cell>
          <table:table-cell table:formula="of:=STDEVPA([.B9:.P9])" office:value-type="float" office:value="6.25530885639461">
            <text:p>6.26</text:p>
          </table:table-cell>
          <table:table-cell table:formula="of:=STDEVPA([.R9:.AF9])" office:value-type="float" office:value="72.2287723525435">
            <text:p>72.23</text:p>
          </table:table-cell>
          <table:table-cell table:number-columns-repeated="988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table:number-columns-repeated="3"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75">
            <text:p>75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108">
            <text:p>108</text:p>
          </table:table-cell>
          <table:table-cell table:number-columns-repeated="3"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136">
            <text:p>136</text:p>
          </table:table-cell>
          <table:table-cell table:number-columns-repeated="4" office:value-type="string">
            <text:p>-</text:p>
          </table:table-cell>
          <table:table-cell office:value-type="float" office:value="93">
            <text:p>93</text:p>
          </table:table-cell>
          <table:table-cell table:formula="of:=AVERAGE([.B10:.P10])" office:value-type="float" office:value="82.5333333333333">
            <text:p>82.53</text:p>
          </table:table-cell>
          <table:table-cell table:formula="of:=AVERAGE([.R10:.AF10])" office:value-type="float" office:value="66.8333333333333">
            <text:p>66.83</text:p>
          </table:table-cell>
          <table:table-cell table:formula="of:=STDEVPA([.B10:.P10])" office:value-type="float" office:value="4.91075916285411">
            <text:p>4.91</text:p>
          </table:table-cell>
          <table:table-cell table:formula="of:=STDEVPA([.R10:.AF10])" office:value-type="float" office:value="45.6486095686994">
            <text:p>45.65</text:p>
          </table:table-cell>
          <table:table-cell table:number-columns-repeated="988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88">
            <text:p>88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69">
            <text:p>69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9">
            <text:p>9</text:p>
          </table:table-cell>
          <table:table-cell table:number-columns-repeated="9" office:value-type="string">
            <text:p>-</text:p>
          </table:table-cell>
          <table:table-cell office:value-type="float" office:value="54">
            <text:p>54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table:formula="of:=AVERAGE([.B11:.P11])" office:value-type="float" office:value="83.6666666666667">
            <text:p>83.67</text:p>
          </table:table-cell>
          <table:table-cell table:formula="of:=AVERAGE([.R11:.AF11])" office:value-type="float" office:value="27">
            <text:p>27.00</text:p>
          </table:table-cell>
          <table:table-cell table:formula="of:=STDEVPA([.B11:.P11])" office:value-type="float" office:value="4.93513480621913">
            <text:p>4.94</text:p>
          </table:table-cell>
          <table:table-cell table:formula="of:=STDEVPA([.R11:.AF11])" office:value-type="float" office:value="13.4699665923862">
            <text:p>13.47</text:p>
          </table:table-cell>
          <table:table-cell table:number-columns-repeated="988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office:value-type="float" office:value="83">
            <text:p>83</text:p>
          </table:table-cell>
          <table:table-cell table:number-columns-repeated="3" office:value-type="float" office:value="88">
            <text:p>88</text:p>
          </table:table-cell>
          <table:table-cell table:number-columns-repeated="2"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8">
            <text:p>88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12:.P12])" office:value-type="float" office:value="82.8">
            <text:p>82.80</text:p>
          </table:table-cell>
          <table:table-cell table:formula="of:=AVERAGE([.R12:.AF12])" office:value-type="float" office:value="0">
            <text:p>0.00</text:p>
          </table:table-cell>
          <table:table-cell table:formula="of:=STDEVPA([.B12:.P12])" office:value-type="float" office:value="3.81575680566778">
            <text:p>3.82</text:p>
          </table:table-cell>
          <table:table-cell table:formula="of:=STDEVPA([.R12:.AF12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82">
            <text:p>82</text:p>
          </table:table-cell>
          <table:table-cell table:number-columns-repeated="2" office:value-type="float" office:value="83">
            <text:p>83</text:p>
          </table:table-cell>
          <table:table-cell office:value-type="float" office:value="78">
            <text:p>78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13:.P13])" office:value-type="float" office:value="80.3333333333333">
            <text:p>80.33</text:p>
          </table:table-cell>
          <table:table-cell table:formula="of:=AVERAGE([.R13:.AF13])" office:value-type="float" office:value="0">
            <text:p>0.00</text:p>
          </table:table-cell>
          <table:table-cell table:formula="of:=STDEVPA([.B13:.P13])" office:value-type="float" office:value="8.20298048814508">
            <text:p>8.20</text:p>
          </table:table-cell>
          <table:table-cell table:formula="of:=STDEVPA([.R13:.AF13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table:number-columns-repeated="2" office:value-type="float" office:value="88">
            <text:p>88</text:p>
          </table:table-cell>
          <table:table-cell office:value-type="float" office:value="83">
            <text:p>83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table:number-columns-repeated="2" office:value-type="float" office:value="83">
            <text:p>83</text:p>
          </table:table-cell>
          <table:table-cell office:value-type="float" office:value="81">
            <text:p>81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14:.P14])" office:value-type="float" office:value="83.2666666666667">
            <text:p>83.27</text:p>
          </table:table-cell>
          <table:table-cell table:formula="of:=AVERAGE([.R14:.AF14])" office:value-type="float" office:value="0">
            <text:p>0.00</text:p>
          </table:table-cell>
          <table:table-cell table:formula="of:=STDEVPA([.B14:.P14])" office:value-type="float" office:value="4.34306599330729">
            <text:p>4.34</text:p>
          </table:table-cell>
          <table:table-cell table:formula="of:=STDEVPA([.R14:.AF14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8">
            <text:p>88</text:p>
          </table:table-cell>
          <table:table-cell table:number-columns-repeated="3"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73">
            <text:p>73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table:number-columns-repeated="2"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15:.P15])" office:value-type="float" office:value="83.0666666666667">
            <text:p>83.07</text:p>
          </table:table-cell>
          <table:table-cell table:formula="of:=AVERAGE([.R15:.AF15])" office:value-type="float" office:value="0">
            <text:p>0.00</text:p>
          </table:table-cell>
          <table:table-cell table:formula="of:=STDEVPA([.B15:.P15])" office:value-type="float" office:value="4.10636362518253">
            <text:p>4.11</text:p>
          </table:table-cell>
          <table:table-cell table:formula="of:=STDEVPA([.R15:.AF15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table:number-columns-repeated="2"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16:.P16])" office:value-type="float" office:value="84.6">
            <text:p>84.60</text:p>
          </table:table-cell>
          <table:table-cell table:formula="of:=AVERAGE([.R16:.AF16])" office:value-type="float" office:value="0">
            <text:p>0.00</text:p>
          </table:table-cell>
          <table:table-cell table:formula="of:=STDEVPA([.B16:.P16])" office:value-type="float" office:value="1.99332218503014">
            <text:p>1.99</text:p>
          </table:table-cell>
          <table:table-cell table:formula="of:=STDEVPA([.R16:.AF16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15">
            <text:p>15</text:p>
          </table:table-cell>
          <table:table-cell table:number-columns-repeated="4"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table:number-columns-repeated="2"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17:.P17])" office:value-type="float" office:value="85.6666666666667">
            <text:p>85.67</text:p>
          </table:table-cell>
          <table:table-cell table:formula="of:=AVERAGE([.R17:.AF17])" office:value-type="float" office:value="0">
            <text:p>0.00</text:p>
          </table:table-cell>
          <table:table-cell table:formula="of:=STDEVPA([.B17:.P17])" office:value-type="float" office:value="2.44040069569642">
            <text:p>2.44</text:p>
          </table:table-cell>
          <table:table-cell table:formula="of:=STDEVPA([.R17:.AF17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16">
            <text:p>16</text:p>
          </table:table-cell>
          <table:table-cell table:number-columns-repeated="3"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79">
            <text:p>79</text:p>
          </table:table-cell>
          <table:table-cell table:number-columns-repeated="2"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7">
            <text:p>87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18:.P18])" office:value-type="float" office:value="85.4">
            <text:p>85.40</text:p>
          </table:table-cell>
          <table:table-cell table:formula="of:=AVERAGE([.R18:.AF18])" office:value-type="float" office:value="0">
            <text:p>0.00</text:p>
          </table:table-cell>
          <table:table-cell table:formula="of:=STDEVPA([.B18:.P18])" office:value-type="float" office:value="2.49799919935936">
            <text:p>2.50</text:p>
          </table:table-cell>
          <table:table-cell table:formula="of:=STDEVPA([.R18:.AF18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6">
            <text:p>86</text:p>
          </table:table-cell>
          <table:table-cell table:number-columns-repeated="2"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table:number-columns-repeated="2" office:value-type="float" office:value="82">
            <text:p>82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2" office:value-type="float" office:value="86">
            <text:p>86</text:p>
          </table:table-cell>
          <table:table-cell office:value-type="float" office:value="88">
            <text:p>88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19:.P19])" office:value-type="float" office:value="85.6666666666667">
            <text:p>85.67</text:p>
          </table:table-cell>
          <table:table-cell table:formula="of:=AVERAGE([.R19:.AF19])" office:value-type="float" office:value="0">
            <text:p>0.00</text:p>
          </table:table-cell>
          <table:table-cell table:formula="of:=STDEVPA([.B19:.P19])" office:value-type="float" office:value="2.18072363117282">
            <text:p>2.18</text:p>
          </table:table-cell>
          <table:table-cell table:formula="of:=STDEVPA([.R19:.AF19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18">
            <text:p>18</text:p>
          </table:table-cell>
          <table:table-cell table:number-columns-repeated="4"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20:.P20])" office:value-type="float" office:value="86.0666666666667">
            <text:p>86.07</text:p>
          </table:table-cell>
          <table:table-cell table:formula="of:=AVERAGE([.R20:.AF20])" office:value-type="float" office:value="0">
            <text:p>0.00</text:p>
          </table:table-cell>
          <table:table-cell table:formula="of:=STDEVPA([.B20:.P20])" office:value-type="float" office:value="2.17460085737335">
            <text:p>2.17</text:p>
          </table:table-cell>
          <table:table-cell table:formula="of:=STDEVPA([.R20:.AF20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19">
            <text:p>19</text:p>
          </table:table-cell>
          <table:table-cell table:number-columns-repeated="3"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2"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6">
            <text:p>86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21:.P21])" office:value-type="float" office:value="85.8">
            <text:p>85.80</text:p>
          </table:table-cell>
          <table:table-cell table:formula="of:=AVERAGE([.R21:.AF21])" office:value-type="float" office:value="0">
            <text:p>0.00</text:p>
          </table:table-cell>
          <table:table-cell table:formula="of:=STDEVPA([.B21:.P21])" office:value-type="float" office:value="2.00665559243899">
            <text:p>2.01</text:p>
          </table:table-cell>
          <table:table-cell table:formula="of:=STDEVPA([.R21:.AF21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table:number-columns-repeated="2"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8">
            <text:p>88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22:.P22])" office:value-type="float" office:value="85.1333333333333">
            <text:p>85.13</text:p>
          </table:table-cell>
          <table:table-cell table:formula="of:=AVERAGE([.R22:.AF22])" office:value-type="float" office:value="0">
            <text:p>0.00</text:p>
          </table:table-cell>
          <table:table-cell table:formula="of:=STDEVPA([.B22:.P22])" office:value-type="float" office:value="2.15612821717283">
            <text:p>2.16</text:p>
          </table:table-cell>
          <table:table-cell table:formula="of:=STDEVPA([.R22:.AF22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21">
            <text:p>21</text:p>
          </table:table-cell>
          <table:table-cell table:number-columns-repeated="4" office:value-type="float" office:value="88">
            <text:p>88</text:p>
          </table:table-cell>
          <table:table-cell office:value-type="float" office:value="89">
            <text:p>89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2"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23:.P23])" office:value-type="float" office:value="86.2">
            <text:p>86.20</text:p>
          </table:table-cell>
          <table:table-cell table:formula="of:=AVERAGE([.R23:.AF23])" office:value-type="float" office:value="0">
            <text:p>0.00</text:p>
          </table:table-cell>
          <table:table-cell table:formula="of:=STDEVPA([.B23:.P23])" office:value-type="float" office:value="1.68126936172247">
            <text:p>1.68</text:p>
          </table:table-cell>
          <table:table-cell table:formula="of:=STDEVPA([.R23:.AF23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table:number-columns-repeated="2"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table:number-columns-repeated="3"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86">
            <text:p>86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24:.P24])" office:value-type="float" office:value="85.7333333333333">
            <text:p>85.73</text:p>
          </table:table-cell>
          <table:table-cell table:formula="of:=AVERAGE([.R24:.AF24])" office:value-type="float" office:value="0">
            <text:p>0.00</text:p>
          </table:table-cell>
          <table:table-cell table:formula="of:=STDEVPA([.B24:.P24])" office:value-type="float" office:value="1.94821855949366">
            <text:p>1.95</text:p>
          </table:table-cell>
          <table:table-cell table:formula="of:=STDEVPA([.R24:.AF24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table:number-columns-repeated="2"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table:number-columns-repeated="3" office:value-type="float" office:value="85">
            <text:p>85</text:p>
          </table:table-cell>
          <table:table-cell office:value-type="float" office:value="86">
            <text:p>86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25:.P25])" office:value-type="float" office:value="85.6">
            <text:p>85.60</text:p>
          </table:table-cell>
          <table:table-cell table:formula="of:=AVERAGE([.R25:.AF25])" office:value-type="float" office:value="0">
            <text:p>0.00</text:p>
          </table:table-cell>
          <table:table-cell table:formula="of:=STDEVPA([.B25:.P25])" office:value-type="float" office:value="2.02649122047609">
            <text:p>2.03</text:p>
          </table:table-cell>
          <table:table-cell table:formula="of:=STDEVPA([.R25:.AF25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 table:number-columns-repeated="3"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table:number-columns-repeated="4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26:.P26])" office:value-type="float" office:value="84.9333333333333">
            <text:p>84.93</text:p>
          </table:table-cell>
          <table:table-cell table:formula="of:=AVERAGE([.R26:.AF26])" office:value-type="float" office:value="0">
            <text:p>0.00</text:p>
          </table:table-cell>
          <table:table-cell table:formula="of:=STDEVPA([.B26:.P26])" office:value-type="float" office:value="2.32283351869125">
            <text:p>2.32</text:p>
          </table:table-cell>
          <table:table-cell table:formula="of:=STDEVPA([.R26:.AF26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table:number-columns-repeated="2"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table:number-columns-repeated="2"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27:.P27])" office:value-type="float" office:value="85.8666666666667">
            <text:p>85.87</text:p>
          </table:table-cell>
          <table:table-cell table:formula="of:=AVERAGE([.R27:.AF27])" office:value-type="float" office:value="0">
            <text:p>0.00</text:p>
          </table:table-cell>
          <table:table-cell table:formula="of:=STDEVPA([.B27:.P27])" office:value-type="float" office:value="2.39072281027215">
            <text:p>2.39</text:p>
          </table:table-cell>
          <table:table-cell table:formula="of:=STDEVPA([.R27:.AF27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8">
            <text:p>88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table:number-columns-repeated="2" office:value-type="float" office:value="87">
            <text:p>87</text:p>
          </table:table-cell>
          <table:table-cell office:value-type="float" office:value="84">
            <text:p>84</text:p>
          </table:table-cell>
          <table:table-cell table:number-columns-repeated="2"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28:.P28])" office:value-type="float" office:value="85.2666666666667">
            <text:p>85.27</text:p>
          </table:table-cell>
          <table:table-cell table:formula="of:=AVERAGE([.R28:.AF28])" office:value-type="float" office:value="0">
            <text:p>0.00</text:p>
          </table:table-cell>
          <table:table-cell table:formula="of:=STDEVPA([.B28:.P28])" office:value-type="float" office:value="2.08059820457696">
            <text:p>2.08</text:p>
          </table:table-cell>
          <table:table-cell table:formula="of:=STDEVPA([.R28:.AF28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27">
            <text:p>27</text:p>
          </table:table-cell>
          <table:table-cell table:number-columns-repeated="2" office:value-type="float" office:value="88">
            <text:p>88</text:p>
          </table:table-cell>
          <table:table-cell table:number-columns-repeated="2"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8">
            <text:p>88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29:.P29])" office:value-type="float" office:value="85.5333333333333">
            <text:p>85.53</text:p>
          </table:table-cell>
          <table:table-cell table:formula="of:=AVERAGE([.R29:.AF29])" office:value-type="float" office:value="0">
            <text:p>0.00</text:p>
          </table:table-cell>
          <table:table-cell table:formula="of:=STDEVPA([.B29:.P29])" office:value-type="float" office:value="2.96348143611905">
            <text:p>2.96</text:p>
          </table:table-cell>
          <table:table-cell table:formula="of:=STDEVPA([.R29:.AF29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table:number-columns-repeated="2"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30:.P30])" office:value-type="float" office:value="85.8666666666667">
            <text:p>85.87</text:p>
          </table:table-cell>
          <table:table-cell table:formula="of:=AVERAGE([.R30:.AF30])" office:value-type="float" office:value="0">
            <text:p>0.00</text:p>
          </table:table-cell>
          <table:table-cell table:formula="of:=STDEVPA([.B30:.P30])" office:value-type="float" office:value="2.36267268622258">
            <text:p>2.36</text:p>
          </table:table-cell>
          <table:table-cell table:formula="of:=STDEVPA([.R30:.AF30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table:number-columns-repeated="2"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31:.P31])" office:value-type="float" office:value="85.7333333333333">
            <text:p>85.73</text:p>
          </table:table-cell>
          <table:table-cell table:formula="of:=AVERAGE([.R31:.AF31])" office:value-type="float" office:value="0">
            <text:p>0.00</text:p>
          </table:table-cell>
          <table:table-cell table:formula="of:=STDEVPA([.B31:.P31])" office:value-type="float" office:value="2.79205221218292">
            <text:p>2.79</text:p>
          </table:table-cell>
          <table:table-cell table:formula="of:=STDEVPA([.R31:.AF31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30">
            <text:p>30</text:p>
          </table:table-cell>
          <table:table-cell table:number-columns-repeated="6" office:value-type="float" office:value="88">
            <text:p>88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table:number-columns-repeated="2"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32:.P32])" office:value-type="float" office:value="84.9333333333333">
            <text:p>84.93</text:p>
          </table:table-cell>
          <table:table-cell table:formula="of:=AVERAGE([.R32:.AF32])" office:value-type="float" office:value="0">
            <text:p>0.00</text:p>
          </table:table-cell>
          <table:table-cell table:formula="of:=STDEVPA([.B32:.P32])" office:value-type="float" office:value="2.76807193227023">
            <text:p>2.77</text:p>
          </table:table-cell>
          <table:table-cell table:formula="of:=STDEVPA([.R32:.AF32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table:number-columns-repeated="2" office:value-type="float" office:value="88">
            <text:p>88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33:.P33])" office:value-type="float" office:value="85.6666666666667">
            <text:p>85.67</text:p>
          </table:table-cell>
          <table:table-cell table:formula="of:=AVERAGE([.R33:.AF33])" office:value-type="float" office:value="0">
            <text:p>0.00</text:p>
          </table:table-cell>
          <table:table-cell table:formula="of:=STDEVPA([.B33:.P33])" office:value-type="float" office:value="2.27058484879019">
            <text:p>2.27</text:p>
          </table:table-cell>
          <table:table-cell table:formula="of:=STDEVPA([.R33:.AF33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32">
            <text:p>32</text:p>
          </table:table-cell>
          <table:table-cell table:number-columns-repeated="2"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table:number-columns-repeated="2"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34:.P34])" office:value-type="float" office:value="85.9333333333333">
            <text:p>85.93</text:p>
          </table:table-cell>
          <table:table-cell table:formula="of:=AVERAGE([.R34:.AF34])" office:value-type="float" office:value="0">
            <text:p>0.00</text:p>
          </table:table-cell>
          <table:table-cell table:formula="of:=STDEVPA([.B34:.P34])" office:value-type="float" office:value="1.91369334592098">
            <text:p>1.91</text:p>
          </table:table-cell>
          <table:table-cell table:formula="of:=STDEVPA([.R34:.AF34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table:number-columns-repeated="3"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35:.P35])" office:value-type="float" office:value="85.9333333333333">
            <text:p>85.93</text:p>
          </table:table-cell>
          <table:table-cell table:formula="of:=AVERAGE([.R35:.AF35])" office:value-type="float" office:value="0">
            <text:p>0.00</text:p>
          </table:table-cell>
          <table:table-cell table:formula="of:=STDEVPA([.B35:.P35])" office:value-type="float" office:value="1.98214249964247">
            <text:p>1.98</text:p>
          </table:table-cell>
          <table:table-cell table:formula="of:=STDEVPA([.R35:.AF35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34">
            <text:p>34</text:p>
          </table:table-cell>
          <table:table-cell table:number-columns-repeated="2" office:value-type="float" office:value="88">
            <text:p>88</text:p>
          </table:table-cell>
          <table:table-cell table:number-columns-repeated="2"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6">
            <text:p>86</text:p>
          </table:table-cell>
          <table:table-cell table:number-columns-repeated="2" office:value-type="float" office:value="83">
            <text:p>83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61">
            <text:p>61</text:p>
          </table:table-cell>
          <table:table-cell office:value-type="float" office:value="83">
            <text:p>83</text:p>
          </table:table-cell>
          <table:table-cell office:value-type="float" office:value="88">
            <text:p>88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36:.P36])" office:value-type="float" office:value="84.1333333333333">
            <text:p>84.13</text:p>
          </table:table-cell>
          <table:table-cell table:formula="of:=AVERAGE([.R36:.AF36])" office:value-type="float" office:value="0">
            <text:p>0.00</text:p>
          </table:table-cell>
          <table:table-cell table:formula="of:=STDEVPA([.B36:.P36])" office:value-type="float" office:value="6.59157711696441">
            <text:p>6.59</text:p>
          </table:table-cell>
          <table:table-cell table:formula="of:=STDEVPA([.R36:.AF36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table:number-columns-repeated="4" office:value-type="float" office:value="88">
            <text:p>88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8">
            <text:p>88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37:.P37])" office:value-type="float" office:value="85.8">
            <text:p>85.80</text:p>
          </table:table-cell>
          <table:table-cell table:formula="of:=AVERAGE([.R37:.AF37])" office:value-type="float" office:value="0">
            <text:p>0.00</text:p>
          </table:table-cell>
          <table:table-cell table:formula="of:=STDEVPA([.B37:.P37])" office:value-type="float" office:value="2.34378611083293">
            <text:p>2.34</text:p>
          </table:table-cell>
          <table:table-cell table:formula="of:=STDEVPA([.R37:.AF37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table:number-columns-repeated="4" office:value-type="float" office:value="88">
            <text:p>88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table:number-columns-repeated="2" office:value-type="float" office:value="83">
            <text:p>83</text:p>
          </table:table-cell>
          <table:table-cell office:value-type="float" office:value="89">
            <text:p>89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38:.P38])" office:value-type="float" office:value="85.2666666666667">
            <text:p>85.27</text:p>
          </table:table-cell>
          <table:table-cell table:formula="of:=AVERAGE([.R38:.AF38])" office:value-type="float" office:value="0">
            <text:p>0.00</text:p>
          </table:table-cell>
          <table:table-cell table:formula="of:=STDEVPA([.B38:.P38])" office:value-type="float" office:value="2.43493098236662">
            <text:p>2.43</text:p>
          </table:table-cell>
          <table:table-cell table:formula="of:=STDEVPA([.R38:.AF38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37">
            <text:p>37</text:p>
          </table:table-cell>
          <table:table-cell table:number-columns-repeated="6" office:value-type="float" office:value="88">
            <text:p>88</text:p>
          </table:table-cell>
          <table:table-cell table:number-columns-repeated="2"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39:.P39])" office:value-type="float" office:value="86.0666666666667">
            <text:p>86.07</text:p>
          </table:table-cell>
          <table:table-cell table:formula="of:=AVERAGE([.R39:.AF39])" office:value-type="float" office:value="0">
            <text:p>0.00</text:p>
          </table:table-cell>
          <table:table-cell table:formula="of:=STDEVPA([.B39:.P39])" office:value-type="float" office:value="2.11239726903398">
            <text:p>2.11</text:p>
          </table:table-cell>
          <table:table-cell table:formula="of:=STDEVPA([.R39:.AF39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table:number-columns-repeated="2" office:value-type="float" office:value="87">
            <text:p>87</text:p>
          </table:table-cell>
          <table:table-cell table:number-columns-repeated="2" office:value-type="float" office:value="88">
            <text:p>88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8">
            <text:p>88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40:.P40])" office:value-type="float" office:value="86">
            <text:p>86.00</text:p>
          </table:table-cell>
          <table:table-cell table:formula="of:=AVERAGE([.R40:.AF40])" office:value-type="float" office:value="0">
            <text:p>0.00</text:p>
          </table:table-cell>
          <table:table-cell table:formula="of:=STDEVPA([.B40:.P40])" office:value-type="float" office:value="1.93218356615859">
            <text:p>1.93</text:p>
          </table:table-cell>
          <table:table-cell table:formula="of:=STDEVPA([.R40:.AF40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table:number-columns-repeated="2" office:value-type="float" office:value="88">
            <text:p>88</text:p>
          </table:table-cell>
          <table:table-cell office:value-type="float" office:value="89">
            <text:p>89</text:p>
          </table:table-cell>
          <table:table-cell table:number-columns-repeated="2" office:value-type="float" office:value="88">
            <text:p>88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table:number-columns-repeated="2" office:value-type="float" office:value="86">
            <text:p>86</text:p>
          </table:table-cell>
          <table:table-cell office:value-type="float" office:value="81">
            <text:p>81</text:p>
          </table:table-cell>
          <table:table-cell table:number-columns-repeated="2" office:value-type="float" office:value="85">
            <text:p>85</text:p>
          </table:table-cell>
          <table:table-cell office:value-type="float" office:value="89">
            <text:p>89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41:.P41])" office:value-type="float" office:value="86.0666666666667">
            <text:p>86.07</text:p>
          </table:table-cell>
          <table:table-cell table:formula="of:=AVERAGE([.R41:.AF41])" office:value-type="float" office:value="0">
            <text:p>0.00</text:p>
          </table:table-cell>
          <table:table-cell table:formula="of:=STDEVPA([.B41:.P41])" office:value-type="float" office:value="2.61958436058513">
            <text:p>2.62</text:p>
          </table:table-cell>
          <table:table-cell table:formula="of:=STDEVPA([.R41:.AF41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table:number-columns-repeated="2" office:value-type="float" office:value="88">
            <text:p>88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42:.P42])" office:value-type="float" office:value="85.9333333333333">
            <text:p>85.93</text:p>
          </table:table-cell>
          <table:table-cell table:formula="of:=AVERAGE([.R42:.AF42])" office:value-type="float" office:value="0">
            <text:p>0.00</text:p>
          </table:table-cell>
          <table:table-cell table:formula="of:=STDEVPA([.B42:.P42])" office:value-type="float" office:value="2.04830553276496">
            <text:p>2.05</text:p>
          </table:table-cell>
          <table:table-cell table:formula="of:=STDEVPA([.R42:.AF42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2"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43:.P43])" office:value-type="float" office:value="85.7333333333333">
            <text:p>85.73</text:p>
          </table:table-cell>
          <table:table-cell table:formula="of:=AVERAGE([.R43:.AF43])" office:value-type="float" office:value="0">
            <text:p>0.00</text:p>
          </table:table-cell>
          <table:table-cell table:formula="of:=STDEVPA([.B43:.P43])" office:value-type="float" office:value="2.40739601136904">
            <text:p>2.41</text:p>
          </table:table-cell>
          <table:table-cell table:formula="of:=STDEVPA([.R43:.AF43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86">
            <text:p>86</text:p>
          </table:table-cell>
          <table:table-cell table:number-columns-repeated="2" office:value-type="float" office:value="87">
            <text:p>87</text:p>
          </table:table-cell>
          <table:table-cell office:value-type="float" office:value="89">
            <text:p>89</text:p>
          </table:table-cell>
          <table:table-cell table:number-columns-repeated="2" office:value-type="float" office:value="88">
            <text:p>88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table:number-columns-repeated="2"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8">
            <text:p>88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44:.P44])" office:value-type="float" office:value="85.5333333333333">
            <text:p>85.53</text:p>
          </table:table-cell>
          <table:table-cell table:formula="of:=AVERAGE([.R44:.AF44])" office:value-type="float" office:value="0">
            <text:p>0.00</text:p>
          </table:table-cell>
          <table:table-cell table:formula="of:=STDEVPA([.B44:.P44])" office:value-type="float" office:value="2.18682926224756">
            <text:p>2.19</text:p>
          </table:table-cell>
          <table:table-cell table:formula="of:=STDEVPA([.R44:.AF44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89">
            <text:p>89</text:p>
          </table:table-cell>
          <table:table-cell table:number-columns-repeated="2"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float" office:value="84">
            <text:p>84</text:p>
          </table:table-cell>
          <table:table-cell table:number-columns-repeated="3"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79">
            <text:p>79</text:p>
          </table:table-cell>
          <table:table-cell office:value-type="float" office:value="88">
            <text:p>88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45:.P45])" office:value-type="float" office:value="85.3333333333333">
            <text:p>85.33</text:p>
          </table:table-cell>
          <table:table-cell table:formula="of:=AVERAGE([.R45:.AF45])" office:value-type="float" office:value="0">
            <text:p>0.00</text:p>
          </table:table-cell>
          <table:table-cell table:formula="of:=STDEVPA([.B45:.P45])" office:value-type="float" office:value="2.64994758858024">
            <text:p>2.65</text:p>
          </table:table-cell>
          <table:table-cell table:formula="of:=STDEVPA([.R45:.AF45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44">
            <text:p>44</text:p>
          </table:table-cell>
          <table:table-cell table:number-columns-repeated="2" office:value-type="float" office:value="88">
            <text:p>88</text:p>
          </table:table-cell>
          <table:table-cell table:number-columns-repeated="3" office:value-type="float" office:value="89">
            <text:p>89</text:p>
          </table:table-cell>
          <table:table-cell office:value-type="float" office:value="88">
            <text:p>88</text:p>
          </table:table-cell>
          <table:table-cell table:number-columns-repeated="2"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46:.P46])" office:value-type="float" office:value="85.8666666666667">
            <text:p>85.87</text:p>
          </table:table-cell>
          <table:table-cell table:formula="of:=AVERAGE([.R46:.AF46])" office:value-type="float" office:value="0">
            <text:p>0.00</text:p>
          </table:table-cell>
          <table:table-cell table:formula="of:=STDEVPA([.B46:.P46])" office:value-type="float" office:value="2.7292652653945">
            <text:p>2.73</text:p>
          </table:table-cell>
          <table:table-cell table:formula="of:=STDEVPA([.R46:.AF46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45">
            <text:p>45</text:p>
          </table:table-cell>
          <table:table-cell table:number-columns-repeated="6" office:value-type="float" office:value="88">
            <text:p>88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47:.P47])" office:value-type="float" office:value="85.9333333333333">
            <text:p>85.93</text:p>
          </table:table-cell>
          <table:table-cell table:formula="of:=AVERAGE([.R47:.AF47])" office:value-type="float" office:value="0">
            <text:p>0.00</text:p>
          </table:table-cell>
          <table:table-cell table:formula="of:=STDEVPA([.B47:.P47])" office:value-type="float" office:value="2.17460085737335">
            <text:p>2.17</text:p>
          </table:table-cell>
          <table:table-cell table:formula="of:=STDEVPA([.R47:.AF47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89">
            <text:p>89</text:p>
          </table:table-cell>
          <table:table-cell table:number-columns-repeated="4"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table:number-columns-repeated="3"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48:.P48])" office:value-type="float" office:value="85.4666666666667">
            <text:p>85.47</text:p>
          </table:table-cell>
          <table:table-cell table:formula="of:=AVERAGE([.R48:.AF48])" office:value-type="float" office:value="0">
            <text:p>0.00</text:p>
          </table:table-cell>
          <table:table-cell table:formula="of:=STDEVPA([.B48:.P48])" office:value-type="float" office:value="2.77768888746662">
            <text:p>2.78</text:p>
          </table:table-cell>
          <table:table-cell table:formula="of:=STDEVPA([.R48:.AF48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89">
            <text:p>89</text:p>
          </table:table-cell>
          <table:table-cell table:number-columns-repeated="3"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49:.P49])" office:value-type="float" office:value="86.0666666666667">
            <text:p>86.07</text:p>
          </table:table-cell>
          <table:table-cell table:formula="of:=AVERAGE([.R49:.AF49])" office:value-type="float" office:value="0">
            <text:p>0.00</text:p>
          </table:table-cell>
          <table:table-cell table:formula="of:=STDEVPA([.B49:.P49])" office:value-type="float" office:value="1.87853370714738">
            <text:p>1.88</text:p>
          </table:table-cell>
          <table:table-cell table:formula="of:=STDEVPA([.R49:.AF49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7">
            <text:p>87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50:.P50])" office:value-type="float" office:value="86.2666666666667">
            <text:p>86.27</text:p>
          </table:table-cell>
          <table:table-cell table:formula="of:=AVERAGE([.R50:.AF50])" office:value-type="float" office:value="0">
            <text:p>0.00</text:p>
          </table:table-cell>
          <table:table-cell table:formula="of:=STDEVPA([.B50:.P50])" office:value-type="float" office:value="2.04830553276496">
            <text:p>2.05</text:p>
          </table:table-cell>
          <table:table-cell table:formula="of:=STDEVPA([.R50:.AF50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49">
            <text:p>49</text:p>
          </table:table-cell>
          <table:table-cell table:number-columns-repeated="2" office:value-type="float" office:value="88">
            <text:p>88</text:p>
          </table:table-cell>
          <table:table-cell office:value-type="float" office:value="86">
            <text:p>86</text:p>
          </table:table-cell>
          <table:table-cell table:number-columns-repeated="3" office:value-type="float" office:value="88">
            <text:p>88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51:.P51])" office:value-type="float" office:value="85.8">
            <text:p>85.80</text:p>
          </table:table-cell>
          <table:table-cell table:formula="of:=AVERAGE([.R51:.AF51])" office:value-type="float" office:value="0">
            <text:p>0.00</text:p>
          </table:table-cell>
          <table:table-cell table:formula="of:=STDEVPA([.B51:.P51])" office:value-type="float" office:value="2.10396451174127">
            <text:p>2.10</text:p>
          </table:table-cell>
          <table:table-cell table:formula="of:=STDEVPA([.R51:.AF51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table:number-columns-repeated="2"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table:number-columns-repeated="3"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69">
            <text:p>69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52:.P52])" office:value-type="float" office:value="84.8666666666667">
            <text:p>84.87</text:p>
          </table:table-cell>
          <table:table-cell table:formula="of:=AVERAGE([.R52:.AF52])" office:value-type="float" office:value="0">
            <text:p>0.00</text:p>
          </table:table-cell>
          <table:table-cell table:formula="of:=STDEVPA([.B52:.P52])" office:value-type="float" office:value="4.5879068090894">
            <text:p>4.59</text:p>
          </table:table-cell>
          <table:table-cell table:formula="of:=STDEVPA([.R52:.AF52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table:number-columns-repeated="3" office:value-type="float" office:value="88">
            <text:p>88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53:.P53])" office:value-type="float" office:value="85.2666666666667">
            <text:p>85.27</text:p>
          </table:table-cell>
          <table:table-cell table:formula="of:=AVERAGE([.R53:.AF53])" office:value-type="float" office:value="0">
            <text:p>0.00</text:p>
          </table:table-cell>
          <table:table-cell table:formula="of:=STDEVPA([.B53:.P53])" office:value-type="float" office:value="2.90898989723619">
            <text:p>2.91</text:p>
          </table:table-cell>
          <table:table-cell table:formula="of:=STDEVPA([.R53:.AF53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52">
            <text:p>52</text:p>
          </table:table-cell>
          <table:table-cell table:number-columns-repeated="3"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table:number-columns-repeated="3" office:value-type="float" office:value="82">
            <text:p>82</text:p>
          </table:table-cell>
          <table:table-cell office:value-type="float" office:value="84">
            <text:p>84</text:p>
          </table:table-cell>
          <table:table-cell table:number-columns-repeated="3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7">
            <text:p>87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54:.P54])" office:value-type="float" office:value="85.7333333333333">
            <text:p>85.73</text:p>
          </table:table-cell>
          <table:table-cell table:formula="of:=AVERAGE([.R54:.AF54])" office:value-type="float" office:value="0">
            <text:p>0.00</text:p>
          </table:table-cell>
          <table:table-cell table:formula="of:=STDEVPA([.B54:.P54])" office:value-type="float" office:value="2.64491125665032">
            <text:p>2.64</text:p>
          </table:table-cell>
          <table:table-cell table:formula="of:=STDEVPA([.R54:.AF54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table:number-columns-repeated="2"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55:.P55])" office:value-type="float" office:value="85.5333333333333">
            <text:p>85.53</text:p>
          </table:table-cell>
          <table:table-cell table:formula="of:=AVERAGE([.R55:.AF55])" office:value-type="float" office:value="0">
            <text:p>0.00</text:p>
          </table:table-cell>
          <table:table-cell table:formula="of:=STDEVPA([.B55:.P55])" office:value-type="float" office:value="2.06128331116537">
            <text:p>2.06</text:p>
          </table:table-cell>
          <table:table-cell table:formula="of:=STDEVPA([.R55:.AF55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table:number-columns-repeated="2" office:value-type="float" office:value="87">
            <text:p>87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87">
            <text:p>87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56:.P56])" office:value-type="float" office:value="85.9333333333333">
            <text:p>85.93</text:p>
          </table:table-cell>
          <table:table-cell table:formula="of:=AVERAGE([.R56:.AF56])" office:value-type="float" office:value="0">
            <text:p>0.00</text:p>
          </table:table-cell>
          <table:table-cell table:formula="of:=STDEVPA([.B56:.P56])" office:value-type="float" office:value="2.2647050335284">
            <text:p>2.26</text:p>
          </table:table-cell>
          <table:table-cell table:formula="of:=STDEVPA([.R56:.AF56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table:number-columns-repeated="2" office:value-type="float" office:value="87">
            <text:p>87</text:p>
          </table:table-cell>
          <table:table-cell table:number-columns-repeated="2" office:value-type="float" office:value="88">
            <text:p>88</text:p>
          </table:table-cell>
          <table:table-cell table:number-columns-repeated="3"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8">
            <text:p>88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57:.P57])" office:value-type="float" office:value="85.7333333333333">
            <text:p>85.73</text:p>
          </table:table-cell>
          <table:table-cell table:formula="of:=AVERAGE([.R57:.AF57])" office:value-type="float" office:value="0">
            <text:p>0.00</text:p>
          </table:table-cell>
          <table:table-cell table:formula="of:=STDEVPA([.B57:.P57])" office:value-type="float" office:value="2.14372469210847">
            <text:p>2.14</text:p>
          </table:table-cell>
          <table:table-cell table:formula="of:=STDEVPA([.R57:.AF57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table:number-columns-repeated="2" office:value-type="float" office:value="89">
            <text:p>89</text:p>
          </table:table-cell>
          <table:table-cell table:number-columns-repeated="2" office:value-type="float" office:value="88">
            <text:p>88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8">
            <text:p>88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58:.P58])" office:value-type="float" office:value="85.6666666666667">
            <text:p>85.67</text:p>
          </table:table-cell>
          <table:table-cell table:formula="of:=AVERAGE([.R58:.AF58])" office:value-type="float" office:value="0">
            <text:p>0.00</text:p>
          </table:table-cell>
          <table:table-cell table:formula="of:=STDEVPA([.B58:.P58])" office:value-type="float" office:value="2.64994758858024">
            <text:p>2.65</text:p>
          </table:table-cell>
          <table:table-cell table:formula="of:=STDEVPA([.R58:.AF58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87">
            <text:p>87</text:p>
          </table:table-cell>
          <table:table-cell office:value-type="float" office:value="90">
            <text:p>90</text:p>
          </table:table-cell>
          <table:table-cell office:value-type="float" office:value="88">
            <text:p>88</text:p>
          </table:table-cell>
          <table:table-cell office:value-type="float" office:value="14">
            <text:p>14</text:p>
          </table:table-cell>
          <table:table-cell table:number-columns-repeated="2" office:value-type="float" office:value="88">
            <text:p>88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8">
            <text:p>88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59:.P59])" office:value-type="float" office:value="80.4666666666667">
            <text:p>80.47</text:p>
          </table:table-cell>
          <table:table-cell table:formula="of:=AVERAGE([.R59:.AF59])" office:value-type="float" office:value="0">
            <text:p>0.00</text:p>
          </table:table-cell>
          <table:table-cell table:formula="of:=STDEVPA([.B59:.P59])" office:value-type="float" office:value="17.9661409941652">
            <text:p>17.97</text:p>
          </table:table-cell>
          <table:table-cell table:formula="of:=STDEVPA([.R59:.AF59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58">
            <text:p>58</text:p>
          </table:table-cell>
          <table:table-cell table:number-columns-repeated="3"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table:number-columns-repeated="2"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60:.P60])" office:value-type="float" office:value="80.2666666666667">
            <text:p>80.27</text:p>
          </table:table-cell>
          <table:table-cell table:formula="of:=AVERAGE([.R60:.AF60])" office:value-type="float" office:value="0">
            <text:p>0.00</text:p>
          </table:table-cell>
          <table:table-cell table:formula="of:=STDEVPA([.B60:.P60])" office:value-type="float" office:value="21.5915621379176">
            <text:p>21.59</text:p>
          </table:table-cell>
          <table:table-cell table:formula="of:=STDEVPA([.R60:.AF60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61:.P61])" office:value-type="float" office:value="56.1333333333333">
            <text:p>56.13</text:p>
          </table:table-cell>
          <table:table-cell table:formula="of:=AVERAGE([.R61:.AF61])" office:value-type="float" office:value="0">
            <text:p>0.00</text:p>
          </table:table-cell>
          <table:table-cell table:formula="of:=STDEVPA([.B61:.P61])" office:value-type="float" office:value="31.8011879582439">
            <text:p>31.80</text:p>
          </table:table-cell>
          <table:table-cell table:formula="of:=STDEVPA([.R61:.AF61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60">
            <text:p>60</text:p>
          </table:table-cell>
          <table:table-cell table:number-columns-repeated="6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62:.P62])" office:value-type="float" office:value="43.6666666666667">
            <text:p>43.67</text:p>
          </table:table-cell>
          <table:table-cell table:formula="of:=AVERAGE([.R62:.AF62])" office:value-type="float" office:value="0">
            <text:p>0.00</text:p>
          </table:table-cell>
          <table:table-cell table:formula="of:=STDEVPA([.B62:.P62])" office:value-type="float" office:value="41.1479714634337">
            <text:p>41.15</text:p>
          </table:table-cell>
          <table:table-cell table:formula="of:=STDEVPA([.R62:.AF62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61">
            <text:p>61</text:p>
          </table:table-cell>
          <table:table-cell table:number-columns-repeated="7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 office:value-type="float" office:value="80">
            <text:p>8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63:.P63])" office:value-type="float" office:value="24.8">
            <text:p>24.80</text:p>
          </table:table-cell>
          <table:table-cell table:formula="of:=AVERAGE([.R63:.AF63])" office:value-type="float" office:value="0">
            <text:p>0.00</text:p>
          </table:table-cell>
          <table:table-cell table:formula="of:=STDEVPA([.B63:.P63])" office:value-type="float" office:value="33.70499468427">
            <text:p>33.70</text:p>
          </table:table-cell>
          <table:table-cell table:formula="of:=STDEVPA([.R63:.AF63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62">
            <text:p>6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64:.P64])" office:value-type="float" office:value="11.3333333333333">
            <text:p>11.33</text:p>
          </table:table-cell>
          <table:table-cell table:formula="of:=AVERAGE([.R64:.AF64])" office:value-type="float" office:value="0">
            <text:p>0.00</text:p>
          </table:table-cell>
          <table:table-cell table:formula="of:=STDEVPA([.B64:.P64])" office:value-type="float" office:value="28.5065294664612">
            <text:p>28.51</text:p>
          </table:table-cell>
          <table:table-cell table:formula="of:=STDEVPA([.R64:.AF64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63">
            <text:p>6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65:.P65])" office:value-type="float" office:value="1">
            <text:p>1.00</text:p>
          </table:table-cell>
          <table:table-cell table:formula="of:=AVERAGE([.R65:.AF65])" office:value-type="float" office:value="0">
            <text:p>0.00</text:p>
          </table:table-cell>
          <table:table-cell table:formula="of:=STDEVPA([.B65:.P65])" office:value-type="float" office:value="2.39443799947573">
            <text:p>2.39</text:p>
          </table:table-cell>
          <table:table-cell table:formula="of:=STDEVPA([.R65:.AF65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64">
            <text:p>64</text:p>
          </table:table-cell>
          <table:table-cell table:number-columns-repeated="6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66:.P66])" office:value-type="float" office:value="0.466666666666667">
            <text:p>0.47</text:p>
          </table:table-cell>
          <table:table-cell table:formula="of:=AVERAGE([.R66:.AF66])" office:value-type="float" office:value="0">
            <text:p>0.00</text:p>
          </table:table-cell>
          <table:table-cell table:formula="of:=STDEVPA([.B66:.P66])" office:value-type="float" office:value="0.498887651569859">
            <text:p>0.50</text:p>
          </table:table-cell>
          <table:table-cell table:formula="of:=STDEVPA([.R66:.AF66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65">
            <text:p>65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67:.P67])" office:value-type="float" office:value="0.5">
            <text:p>0.50</text:p>
          </table:table-cell>
          <table:table-cell table:formula="of:=AVERAGE([.R67:.AF67])" office:value-type="float" office:value="0">
            <text:p>0.00</text:p>
          </table:table-cell>
          <table:table-cell table:formula="of:=STDEVPA([.B67:.P67])" office:value-type="float" office:value="0.498887651569859">
            <text:p>0.50</text:p>
          </table:table-cell>
          <table:table-cell table:formula="of:=STDEVPA([.R67:.AF67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66">
            <text:p>66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68:.P68])" office:value-type="float" office:value="0.785714285714286">
            <text:p>0.79</text:p>
          </table:table-cell>
          <table:table-cell/>
          <table:table-cell table:formula="of:=STDEVPA([.B68:.P68])" office:value-type="float" office:value="0.442216638714053">
            <text:p>0.44</text:p>
          </table:table-cell>
          <table:table-cell table:formula="of:=STDEVPA([.R68:.AF68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67">
            <text:p>67</text:p>
          </table:table-cell>
          <table:table-cell table:number-columns-repeated="6"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69:.P69])" office:value-type="float" office:value="0.75">
            <text:p>0.75</text:p>
          </table:table-cell>
          <table:table-cell/>
          <table:table-cell table:formula="of:=STDEVPA([.B69:.P69])" office:value-type="float" office:value="0.489897948556636">
            <text:p>0.49</text:p>
          </table:table-cell>
          <table:table-cell table:formula="of:=STDEVPA([.R69:.AF69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68">
            <text:p>68</text:p>
          </table:table-cell>
          <table:table-cell table:number-columns-repeated="7" office:value-type="string">
            <text:p>-</text:p>
          </table:table-cell>
          <table:table-cell table:number-columns-repeated="7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70:.P70])" office:value-type="float" office:value="1">
            <text:p>1.00</text:p>
          </table:table-cell>
          <table:table-cell/>
          <table:table-cell table:formula="of:=STDEVPA([.B70:.P70])" office:value-type="float" office:value="0.498887651569859">
            <text:p>0.50</text:p>
          </table:table-cell>
          <table:table-cell table:formula="of:=STDEVPA([.R70:.AF70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69">
            <text:p>69</text:p>
          </table:table-cell>
          <table:table-cell table:number-columns-repeated="7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71:.P71])" office:value-type="float" office:value="1">
            <text:p>1.00</text:p>
          </table:table-cell>
          <table:table-cell/>
          <table:table-cell table:formula="of:=STDEVPA([.B71:.P71])" office:value-type="float" office:value="0.4">
            <text:p>0.40</text:p>
          </table:table-cell>
          <table:table-cell table:formula="of:=STDEVPA([.R71:.AF71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70">
            <text:p>70</text:p>
          </table:table-cell>
          <table:table-cell table:number-columns-repeated="7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table:number-columns-repeated="15"/>
          <table:table-cell office:value-type="float" office:value="0">
            <text:p>0</text:p>
          </table:table-cell>
          <table:table-cell table:formula="of:=AVERAGE([.B72:.P72])" office:value-type="float" office:value="1">
            <text:p>1.00</text:p>
          </table:table-cell>
          <table:table-cell/>
          <table:table-cell table:formula="of:=STDEVPA([.B72:.P72])" office:value-type="float" office:value="0.339934634239519">
            <text:p>0.34</text:p>
          </table:table-cell>
          <table:table-cell table:formula="of:=STDEVPA([.R72:.AF72])" office:value-type="float" office:value="0">
            <text:p>0.00</text:p>
          </table:table-cell>
          <table:table-cell table:number-columns-repeated="988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0" table:style-name="ta1">
        <table:shapes>
          <draw:frame draw:z-index="0" draw:style-name="gr1" draw:text-style-name="P1" svg:width="15.999cm" svg:height="8.999cm" svg:x="14.671cm" svg:y="4.058cm">
            <draw:object draw:notify-on-update-of-ranges="'60'.AG1:'60'.AG1 '60'.AG2:'60'.AG72 '60'.AH1:'60'.AH1 '60'.AH2:'60'.AH7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1" table:number-columns-repeated="32" table:default-cell-style-name="ce11"/>
        <table:table-column table:style-name="co12" table:default-cell-style-name="ce14"/>
        <table:table-column table:style-name="co13" table:default-cell-style-name="ce14"/>
        <table:table-column table:style-name="co12" table:number-columns-repeated="2" table:default-cell-style-name="ce14"/>
        <table:table-column table:style-name="co11" table:default-cell-style-name="ce11"/>
        <table:table-column table:style-name="co14" table:default-cell-style-name="ce11"/>
        <table:table-column table:style-name="co10" table:default-cell-style-name="ce11"/>
        <table:table-column table:style-name="co15" table:default-cell-style-name="ce11"/>
        <table:table-column table:style-name="co11" table:number-columns-repeated="984" table:default-cell-style-name="ce11"/>
        <table:table-row table:style-name="ro4">
          <table:table-cell office:value-type="string">
            <text:p>Time</text:p>
          </table:table-cell>
          <table:table-cell office:value-type="string">
            <text:p>stat-150328-074736-1.txt</text:p>
          </table:table-cell>
          <table:table-cell office:value-type="string">
            <text:p>stat-150328-075041-2.txt</text:p>
          </table:table-cell>
          <table:table-cell office:value-type="string">
            <text:p>stat-150328-075347-3.txt</text:p>
          </table:table-cell>
          <table:table-cell office:value-type="string">
            <text:p>stat-150328-075654-4.txt</text:p>
          </table:table-cell>
          <table:table-cell office:value-type="string">
            <text:p>stat-150328-075959-5.txt</text:p>
          </table:table-cell>
          <table:table-cell office:value-type="string">
            <text:p>stat-150328-080303-6.txt</text:p>
          </table:table-cell>
          <table:table-cell office:value-type="string">
            <text:p>stat-150328-080609-7.txt</text:p>
          </table:table-cell>
          <table:table-cell office:value-type="string">
            <text:p>stat-150328-080914-8.txt</text:p>
          </table:table-cell>
          <table:table-cell office:value-type="string">
            <text:p>stat-150328-081219-9.txt</text:p>
          </table:table-cell>
          <table:table-cell office:value-type="string">
            <text:p>stat-150328-081523-10.txt</text:p>
          </table:table-cell>
          <table:table-cell office:value-type="string">
            <text:p>stat-150328-081830-11.txt</text:p>
          </table:table-cell>
          <table:table-cell office:value-type="string">
            <text:p>stat-150328-082137-12.txt</text:p>
          </table:table-cell>
          <table:table-cell office:value-type="string">
            <text:p>stat-150328-082443-13.txt</text:p>
          </table:table-cell>
          <table:table-cell office:value-type="string">
            <text:p>stat-150328-082748-14.txt</text:p>
          </table:table-cell>
          <table:table-cell office:value-type="string">
            <text:p>stat-150328-083053-15.txt</text:p>
          </table:table-cell>
          <table:table-cell office:value-type="string">
            <text:p>Time</text:p>
          </table:table-cell>
          <table:table-cell office:value-type="string">
            <text:p>stat-150328-074736-1.txt</text:p>
          </table:table-cell>
          <table:table-cell office:value-type="string">
            <text:p>stat-150328-075041-2.txt</text:p>
          </table:table-cell>
          <table:table-cell office:value-type="string">
            <text:p>stat-150328-075347-3.txt</text:p>
          </table:table-cell>
          <table:table-cell office:value-type="string">
            <text:p>stat-150328-075654-4.txt</text:p>
          </table:table-cell>
          <table:table-cell office:value-type="string">
            <text:p>stat-150328-075959-5.txt</text:p>
          </table:table-cell>
          <table:table-cell office:value-type="string">
            <text:p>stat-150328-080303-6.txt</text:p>
          </table:table-cell>
          <table:table-cell office:value-type="string">
            <text:p>stat-150328-080609-7.txt</text:p>
          </table:table-cell>
          <table:table-cell office:value-type="string">
            <text:p>stat-150328-080914-8.txt</text:p>
          </table:table-cell>
          <table:table-cell office:value-type="string">
            <text:p>stat-150328-081219-9.txt</text:p>
          </table:table-cell>
          <table:table-cell office:value-type="string">
            <text:p>stat-150328-081523-10.txt</text:p>
          </table:table-cell>
          <table:table-cell office:value-type="string">
            <text:p>stat-150328-081830-11.txt</text:p>
          </table:table-cell>
          <table:table-cell office:value-type="string">
            <text:p>stat-150328-082137-12.txt</text:p>
          </table:table-cell>
          <table:table-cell office:value-type="string">
            <text:p>stat-150328-082443-13.txt</text:p>
          </table:table-cell>
          <table:table-cell office:value-type="string">
            <text:p>stat-150328-082748-14.txt</text:p>
          </table:table-cell>
          <table:table-cell office:value-type="string">
            <text:p>stat-150328-083053-15.txt</text:p>
          </table:table-cell>
          <table:table-cell table:style-name="ce12" office:value-type="string">
            <text:p>Attacker</text:p>
          </table:table-cell>
          <table:table-cell table:style-name="ce12" office:value-type="string">
            <text:p>Victim</text:p>
          </table:table-cell>
          <table:table-cell table:style-name="ce12" office:value-type="string">
            <text:p>AttackerDesv</text:p>
          </table:table-cell>
          <table:table-cell table:style-name="ce12" office:value-type="string">
            <text:p>VictimDesv</text:p>
          </table:table-cell>
          <table:table-cell table:style-name="ce15" table:number-columns-repeated="2"/>
          <table:table-cell table:style-name="ce17" office:value-type="string">
            <text:p>Attacker</text:p>
          </table:table-cell>
          <table:table-cell table:style-name="ce17" office:value-type="string">
            <text:p>desv</text:p>
          </table:table-cell>
          <table:table-cell table:style-name="ce17" office:value-type="string">
            <text:p>Victim</text:p>
          </table:table-cell>
          <table:table-cell table:style-name="ce17" office:value-type="string">
            <text:p>desv</text:p>
          </table:table-cell>
          <table:table-cell table:style-name="ce15" table:number-columns-repeated="982"/>
        </table:table-row>
        <table:table-row table:style-name="ro5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21">
            <text:p>21</text:p>
          </table:table-cell>
          <table:table-cell table:style-name="ce13" table:formula="of:=AVERAGE([.B2:.P2])" office:value-type="float" office:value="14.6">
            <text:p>14.60</text:p>
          </table:table-cell>
          <table:table-cell table:style-name="ce13" table:formula="of:=AVERAGE([.R2:.AF2])" office:value-type="float" office:value="27.1333333333333">
            <text:p>27.13</text:p>
          </table:table-cell>
          <table:table-cell table:formula="of:=STDEVPA([.B2:.P2])" office:value-type="float" office:value="24.7677209286603">
            <text:p>24.77</text:p>
          </table:table-cell>
          <table:table-cell table:formula="of:=STDEVPA([.R2:.AF2])" office:value-type="float" office:value="48.6769852074765">
            <text:p>48.68</text:p>
          </table:table-cell>
          <table:table-cell/>
          <table:table-cell table:style-name="ce16" office:value-type="string">
            <text:p>média</text:p>
          </table:table-cell>
          <table:table-cell table:formula="of:=AVERAGE([.AG2:.AG500])" office:value-type="float" office:value="70.9201643426996">
            <text:p>70.9201643427</text:p>
          </table:table-cell>
          <table:table-cell/>
          <table:table-cell table:formula="of:=AVERAGE([.AH2:.AH500])" office:value-type="float" office:value="14.7079120410106">
            <text:p>14.707912041</text:p>
          </table:table-cell>
          <table:table-cell table:number-columns-repeated="983"/>
        </table:table-row>
        <table:table-row table:style-name="ro5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33">
            <text:p>33</text:p>
          </table:table-cell>
          <table:table-cell office:value-type="float" office:value="135">
            <text:p>135</text:p>
          </table:table-cell>
          <table:table-cell office:value-type="float" office:value="137">
            <text:p>137</text:p>
          </table:table-cell>
          <table:table-cell table:style-name="ce13" table:formula="of:=AVERAGE([.B3:.P3])" office:value-type="float" office:value="29.6666666666667">
            <text:p>29.67</text:p>
          </table:table-cell>
          <table:table-cell table:style-name="ce13" table:formula="of:=AVERAGE([.R3:.AF3])" office:value-type="float" office:value="56.4">
            <text:p>56.40</text:p>
          </table:table-cell>
          <table:table-cell table:formula="of:=STDEVPA([.B3:.P3])" office:value-type="float" office:value="28.3564611488967">
            <text:p>28.36</text:p>
          </table:table-cell>
          <table:table-cell table:formula="of:=STDEVPA([.R3:.AF3])" office:value-type="float" office:value="56.8539649746025">
            <text:p>56.85</text:p>
          </table:table-cell>
          <table:table-cell/>
          <table:table-cell table:style-name="ce16" office:value-type="string">
            <text:p>soma</text:p>
          </table:table-cell>
          <table:table-cell table:formula="of:=SUM([.AG2:.AG500])" office:value-type="float" office:value="5035.33166833167">
            <text:p>5035.3316683317</text:p>
          </table:table-cell>
          <table:table-cell table:formula="of:=AVERAGE([.AI2:.AI500])" office:value-type="float" office:value="7.15419139954683">
            <text:p>7.1541913995</text:p>
          </table:table-cell>
          <table:table-cell table:formula="of:=SUM([.AH2:.AH500])" office:value-type="float" office:value="1044.26175491176">
            <text:p>1044.2617549118</text:p>
          </table:table-cell>
          <table:table-cell table:formula="of:=AVERAGE([.AJ2:.AJ500])" office:value-type="float" office:value="9.01671535432013">
            <text:p>9.0167153543</text:p>
          </table:table-cell>
          <table:table-cell table:number-columns-repeated="98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132">
            <text:p>132</text:p>
          </table:table-cell>
          <table:table-cell office:value-type="float" office:value="142">
            <text:p>142</text:p>
          </table:table-cell>
          <table:table-cell office:value-type="float" office:value="134">
            <text:p>134</text:p>
          </table:table-cell>
          <table:table-cell office:value-type="float" office:value="137">
            <text:p>137</text:p>
          </table:table-cell>
          <table:table-cell table:number-columns-repeated="2" office:value-type="float" office:value="139">
            <text:p>139</text:p>
          </table:table-cell>
          <table:table-cell office:value-type="float" office:value="135">
            <text:p>135</text:p>
          </table:table-cell>
          <table:table-cell office:value-type="float" office:value="130">
            <text:p>130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office:value-type="float" office:value="136">
            <text:p>136</text:p>
          </table:table-cell>
          <table:table-cell office:value-type="float" office:value="128">
            <text:p>128</text:p>
          </table:table-cell>
          <table:table-cell office:value-type="float" office:value="134">
            <text:p>134</text:p>
          </table:table-cell>
          <table:table-cell table:style-name="ce13" table:formula="of:=AVERAGE([.B4:.P4])" office:value-type="float" office:value="68.0666666666667">
            <text:p>68.07</text:p>
          </table:table-cell>
          <table:table-cell table:style-name="ce13" table:formula="of:=AVERAGE([.R4:.AF4])" office:value-type="float" office:value="135.066666666667">
            <text:p>135.07</text:p>
          </table:table-cell>
          <table:table-cell table:formula="of:=STDEVPA([.B4:.P4])" office:value-type="float" office:value="2.17460085737335">
            <text:p>2.17</text:p>
          </table:table-cell>
          <table:table-cell table:formula="of:=STDEVPA([.R4:.AF4])" office:value-type="float" office:value="3.62338086445365">
            <text:p>3.62</text:p>
          </table:table-cell>
          <table:table-cell table:number-columns-repeated="98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79">
            <text:p>79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135">
            <text:p>135</text:p>
          </table:table-cell>
          <table:table-cell office:value-type="float" office:value="134">
            <text:p>134</text:p>
          </table:table-cell>
          <table:table-cell office:value-type="float" office:value="133">
            <text:p>133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133">
            <text:p>133</text:p>
          </table:table-cell>
          <table:table-cell office:value-type="float" office:value="136">
            <text:p>136</text:p>
          </table:table-cell>
          <table:table-cell office:value-type="float" office:value="130">
            <text:p>130</text:p>
          </table:table-cell>
          <table:table-cell office:value-type="float" office:value="44">
            <text:p>44</text:p>
          </table:table-cell>
          <table:table-cell office:value-type="float" office:value="135">
            <text:p>135</text:p>
          </table:table-cell>
          <table:table-cell office:value-type="float" office:value="132">
            <text:p>132</text:p>
          </table:table-cell>
          <table:table-cell office:value-type="float" office:value="140">
            <text:p>140</text:p>
          </table:table-cell>
          <table:table-cell office:value-type="float" office:value="134">
            <text:p>134</text:p>
          </table:table-cell>
          <table:table-cell office:value-type="float" office:value="128">
            <text:p>128</text:p>
          </table:table-cell>
          <table:table-cell office:value-type="float" office:value="126">
            <text:p>126</text:p>
          </table:table-cell>
          <table:table-cell table:style-name="ce13" table:formula="of:=AVERAGE([.B5:.P5])" office:value-type="float" office:value="67.6666666666667">
            <text:p>67.67</text:p>
          </table:table-cell>
          <table:table-cell table:style-name="ce13" table:formula="of:=AVERAGE([.R5:.AF5])" office:value-type="float" office:value="126.733333333333">
            <text:p>126.73</text:p>
          </table:table-cell>
          <table:table-cell table:formula="of:=STDEVPA([.B5:.P5])" office:value-type="float" office:value="3.53396220818629">
            <text:p>3.53</text:p>
          </table:table-cell>
          <table:table-cell table:formula="of:=STDEVPA([.R5:.AF5])" office:value-type="float" office:value="22.3561077908377">
            <text:p>22.36</text:p>
          </table:table-cell>
          <table:table-cell/>
          <table:table-cell table:style-name="ce16"/>
          <table:table-cell table:number-columns-repeated="986"/>
        </table:table-row>
        <table:table-row table:style-name="ro5">
          <table:table-cell office:value-type="float" office:value="4">
            <text:p>4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table:number-columns-repeated="2"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table:number-columns-repeated="2"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131">
            <text:p>131</text:p>
          </table:table-cell>
          <table:table-cell office:value-type="float" office:value="133">
            <text:p>133</text:p>
          </table:table-cell>
          <table:table-cell office:value-type="float" office:value="135">
            <text:p>135</text:p>
          </table:table-cell>
          <table:table-cell office:value-type="float" office:value="127">
            <text:p>127</text:p>
          </table:table-cell>
          <table:table-cell office:value-type="float" office:value="130">
            <text:p>130</text:p>
          </table:table-cell>
          <table:table-cell office:value-type="float" office:value="132">
            <text:p>132</text:p>
          </table:table-cell>
          <table:table-cell office:value-type="float" office:value="134">
            <text:p>134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28">
            <text:p>128</text:p>
          </table:table-cell>
          <table:table-cell office:value-type="float" office:value="139">
            <text:p>139</text:p>
          </table:table-cell>
          <table:table-cell office:value-type="float" office:value="132">
            <text:p>132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table:style-name="ce13" table:formula="of:=AVERAGE([.B6:.P6])" office:value-type="float" office:value="67.7333333333333">
            <text:p>67.73</text:p>
          </table:table-cell>
          <table:table-cell table:style-name="ce13" table:formula="of:=AVERAGE([.R6:.AF6])" office:value-type="float" office:value="122.866666666667">
            <text:p>122.87</text:p>
          </table:table-cell>
          <table:table-cell table:formula="of:=STDEVPA([.B6:.P6])" office:value-type="float" office:value="4.83689523925788">
            <text:p>4.84</text:p>
          </table:table-cell>
          <table:table-cell table:formula="of:=STDEVPA([.R6:.AF6])" office:value-type="float" office:value="32.964357856462">
            <text:p>32.96</text:p>
          </table:table-cell>
          <table:table-cell/>
          <table:table-cell table:style-name="ce16"/>
          <table:table-cell table:style-name="ce16" office:value-type="string">
            <text:p>Attacker</text:p>
          </table:table-cell>
          <table:table-cell table:style-name="ce16" office:value-type="string">
            <text:p>Victim</text:p>
          </table:table-cell>
          <table:table-cell table:number-columns-repeated="984"/>
        </table:table-row>
        <table:table-row table:style-name="ro5"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table:number-columns-repeated="2"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81">
            <text:p>81</text:p>
          </table:table-cell>
          <table:table-cell table:number-columns-repeated="2" office:value-type="float" office:value="64">
            <text:p>64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122">
            <text:p>122</text:p>
          </table:table-cell>
          <table:table-cell office:value-type="float" office:value="129">
            <text:p>129</text:p>
          </table:table-cell>
          <table:table-cell office:value-type="float" office:value="134">
            <text:p>134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127">
            <text:p>127</text:p>
          </table:table-cell>
          <table:table-cell office:value-type="float" office:value="121">
            <text:p>121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table:number-columns-repeated="2" office:value-type="float" office:value="128">
            <text:p>128</text:p>
          </table:table-cell>
          <table:table-cell office:value-type="float" office:value="142">
            <text:p>142</text:p>
          </table:table-cell>
          <table:table-cell office:value-type="float" office:value="130">
            <text:p>130</text:p>
          </table:table-cell>
          <table:table-cell office:value-type="float" office:value="136">
            <text:p>136</text:p>
          </table:table-cell>
          <table:table-cell office:value-type="float" office:value="139">
            <text:p>139</text:p>
          </table:table-cell>
          <table:table-cell table:style-name="ce13" table:formula="of:=AVERAGE([.B7:.P7])" office:value-type="float" office:value="67.6">
            <text:p>67.60</text:p>
          </table:table-cell>
          <table:table-cell table:style-name="ce13" table:formula="of:=AVERAGE([.R7:.AF7])" office:value-type="float" office:value="122.4">
            <text:p>122.40</text:p>
          </table:table-cell>
          <table:table-cell table:formula="of:=STDEVPA([.B7:.P7])" office:value-type="float" office:value="4.39393521420909">
            <text:p>4.39</text:p>
          </table:table-cell>
          <table:table-cell table:formula="of:=STDEVPA([.R7:.AF7])" office:value-type="float" office:value="32.98039821874">
            <text:p>32.98</text:p>
          </table:table-cell>
          <table:table-cell/>
          <table:table-cell table:style-name="ce16" office:value-type="string">
            <text:p>Média</text:p>
          </table:table-cell>
          <table:table-cell table:formula="of:=AVERAGE([.AG2:.AG500])" office:value-type="float" office:value="70.9201643426996">
            <text:p>70.9201643427</text:p>
          </table:table-cell>
          <table:table-cell table:formula="of:=AVERAGE([.AH2:.AH500])" office:value-type="float" office:value="14.7079120410106">
            <text:p>14.707912041</text:p>
          </table:table-cell>
          <table:table-cell table:number-columns-repeated="984"/>
        </table:table-row>
        <table:table-row table:style-name="ro5"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  <table:table-cell office:value-type="float" office:value="86">
            <text:p>86</text:p>
          </table:table-cell>
          <table:table-cell table:number-columns-repeated="2"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float" office:value="153">
            <text:p>153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134">
            <text:p>134</text:p>
          </table:table-cell>
          <table:table-cell office:value-type="float" office:value="130">
            <text:p>130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office:value-type="float" office:value="129">
            <text:p>129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office:value-type="float" office:value="51">
            <text:p>51</text:p>
          </table:table-cell>
          <table:table-cell office:value-type="float" office:value="132">
            <text:p>132</text:p>
          </table:table-cell>
          <table:table-cell table:style-name="ce13" table:formula="of:=AVERAGE([.B8:.P8])" office:value-type="float" office:value="68.8">
            <text:p>68.80</text:p>
          </table:table-cell>
          <table:table-cell table:style-name="ce13" table:formula="of:=AVERAGE([.R8:.AF8])" office:value-type="float" office:value="109.066666666667">
            <text:p>109.07</text:p>
          </table:table-cell>
          <table:table-cell table:formula="of:=STDEVPA([.B8:.P8])" office:value-type="float" office:value="6.72507744688986">
            <text:p>6.73</text:p>
          </table:table-cell>
          <table:table-cell table:formula="of:=STDEVPA([.R8:.AF8])" office:value-type="float" office:value="47.3137987859309">
            <text:p>47.31</text:p>
          </table:table-cell>
          <table:table-cell/>
          <table:table-cell table:style-name="ce16" office:value-type="string">
            <text:p>Média desv</text:p>
          </table:table-cell>
          <table:table-cell table:formula="of:=AVERAGE([.AI2:.AI500])" office:value-type="float" office:value="7.15419139954683">
            <text:p>7.1541913995</text:p>
          </table:table-cell>
          <table:table-cell table:formula="of:=AVERAGE([.AJ2:.AJ500])" office:value-type="float" office:value="9.01671535432013">
            <text:p>9.0167153543</text:p>
          </table:table-cell>
          <table:table-cell table:number-columns-repeated="98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table:number-columns-repeated="2" office:value-type="float" office:value="67">
            <text:p>67</text:p>
          </table:table-cell>
          <table:table-cell table:number-columns-repeated="2"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88">
            <text:p>88</text:p>
          </table:table-cell>
          <table:table-cell office:value-type="float" office:value="66">
            <text:p>66</text:p>
          </table:table-cell>
          <table:table-cell office:value-type="float" office:value="87">
            <text:p>87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84">
            <text:p>84</text:p>
          </table:table-cell>
          <table:table-cell office:value-type="float" office:value="66">
            <text:p>66</text:p>
          </table:table-cell>
          <table:table-cell office:value-type="float" office:value="7">
            <text:p>7</text:p>
          </table:table-cell>
          <table:table-cell office:value-type="float" office:value="148">
            <text:p>148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office:value-type="float" office:value="132">
            <text:p>132</text:p>
          </table:table-cell>
          <table:table-cell office:value-type="float" office:value="126">
            <text:p>126</text:p>
          </table:table-cell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133">
            <text:p>133</text:p>
          </table:table-cell>
          <table:table-cell office:value-type="float" office:value="115">
            <text:p>115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table:style-name="ce13" table:formula="of:=AVERAGE([.B9:.P9])" office:value-type="float" office:value="71.4666666666667">
            <text:p>71.47</text:p>
          </table:table-cell>
          <table:table-cell table:style-name="ce13" table:formula="of:=AVERAGE([.R9:.AF9])" office:value-type="float" office:value="103.333333333333">
            <text:p>103.33</text:p>
          </table:table-cell>
          <table:table-cell table:formula="of:=STDEVPA([.B9:.P9])" office:value-type="float" office:value="7.80484180208386">
            <text:p>7.80</text:p>
          </table:table-cell>
          <table:table-cell table:formula="of:=STDEVPA([.R9:.AF9])" office:value-type="float" office:value="52.2196216846588">
            <text:p>52.22</text:p>
          </table:table-cell>
          <table:table-cell table:number-columns-repeated="988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4">
            <text:p>74</text:p>
          </table:table-cell>
          <table:table-cell table:number-columns-repeated="2" office:value-type="float" office:value="67">
            <text:p>67</text:p>
          </table:table-cell>
          <table:table-cell office:value-type="float" office:value="78">
            <text:p>78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81">
            <text:p>81</text:p>
          </table:table-cell>
          <table:table-cell office:value-type="float" office:value="73">
            <text:p>73</text:p>
          </table:table-cell>
          <table:table-cell office:value-type="float" office:value="64">
            <text:p>64</text:p>
          </table:table-cell>
          <table:table-cell office:value-type="float" office:value="84">
            <text:p>84</text:p>
          </table:table-cell>
          <table:table-cell office:value-type="float" office:value="74">
            <text:p>74</text:p>
          </table:table-cell>
          <table:table-cell office:value-type="float" office:value="83">
            <text:p>83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138">
            <text:p>138</text:p>
          </table:table-cell>
          <table:table-cell office:value-type="float" office:value="136">
            <text:p>136</text:p>
          </table:table-cell>
          <table:table-cell office:value-type="float" office:value="133">
            <text:p>13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table:style-name="ce13" table:formula="of:=AVERAGE([.B10:.P10])" office:value-type="float" office:value="74.2666666666667">
            <text:p>74.27</text:p>
          </table:table-cell>
          <table:table-cell table:style-name="ce13" table:formula="of:=AVERAGE([.R10:.AF10])" office:value-type="float" office:value="78.1333333333333">
            <text:p>78.13</text:p>
          </table:table-cell>
          <table:table-cell table:formula="of:=STDEVPA([.B10:.P10])" office:value-type="float" office:value="7.27980463718331">
            <text:p>7.28</text:p>
          </table:table-cell>
          <table:table-cell table:formula="of:=STDEVPA([.R10:.AF10])" office:value-type="float" office:value="61.8469796262428">
            <text:p>61.85</text:p>
          </table:table-cell>
          <table:table-cell table:number-columns-repeated="988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71">
            <text:p>71</text:p>
          </table:table-cell>
          <table:table-cell office:value-type="float" office:value="83">
            <text:p>83</text:p>
          </table:table-cell>
          <table:table-cell office:value-type="float" office:value="68">
            <text:p>68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68">
            <text:p>68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142">
            <text:p>142</text:p>
          </table:table-cell>
          <table:table-cell office:value-type="float" office:value="134">
            <text:p>134</text:p>
          </table:table-cell>
          <table:table-cell office:value-type="float" office:value="116">
            <text:p>116</text:p>
          </table:table-cell>
          <table:table-cell table:number-columns-repeated="2"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office:value-type="float" office:value="138">
            <text:p>138</text:p>
          </table:table-cell>
          <table:table-cell table:number-columns-repeated="3" office:value-type="float" office:value="0">
            <text:p>0</text:p>
          </table:table-cell>
          <table:table-cell office:value-type="float" office:value="137">
            <text:p>137</text:p>
          </table:table-cell>
          <table:table-cell table:style-name="ce13" table:formula="of:=AVERAGE([.B11:.P11])" office:value-type="float" office:value="76.8">
            <text:p>76.80</text:p>
          </table:table-cell>
          <table:table-cell table:style-name="ce13" table:formula="of:=AVERAGE([.R11:.AF11])" office:value-type="float" office:value="60.5333333333333">
            <text:p>60.53</text:p>
          </table:table-cell>
          <table:table-cell table:formula="of:=STDEVPA([.B11:.P11])" office:value-type="float" office:value="7.68721882954644">
            <text:p>7.69</text:p>
          </table:table-cell>
          <table:table-cell table:formula="of:=STDEVPA([.R11:.AF11])" office:value-type="float" office:value="65.2920277590525">
            <text:p>65.29</text:p>
          </table:table-cell>
          <table:table-cell table:number-columns-repeated="988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83">
            <text:p>83</text:p>
          </table:table-cell>
          <table:table-cell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office:value-type="float" office:value="69">
            <text:p>69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69">
            <text:p>69</text:p>
          </table:table-cell>
          <table:table-cell office:value-type="float" office:value="86">
            <text:p>86</text:p>
          </table:table-cell>
          <table:table-cell table:number-columns-repeated="2"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10">
            <text:p>10</text:p>
          </table:table-cell>
          <table:table-cell office:value-type="float" office:value="140">
            <text:p>140</text:p>
          </table:table-cell>
          <table:table-cell office:value-type="float" office:value="138">
            <text:p>138</text:p>
          </table:table-cell>
          <table:table-cell table:number-columns-repeated="5" office:value-type="float" office:value="0">
            <text:p>0</text:p>
          </table:table-cell>
          <table:table-cell office:value-type="float" office:value="138">
            <text:p>138</text:p>
          </table:table-cell>
          <table:table-cell table:number-columns-repeated="2" office:value-type="float" office:value="0">
            <text:p>0</text:p>
          </table:table-cell>
          <table:table-cell office:value-type="float" office:value="138">
            <text:p>138</text:p>
          </table:table-cell>
          <table:table-cell table:number-columns-repeated="3" office:value-type="float" office:value="0">
            <text:p>0</text:p>
          </table:table-cell>
          <table:table-cell office:value-type="float" office:value="22">
            <text:p>22</text:p>
          </table:table-cell>
          <table:table-cell table:style-name="ce13" table:formula="of:=AVERAGE([.B12:.P12])" office:value-type="float" office:value="79.6666666666667">
            <text:p>79.67</text:p>
          </table:table-cell>
          <table:table-cell table:style-name="ce13" table:formula="of:=AVERAGE([.R12:.AF12])" office:value-type="float" office:value="38.4">
            <text:p>38.40</text:p>
          </table:table-cell>
          <table:table-cell table:formula="of:=STDEVPA([.B12:.P12])" office:value-type="float" office:value="6.225396015962">
            <text:p>6.23</text:p>
          </table:table-cell>
          <table:table-cell table:formula="of:=STDEVPA([.R12:.AF12])" office:value-type="float" office:value="60.606710299548">
            <text:p>60.61</text:p>
          </table:table-cell>
          <table:table-cell table:number-columns-repeated="988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11">
            <text:p>11</text:p>
          </table:table-cell>
          <table:table-cell office:value-type="float" office:value="126">
            <text:p>126</text:p>
          </table:table-cell>
          <table:table-cell office:value-type="float" office:value="121">
            <text:p>121</text:p>
          </table:table-cell>
          <table:table-cell table:number-columns-repeated="5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129">
            <text:p>129</text:p>
          </table:table-cell>
          <table:table-cell table:number-columns-repeated="4" office:value-type="float" office:value="0">
            <text:p>0</text:p>
          </table:table-cell>
          <table:table-cell table:style-name="ce13" table:formula="of:=AVERAGE([.B13:.P13])" office:value-type="float" office:value="79.2666666666667">
            <text:p>79.27</text:p>
          </table:table-cell>
          <table:table-cell table:style-name="ce13" table:formula="of:=AVERAGE([.R13:.AF13])" office:value-type="float" office:value="27.8666666666667">
            <text:p>27.87</text:p>
          </table:table-cell>
          <table:table-cell table:formula="of:=STDEVPA([.B13:.P13])" office:value-type="float" office:value="5.27214904527135">
            <text:p>5.27</text:p>
          </table:table-cell>
          <table:table-cell table:formula="of:=STDEVPA([.R13:.AF13])" office:value-type="float" office:value="49.8489273260273">
            <text:p>49.85</text:p>
          </table:table-cell>
          <table:table-cell table:number-columns-repeated="988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74">
            <text:p>74</text:p>
          </table:table-cell>
          <table:table-cell table:number-columns-repeated="2"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67">
            <text:p>67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9" office:value-type="float" office:value="0">
            <text:p>0</text:p>
          </table:table-cell>
          <table:table-cell office:value-type="float" office:value="136">
            <text:p>136</text:p>
          </table:table-cell>
          <table:table-cell table:number-columns-repeated="4" office:value-type="float" office:value="0">
            <text:p>0</text:p>
          </table:table-cell>
          <table:table-cell table:style-name="ce13" table:formula="of:=AVERAGE([.B14:.P14])" office:value-type="float" office:value="80.6666666666667">
            <text:p>80.67</text:p>
          </table:table-cell>
          <table:table-cell table:style-name="ce13" table:formula="of:=AVERAGE([.R14:.AF14])" office:value-type="float" office:value="10.8">
            <text:p>10.80</text:p>
          </table:table-cell>
          <table:table-cell table:formula="of:=STDEVPA([.B14:.P14])" office:value-type="float" office:value="4.58499969707984">
            <text:p>4.58</text:p>
          </table:table-cell>
          <table:table-cell table:formula="of:=STDEVPA([.R14:.AF14])" office:value-type="float" office:value="34.0806885689437">
            <text:p>34.08</text:p>
          </table:table-cell>
          <table:table-cell table:number-columns-repeated="988"/>
        </table:table-row>
        <table:table-row table:style-name="ro2">
          <table:table-cell office:value-type="float" office:value="13">
            <text:p>13</text:p>
          </table:table-cell>
          <table:table-cell table:number-columns-repeated="3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13">
            <text:p>13</text:p>
          </table:table-cell>
          <table:table-cell table:number-columns-repeated="10" office:value-type="float" office:value="0">
            <text:p>0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table:style-name="ce13" table:formula="of:=AVERAGE([.B15:.P15])" office:value-type="float" office:value="82.5333333333333">
            <text:p>82.53</text:p>
          </table:table-cell>
          <table:table-cell table:style-name="ce13" table:formula="of:=AVERAGE([.R15:.AF15])" office:value-type="float" office:value="8.8">
            <text:p>8.80</text:p>
          </table:table-cell>
          <table:table-cell table:formula="of:=STDEVPA([.B15:.P15])" office:value-type="float" office:value="4.82861838992849">
            <text:p>4.83</text:p>
          </table:table-cell>
          <table:table-cell table:formula="of:=STDEVPA([.R15:.AF15])" office:value-type="float" office:value="32.9265850036107">
            <text:p>32.93</text:p>
          </table:table-cell>
          <table:table-cell table:number-columns-repeated="988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48">
            <text:p>48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84">
            <text:p>84</text:p>
          </table:table-cell>
          <table:table-cell office:value-type="float" office:value="77">
            <text:p>77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14">
            <text:p>14</text:p>
          </table:table-cell>
          <table:table-cell table:number-columns-repeated="10" office:value-type="float" office:value="0">
            <text:p>0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table:style-name="ce13" table:formula="of:=AVERAGE([.B16:.P16])" office:value-type="float" office:value="78.4">
            <text:p>78.40</text:p>
          </table:table-cell>
          <table:table-cell table:style-name="ce13" table:formula="of:=AVERAGE([.R16:.AF16])" office:value-type="float" office:value="7.13333333333333">
            <text:p>7.13</text:p>
          </table:table-cell>
          <table:table-cell table:formula="of:=STDEVPA([.B16:.P16])" office:value-type="float" office:value="9.24337600663307">
            <text:p>9.24</text:p>
          </table:table-cell>
          <table:table-cell table:formula="of:=STDEVPA([.R16:.AF16])" office:value-type="float" office:value="26.6904893589874">
            <text:p>26.69</text:p>
          </table:table-cell>
          <table:table-cell table:number-columns-repeated="988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73">
            <text:p>73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table:number-columns-repeated="2" office:value-type="float" office:value="83">
            <text:p>83</text:p>
          </table:table-cell>
          <table:table-cell office:value-type="float" office:value="15">
            <text:p>15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17:.P17])" office:value-type="float" office:value="81.2666666666667">
            <text:p>81.27</text:p>
          </table:table-cell>
          <table:table-cell table:style-name="ce13" table:formula="of:=AVERAGE([.R17:.AF17])" office:value-type="float" office:value="0">
            <text:p>0.00</text:p>
          </table:table-cell>
          <table:table-cell table:formula="of:=STDEVPA([.B17:.P17])" office:value-type="float" office:value="3.74996296278006">
            <text:p>3.75</text:p>
          </table:table-cell>
          <table:table-cell table:formula="of:=STDEVPA([.R17:.AF17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table:number-columns-repeated="2"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16">
            <text:p>16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18:.P18])" office:value-type="float" office:value="83.5333333333333">
            <text:p>83.53</text:p>
          </table:table-cell>
          <table:table-cell table:style-name="ce13" table:formula="of:=AVERAGE([.R18:.AF18])" office:value-type="float" office:value="0">
            <text:p>0.00</text:p>
          </table:table-cell>
          <table:table-cell table:formula="of:=STDEVPA([.B18:.P18])" office:value-type="float" office:value="1.62754074876449">
            <text:p>1.63</text:p>
          </table:table-cell>
          <table:table-cell table:formula="of:=STDEVPA([.R18:.AF18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table:number-columns-repeated="2"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17">
            <text:p>17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19:.P19])" office:value-type="float" office:value="82.3333333333333">
            <text:p>82.33</text:p>
          </table:table-cell>
          <table:table-cell table:style-name="ce13" table:formula="of:=AVERAGE([.R19:.AF19])" office:value-type="float" office:value="0">
            <text:p>0.00</text:p>
          </table:table-cell>
          <table:table-cell table:formula="of:=STDEVPA([.B19:.P19])" office:value-type="float" office:value="2.05480466765633">
            <text:p>2.05</text:p>
          </table:table-cell>
          <table:table-cell table:formula="of:=STDEVPA([.R19:.AF19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2"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table:number-columns-repeated="3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18">
            <text:p>18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20:.P20])" office:value-type="float" office:value="82.2">
            <text:p>82.20</text:p>
          </table:table-cell>
          <table:table-cell table:style-name="ce13" table:formula="of:=AVERAGE([.R20:.AF20])" office:value-type="float" office:value="0">
            <text:p>0.00</text:p>
          </table:table-cell>
          <table:table-cell table:formula="of:=STDEVPA([.B20:.P20])" office:value-type="float" office:value="2.66333124739176">
            <text:p>2.66</text:p>
          </table:table-cell>
          <table:table-cell table:formula="of:=STDEVPA([.R20:.AF20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77">
            <text:p>77</text:p>
          </table:table-cell>
          <table:table-cell table:number-columns-repeated="4" office:value-type="float" office:value="83">
            <text:p>83</text:p>
          </table:table-cell>
          <table:table-cell office:value-type="float" office:value="75">
            <text:p>75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19">
            <text:p>19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21:.P21])" office:value-type="float" office:value="82.4666666666667">
            <text:p>82.47</text:p>
          </table:table-cell>
          <table:table-cell table:style-name="ce13" table:formula="of:=AVERAGE([.R21:.AF21])" office:value-type="float" office:value="0">
            <text:p>0.00</text:p>
          </table:table-cell>
          <table:table-cell table:formula="of:=STDEVPA([.B21:.P21])" office:value-type="float" office:value="2.8720878971384">
            <text:p>2.87</text:p>
          </table:table-cell>
          <table:table-cell table:formula="of:=STDEVPA([.R21:.AF21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63">
            <text:p>63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20">
            <text:p>20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22:.P22])" office:value-type="float" office:value="82.5333333333333">
            <text:p>82.53</text:p>
          </table:table-cell>
          <table:table-cell table:style-name="ce13" table:formula="of:=AVERAGE([.R22:.AF22])" office:value-type="float" office:value="0">
            <text:p>0.00</text:p>
          </table:table-cell>
          <table:table-cell table:formula="of:=STDEVPA([.B22:.P22])" office:value-type="float" office:value="5.37731862135354">
            <text:p>5.38</text:p>
          </table:table-cell>
          <table:table-cell table:formula="of:=STDEVPA([.R22:.AF22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table:number-columns-repeated="2"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49">
            <text:p>49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21">
            <text:p>21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23:.P23])" office:value-type="float" office:value="81.4">
            <text:p>81.40</text:p>
          </table:table-cell>
          <table:table-cell table:style-name="ce13" table:formula="of:=AVERAGE([.R23:.AF23])" office:value-type="float" office:value="0">
            <text:p>0.00</text:p>
          </table:table-cell>
          <table:table-cell table:formula="of:=STDEVPA([.B23:.P23])" office:value-type="float" office:value="8.73155198117723">
            <text:p>8.73</text:p>
          </table:table-cell>
          <table:table-cell table:formula="of:=STDEVPA([.R23:.AF23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5">
            <text:p>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51">
            <text:p>51</text:p>
          </table:table-cell>
          <table:table-cell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office:value-type="float" office:value="22">
            <text:p>22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24:.P24])" office:value-type="float" office:value="76.0666666666667">
            <text:p>76.07</text:p>
          </table:table-cell>
          <table:table-cell table:style-name="ce13" table:formula="of:=AVERAGE([.R24:.AF24])" office:value-type="float" office:value="0">
            <text:p>0.00</text:p>
          </table:table-cell>
          <table:table-cell table:formula="of:=STDEVPA([.B24:.P24])" office:value-type="float" office:value="20.6832191777672">
            <text:p>20.68</text:p>
          </table:table-cell>
          <table:table-cell table:formula="of:=STDEVPA([.R24:.AF24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78">
            <text:p>78</text:p>
          </table:table-cell>
          <table:table-cell office:value-type="float" office:value="83">
            <text:p>83</text:p>
          </table:table-cell>
          <table:table-cell office:value-type="float" office:value="24">
            <text:p>24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23">
            <text:p>23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25:.P25])" office:value-type="float" office:value="79.5333333333333">
            <text:p>79.53</text:p>
          </table:table-cell>
          <table:table-cell table:style-name="ce13" table:formula="of:=AVERAGE([.R25:.AF25])" office:value-type="float" office:value="0">
            <text:p>0.00</text:p>
          </table:table-cell>
          <table:table-cell table:formula="of:=STDEVPA([.B25:.P25])" office:value-type="float" office:value="14.9838431503922">
            <text:p>14.98</text:p>
          </table:table-cell>
          <table:table-cell table:formula="of:=STDEVPA([.R25:.AF25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84">
            <text:p>8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24">
            <text:p>24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26:.P26])" office:value-type="float" office:value="82.3333333333333">
            <text:p>82.33</text:p>
          </table:table-cell>
          <table:table-cell table:style-name="ce13" table:formula="of:=AVERAGE([.R26:.AF26])" office:value-type="float" office:value="0">
            <text:p>0.00</text:p>
          </table:table-cell>
          <table:table-cell table:formula="of:=STDEVPA([.B26:.P26])" office:value-type="float" office:value="6.06263602367448">
            <text:p>6.06</text:p>
          </table:table-cell>
          <table:table-cell table:formula="of:=STDEVPA([.R26:.AF26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3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25">
            <text:p>25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27:.P27])" office:value-type="float" office:value="77.8">
            <text:p>77.80</text:p>
          </table:table-cell>
          <table:table-cell table:style-name="ce13" table:formula="of:=AVERAGE([.R27:.AF27])" office:value-type="float" office:value="0">
            <text:p>0.00</text:p>
          </table:table-cell>
          <table:table-cell table:formula="of:=STDEVPA([.B27:.P27])" office:value-type="float" office:value="20.8493005478201">
            <text:p>20.85</text:p>
          </table:table-cell>
          <table:table-cell table:formula="of:=STDEVPA([.R27:.AF27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table:number-columns-repeated="2"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26">
            <text:p>26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28:.P28])" office:value-type="float" office:value="84.0666666666667">
            <text:p>84.07</text:p>
          </table:table-cell>
          <table:table-cell table:style-name="ce13" table:formula="of:=AVERAGE([.R28:.AF28])" office:value-type="float" office:value="0">
            <text:p>0.00</text:p>
          </table:table-cell>
          <table:table-cell table:formula="of:=STDEVPA([.B28:.P28])" office:value-type="float" office:value="1.48174071805952">
            <text:p>1.48</text:p>
          </table:table-cell>
          <table:table-cell table:formula="of:=STDEVPA([.R28:.AF28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2"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27">
            <text:p>27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29:.P29])" office:value-type="float" office:value="83.5333333333333">
            <text:p>83.53</text:p>
          </table:table-cell>
          <table:table-cell table:style-name="ce13" table:formula="of:=AVERAGE([.R29:.AF29])" office:value-type="float" office:value="0">
            <text:p>0.00</text:p>
          </table:table-cell>
          <table:table-cell table:formula="of:=STDEVPA([.B29:.P29])" office:value-type="float" office:value="1.62754074876449">
            <text:p>1.63</text:p>
          </table:table-cell>
          <table:table-cell table:formula="of:=STDEVPA([.R29:.AF29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table:number-columns-repeated="2"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79">
            <text:p>79</text:p>
          </table:table-cell>
          <table:table-cell office:value-type="float" office:value="28">
            <text:p>28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30:.P30])" office:value-type="float" office:value="82.4666666666667">
            <text:p>82.47</text:p>
          </table:table-cell>
          <table:table-cell table:style-name="ce13" table:formula="of:=AVERAGE([.R30:.AF30])" office:value-type="float" office:value="0">
            <text:p>0.00</text:p>
          </table:table-cell>
          <table:table-cell table:formula="of:=STDEVPA([.B30:.P30])" office:value-type="float" office:value="1.85711843695788">
            <text:p>1.86</text:p>
          </table:table-cell>
          <table:table-cell table:formula="of:=STDEVPA([.R30:.AF30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office:value-type="float" office:value="80">
            <text:p>80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29">
            <text:p>29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31:.P31])" office:value-type="float" office:value="83.3333333333333">
            <text:p>83.33</text:p>
          </table:table-cell>
          <table:table-cell table:style-name="ce13" table:formula="of:=AVERAGE([.R31:.AF31])" office:value-type="float" office:value="0">
            <text:p>0.00</text:p>
          </table:table-cell>
          <table:table-cell table:formula="of:=STDEVPA([.B31:.P31])" office:value-type="float" office:value="1.57762127549323">
            <text:p>1.58</text:p>
          </table:table-cell>
          <table:table-cell table:formula="of:=STDEVPA([.R31:.AF31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32:.P32])" office:value-type="float" office:value="83.8666666666667">
            <text:p>83.87</text:p>
          </table:table-cell>
          <table:table-cell table:style-name="ce13" table:formula="of:=AVERAGE([.R32:.AF32])" office:value-type="float" office:value="0">
            <text:p>0.00</text:p>
          </table:table-cell>
          <table:table-cell table:formula="of:=STDEVPA([.B32:.P32])" office:value-type="float" office:value="1.82086670449969">
            <text:p>1.82</text:p>
          </table:table-cell>
          <table:table-cell table:formula="of:=STDEVPA([.R32:.AF32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table:number-columns-repeated="2"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31">
            <text:p>31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33:.P33])" office:value-type="float" office:value="84">
            <text:p>84.00</text:p>
          </table:table-cell>
          <table:table-cell table:style-name="ce13" table:formula="of:=AVERAGE([.R33:.AF33])" office:value-type="float" office:value="0">
            <text:p>0.00</text:p>
          </table:table-cell>
          <table:table-cell table:formula="of:=STDEVPA([.B33:.P33])" office:value-type="float" office:value="1.15470053837925">
            <text:p>1.15</text:p>
          </table:table-cell>
          <table:table-cell table:formula="of:=STDEVPA([.R33:.AF33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4">
            <text:p>84</text:p>
          </table:table-cell>
          <table:table-cell table:number-columns-repeated="2"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30">
            <text:p>30</text:p>
          </table:table-cell>
          <table:table-cell table:number-columns-repeated="4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32">
            <text:p>32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34:.P34])" office:value-type="float" office:value="78.9333333333333">
            <text:p>78.93</text:p>
          </table:table-cell>
          <table:table-cell table:style-name="ce13" table:formula="of:=AVERAGE([.R34:.AF34])" office:value-type="float" office:value="0">
            <text:p>0.00</text:p>
          </table:table-cell>
          <table:table-cell table:formula="of:=STDEVPA([.B34:.P34])" office:value-type="float" office:value="14.5669336359975">
            <text:p>14.57</text:p>
          </table:table-cell>
          <table:table-cell table:formula="of:=STDEVPA([.R34:.AF34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54">
            <text:p>54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33">
            <text:p>33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35:.P35])" office:value-type="float" office:value="78.8">
            <text:p>78.80</text:p>
          </table:table-cell>
          <table:table-cell table:style-name="ce13" table:formula="of:=AVERAGE([.R35:.AF35])" office:value-type="float" office:value="0">
            <text:p>0.00</text:p>
          </table:table-cell>
          <table:table-cell table:formula="of:=STDEVPA([.B35:.P35])" office:value-type="float" office:value="9.81970807441172">
            <text:p>9.82</text:p>
          </table:table-cell>
          <table:table-cell table:formula="of:=STDEVPA([.R35:.AF35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28">
            <text:p>28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34">
            <text:p>34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36:.P36])" office:value-type="float" office:value="80.2666666666667">
            <text:p>80.27</text:p>
          </table:table-cell>
          <table:table-cell table:style-name="ce13" table:formula="of:=AVERAGE([.R36:.AF36])" office:value-type="float" office:value="0">
            <text:p>0.00</text:p>
          </table:table-cell>
          <table:table-cell table:formula="of:=STDEVPA([.B36:.P36])" office:value-type="float" office:value="14.0164982153968">
            <text:p>14.02</text:p>
          </table:table-cell>
          <table:table-cell table:formula="of:=STDEVPA([.R36:.AF36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35">
            <text:p>35</text:p>
          </table:table-cell>
          <table:table-cell table:number-columns-repeated="2" office:value-type="float" office:value="83">
            <text:p>83</text:p>
          </table:table-cell>
          <table:table-cell office:value-type="float" office:value="93">
            <text:p>93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office:value-type="float" office:value="61">
            <text:p>61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35">
            <text:p>35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37:.P37])" office:value-type="float" office:value="82.4">
            <text:p>82.40</text:p>
          </table:table-cell>
          <table:table-cell table:style-name="ce13" table:formula="of:=AVERAGE([.R37:.AF37])" office:value-type="float" office:value="0">
            <text:p>0.00</text:p>
          </table:table-cell>
          <table:table-cell table:formula="of:=STDEVPA([.B37:.P37])" office:value-type="float" office:value="6.29073392644557">
            <text:p>6.29</text:p>
          </table:table-cell>
          <table:table-cell table:formula="of:=STDEVPA([.R37:.AF37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36">
            <text:p>36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38:.P38])" office:value-type="float" office:value="78.6">
            <text:p>78.60</text:p>
          </table:table-cell>
          <table:table-cell table:style-name="ce13" table:formula="of:=AVERAGE([.R38:.AF38])" office:value-type="float" office:value="0">
            <text:p>0.00</text:p>
          </table:table-cell>
          <table:table-cell table:formula="of:=STDEVPA([.B38:.P38])" office:value-type="float" office:value="21.0326729954453">
            <text:p>21.03</text:p>
          </table:table-cell>
          <table:table-cell table:formula="of:=STDEVPA([.R38:.AF38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45">
            <text:p>45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37">
            <text:p>37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39:.P39])" office:value-type="float" office:value="81.2">
            <text:p>81.20</text:p>
          </table:table-cell>
          <table:table-cell table:style-name="ce13" table:formula="of:=AVERAGE([.R39:.AF39])" office:value-type="float" office:value="0">
            <text:p>0.00</text:p>
          </table:table-cell>
          <table:table-cell table:formula="of:=STDEVPA([.B39:.P39])" office:value-type="float" office:value="9.71047544321767">
            <text:p>9.71</text:p>
          </table:table-cell>
          <table:table-cell table:formula="of:=STDEVPA([.R39:.AF39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table:number-columns-repeated="3"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38">
            <text:p>38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40:.P40])" office:value-type="float" office:value="83.6">
            <text:p>83.60</text:p>
          </table:table-cell>
          <table:table-cell table:style-name="ce13" table:formula="of:=AVERAGE([.R40:.AF40])" office:value-type="float" office:value="0">
            <text:p>0.00</text:p>
          </table:table-cell>
          <table:table-cell table:formula="of:=STDEVPA([.B40:.P40])" office:value-type="float" office:value="1.74355957741627">
            <text:p>1.74</text:p>
          </table:table-cell>
          <table:table-cell table:formula="of:=STDEVPA([.R40:.AF40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39">
            <text:p>39</text:p>
          </table:table-cell>
          <table:table-cell table:number-columns-repeated="4"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39">
            <text:p>39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41:.P41])" office:value-type="float" office:value="84.5333333333333">
            <text:p>84.53</text:p>
          </table:table-cell>
          <table:table-cell table:style-name="ce13" table:formula="of:=AVERAGE([.R41:.AF41])" office:value-type="float" office:value="0">
            <text:p>0.00</text:p>
          </table:table-cell>
          <table:table-cell table:formula="of:=STDEVPA([.B41:.P41])" office:value-type="float" office:value="1.30979218029257">
            <text:p>1.31</text:p>
          </table:table-cell>
          <table:table-cell table:formula="of:=STDEVPA([.R41:.AF41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40">
            <text:p>40</text:p>
          </table:table-cell>
          <table:table-cell table:number-columns-repeated="4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42:.P42])" office:value-type="float" office:value="84">
            <text:p>84.00</text:p>
          </table:table-cell>
          <table:table-cell table:style-name="ce13" table:formula="of:=AVERAGE([.R42:.AF42])" office:value-type="float" office:value="0">
            <text:p>0.00</text:p>
          </table:table-cell>
          <table:table-cell table:formula="of:=STDEVPA([.B42:.P42])" office:value-type="float" office:value="0.966091783079296">
            <text:p>0.97</text:p>
          </table:table-cell>
          <table:table-cell table:formula="of:=STDEVPA([.R42:.AF42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41">
            <text:p>41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43:.P43])" office:value-type="float" office:value="83.5333333333333">
            <text:p>83.53</text:p>
          </table:table-cell>
          <table:table-cell table:style-name="ce13" table:formula="of:=AVERAGE([.R43:.AF43])" office:value-type="float" office:value="0">
            <text:p>0.00</text:p>
          </table:table-cell>
          <table:table-cell table:formula="of:=STDEVPA([.B43:.P43])" office:value-type="float" office:value="1.35973853695808">
            <text:p>1.36</text:p>
          </table:table-cell>
          <table:table-cell table:formula="of:=STDEVPA([.R43:.AF43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table:number-columns-repeated="2"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42">
            <text:p>42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44:.P44])" office:value-type="float" office:value="84.2">
            <text:p>84.20</text:p>
          </table:table-cell>
          <table:table-cell table:style-name="ce13" table:formula="of:=AVERAGE([.R44:.AF44])" office:value-type="float" office:value="0">
            <text:p>0.00</text:p>
          </table:table-cell>
          <table:table-cell table:formula="of:=STDEVPA([.B44:.P44])" office:value-type="float" office:value="1.16619037896906">
            <text:p>1.17</text:p>
          </table:table-cell>
          <table:table-cell table:formula="of:=STDEVPA([.R44:.AF44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43">
            <text:p>43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45:.P45])" office:value-type="float" office:value="83.4666666666667">
            <text:p>83.47</text:p>
          </table:table-cell>
          <table:table-cell table:style-name="ce13" table:formula="of:=AVERAGE([.R45:.AF45])" office:value-type="float" office:value="0">
            <text:p>0.00</text:p>
          </table:table-cell>
          <table:table-cell table:formula="of:=STDEVPA([.B45:.P45])" office:value-type="float" office:value="1.02415276638248">
            <text:p>1.02</text:p>
          </table:table-cell>
          <table:table-cell table:formula="of:=STDEVPA([.R45:.AF45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2"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44">
            <text:p>44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46:.P46])" office:value-type="float" office:value="83.7333333333333">
            <text:p>83.73</text:p>
          </table:table-cell>
          <table:table-cell table:style-name="ce13" table:formula="of:=AVERAGE([.R46:.AF46])" office:value-type="float" office:value="0">
            <text:p>0.00</text:p>
          </table:table-cell>
          <table:table-cell table:formula="of:=STDEVPA([.B46:.P46])" office:value-type="float" office:value="1.38884444373331">
            <text:p>1.39</text:p>
          </table:table-cell>
          <table:table-cell table:formula="of:=STDEVPA([.R46:.AF46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table:number-columns-repeated="2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table:number-columns-repeated="3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float" office:value="45">
            <text:p>45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47:.P47])" office:value-type="float" office:value="83.8">
            <text:p>83.80</text:p>
          </table:table-cell>
          <table:table-cell table:style-name="ce13" table:formula="of:=AVERAGE([.R47:.AF47])" office:value-type="float" office:value="0">
            <text:p>0.00</text:p>
          </table:table-cell>
          <table:table-cell table:formula="of:=STDEVPA([.B47:.P47])" office:value-type="float" office:value="1.42361043360417">
            <text:p>1.42</text:p>
          </table:table-cell>
          <table:table-cell table:formula="of:=STDEVPA([.R47:.AF47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46">
            <text:p>46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48:.P48])" office:value-type="float" office:value="83.6666666666667">
            <text:p>83.67</text:p>
          </table:table-cell>
          <table:table-cell table:style-name="ce13" table:formula="of:=AVERAGE([.R48:.AF48])" office:value-type="float" office:value="0">
            <text:p>0.00</text:p>
          </table:table-cell>
          <table:table-cell table:formula="of:=STDEVPA([.B48:.P48])" office:value-type="float" office:value="1.13529242439509">
            <text:p>1.14</text:p>
          </table:table-cell>
          <table:table-cell table:formula="of:=STDEVPA([.R48:.AF48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47">
            <text:p>47</text:p>
          </table:table-cell>
          <table:table-cell table:number-columns-repeated="2" office:value-type="float" office:value="85">
            <text:p>85</text:p>
          </table:table-cell>
          <table:table-cell office:value-type="float" office:value="82">
            <text:p>82</text:p>
          </table:table-cell>
          <table:table-cell table:number-columns-repeated="2"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office:value-type="float" office:value="81">
            <text:p>81</text:p>
          </table:table-cell>
          <table:table-cell table:number-columns-repeated="3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47">
            <text:p>47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49:.P49])" office:value-type="float" office:value="83.8">
            <text:p>83.80</text:p>
          </table:table-cell>
          <table:table-cell table:style-name="ce13" table:formula="of:=AVERAGE([.R49:.AF49])" office:value-type="float" office:value="0">
            <text:p>0.00</text:p>
          </table:table-cell>
          <table:table-cell table:formula="of:=STDEVPA([.B49:.P49])" office:value-type="float" office:value="1.37598449603669">
            <text:p>1.38</text:p>
          </table:table-cell>
          <table:table-cell table:formula="of:=STDEVPA([.R49:.AF49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48">
            <text:p>48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table:number-columns-repeated="2" office:value-type="float" office:value="84">
            <text:p>84</text:p>
          </table:table-cell>
          <table:table-cell office:value-type="float" office:value="79">
            <text:p>79</text:p>
          </table:table-cell>
          <table:table-cell table:number-columns-repeated="2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48">
            <text:p>48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50:.P50])" office:value-type="float" office:value="83.3333333333333">
            <text:p>83.33</text:p>
          </table:table-cell>
          <table:table-cell table:style-name="ce13" table:formula="of:=AVERAGE([.R50:.AF50])" office:value-type="float" office:value="0">
            <text:p>0.00</text:p>
          </table:table-cell>
          <table:table-cell table:formula="of:=STDEVPA([.B50:.P50])" office:value-type="float" office:value="1.84992492340155">
            <text:p>1.85</text:p>
          </table:table-cell>
          <table:table-cell table:formula="of:=STDEVPA([.R50:.AF50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49">
            <text:p>49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51:.P51])" office:value-type="float" office:value="84.3333333333333">
            <text:p>84.33</text:p>
          </table:table-cell>
          <table:table-cell table:style-name="ce13" table:formula="of:=AVERAGE([.R51:.AF51])" office:value-type="float" office:value="0">
            <text:p>0.00</text:p>
          </table:table-cell>
          <table:table-cell table:formula="of:=STDEVPA([.B51:.P51])" office:value-type="float" office:value="1.13529242439509">
            <text:p>1.14</text:p>
          </table:table-cell>
          <table:table-cell table:formula="of:=STDEVPA([.R51:.AF51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50">
            <text:p>50</text:p>
          </table:table-cell>
          <table:table-cell table:number-columns-repeated="3" office:value-type="float" office:value="84">
            <text:p>84</text:p>
          </table:table-cell>
          <table:table-cell office:value-type="float" office:value="82">
            <text:p>82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50">
            <text:p>50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52:.P52])" office:value-type="float" office:value="84">
            <text:p>84.00</text:p>
          </table:table-cell>
          <table:table-cell table:style-name="ce13" table:formula="of:=AVERAGE([.R52:.AF52])" office:value-type="float" office:value="0">
            <text:p>0.00</text:p>
          </table:table-cell>
          <table:table-cell table:formula="of:=STDEVPA([.B52:.P52])" office:value-type="float" office:value="1.31656117720877">
            <text:p>1.32</text:p>
          </table:table-cell>
          <table:table-cell table:formula="of:=STDEVPA([.R52:.AF52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83">
            <text:p>83</text:p>
          </table:table-cell>
          <table:table-cell table:number-columns-repeated="4" office:value-type="float" office:value="84">
            <text:p>84</text:p>
          </table:table-cell>
          <table:table-cell table:number-columns-repeated="2"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office:value-type="float" office:value="51">
            <text:p>51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53:.P53])" office:value-type="float" office:value="81.8">
            <text:p>81.80</text:p>
          </table:table-cell>
          <table:table-cell table:style-name="ce13" table:formula="of:=AVERAGE([.R53:.AF53])" office:value-type="float" office:value="0">
            <text:p>0.00</text:p>
          </table:table-cell>
          <table:table-cell table:formula="of:=STDEVPA([.B53:.P53])" office:value-type="float" office:value="8.58836422143356">
            <text:p>8.59</text:p>
          </table:table-cell>
          <table:table-cell table:formula="of:=STDEVPA([.R53:.AF53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52">
            <text:p>52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54:.P54])" office:value-type="float" office:value="83.6666666666667">
            <text:p>83.67</text:p>
          </table:table-cell>
          <table:table-cell table:style-name="ce13" table:formula="of:=AVERAGE([.R54:.AF54])" office:value-type="float" office:value="0">
            <text:p>0.00</text:p>
          </table:table-cell>
          <table:table-cell table:formula="of:=STDEVPA([.B54:.P54])" office:value-type="float" office:value="1.07496769977314">
            <text:p>1.07</text:p>
          </table:table-cell>
          <table:table-cell table:formula="of:=STDEVPA([.R54:.AF54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table:number-columns-repeated="2"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table:number-columns-repeated="2" office:value-type="float" office:value="83">
            <text:p>83</text:p>
          </table:table-cell>
          <table:table-cell office:value-type="float" office:value="53">
            <text:p>53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55:.P55])" office:value-type="float" office:value="83.9333333333333">
            <text:p>83.93</text:p>
          </table:table-cell>
          <table:table-cell table:style-name="ce13" table:formula="of:=AVERAGE([.R55:.AF55])" office:value-type="float" office:value="0">
            <text:p>0.00</text:p>
          </table:table-cell>
          <table:table-cell table:formula="of:=STDEVPA([.B55:.P55])" office:value-type="float" office:value="1.28927197372091">
            <text:p>1.29</text:p>
          </table:table-cell>
          <table:table-cell table:formula="of:=STDEVPA([.R55:.AF55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54">
            <text:p>54</text:p>
          </table:table-cell>
          <table:table-cell table:number-columns-repeated="2" office:value-type="float" office:value="81">
            <text:p>81</text:p>
          </table:table-cell>
          <table:table-cell office:value-type="float" office:value="80">
            <text:p>80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54">
            <text:p>54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56:.P56])" office:value-type="float" office:value="82.7333333333333">
            <text:p>82.73</text:p>
          </table:table-cell>
          <table:table-cell table:style-name="ce13" table:formula="of:=AVERAGE([.R56:.AF56])" office:value-type="float" office:value="0">
            <text:p>0.00</text:p>
          </table:table-cell>
          <table:table-cell table:formula="of:=STDEVPA([.B56:.P56])" office:value-type="float" office:value="2.14372469210847">
            <text:p>2.14</text:p>
          </table:table-cell>
          <table:table-cell table:formula="of:=STDEVPA([.R56:.AF56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52">
            <text:p>52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57:.P57])" office:value-type="float" office:value="82">
            <text:p>82.00</text:p>
          </table:table-cell>
          <table:table-cell table:style-name="ce13" table:formula="of:=AVERAGE([.R57:.AF57])" office:value-type="float" office:value="0">
            <text:p>0.00</text:p>
          </table:table-cell>
          <table:table-cell table:formula="of:=STDEVPA([.B57:.P57])" office:value-type="float" office:value="8.13224036372102">
            <text:p>8.13</text:p>
          </table:table-cell>
          <table:table-cell table:formula="of:=STDEVPA([.R57:.AF57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table:number-columns-repeated="2" office:value-type="float" office:value="85">
            <text:p>85</text:p>
          </table:table-cell>
          <table:table-cell office:value-type="float" office:value="56">
            <text:p>56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58:.P58])" office:value-type="float" office:value="84.6">
            <text:p>84.60</text:p>
          </table:table-cell>
          <table:table-cell table:style-name="ce13" table:formula="of:=AVERAGE([.R58:.AF58])" office:value-type="float" office:value="0">
            <text:p>0.00</text:p>
          </table:table-cell>
          <table:table-cell table:formula="of:=STDEVPA([.B58:.P58])" office:value-type="float" office:value="1.58324561160506">
            <text:p>1.58</text:p>
          </table:table-cell>
          <table:table-cell table:formula="of:=STDEVPA([.R58:.AF58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3"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57">
            <text:p>57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59:.P59])" office:value-type="float" office:value="83.4666666666667">
            <text:p>83.47</text:p>
          </table:table-cell>
          <table:table-cell table:style-name="ce13" table:formula="of:=AVERAGE([.R59:.AF59])" office:value-type="float" office:value="0">
            <text:p>0.00</text:p>
          </table:table-cell>
          <table:table-cell table:formula="of:=STDEVPA([.B59:.P59])" office:value-type="float" office:value="1.66799946709291">
            <text:p>1.67</text:p>
          </table:table-cell>
          <table:table-cell table:formula="of:=STDEVPA([.R59:.AF59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table:number-columns-repeated="2"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60:.P60])" office:value-type="float" office:value="84.4">
            <text:p>84.40</text:p>
          </table:table-cell>
          <table:table-cell table:style-name="ce13" table:formula="of:=AVERAGE([.R60:.AF60])" office:value-type="float" office:value="0">
            <text:p>0.00</text:p>
          </table:table-cell>
          <table:table-cell table:formula="of:=STDEVPA([.B60:.P60])" office:value-type="float" office:value="0.879393730551528">
            <text:p>0.88</text:p>
          </table:table-cell>
          <table:table-cell table:formula="of:=STDEVPA([.R60:.AF60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59">
            <text:p>59</text:p>
          </table:table-cell>
          <table:table-cell table:number-columns-repeated="15" office:value-type="float" office:value="0">
            <text:p>0</text:p>
          </table:table-cell>
          <table:table-cell table:style-name="ce13" table:formula="of:=AVERAGE([.B61:.P61])" office:value-type="float" office:value="84.1333333333333">
            <text:p>84.13</text:p>
          </table:table-cell>
          <table:table-cell table:style-name="ce13" table:formula="of:=AVERAGE([.R61:.AF61])" office:value-type="float" office:value="0">
            <text:p>0.00</text:p>
          </table:table-cell>
          <table:table-cell table:formula="of:=STDEVPA([.B61:.P61])" office:value-type="float" office:value="0.884433277428107">
            <text:p>0.88</text:p>
          </table:table-cell>
          <table:table-cell table:formula="of:=STDEVPA([.R61:.AF61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60">
            <text:p>60</text:p>
          </table:table-cell>
          <table:table-cell table:number-columns-repeated="3" office:value-type="float" office:value="84">
            <text:p>84</text:p>
          </table:table-cell>
          <table:table-cell table:number-columns-repeated="2" office:value-type="float" office:value="83">
            <text:p>83</text:p>
          </table:table-cell>
          <table:table-cell table:number-columns-repeated="3" office:value-type="float" office:value="84">
            <text:p>84</text:p>
          </table:table-cell>
          <table:table-cell office:value-type="float" office:value="39">
            <text:p>39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60">
            <text:p>60</text:p>
          </table:table-cell>
          <table:table-cell table:number-columns-repeated="8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style-name="ce13" table:formula="of:=AVERAGE([.B62:.P62])" office:value-type="float" office:value="80.4666666666667">
            <text:p>80.47</text:p>
          </table:table-cell>
          <table:table-cell table:style-name="ce13" table:formula="of:=AVERAGE([.R62:.AF62])" office:value-type="float" office:value="0.266666666666667">
            <text:p>0.27</text:p>
          </table:table-cell>
          <table:table-cell table:formula="of:=STDEVPA([.B62:.P62])" office:value-type="float" office:value="11.1586538415508">
            <text:p>11.16</text:p>
          </table:table-cell>
          <table:table-cell table:formula="of:=STDEVPA([.R62:.AF62])" office:value-type="float" office:value="0.997775303139718">
            <text:p>1.00</text:p>
          </table:table-cell>
          <table:table-cell table:number-columns-repeated="988"/>
        </table:table-row>
        <table:table-row table:style-name="ro2">
          <table:table-cell office:value-type="float" office:value="61">
            <text:p>61</text:p>
          </table:table-cell>
          <table:table-cell table:number-columns-repeated="2"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string">
            <text:p>-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18">
            <text:p>18</text:p>
          </table:table-cell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3" table:formula="of:=AVERAGE([.B63:.P63])" office:value-type="float" office:value="79.1428571428571">
            <text:p>79.14</text:p>
          </table:table-cell>
          <table:table-cell table:style-name="ce13" table:formula="of:=AVERAGE([.R63:.AF63])" office:value-type="float" office:value="0.142857142857143">
            <text:p>0.14</text:p>
          </table:table-cell>
          <table:table-cell table:formula="of:=STDEVPA([.B63:.P63])" office:value-type="float" office:value="25.6927140558477">
            <text:p>25.69</text:p>
          </table:table-cell>
          <table:table-cell table:formula="of:=STDEVPA([.R63:.AF63])" office:value-type="float" office:value="0.498887651569859">
            <text:p>0.50</text:p>
          </table:table-cell>
          <table:table-cell table:number-columns-repeated="988"/>
        </table:table-row>
        <table:table-row table:style-name="ro2">
          <table:table-cell office:value-type="float" office:value="62">
            <text:p>62</text:p>
          </table:table-cell>
          <table:table-cell table:number-columns-repeated="4"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string">
            <text:p>-</text:p>
          </table:table-cell>
          <table:table-cell table:number-columns-repeated="2" office:value-type="float" office:value="84">
            <text:p>84</text:p>
          </table:table-cell>
          <table:table-cell office:value-type="float" office:value="35">
            <text:p>35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3" table:formula="of:=AVERAGE([.B64:.P64])" office:value-type="float" office:value="73.7857142857143">
            <text:p>73.79</text:p>
          </table:table-cell>
          <table:table-cell table:style-name="ce13" table:formula="of:=AVERAGE([.R64:.AF64])" office:value-type="float" office:value="0.428571428571429">
            <text:p>0.43</text:p>
          </table:table-cell>
          <table:table-cell table:formula="of:=STDEVPA([.B64:.P64])" office:value-type="float" office:value="29.7587335453346">
            <text:p>29.76</text:p>
          </table:table-cell>
          <table:table-cell table:formula="of:=STDEVPA([.R64:.AF64])" office:value-type="float" office:value="1.08320512061813">
            <text:p>1.08</text:p>
          </table:table-cell>
          <table:table-cell table:number-columns-repeated="988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85">
            <text:p>85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string">
            <text:p>-</text:p>
          </table:table-cell>
          <table:table-cell table:number-columns-repeated="2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style-name="ce13" table:formula="of:=AVERAGE([.B65:.P65])" office:value-type="float" office:value="43.6428571428572">
            <text:p>43.64</text:p>
          </table:table-cell>
          <table:table-cell table:style-name="ce13" table:formula="of:=AVERAGE([.R65:.AF65])" office:value-type="float" office:value="1">
            <text:p>1.00</text:p>
          </table:table-cell>
          <table:table-cell table:formula="of:=STDEVPA([.B65:.P65])" office:value-type="float" office:value="36.121031116081">
            <text:p>36.12</text:p>
          </table:table-cell>
          <table:table-cell table:formula="of:=STDEVPA([.R65:.AF65])" office:value-type="float" office:value="1.23648246606609">
            <text:p>1.24</text:p>
          </table:table-cell>
          <table:table-cell table:number-columns-repeated="988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82">
            <text:p>82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13" table:formula="of:=AVERAGE([.B66:.P66])" office:value-type="float" office:value="22.1428571428571">
            <text:p>22.14</text:p>
          </table:table-cell>
          <table:table-cell table:style-name="ce13" table:formula="of:=AVERAGE([.R66:.AF66])" office:value-type="float" office:value="0.285714285714286">
            <text:p>0.29</text:p>
          </table:table-cell>
          <table:table-cell table:formula="of:=STDEVPA([.B66:.P66])" office:value-type="float" office:value="32.4831580292858">
            <text:p>32.48</text:p>
          </table:table-cell>
          <table:table-cell table:formula="of:=STDEVPA([.R66:.AF66])" office:value-type="float" office:value="0.679869268479038">
            <text:p>0.68</text:p>
          </table:table-cell>
          <table:table-cell table:number-columns-repeated="988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table:number-columns-repeated="2"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81">
            <text:p>81</text:p>
          </table:table-cell>
          <table:table-cell table:number-columns-repeated="5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13" table:formula="of:=AVERAGE([.B67:.P67])" office:value-type="float" office:value="7.64285714285714">
            <text:p>7.64</text:p>
          </table:table-cell>
          <table:table-cell table:style-name="ce13" table:formula="of:=AVERAGE([.R67:.AF67])" office:value-type="float" office:value="0.428571428571429">
            <text:p>0.43</text:p>
          </table:table-cell>
          <table:table-cell table:formula="of:=STDEVPA([.B67:.P67])" office:value-type="float" office:value="20.2249570800259">
            <text:p>20.22</text:p>
          </table:table-cell>
          <table:table-cell table:formula="of:=STDEVPA([.R67:.AF67])" office:value-type="float" office:value="0.8">
            <text:p>0.80</text:p>
          </table:table-cell>
          <table:table-cell table:number-columns-repeated="988"/>
        </table:table-row>
        <table:table-row table:style-name="ro2">
          <table:table-cell office:value-type="float" office:value="66">
            <text:p>66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3" table:formula="of:=AVERAGE([.B68:.P68])" office:value-type="float" office:value="0.285714285714286">
            <text:p>0.29</text:p>
          </table:table-cell>
          <table:table-cell table:style-name="ce13" table:formula="of:=AVERAGE([.R68:.AF68])" office:value-type="float" office:value="0.285714285714286">
            <text:p>0.29</text:p>
          </table:table-cell>
          <table:table-cell table:formula="of:=STDEVPA([.B68:.P68])" office:value-type="float" office:value="0.997775303139718">
            <text:p>1.00</text:p>
          </table:table-cell>
          <table:table-cell table:formula="of:=STDEVPA([.R68:.AF68])" office:value-type="float" office:value="0.997775303139718">
            <text:p>1.00</text:p>
          </table:table-cell>
          <table:table-cell table:number-columns-repeated="988"/>
        </table:table-row>
        <table:table-row table:style-name="ro2">
          <table:table-cell office:value-type="float" office:value="67">
            <text:p>67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float" office:value="67">
            <text:p>67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style-name="ce13" table:formula="of:=AVERAGE([.B69:.P69])" office:value-type="float" office:value="0.461538461538462">
            <text:p>0.46</text:p>
          </table:table-cell>
          <table:table-cell table:style-name="ce13" table:formula="of:=AVERAGE([.R69:.AF69])" office:value-type="float" office:value="0.461538461538462">
            <text:p>0.46</text:p>
          </table:table-cell>
          <table:table-cell table:formula="of:=STDEVPA([.B69:.P69])" office:value-type="float" office:value="1.08320512061813">
            <text:p>1.08</text:p>
          </table:table-cell>
          <table:table-cell table:formula="of:=STDEVPA([.R69:.AF69])" office:value-type="float" office:value="1.08320512061813">
            <text:p>1.08</text:p>
          </table:table-cell>
          <table:table-cell table:number-columns-repeated="988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-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-</text:p>
          </table:table-cell>
          <table:table-cell table:style-name="ce13" table:formula="of:=AVERAGE([.B70:.P70])" office:value-type="float" office:value="1.72727272727273">
            <text:p>1.73</text:p>
          </table:table-cell>
          <table:table-cell table:style-name="ce13" table:formula="of:=AVERAGE([.R70:.AF70])" office:value-type="float" office:value="1.54545454545455">
            <text:p>1.55</text:p>
          </table:table-cell>
          <table:table-cell table:formula="of:=STDEVPA([.B70:.P70])" office:value-type="float" office:value="1.65193489244852">
            <text:p>1.65</text:p>
          </table:table-cell>
          <table:table-cell table:formula="of:=STDEVPA([.R70:.AF70])" office:value-type="float" office:value="1.58605030044938">
            <text:p>1.59</text:p>
          </table:table-cell>
          <table:table-cell table:number-columns-repeated="988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string">
            <text:p>-</text:p>
          </table:table-cell>
          <table:table-cell office:value-type="float" office:value="69">
            <text:p>69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string">
            <text:p>-</text:p>
          </table:table-cell>
          <table:table-cell table:style-name="ce13" table:formula="of:=AVERAGE([.B71:.P71])" office:value-type="float" office:value="1.66666666666667">
            <text:p>1.67</text:p>
          </table:table-cell>
          <table:table-cell table:style-name="ce13" table:formula="of:=AVERAGE([.R71:.AF71])" office:value-type="float" office:value="1.5">
            <text:p>1.50</text:p>
          </table:table-cell>
          <table:table-cell table:formula="of:=STDEVPA([.B71:.P71])" office:value-type="float" office:value="1.3984117975602">
            <text:p>1.40</text:p>
          </table:table-cell>
          <table:table-cell table:formula="of:=STDEVPA([.R71:.AF71])" office:value-type="float" office:value="1.35646599662505">
            <text:p>1.36</text:p>
          </table:table-cell>
          <table:table-cell table:number-columns-repeated="988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-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5" office:value-type="string">
            <text:p>-</text:p>
          </table:table-cell>
          <table:table-cell office:value-type="float" office:value="70">
            <text:p>70</text:p>
          </table:table-cell>
          <table:table-cell office:value-type="string">
            <text:p>-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5" office:value-type="string">
            <text:p>-</text:p>
          </table:table-cell>
          <table:table-cell table:style-name="ce13" table:formula="of:=AVERAGE([.B72:.P72])" office:value-type="float" office:value="3.5">
            <text:p>3.50</text:p>
          </table:table-cell>
          <table:table-cell table:style-name="ce13" table:formula="of:=AVERAGE([.R72:.AF72])" office:value-type="float" office:value="3.25">
            <text:p>3.25</text:p>
          </table:table-cell>
          <table:table-cell table:formula="of:=STDEVPA([.B72:.P72])" office:value-type="float" office:value="1.61107279647928">
            <text:p>1.61</text:p>
          </table:table-cell>
          <table:table-cell table:formula="of:=STDEVPA([.R72:.AF72])" office:value-type="float" office:value="1.58605030044938">
            <text:p>1.59</text:p>
          </table:table-cell>
          <table:table-cell table:number-columns-repeated="988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m" table:style-name="ta1">
        <table:shapes>
          <draw:frame draw:z-index="0" draw:style-name="gr1" draw:text-style-name="P1" svg:width="15.999cm" svg:height="8.999cm" svg:x="0cm" svg:y="15.536cm">
            <draw:object draw:notify-on-update-of-ranges="sem.B1:sem.B1 sem.B2:sem.B76 sem.C1:sem.C1 sem.C2:sem.C76 sem.D1:sem.D1 sem.D2:sem.D76 sem.E1:sem.E1 sem.E2:sem.E76 sem.F1:sem.F1 sem.F2:sem.F76 sem.G1:sem.G1 sem.G2:sem.G76 sem.H1:sem.H1 sem.H2:sem.H76 sem.I1:sem.I1 sem.I2:sem.I76 sem.J1:sem.J1 sem.J2:sem.J76 sem.K1:sem.K1 sem.K2:sem.K76 sem.L1:sem.L1 sem.L2:sem.L76 sem.M1:sem.M1 sem.M2:sem.M76 sem.N1:sem.N1 sem.N2:sem.N76 sem.O1:sem.O1 sem.O2:sem.O76 sem.P1:sem.P1 sem.P2:sem.P7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.999cm" svg:height="8.999cm" svg:x="16.398cm" svg:y="15.353cm">
            <draw:object draw:notify-on-update-of-ranges="sem.R1:sem.R1 sem.R2:sem.R76 sem.S1:sem.S1 sem.S2:sem.S76 sem.T1:sem.T1 sem.T2:sem.T76 sem.U1:sem.U1 sem.U2:sem.U76 sem.V1:sem.V1 sem.V2:sem.V76 sem.W1:sem.W1 sem.W2:sem.W76 sem.X1:sem.X1 sem.X2:sem.X76 sem.Y1:sem.Y1 sem.Y2:sem.Y76 sem.Z1:sem.Z1 sem.Z2:sem.Z76 sem.AA1:sem.AA1 sem.AA2:sem.AA76 sem.AB1:sem.AB1 sem.AB2:sem.AB76 sem.AC1:sem.AC1 sem.AC2:sem.AC76 sem.AD1:sem.AD1 sem.AD2:sem.AD76 sem.AE1:sem.AE1 sem.AE2:sem.AE76 sem.AF1:sem.AF1 sem.AF2:sem.AF7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5.999cm" svg:height="8.999cm" svg:x="10.095cm" svg:y="6.676cm">
            <draw:object draw:notify-on-update-of-ranges="sem.AG1:sem.AG1 sem.AG2:sem.AG76 sem.AH1:sem.AH1 sem.AH2:sem.AH7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6" table:number-columns-repeated="16" table:default-cell-style-name="ce6"/>
        <table:table-column table:style-name="co17" table:number-columns-repeated="16" table:default-cell-style-name="ce6"/>
        <table:table-column table:style-name="co12" table:default-cell-style-name="ce7"/>
        <table:table-column table:style-name="co13" table:default-cell-style-name="ce7"/>
        <table:table-column table:style-name="co12" table:number-columns-repeated="2" table:default-cell-style-name="ce7"/>
        <table:table-column table:style-name="co11" table:default-cell-style-name="ce6"/>
        <table:table-column table:style-name="co14" table:default-cell-style-name="ce6"/>
        <table:table-column table:style-name="co10" table:default-cell-style-name="ce6"/>
        <table:table-column table:style-name="co15" table:default-cell-style-name="ce6"/>
        <table:table-column table:style-name="co11" table:number-columns-repeated="984" table:default-cell-style-name="ce6"/>
        <table:table-row table:style-name="ro4">
          <table:table-cell office:value-type="string">
            <text:p>Time</text:p>
          </table:table-cell>
          <table:table-cell office:value-type="string">
            <text:p>stat-150328-182358-1.txt</text:p>
          </table:table-cell>
          <table:table-cell office:value-type="string">
            <text:p>stat-150328-182546-2.txt</text:p>
          </table:table-cell>
          <table:table-cell office:value-type="string">
            <text:p>stat-150328-182734-3.txt</text:p>
          </table:table-cell>
          <table:table-cell office:value-type="string">
            <text:p>stat-150328-182922-4.txt</text:p>
          </table:table-cell>
          <table:table-cell office:value-type="string">
            <text:p>stat-150328-183111-5.txt</text:p>
          </table:table-cell>
          <table:table-cell office:value-type="string">
            <text:p>stat-150328-183259-6.txt</text:p>
          </table:table-cell>
          <table:table-cell office:value-type="string">
            <text:p>stat-150328-183448-7.txt</text:p>
          </table:table-cell>
          <table:table-cell office:value-type="string">
            <text:p>stat-150328-183636-8.txt</text:p>
          </table:table-cell>
          <table:table-cell office:value-type="string">
            <text:p>stat-150328-183825-9.txt</text:p>
          </table:table-cell>
          <table:table-cell office:value-type="string">
            <text:p>stat-150328-184014-10.txt</text:p>
          </table:table-cell>
          <table:table-cell office:value-type="string">
            <text:p>stat-150328-184202-11.txt</text:p>
          </table:table-cell>
          <table:table-cell office:value-type="string">
            <text:p>stat-150328-184351-12.txt</text:p>
          </table:table-cell>
          <table:table-cell office:value-type="string">
            <text:p>stat-150328-184540-13.txt</text:p>
          </table:table-cell>
          <table:table-cell office:value-type="string">
            <text:p>stat-150328-184728-14.txt</text:p>
          </table:table-cell>
          <table:table-cell office:value-type="string">
            <text:p>stat-150328-184916-15.txt</text:p>
          </table:table-cell>
          <table:table-cell office:value-type="string">
            <text:p>Time</text:p>
          </table:table-cell>
          <table:table-cell office:value-type="string">
            <text:p>stat-150328-182358-1.txt</text:p>
          </table:table-cell>
          <table:table-cell office:value-type="string">
            <text:p>stat-150328-182546-2.txt</text:p>
          </table:table-cell>
          <table:table-cell office:value-type="string">
            <text:p>stat-150328-182734-3.txt</text:p>
          </table:table-cell>
          <table:table-cell office:value-type="string">
            <text:p>stat-150328-182922-4.txt</text:p>
          </table:table-cell>
          <table:table-cell office:value-type="string">
            <text:p>stat-150328-183111-5.txt</text:p>
          </table:table-cell>
          <table:table-cell office:value-type="string">
            <text:p>stat-150328-183259-6.txt</text:p>
          </table:table-cell>
          <table:table-cell office:value-type="string">
            <text:p>stat-150328-183448-7.txt</text:p>
          </table:table-cell>
          <table:table-cell office:value-type="string">
            <text:p>stat-150328-183636-8.txt</text:p>
          </table:table-cell>
          <table:table-cell office:value-type="string">
            <text:p>stat-150328-183825-9.txt</text:p>
          </table:table-cell>
          <table:table-cell office:value-type="string">
            <text:p>stat-150328-184014-10.txt</text:p>
          </table:table-cell>
          <table:table-cell office:value-type="string">
            <text:p>stat-150328-184202-11.txt</text:p>
          </table:table-cell>
          <table:table-cell office:value-type="string">
            <text:p>stat-150328-184351-12.txt</text:p>
          </table:table-cell>
          <table:table-cell office:value-type="string">
            <text:p>stat-150328-184540-13.txt</text:p>
          </table:table-cell>
          <table:table-cell office:value-type="string">
            <text:p>stat-150328-184728-14.txt</text:p>
          </table:table-cell>
          <table:table-cell office:value-type="string">
            <text:p>stat-150328-184916-15.txt</text:p>
          </table:table-cell>
          <table:table-cell table:style-name="ce4" office:value-type="string">
            <text:p>Attacker</text:p>
          </table:table-cell>
          <table:table-cell table:style-name="ce4" office:value-type="string">
            <text:p>Victim</text:p>
          </table:table-cell>
          <table:table-cell table:style-name="ce4" office:value-type="string">
            <text:p>AttackerDesv</text:p>
          </table:table-cell>
          <table:table-cell table:style-name="ce4" office:value-type="string">
            <text:p>VictimDesv</text:p>
          </table:table-cell>
          <table:table-cell table:style-name="ce8" table:number-columns-repeated="2"/>
          <table:table-cell table:style-name="ce10" office:value-type="string">
            <text:p>Attacker</text:p>
          </table:table-cell>
          <table:table-cell table:style-name="ce10" office:value-type="string">
            <text:p>desv</text:p>
          </table:table-cell>
          <table:table-cell table:style-name="ce10" office:value-type="string">
            <text:p>Victim</text:p>
          </table:table-cell>
          <table:table-cell table:style-name="ce10" office:value-type="string">
            <text:p>desv</text:p>
          </table:table-cell>
          <table:table-cell table:style-name="ce8" table:number-columns-repeated="98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AVERAGE([.B2:.P2])" office:value-type="float" office:value="4.86666666666667">
            <text:p>4.87</text:p>
          </table:table-cell>
          <table:table-cell table:formula="of:=AVERAGE([.R2:.AF2])" office:value-type="float" office:value="6.33333333333333">
            <text:p>6.33</text:p>
          </table:table-cell>
          <table:table-cell table:formula="of:=STDEVPA([.B2:.P2])" office:value-type="float" office:value="4.71687278701566">
            <text:p>4.72</text:p>
          </table:table-cell>
          <table:table-cell table:formula="of:=STDEVPA([.R2:.AF2])" office:value-type="float" office:value="8.67691701521277">
            <text:p>8.68</text:p>
          </table:table-cell>
          <table:table-cell/>
          <table:table-cell table:style-name="ce9" office:value-type="string">
            <text:p>média</text:p>
          </table:table-cell>
          <table:table-cell table:formula="of:=AVERAGE([.AG2:.AG500])" office:value-type="float" office:value="66.9315555555555">
            <text:p>66.9315555556</text:p>
          </table:table-cell>
          <table:table-cell/>
          <table:table-cell table:formula="of:=AVERAGE([.AH2:.AH500])" office:value-type="float" office:value="132.872">
            <text:p>132.872</text:p>
          </table:table-cell>
          <table:table-cell table:number-columns-repeated="98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78">
            <text:p>78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78">
            <text:p>78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91">
            <text:p>91</text:p>
          </table:table-cell>
          <table:table-cell office:value-type="float" office:value="26">
            <text:p>26</text:p>
          </table:table-cell>
          <table:table-cell office:value-type="float" office:value="94">
            <text:p>94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office:value-type="float" office:value="155">
            <text:p>15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66">
            <text:p>66</text:p>
          </table:table-cell>
          <table:table-cell office:value-type="float" office:value="155">
            <text:p>155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table:formula="of:=AVERAGE([.B3:.P3])" office:value-type="float" office:value="29.9333333333333">
            <text:p>29.93</text:p>
          </table:table-cell>
          <table:table-cell table:formula="of:=AVERAGE([.R3:.AF3])" office:value-type="float" office:value="56.4">
            <text:p>56.40</text:p>
          </table:table-cell>
          <table:table-cell table:formula="of:=STDEVPA([.B3:.P3])" office:value-type="float" office:value="22.6641175037155">
            <text:p>22.66</text:p>
          </table:table-cell>
          <table:table-cell table:formula="of:=STDEVPA([.R3:.AF3])" office:value-type="float" office:value="46.3706803918165">
            <text:p>46.37</text:p>
          </table:table-cell>
          <table:table-cell/>
          <table:table-cell table:style-name="ce9" office:value-type="string">
            <text:p>soma</text:p>
          </table:table-cell>
          <table:table-cell table:formula="of:=SUM([.AG2:.AG500])" office:value-type="float" office:value="5019.86666666667">
            <text:p>5019.8666666667</text:p>
          </table:table-cell>
          <table:table-cell table:formula="of:=AVERAGE([.AI2:.AI500])" office:value-type="float" office:value="1.81400014937441">
            <text:p>1.8140001494</text:p>
          </table:table-cell>
          <table:table-cell table:formula="of:=SUM([.AH2:.AH500])" office:value-type="float" office:value="9965.4">
            <text:p>9965.4</text:p>
          </table:table-cell>
          <table:table-cell table:formula="of:=AVERAGE([.AJ2:.AJ500])" office:value-type="float" office:value="3.80402668388717">
            <text:p>3.8040266839</text:p>
          </table:table-cell>
          <table:table-cell table:number-columns-repeated="982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77">
            <text:p>77</text:p>
          </table:table-cell>
          <table:table-cell office:value-type="float" office:value="78">
            <text:p>78</text:p>
          </table:table-cell>
          <table:table-cell table:number-columns-repeated="2" office:value-type="float" office:value="76">
            <text:p>76</text:p>
          </table:table-cell>
          <table:table-cell office:value-type="float" office:value="77">
            <text:p>77</text:p>
          </table:table-cell>
          <table:table-cell table:number-columns-repeated="2"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4">
            <text:p>74</text:p>
          </table:table-cell>
          <table:table-cell table:number-columns-repeated="2"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47">
            <text:p>147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table:formula="of:=AVERAGE([.B4:.P4])" office:value-type="float" office:value="76.6666666666667">
            <text:p>76.67</text:p>
          </table:table-cell>
          <table:table-cell table:formula="of:=AVERAGE([.R4:.AF4])" office:value-type="float" office:value="152.2">
            <text:p>152.20</text:p>
          </table:table-cell>
          <table:table-cell table:formula="of:=STDEVPA([.B4:.P4])" office:value-type="float" office:value="1.01105005920687">
            <text:p>1.01</text:p>
          </table:table-cell>
          <table:table-cell table:formula="of:=STDEVPA([.R4:.AF4])" office:value-type="float" office:value="2.16641024123626">
            <text:p>2.17</text:p>
          </table:table-cell>
          <table:table-cell table:number-columns-repeated="98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table:number-columns-repeated="3"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6">
            <text:p>76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table:number-columns-repeated="3" office:value-type="float" office:value="73">
            <text:p>73</text:p>
          </table:table-cell>
          <table:table-cell office:value-type="float" office:value="3">
            <text:p>3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6">
            <text:p>146</text:p>
          </table:table-cell>
          <table:table-cell table:formula="of:=AVERAGE([.B5:.P5])" office:value-type="float" office:value="74.2">
            <text:p>74.20</text:p>
          </table:table-cell>
          <table:table-cell table:formula="of:=AVERAGE([.R5:.AF5])" office:value-type="float" office:value="146.6">
            <text:p>146.60</text:p>
          </table:table-cell>
          <table:table-cell table:formula="of:=STDEVPA([.B5:.P5])" office:value-type="float" office:value="1.10754984838908">
            <text:p>1.11</text:p>
          </table:table-cell>
          <table:table-cell table:formula="of:=STDEVPA([.R5:.AF5])" office:value-type="float" office:value="2.27449628123093">
            <text:p>2.27</text:p>
          </table:table-cell>
          <table:table-cell/>
          <table:table-cell table:style-name="ce9"/>
          <table:table-cell table:number-columns-repeated="986"/>
        </table:table-row>
        <table:table-row table:style-name="ro5"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table:number-columns-repeated="2"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number-columns-repeated="2"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4">
            <text:p>4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40">
            <text:p>140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table:formula="of:=AVERAGE([.B6:.P6])" office:value-type="float" office:value="72.7333333333333">
            <text:p>72.73</text:p>
          </table:table-cell>
          <table:table-cell table:formula="of:=AVERAGE([.R6:.AF6])" office:value-type="float" office:value="143.533333333333">
            <text:p>143.53</text:p>
          </table:table-cell>
          <table:table-cell table:formula="of:=STDEVPA([.B6:.P6])" office:value-type="float" office:value="1.12348663642351">
            <text:p>1.12</text:p>
          </table:table-cell>
          <table:table-cell table:formula="of:=STDEVPA([.R6:.AF6])" office:value-type="float" office:value="1.96185852927495">
            <text:p>1.96</text:p>
          </table:table-cell>
          <table:table-cell/>
          <table:table-cell table:style-name="ce9"/>
          <table:table-cell table:style-name="ce9" office:value-type="string">
            <text:p>Attacker</text:p>
          </table:table-cell>
          <table:table-cell table:style-name="ce9" office:value-type="string">
            <text:p>Victim</text:p>
          </table:table-cell>
          <table:table-cell table:number-columns-repeated="98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number-columns-repeated="3"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  <table:table-cell table:number-columns-repeated="3" office:value-type="float" office:value="71">
            <text:p>71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1">
            <text:p>141</text:p>
          </table:table-cell>
          <table:table-cell office:value-type="float" office:value="144">
            <text:p>144</text:p>
          </table:table-cell>
          <table:table-cell office:value-type="float" office:value="148">
            <text:p>148</text:p>
          </table:table-cell>
          <table:table-cell office:value-type="float" office:value="140">
            <text:p>140</text:p>
          </table:table-cell>
          <table:table-cell office:value-type="float" office:value="146">
            <text:p>146</text:p>
          </table:table-cell>
          <table:table-cell office:value-type="float" office:value="140">
            <text:p>140</text:p>
          </table:table-cell>
          <table:table-cell office:value-type="float" office:value="142">
            <text:p>142</text:p>
          </table:table-cell>
          <table:table-cell office:value-type="float" office:value="141">
            <text:p>141</text:p>
          </table:table-cell>
          <table:table-cell office:value-type="float" office:value="149">
            <text:p>149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table:formula="of:=AVERAGE([.B7:.P7])" office:value-type="float" office:value="71.8">
            <text:p>71.80</text:p>
          </table:table-cell>
          <table:table-cell table:formula="of:=AVERAGE([.R7:.AF7])" office:value-type="float" office:value="143.333333333333">
            <text:p>143.33</text:p>
          </table:table-cell>
          <table:table-cell table:formula="of:=STDEVPA([.B7:.P7])" office:value-type="float" office:value="1.10754984838908">
            <text:p>1.11</text:p>
          </table:table-cell>
          <table:table-cell table:formula="of:=STDEVPA([.R7:.AF7])" office:value-type="float" office:value="2.67498701969852">
            <text:p>2.67</text:p>
          </table:table-cell>
          <table:table-cell/>
          <table:table-cell table:style-name="ce9" office:value-type="string">
            <text:p>Média</text:p>
          </table:table-cell>
          <table:table-cell table:formula="of:=AVERAGE([.AG2:.AG500])" office:value-type="float" office:value="66.9315555555555">
            <text:p>66.9315555556</text:p>
          </table:table-cell>
          <table:table-cell table:formula="of:=AVERAGE([.AH2:.AH500])" office:value-type="float" office:value="132.872">
            <text:p>132.872</text:p>
          </table:table-cell>
          <table:table-cell table:number-columns-repeated="984"/>
        </table:table-row>
        <table:table-row table:style-name="ro5"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table:number-columns-repeated="2"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table:number-columns-repeated="2"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3">
            <text:p>143</text:p>
          </table:table-cell>
          <table:table-cell office:value-type="float" office:value="140">
            <text:p>140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table:formula="of:=AVERAGE([.B8:.P8])" office:value-type="float" office:value="73.3333333333333">
            <text:p>73.33</text:p>
          </table:table-cell>
          <table:table-cell table:formula="of:=AVERAGE([.R8:.AF8])" office:value-type="float" office:value="145.4">
            <text:p>145.40</text:p>
          </table:table-cell>
          <table:table-cell table:formula="of:=STDEVPA([.B8:.P8])" office:value-type="float" office:value="1.13529242439509">
            <text:p>1.14</text:p>
          </table:table-cell>
          <table:table-cell table:formula="of:=STDEVPA([.R8:.AF8])" office:value-type="float" office:value="2.12289111041209">
            <text:p>2.12</text:p>
          </table:table-cell>
          <table:table-cell/>
          <table:table-cell table:style-name="ce9" office:value-type="string">
            <text:p>Média desv</text:p>
          </table:table-cell>
          <table:table-cell table:formula="of:=AVERAGE([.AI2:.AI500])" office:value-type="float" office:value="1.81400014937441">
            <text:p>1.8140001494</text:p>
          </table:table-cell>
          <table:table-cell table:formula="of:=AVERAGE([.AJ2:.AJ500])" office:value-type="float" office:value="3.80402668388717">
            <text:p>3.8040266839</text:p>
          </table:table-cell>
          <table:table-cell table:number-columns-repeated="98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77">
            <text:p>77</text:p>
          </table:table-cell>
          <table:table-cell table:number-columns-repeated="2" office:value-type="float" office:value="72">
            <text:p>72</text:p>
          </table:table-cell>
          <table:table-cell table:number-columns-repeated="2"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42">
            <text:p>142</text:p>
          </table:table-cell>
          <table:table-cell office:value-type="float" office:value="157">
            <text:p>157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4">
            <text:p>144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48">
            <text:p>148</text:p>
          </table:table-cell>
          <table:table-cell table:formula="of:=AVERAGE([.B9:.P9])" office:value-type="float" office:value="72.9333333333333">
            <text:p>72.93</text:p>
          </table:table-cell>
          <table:table-cell table:formula="of:=AVERAGE([.R9:.AF9])" office:value-type="float" office:value="145.466666666667">
            <text:p>145.47</text:p>
          </table:table-cell>
          <table:table-cell table:formula="of:=STDEVPA([.B9:.P9])" office:value-type="float" office:value="1.38884444373331">
            <text:p>1.39</text:p>
          </table:table-cell>
          <table:table-cell table:formula="of:=STDEVPA([.R9:.AF9])" office:value-type="float" office:value="3.70345184328831">
            <text:p>3.70</text:p>
          </table:table-cell>
          <table:table-cell table:number-columns-repeated="988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table:number-columns-repeated="2"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table:number-columns-repeated="2"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47">
            <text:p>147</text:p>
          </table:table-cell>
          <table:table-cell office:value-type="float" office:value="153">
            <text:p>153</text:p>
          </table:table-cell>
          <table:table-cell office:value-type="float" office:value="148">
            <text:p>148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50">
            <text:p>150</text:p>
          </table:table-cell>
          <table:table-cell table:number-columns-repeated="2" office:value-type="float" office:value="146">
            <text:p>146</text:p>
          </table:table-cell>
          <table:table-cell table:formula="of:=AVERAGE([.B10:.P10])" office:value-type="float" office:value="75.0666666666667">
            <text:p>75.07</text:p>
          </table:table-cell>
          <table:table-cell table:formula="of:=AVERAGE([.R10:.AF10])" office:value-type="float" office:value="147.866666666667">
            <text:p>147.87</text:p>
          </table:table-cell>
          <table:table-cell table:formula="of:=STDEVPA([.B10:.P10])" office:value-type="float" office:value="1.65193489244852">
            <text:p>1.65</text:p>
          </table:table-cell>
          <table:table-cell table:formula="of:=STDEVPA([.R10:.AF10])" office:value-type="float" office:value="2.44585817704589">
            <text:p>2.45</text:p>
          </table:table-cell>
          <table:table-cell table:number-columns-repeated="988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6">
            <text:p>76</text:p>
          </table:table-cell>
          <table:table-cell table:number-columns-repeated="6" office:value-type="float" office:value="77">
            <text:p>77</text:p>
          </table:table-cell>
          <table:table-cell table:number-columns-repeated="2" office:value-type="float" office:value="76">
            <text:p>76</text:p>
          </table:table-cell>
          <table:table-cell table:number-columns-repeated="2" office:value-type="float" office:value="75">
            <text:p>75</text:p>
          </table:table-cell>
          <table:table-cell office:value-type="float" office:value="78">
            <text:p>78</text:p>
          </table:table-cell>
          <table:table-cell table:number-columns-repeated="2"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9">
            <text:p>9</text:p>
          </table:table-cell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67">
            <text:p>167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table:formula="of:=AVERAGE([.B11:.P11])" office:value-type="float" office:value="76.5333333333333">
            <text:p>76.53</text:p>
          </table:table-cell>
          <table:table-cell table:formula="of:=AVERAGE([.R11:.AF11])" office:value-type="float" office:value="153.2">
            <text:p>153.20</text:p>
          </table:table-cell>
          <table:table-cell table:formula="of:=STDEVPA([.B11:.P11])" office:value-type="float" office:value="0.805536398239638">
            <text:p>0.81</text:p>
          </table:table-cell>
          <table:table-cell table:formula="of:=STDEVPA([.R11:.AF11])" office:value-type="float" office:value="4.01995024844836">
            <text:p>4.02</text:p>
          </table:table-cell>
          <table:table-cell table:number-columns-repeated="988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78">
            <text:p>78</text:p>
          </table:table-cell>
          <table:table-cell table:number-columns-repeated="4"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table:number-columns-repeated="2" office:value-type="float" office:value="77">
            <text:p>77</text:p>
          </table:table-cell>
          <table:table-cell table:number-columns-repeated="4"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49">
            <text:p>149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table:formula="of:=AVERAGE([.B12:.P12])" office:value-type="float" office:value="76.8666666666667">
            <text:p>76.87</text:p>
          </table:table-cell>
          <table:table-cell table:formula="of:=AVERAGE([.R12:.AF12])" office:value-type="float" office:value="153.333333333333">
            <text:p>153.33</text:p>
          </table:table-cell>
          <table:table-cell table:formula="of:=STDEVPA([.B12:.P12])" office:value-type="float" office:value="0.718021974284601">
            <text:p>0.72</text:p>
          </table:table-cell>
          <table:table-cell table:formula="of:=STDEVPA([.R12:.AF12])" office:value-type="float" office:value="1.88561808316413">
            <text:p>1.89</text:p>
          </table:table-cell>
          <table:table-cell table:number-columns-repeated="988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7">
            <text:p>77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table:number-columns-repeated="3"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table:formula="of:=AVERAGE([.B13:.P13])" office:value-type="float" office:value="75.4">
            <text:p>75.40</text:p>
          </table:table-cell>
          <table:table-cell table:formula="of:=AVERAGE([.R13:.AF13])" office:value-type="float" office:value="149.4">
            <text:p>149.40</text:p>
          </table:table-cell>
          <table:table-cell table:formula="of:=STDEVPA([.B13:.P13])" office:value-type="float" office:value="1.25432584814845">
            <text:p>1.25</text:p>
          </table:table-cell>
          <table:table-cell table:formula="of:=STDEVPA([.R13:.AF13])" office:value-type="float" office:value="2.09125161884775">
            <text:p>2.09</text:p>
          </table:table-cell>
          <table:table-cell table:number-columns-repeated="988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3">
            <text:p>73</text:p>
          </table:table-cell>
          <table:table-cell table:number-columns-repeated="2" office:value-type="float" office:value="74">
            <text:p>74</text:p>
          </table:table-cell>
          <table:table-cell office:value-type="float" office:value="73">
            <text:p>73</text:p>
          </table:table-cell>
          <table:table-cell table:number-columns-repeated="2"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table:number-columns-repeated="3"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table:number-columns-repeated="2" office:value-type="float" office:value="74">
            <text:p>74</text:p>
          </table:table-cell>
          <table:table-cell office:value-type="float" office:value="12">
            <text:p>12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2" office:value-type="float" office:value="148">
            <text:p>148</text:p>
          </table:table-cell>
          <table:table-cell table:formula="of:=AVERAGE([.B14:.P14])" office:value-type="float" office:value="73.3333333333333">
            <text:p>73.33</text:p>
          </table:table-cell>
          <table:table-cell table:formula="of:=AVERAGE([.R14:.AF14])" office:value-type="float" office:value="146.066666666667">
            <text:p>146.07</text:p>
          </table:table-cell>
          <table:table-cell table:formula="of:=STDEVPA([.B14:.P14])" office:value-type="float" office:value="0.942809041582063">
            <text:p>0.94</text:p>
          </table:table-cell>
          <table:table-cell table:formula="of:=STDEVPA([.R14:.AF14])" office:value-type="float" office:value="1.65193489244852">
            <text:p>1.65</text:p>
          </table:table-cell>
          <table:table-cell table:number-columns-repeated="988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table:number-columns-repeated="2"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0">
            <text:p>140</text:p>
          </table:table-cell>
          <table:table-cell office:value-type="float" office:value="145">
            <text:p>145</text:p>
          </table:table-cell>
          <table:table-cell office:value-type="float" office:value="142">
            <text:p>142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1">
            <text:p>141</text:p>
          </table:table-cell>
          <table:table-cell office:value-type="float" office:value="144">
            <text:p>144</text:p>
          </table:table-cell>
          <table:table-cell office:value-type="float" office:value="141">
            <text:p>141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table:formula="of:=AVERAGE([.B15:.P15])" office:value-type="float" office:value="72">
            <text:p>72.00</text:p>
          </table:table-cell>
          <table:table-cell table:formula="of:=AVERAGE([.R15:.AF15])" office:value-type="float" office:value="143.266666666667">
            <text:p>143.27</text:p>
          </table:table-cell>
          <table:table-cell table:formula="of:=STDEVPA([.B15:.P15])" office:value-type="float" office:value="0.730296743340221">
            <text:p>0.73</text:p>
          </table:table-cell>
          <table:table-cell table:formula="of:=STDEVPA([.R15:.AF15])" office:value-type="float" office:value="1.56914697279198">
            <text:p>1.57</text:p>
          </table:table-cell>
          <table:table-cell table:number-columns-repeated="988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  <table:table-cell table:number-columns-repeated="2"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table:number-columns-repeated="2"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table:number-columns-repeated="2" office:value-type="float" office:value="72">
            <text:p>72</text:p>
          </table:table-cell>
          <table:table-cell table:number-columns-repeated="2"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14">
            <text:p>14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39">
            <text:p>139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2">
            <text:p>142</text:p>
          </table:table-cell>
          <table:table-cell table:formula="of:=AVERAGE([.B16:.P16])" office:value-type="float" office:value="71.8666666666667">
            <text:p>71.87</text:p>
          </table:table-cell>
          <table:table-cell table:formula="of:=AVERAGE([.R16:.AF16])" office:value-type="float" office:value="143.2">
            <text:p>143.20</text:p>
          </table:table-cell>
          <table:table-cell table:formula="of:=STDEVPA([.B16:.P16])" office:value-type="float" office:value="0.805536398239638">
            <text:p>0.81</text:p>
          </table:table-cell>
          <table:table-cell table:formula="of:=STDEVPA([.R16:.AF16])" office:value-type="float" office:value="1.72046505340853">
            <text:p>1.72</text:p>
          </table:table-cell>
          <table:table-cell table:number-columns-repeated="988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72">
            <text:p>72</text:p>
          </table:table-cell>
          <table:table-cell table:number-columns-repeated="2" office:value-type="float" office:value="73">
            <text:p>73</text:p>
          </table:table-cell>
          <table:table-cell table:number-columns-repeated="2"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table:number-columns-repeated="3"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2"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142">
            <text:p>142</text:p>
          </table:table-cell>
          <table:table-cell office:value-type="float" office:value="141">
            <text:p>141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4">
            <text:p>144</text:p>
          </table:table-cell>
          <table:table-cell table:formula="of:=AVERAGE([.B17:.P17])" office:value-type="float" office:value="72.3333333333333">
            <text:p>72.33</text:p>
          </table:table-cell>
          <table:table-cell table:formula="of:=AVERAGE([.R17:.AF17])" office:value-type="float" office:value="143.466666666667">
            <text:p>143.47</text:p>
          </table:table-cell>
          <table:table-cell table:formula="of:=STDEVPA([.B17:.P17])" office:value-type="float" office:value="0.699205898780101">
            <text:p>0.70</text:p>
          </table:table-cell>
          <table:table-cell table:formula="of:=STDEVPA([.R17:.AF17])" office:value-type="float" office:value="1.66799946709291">
            <text:p>1.67</text:p>
          </table:table-cell>
          <table:table-cell table:number-columns-repeated="988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table:number-columns-repeated="2" office:value-type="float" office:value="72">
            <text:p>72</text:p>
          </table:table-cell>
          <table:table-cell office:value-type="float" office:value="16">
            <text:p>16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52">
            <text:p>152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52">
            <text:p>152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44">
            <text:p>144</text:p>
          </table:table-cell>
          <table:table-cell table:formula="of:=AVERAGE([.B18:.P18])" office:value-type="float" office:value="74.2666666666667">
            <text:p>74.27</text:p>
          </table:table-cell>
          <table:table-cell table:formula="of:=AVERAGE([.R18:.AF18])" office:value-type="float" office:value="147">
            <text:p>147.00</text:p>
          </table:table-cell>
          <table:table-cell table:formula="of:=STDEVPA([.B18:.P18])" office:value-type="float" office:value="1.52606975230128">
            <text:p>1.53</text:p>
          </table:table-cell>
          <table:table-cell table:formula="of:=STDEVPA([.R18:.AF18])" office:value-type="float" office:value="2.89827534923789">
            <text:p>2.90</text:p>
          </table:table-cell>
          <table:table-cell table:number-columns-repeated="988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table:number-columns-repeated="4"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17">
            <text:p>17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table:number-columns-repeated="2" office:value-type="float" office:value="153">
            <text:p>153</text:p>
          </table:table-cell>
          <table:table-cell office:value-type="float" office:value="141">
            <text:p>141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table:formula="of:=AVERAGE([.B19:.P19])" office:value-type="float" office:value="76.0666666666667">
            <text:p>76.07</text:p>
          </table:table-cell>
          <table:table-cell table:formula="of:=AVERAGE([.R19:.AF19])" office:value-type="float" office:value="150.6">
            <text:p>150.60</text:p>
          </table:table-cell>
          <table:table-cell table:formula="of:=STDEVPA([.B19:.P19])" office:value-type="float" office:value="0.997775303139718">
            <text:p>1.00</text:p>
          </table:table-cell>
          <table:table-cell table:formula="of:=STDEVPA([.R19:.AF19])" office:value-type="float" office:value="3.40196021924615">
            <text:p>3.40</text:p>
          </table:table-cell>
          <table:table-cell table:number-columns-repeated="988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table:number-columns-repeated="2"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18">
            <text:p>18</text:p>
          </table:table-cell>
          <table:table-cell office:value-type="float" office:value="156">
            <text:p>156</text:p>
          </table:table-cell>
          <table:table-cell office:value-type="float" office:value="158">
            <text:p>158</text:p>
          </table:table-cell>
          <table:table-cell office:value-type="float" office:value="152">
            <text:p>152</text:p>
          </table:table-cell>
          <table:table-cell office:value-type="float" office:value="158">
            <text:p>158</text:p>
          </table:table-cell>
          <table:table-cell office:value-type="float" office:value="155">
            <text:p>15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office:value-type="float" office:value="172">
            <text:p>172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table:formula="of:=AVERAGE([.B20:.P20])" office:value-type="float" office:value="77.6666666666667">
            <text:p>77.67</text:p>
          </table:table-cell>
          <table:table-cell table:formula="of:=AVERAGE([.R20:.AF20])" office:value-type="float" office:value="156.066666666667">
            <text:p>156.07</text:p>
          </table:table-cell>
          <table:table-cell table:formula="of:=STDEVPA([.B20:.P20])" office:value-type="float" office:value="0.942809041582063">
            <text:p>0.94</text:p>
          </table:table-cell>
          <table:table-cell table:formula="of:=STDEVPA([.R20:.AF20])" office:value-type="float" office:value="4.63992337101475">
            <text:p>4.64</text:p>
          </table:table-cell>
          <table:table-cell table:number-columns-repeated="988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table:number-columns-repeated="2"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table:number-columns-repeated="2" office:value-type="float" office:value="76">
            <text:p>76</text:p>
          </table:table-cell>
          <table:table-cell office:value-type="float" office:value="74">
            <text:p>74</text:p>
          </table:table-cell>
          <table:table-cell table:number-columns-repeated="2" office:value-type="float" office:value="77">
            <text:p>77</text:p>
          </table:table-cell>
          <table:table-cell office:value-type="float" office:value="19">
            <text:p>19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54">
            <text:p>154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52">
            <text:p>152</text:p>
          </table:table-cell>
          <table:table-cell table:formula="of:=AVERAGE([.B21:.P21])" office:value-type="float" office:value="76.2">
            <text:p>76.20</text:p>
          </table:table-cell>
          <table:table-cell table:formula="of:=AVERAGE([.R21:.AF21])" office:value-type="float" office:value="150.866666666667">
            <text:p>150.87</text:p>
          </table:table-cell>
          <table:table-cell table:formula="of:=STDEVPA([.B21:.P21])" office:value-type="float" office:value="1.32664991614216">
            <text:p>1.33</text:p>
          </table:table-cell>
          <table:table-cell table:formula="of:=STDEVPA([.R21:.AF21])" office:value-type="float" office:value="2.75358352374178">
            <text:p>2.75</text:p>
          </table:table-cell>
          <table:table-cell table:number-columns-repeated="988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75">
            <text:p>75</text:p>
          </table:table-cell>
          <table:table-cell office:value-type="float" office:value="76">
            <text:p>76</text:p>
          </table:table-cell>
          <table:table-cell table:number-columns-repeated="2"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1">
            <text:p>71</text:p>
          </table:table-cell>
          <table:table-cell table:number-columns-repeated="4"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table:number-columns-repeated="2" office:value-type="float" office:value="74">
            <text:p>74</text:p>
          </table:table-cell>
          <table:table-cell office:value-type="float" office:value="20">
            <text:p>20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42">
            <text:p>142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9">
            <text:p>149</text:p>
          </table:table-cell>
          <table:table-cell table:formula="of:=AVERAGE([.B22:.P22])" office:value-type="float" office:value="74.5333333333333">
            <text:p>74.53</text:p>
          </table:table-cell>
          <table:table-cell table:formula="of:=AVERAGE([.R22:.AF22])" office:value-type="float" office:value="148.2">
            <text:p>148.20</text:p>
          </table:table-cell>
          <table:table-cell table:formula="of:=STDEVPA([.B22:.P22])" office:value-type="float" office:value="1.20369800568452">
            <text:p>1.20</text:p>
          </table:table-cell>
          <table:table-cell table:formula="of:=STDEVPA([.R22:.AF22])" office:value-type="float" office:value="2.16641024123626">
            <text:p>2.17</text:p>
          </table:table-cell>
          <table:table-cell table:number-columns-repeated="988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table:number-columns-repeated="2"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table:number-columns-repeated="2" office:value-type="float" office:value="73">
            <text:p>73</text:p>
          </table:table-cell>
          <table:table-cell table:number-columns-repeated="2"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21">
            <text:p>21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1">
            <text:p>141</text:p>
          </table:table-cell>
          <table:table-cell office:value-type="float" office:value="146">
            <text:p>146</text:p>
          </table:table-cell>
          <table:table-cell office:value-type="float" office:value="139">
            <text:p>139</text:p>
          </table:table-cell>
          <table:table-cell office:value-type="float" office:value="145">
            <text:p>145</text:p>
          </table:table-cell>
          <table:table-cell table:formula="of:=AVERAGE([.B23:.P23])" office:value-type="float" office:value="72.2">
            <text:p>72.20</text:p>
          </table:table-cell>
          <table:table-cell table:formula="of:=AVERAGE([.R23:.AF23])" office:value-type="float" office:value="143.266666666667">
            <text:p>143.27</text:p>
          </table:table-cell>
          <table:table-cell table:formula="of:=STDEVPA([.B23:.P23])" office:value-type="float" office:value="0.748331477354788">
            <text:p>0.75</text:p>
          </table:table-cell>
          <table:table-cell table:formula="of:=STDEVPA([.R23:.AF23])" office:value-type="float" office:value="1.94821855949366">
            <text:p>1.95</text:p>
          </table:table-cell>
          <table:table-cell table:number-columns-repeated="988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2"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table:number-columns-repeated="2"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22">
            <text:p>22</text:p>
          </table:table-cell>
          <table:table-cell office:value-type="float" office:value="141">
            <text:p>141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41">
            <text:p>141</text:p>
          </table:table-cell>
          <table:table-cell office:value-type="float" office:value="146">
            <text:p>146</text:p>
          </table:table-cell>
          <table:table-cell office:value-type="float" office:value="142">
            <text:p>142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0">
            <text:p>140</text:p>
          </table:table-cell>
          <table:table-cell office:value-type="float" office:value="139">
            <text:p>139</text:p>
          </table:table-cell>
          <table:table-cell table:formula="of:=AVERAGE([.B24:.P24])" office:value-type="float" office:value="71.8666666666667">
            <text:p>71.87</text:p>
          </table:table-cell>
          <table:table-cell table:formula="of:=AVERAGE([.R24:.AF24])" office:value-type="float" office:value="142.733333333333">
            <text:p>142.73</text:p>
          </table:table-cell>
          <table:table-cell table:formula="of:=STDEVPA([.B24:.P24])" office:value-type="float" office:value="0.884433277428107">
            <text:p>0.88</text:p>
          </table:table-cell>
          <table:table-cell table:formula="of:=STDEVPA([.R24:.AF24])" office:value-type="float" office:value="2.14372469210847">
            <text:p>2.14</text:p>
          </table:table-cell>
          <table:table-cell table:number-columns-repeated="988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table:number-columns-repeated="2"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2" office:value-type="float" office:value="72">
            <text:p>72</text:p>
          </table:table-cell>
          <table:table-cell office:value-type="float" office:value="23">
            <text:p>23</text:p>
          </table:table-cell>
          <table:table-cell office:value-type="float" office:value="143">
            <text:p>143</text:p>
          </table:table-cell>
          <table:table-cell office:value-type="float" office:value="136">
            <text:p>136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40">
            <text:p>140</text:p>
          </table:table-cell>
          <table:table-cell table:formula="of:=AVERAGE([.B25:.P25])" office:value-type="float" office:value="72">
            <text:p>72.00</text:p>
          </table:table-cell>
          <table:table-cell table:formula="of:=AVERAGE([.R25:.AF25])" office:value-type="float" office:value="142.733333333333">
            <text:p>142.73</text:p>
          </table:table-cell>
          <table:table-cell table:formula="of:=STDEVPA([.B25:.P25])" office:value-type="float" office:value="0.966091783079296">
            <text:p>0.97</text:p>
          </table:table-cell>
          <table:table-cell table:formula="of:=STDEVPA([.R25:.AF25])" office:value-type="float" office:value="2.51572830188176">
            <text:p>2.52</text:p>
          </table:table-cell>
          <table:table-cell table:number-columns-repeated="988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table:number-columns-repeated="3"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table:number-columns-repeated="2"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2"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41">
            <text:p>141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42">
            <text:p>142</text:p>
          </table:table-cell>
          <table:table-cell table:formula="of:=AVERAGE([.B26:.P26])" office:value-type="float" office:value="73.2666666666667">
            <text:p>73.27</text:p>
          </table:table-cell>
          <table:table-cell table:formula="of:=AVERAGE([.R26:.AF26])" office:value-type="float" office:value="145.066666666667">
            <text:p>145.07</text:p>
          </table:table-cell>
          <table:table-cell table:formula="of:=STDEVPA([.B26:.P26])" office:value-type="float" office:value="0.997775303139718">
            <text:p>1.00</text:p>
          </table:table-cell>
          <table:table-cell table:formula="of:=STDEVPA([.R26:.AF26])" office:value-type="float" office:value="2.20504472113883">
            <text:p>2.21</text:p>
          </table:table-cell>
          <table:table-cell table:number-columns-repeated="988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table:number-columns-repeated="4"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table:number-columns-repeated="2"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table:formula="of:=AVERAGE([.B27:.P27])" office:value-type="float" office:value="75.6">
            <text:p>75.60</text:p>
          </table:table-cell>
          <table:table-cell table:formula="of:=AVERAGE([.R27:.AF27])" office:value-type="float" office:value="149.733333333333">
            <text:p>149.73</text:p>
          </table:table-cell>
          <table:table-cell table:formula="of:=STDEVPA([.B27:.P27])" office:value-type="float" office:value="0.879393730551528">
            <text:p>0.88</text:p>
          </table:table-cell>
          <table:table-cell table:formula="of:=STDEVPA([.R27:.AF27])" office:value-type="float" office:value="2.17460085737334">
            <text:p>2.17</text:p>
          </table:table-cell>
          <table:table-cell table:number-columns-repeated="988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table:number-columns-repeated="2" office:value-type="float" office:value="78">
            <text:p>78</text:p>
          </table:table-cell>
          <table:table-cell office:value-type="float" office:value="77">
            <text:p>77</text:p>
          </table:table-cell>
          <table:table-cell table:number-columns-repeated="2" office:value-type="float" office:value="78">
            <text:p>78</text:p>
          </table:table-cell>
          <table:table-cell table:number-columns-repeated="2" office:value-type="float" office:value="77">
            <text:p>77</text:p>
          </table:table-cell>
          <table:table-cell table:number-columns-repeated="2" office:value-type="float" office:value="78">
            <text:p>78</text:p>
          </table:table-cell>
          <table:table-cell table:number-columns-repeated="3"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26">
            <text:p>26</text:p>
          </table:table-cell>
          <table:table-cell office:value-type="float" office:value="156">
            <text:p>156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54">
            <text:p>154</text:p>
          </table:table-cell>
          <table:table-cell table:number-columns-repeated="2" office:value-type="float" office:value="153">
            <text:p>153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56">
            <text:p>156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54">
            <text:p>154</text:p>
          </table:table-cell>
          <table:table-cell table:formula="of:=AVERAGE([.B28:.P28])" office:value-type="float" office:value="77.4">
            <text:p>77.40</text:p>
          </table:table-cell>
          <table:table-cell table:formula="of:=AVERAGE([.R28:.AF28])" office:value-type="float" office:value="154.133333333333">
            <text:p>154.13</text:p>
          </table:table-cell>
          <table:table-cell table:formula="of:=STDEVPA([.B28:.P28])" office:value-type="float" office:value="0.611010092660779">
            <text:p>0.61</text:p>
          </table:table-cell>
          <table:table-cell table:formula="of:=STDEVPA([.R28:.AF28])" office:value-type="float" office:value="1.35973853695808">
            <text:p>1.36</text:p>
          </table:table-cell>
          <table:table-cell table:number-columns-repeated="988"/>
        </table:table-row>
        <table:table-row table:style-name="ro2">
          <table:table-cell office:value-type="float" office:value="27">
            <text:p>27</text:p>
          </table:table-cell>
          <table:table-cell table:number-columns-repeated="2" office:value-type="float" office:value="77">
            <text:p>77</text:p>
          </table:table-cell>
          <table:table-cell office:value-type="float" office:value="78">
            <text:p>78</text:p>
          </table:table-cell>
          <table:table-cell table:number-columns-repeated="2"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27">
            <text:p>27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60">
            <text:p>160</text:p>
          </table:table-cell>
          <table:table-cell office:value-type="float" office:value="156">
            <text:p>156</text:p>
          </table:table-cell>
          <table:table-cell office:value-type="float" office:value="149">
            <text:p>149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table:formula="of:=AVERAGE([.B29:.P29])" office:value-type="float" office:value="77">
            <text:p>77.00</text:p>
          </table:table-cell>
          <table:table-cell table:formula="of:=AVERAGE([.R29:.AF29])" office:value-type="float" office:value="153.466666666667">
            <text:p>153.47</text:p>
          </table:table-cell>
          <table:table-cell table:formula="of:=STDEVPA([.B29:.P29])" office:value-type="float" office:value="1.36626010212795">
            <text:p>1.37</text:p>
          </table:table-cell>
          <table:table-cell table:formula="of:=STDEVPA([.R29:.AF29])" office:value-type="float" office:value="2.52630604286619">
            <text:p>2.53</text:p>
          </table:table-cell>
          <table:table-cell table:number-columns-repeated="988"/>
        </table:table-row>
        <table:table-row table:style-name="ro2">
          <table:table-cell office:value-type="float" office:value="28">
            <text:p>28</text:p>
          </table:table-cell>
          <table:table-cell table:number-columns-repeated="3" office:value-type="float" office:value="75">
            <text:p>75</text:p>
          </table:table-cell>
          <table:table-cell office:value-type="float" office:value="74">
            <text:p>74</text:p>
          </table:table-cell>
          <table:table-cell table:number-columns-repeated="2" office:value-type="float" office:value="76">
            <text:p>76</text:p>
          </table:table-cell>
          <table:table-cell office:value-type="float" office:value="73">
            <text:p>73</text:p>
          </table:table-cell>
          <table:table-cell table:number-columns-repeated="3" office:value-type="float" office:value="75">
            <text:p>75</text:p>
          </table:table-cell>
          <table:table-cell office:value-type="float" office:value="79">
            <text:p>79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table:formula="of:=AVERAGE([.B30:.P30])" office:value-type="float" office:value="75.0666666666667">
            <text:p>75.07</text:p>
          </table:table-cell>
          <table:table-cell table:formula="of:=AVERAGE([.R30:.AF30])" office:value-type="float" office:value="148.6">
            <text:p>148.60</text:p>
          </table:table-cell>
          <table:table-cell table:formula="of:=STDEVPA([.B30:.P30])" office:value-type="float" office:value="1.38884444373331">
            <text:p>1.39</text:p>
          </table:table-cell>
          <table:table-cell table:formula="of:=STDEVPA([.R30:.AF30])" office:value-type="float" office:value="2.1540659228538">
            <text:p>2.15</text:p>
          </table:table-cell>
          <table:table-cell table:number-columns-repeated="988"/>
        </table:table-row>
        <table:table-row table:style-name="ro2">
          <table:table-cell office:value-type="float" office:value="29">
            <text:p>29</text:p>
          </table:table-cell>
          <table:table-cell table:number-columns-repeated="3"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2"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table:number-columns-repeated="2" office:value-type="float" office:value="73">
            <text:p>73</text:p>
          </table:table-cell>
          <table:table-cell office:value-type="float" office:value="29">
            <text:p>29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41">
            <text:p>141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63">
            <text:p>163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table:formula="of:=AVERAGE([.B31:.P31])" office:value-type="float" office:value="73">
            <text:p>73.00</text:p>
          </table:table-cell>
          <table:table-cell table:formula="of:=AVERAGE([.R31:.AF31])" office:value-type="float" office:value="146.066666666667">
            <text:p>146.07</text:p>
          </table:table-cell>
          <table:table-cell table:formula="of:=STDEVPA([.B31:.P31])" office:value-type="float" office:value="1.59164485150844">
            <text:p>1.59</text:p>
          </table:table-cell>
          <table:table-cell table:formula="of:=STDEVPA([.R31:.AF31])" office:value-type="float" office:value="4.97281498639241">
            <text:p>4.97</text:p>
          </table:table-cell>
          <table:table-cell table:number-columns-repeated="988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4" office:value-type="float" office:value="72">
            <text:p>72</text:p>
          </table:table-cell>
          <table:table-cell table:number-columns-repeated="3"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table:number-columns-repeated="2" office:value-type="float" office:value="72">
            <text:p>72</text:p>
          </table:table-cell>
          <table:table-cell office:value-type="float" office:value="30">
            <text:p>30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formula="of:=AVERAGE([.B32:.P32])" office:value-type="float" office:value="72.2">
            <text:p>72.20</text:p>
          </table:table-cell>
          <table:table-cell table:formula="of:=AVERAGE([.R32:.AF32])" office:value-type="float" office:value="143.733333333333">
            <text:p>143.73</text:p>
          </table:table-cell>
          <table:table-cell table:formula="of:=STDEVPA([.B32:.P32])" office:value-type="float" office:value="0.90921211313239">
            <text:p>0.91</text:p>
          </table:table-cell>
          <table:table-cell table:formula="of:=STDEVPA([.R32:.AF32])" office:value-type="float" office:value="1.48174071805952">
            <text:p>1.48</text:p>
          </table:table-cell>
          <table:table-cell table:number-columns-repeated="988"/>
        </table:table-row>
        <table:table-row table:style-name="ro2">
          <table:table-cell office:value-type="float" office:value="31">
            <text:p>31</text:p>
          </table:table-cell>
          <table:table-cell table:number-columns-repeated="2" office:value-type="float" office:value="72">
            <text:p>72</text:p>
          </table:table-cell>
          <table:table-cell office:value-type="float" office:value="71">
            <text:p>71</text:p>
          </table:table-cell>
          <table:table-cell table:number-columns-repeated="4" office:value-type="float" office:value="72">
            <text:p>72</text:p>
          </table:table-cell>
          <table:table-cell table:number-columns-repeated="2"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table:number-columns-repeated="4" office:value-type="float" office:value="72">
            <text:p>72</text:p>
          </table:table-cell>
          <table:table-cell office:value-type="float" office:value="31">
            <text:p>31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3">
            <text:p>143</text:p>
          </table:table-cell>
          <table:table-cell table:formula="of:=AVERAGE([.B33:.P33])" office:value-type="float" office:value="71.7333333333333">
            <text:p>71.73</text:p>
          </table:table-cell>
          <table:table-cell table:formula="of:=AVERAGE([.R33:.AF33])" office:value-type="float" office:value="143.133333333333">
            <text:p>143.13</text:p>
          </table:table-cell>
          <table:table-cell table:formula="of:=STDEVPA([.B33:.P33])" office:value-type="float" office:value="0.442216638714053">
            <text:p>0.44</text:p>
          </table:table-cell>
          <table:table-cell table:formula="of:=STDEVPA([.R33:.AF33])" office:value-type="float" office:value="1.20369800568452">
            <text:p>1.20</text:p>
          </table:table-cell>
          <table:table-cell table:number-columns-repeated="988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75">
            <text:p>75</text:p>
          </table:table-cell>
          <table:table-cell table:number-columns-repeated="2" office:value-type="float" office:value="73">
            <text:p>73</text:p>
          </table:table-cell>
          <table:table-cell office:value-type="float" office:value="71">
            <text:p>71</text:p>
          </table:table-cell>
          <table:table-cell table:number-columns-repeated="2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table:number-columns-repeated="2"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  <table:table-cell office:value-type="float" office:value="141">
            <text:p>141</text:p>
          </table:table-cell>
          <table:table-cell office:value-type="float" office:value="146">
            <text:p>146</text:p>
          </table:table-cell>
          <table:table-cell table:formula="of:=AVERAGE([.B34:.P34])" office:value-type="float" office:value="72.9333333333333">
            <text:p>72.93</text:p>
          </table:table-cell>
          <table:table-cell table:formula="of:=AVERAGE([.R34:.AF34])" office:value-type="float" office:value="144.666666666667">
            <text:p>144.67</text:p>
          </table:table-cell>
          <table:table-cell table:formula="of:=STDEVPA([.B34:.P34])" office:value-type="float" office:value="1.12348663642351">
            <text:p>1.12</text:p>
          </table:table-cell>
          <table:table-cell table:formula="of:=STDEVPA([.R34:.AF34])" office:value-type="float" office:value="2.27058484879019">
            <text:p>2.27</text:p>
          </table:table-cell>
          <table:table-cell table:number-columns-repeated="988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table:number-columns-repeated="2"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table:number-columns-repeated="2"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33">
            <text:p>33</text:p>
          </table:table-cell>
          <table:table-cell office:value-type="float" office:value="155">
            <text:p>155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54">
            <text:p>154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table:formula="of:=AVERAGE([.B35:.P35])" office:value-type="float" office:value="74.8666666666667">
            <text:p>74.87</text:p>
          </table:table-cell>
          <table:table-cell table:formula="of:=AVERAGE([.R35:.AF35])" office:value-type="float" office:value="149.066666666667">
            <text:p>149.07</text:p>
          </table:table-cell>
          <table:table-cell table:formula="of:=STDEVPA([.B35:.P35])" office:value-type="float" office:value="1.4544949486181">
            <text:p>1.45</text:p>
          </table:table-cell>
          <table:table-cell table:formula="of:=STDEVPA([.R35:.AF35])" office:value-type="float" office:value="2.90898989723619">
            <text:p>2.91</text:p>
          </table:table-cell>
          <table:table-cell table:number-columns-repeated="988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table:number-columns-repeated="2" office:value-type="float" office:value="77">
            <text:p>77</text:p>
          </table:table-cell>
          <table:table-cell table:number-columns-repeated="2"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table:number-columns-repeated="2" office:value-type="float" office:value="76">
            <text:p>76</text:p>
          </table:table-cell>
          <table:table-cell office:value-type="float" office:value="34">
            <text:p>34</text:p>
          </table:table-cell>
          <table:table-cell table:number-columns-repeated="2"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table:formula="of:=AVERAGE([.B36:.P36])" office:value-type="float" office:value="76.8666666666667">
            <text:p>76.87</text:p>
          </table:table-cell>
          <table:table-cell table:formula="of:=AVERAGE([.R36:.AF36])" office:value-type="float" office:value="152.266666666667">
            <text:p>152.27</text:p>
          </table:table-cell>
          <table:table-cell table:formula="of:=STDEVPA([.B36:.P36])" office:value-type="float" office:value="1.02415276638248">
            <text:p>1.02</text:p>
          </table:table-cell>
          <table:table-cell table:formula="of:=STDEVPA([.R36:.AF36])" office:value-type="float" office:value="2.2939534045447">
            <text:p>2.29</text:p>
          </table:table-cell>
          <table:table-cell table:number-columns-repeated="988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table:number-columns-repeated="2" office:value-type="float" office:value="77">
            <text:p>77</text:p>
          </table:table-cell>
          <table:table-cell office:value-type="float" office:value="79">
            <text:p>79</text:p>
          </table:table-cell>
          <table:table-cell table:number-columns-repeated="2"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35">
            <text:p>35</text:p>
          </table:table-cell>
          <table:table-cell office:value-type="float" office:value="159">
            <text:p>159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56">
            <text:p>156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table:formula="of:=AVERAGE([.B37:.P37])" office:value-type="float" office:value="77.6666666666667">
            <text:p>77.67</text:p>
          </table:table-cell>
          <table:table-cell table:formula="of:=AVERAGE([.R37:.AF37])" office:value-type="float" office:value="154.266666666667">
            <text:p>154.27</text:p>
          </table:table-cell>
          <table:table-cell table:formula="of:=STDEVPA([.B37:.P37])" office:value-type="float" office:value="1.07496769977314">
            <text:p>1.07</text:p>
          </table:table-cell>
          <table:table-cell table:formula="of:=STDEVPA([.R37:.AF37])" office:value-type="float" office:value="2.17460085737334">
            <text:p>2.17</text:p>
          </table:table-cell>
          <table:table-cell table:number-columns-repeated="988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77">
            <text:p>77</text:p>
          </table:table-cell>
          <table:table-cell table:number-columns-repeated="2"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table:number-columns-repeated="3"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36">
            <text:p>36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46">
            <text:p>146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table:formula="of:=AVERAGE([.B38:.P38])" office:value-type="float" office:value="75.4666666666667">
            <text:p>75.47</text:p>
          </table:table-cell>
          <table:table-cell table:formula="of:=AVERAGE([.R38:.AF38])" office:value-type="float" office:value="150.266666666667">
            <text:p>150.27</text:p>
          </table:table-cell>
          <table:table-cell table:formula="of:=STDEVPA([.B38:.P38])" office:value-type="float" office:value="0.956846672960488">
            <text:p>0.96</text:p>
          </table:table-cell>
          <table:table-cell table:formula="of:=STDEVPA([.R38:.AF38])" office:value-type="float" office:value="2.04830553276496">
            <text:p>2.05</text:p>
          </table:table-cell>
          <table:table-cell table:number-columns-repeated="988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table:number-columns-repeated="3"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table:number-columns-repeated="2"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table:number-columns-repeated="2" office:value-type="float" office:value="74">
            <text:p>74</text:p>
          </table:table-cell>
          <table:table-cell office:value-type="float" office:value="37">
            <text:p>37</text:p>
          </table:table-cell>
          <table:table-cell office:value-type="float" office:value="148">
            <text:p>148</text:p>
          </table:table-cell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46">
            <text:p>146</text:p>
          </table:table-cell>
          <table:table-cell table:formula="of:=AVERAGE([.B39:.P39])" office:value-type="float" office:value="73.8">
            <text:p>73.80</text:p>
          </table:table-cell>
          <table:table-cell table:formula="of:=AVERAGE([.R39:.AF39])" office:value-type="float" office:value="146.666666666667">
            <text:p>146.67</text:p>
          </table:table-cell>
          <table:table-cell table:formula="of:=STDEVPA([.B39:.P39])" office:value-type="float" office:value="0.748331477354788">
            <text:p>0.75</text:p>
          </table:table-cell>
          <table:table-cell table:formula="of:=STDEVPA([.R39:.AF39])" office:value-type="float" office:value="1.61932770686548">
            <text:p>1.62</text:p>
          </table:table-cell>
          <table:table-cell table:number-columns-repeated="988"/>
        </table:table-row>
        <table:table-row table:style-name="ro2">
          <table:table-cell office:value-type="float" office:value="38">
            <text:p>38</text:p>
          </table:table-cell>
          <table:table-cell table:number-columns-repeated="9"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38">
            <text:p>38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3">
            <text:p>143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43">
            <text:p>143</text:p>
          </table:table-cell>
          <table:table-cell table:number-columns-repeated="3"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table:formula="of:=AVERAGE([.B40:.P40])" office:value-type="float" office:value="72.2">
            <text:p>72.20</text:p>
          </table:table-cell>
          <table:table-cell table:formula="of:=AVERAGE([.R40:.AF40])" office:value-type="float" office:value="143.666666666667">
            <text:p>143.67</text:p>
          </table:table-cell>
          <table:table-cell table:formula="of:=STDEVPA([.B40:.P40])" office:value-type="float" office:value="0.653197264742181">
            <text:p>0.65</text:p>
          </table:table-cell>
          <table:table-cell table:formula="of:=STDEVPA([.R40:.AF40])" office:value-type="float" office:value="1.53478192442951">
            <text:p>1.53</text:p>
          </table:table-cell>
          <table:table-cell table:number-columns-repeated="988"/>
        </table:table-row>
        <table:table-row table:style-name="ro2">
          <table:table-cell office:value-type="float" office:value="39">
            <text:p>39</text:p>
          </table:table-cell>
          <table:table-cell table:number-columns-repeated="2" office:value-type="float" office:value="71">
            <text:p>71</text:p>
          </table:table-cell>
          <table:table-cell office:value-type="float" office:value="72">
            <text:p>72</text:p>
          </table:table-cell>
          <table:table-cell table:number-columns-repeated="3" office:value-type="float" office:value="71">
            <text:p>71</text:p>
          </table:table-cell>
          <table:table-cell table:number-columns-repeated="4"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7">
            <text:p>77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39">
            <text:p>39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44">
            <text:p>144</text:p>
          </table:table-cell>
          <table:table-cell office:value-type="float" office:value="141">
            <text:p>141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1">
            <text:p>141</text:p>
          </table:table-cell>
          <table:table-cell office:value-type="float" office:value="152">
            <text:p>152</text:p>
          </table:table-cell>
          <table:table-cell office:value-type="float" office:value="139">
            <text:p>139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table:formula="of:=AVERAGE([.B41:.P41])" office:value-type="float" office:value="71.8666666666667">
            <text:p>71.87</text:p>
          </table:table-cell>
          <table:table-cell table:formula="of:=AVERAGE([.R41:.AF41])" office:value-type="float" office:value="143">
            <text:p>143.00</text:p>
          </table:table-cell>
          <table:table-cell table:formula="of:=STDEVPA([.B41:.P41])" office:value-type="float" office:value="1.54344492037203">
            <text:p>1.54</text:p>
          </table:table-cell>
          <table:table-cell table:formula="of:=STDEVPA([.R41:.AF41])" office:value-type="float" office:value="3.03315017762062">
            <text:p>3.03</text:p>
          </table:table-cell>
          <table:table-cell table:number-columns-repeated="988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2"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table:number-columns-repeated="2" office:value-type="float" office:value="72">
            <text:p>72</text:p>
          </table:table-cell>
          <table:table-cell office:value-type="float" office:value="40">
            <text:p>40</text:p>
          </table:table-cell>
          <table:table-cell office:value-type="float" office:value="142">
            <text:p>142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0">
            <text:p>140</text:p>
          </table:table-cell>
          <table:table-cell office:value-type="float" office:value="142">
            <text:p>142</text:p>
          </table:table-cell>
          <table:table-cell office:value-type="float" office:value="146">
            <text:p>146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table:formula="of:=AVERAGE([.B42:.P42])" office:value-type="float" office:value="72.5333333333333">
            <text:p>72.53</text:p>
          </table:table-cell>
          <table:table-cell table:formula="of:=AVERAGE([.R42:.AF42])" office:value-type="float" office:value="143.466666666667">
            <text:p>143.47</text:p>
          </table:table-cell>
          <table:table-cell table:formula="of:=STDEVPA([.B42:.P42])" office:value-type="float" office:value="0.956846672960488">
            <text:p>0.96</text:p>
          </table:table-cell>
          <table:table-cell table:formula="of:=STDEVPA([.R42:.AF42])" office:value-type="float" office:value="1.89267594221045">
            <text:p>1.89</text:p>
          </table:table-cell>
          <table:table-cell table:number-columns-repeated="988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41">
            <text:p>41</text:p>
          </table:table-cell>
          <table:table-cell office:value-type="float" office:value="142">
            <text:p>142</text:p>
          </table:table-cell>
          <table:table-cell office:value-type="float" office:value="150">
            <text:p>15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57">
            <text:p>157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43">
            <text:p>143</text:p>
          </table:table-cell>
          <table:table-cell table:formula="of:=AVERAGE([.B43:.P43])" office:value-type="float" office:value="73.8666666666667">
            <text:p>73.87</text:p>
          </table:table-cell>
          <table:table-cell table:formula="of:=AVERAGE([.R43:.AF43])" office:value-type="float" office:value="146.866666666667">
            <text:p>146.87</text:p>
          </table:table-cell>
          <table:table-cell table:formula="of:=STDEVPA([.B43:.P43])" office:value-type="float" office:value="1.20369800568452">
            <text:p>1.20</text:p>
          </table:table-cell>
          <table:table-cell table:formula="of:=STDEVPA([.R43:.AF43])" office:value-type="float" office:value="3.48074066192176">
            <text:p>3.48</text:p>
          </table:table-cell>
          <table:table-cell table:number-columns-repeated="988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table:number-columns-repeated="3"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42">
            <text:p>42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6">
            <text:p>156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table:formula="of:=AVERAGE([.B44:.P44])" office:value-type="float" office:value="76">
            <text:p>76.00</text:p>
          </table:table-cell>
          <table:table-cell table:formula="of:=AVERAGE([.R44:.AF44])" office:value-type="float" office:value="150.4">
            <text:p>150.40</text:p>
          </table:table-cell>
          <table:table-cell table:formula="of:=STDEVPA([.B44:.P44])" office:value-type="float" office:value="0.966091783079296">
            <text:p>0.97</text:p>
          </table:table-cell>
          <table:table-cell table:formula="of:=STDEVPA([.R44:.AF44])" office:value-type="float" office:value="2.0591260281974">
            <text:p>2.06</text:p>
          </table:table-cell>
          <table:table-cell table:number-columns-repeated="988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7">
            <text:p>77</text:p>
          </table:table-cell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table:number-columns-repeated="2" office:value-type="float" office:value="78">
            <text:p>78</text:p>
          </table:table-cell>
          <table:table-cell office:value-type="float" office:value="77">
            <text:p>77</text:p>
          </table:table-cell>
          <table:table-cell table:number-columns-repeated="2" office:value-type="float" office:value="76">
            <text:p>76</text:p>
          </table:table-cell>
          <table:table-cell table:number-columns-repeated="2" office:value-type="float" office:value="78">
            <text:p>78</text:p>
          </table:table-cell>
          <table:table-cell table:number-columns-repeated="3"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43">
            <text:p>43</text:p>
          </table:table-cell>
          <table:table-cell office:value-type="float" office:value="154">
            <text:p>154</text:p>
          </table:table-cell>
          <table:table-cell office:value-type="float" office:value="148">
            <text:p>148</text:p>
          </table:table-cell>
          <table:table-cell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155">
            <text:p>155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56">
            <text:p>156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  <table:table-cell office:value-type="float" office:value="150">
            <text:p>150</text:p>
          </table:table-cell>
          <table:table-cell table:formula="of:=AVERAGE([.B45:.P45])" office:value-type="float" office:value="77.4">
            <text:p>77.40</text:p>
          </table:table-cell>
          <table:table-cell table:formula="of:=AVERAGE([.R45:.AF45])" office:value-type="float" office:value="153.6">
            <text:p>153.60</text:p>
          </table:table-cell>
          <table:table-cell table:formula="of:=STDEVPA([.B45:.P45])" office:value-type="float" office:value="0.952190457139047">
            <text:p>0.95</text:p>
          </table:table-cell>
          <table:table-cell table:formula="of:=STDEVPA([.R45:.AF45])" office:value-type="float" office:value="2.47116706571342">
            <text:p>2.47</text:p>
          </table:table-cell>
          <table:table-cell table:number-columns-repeated="988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6">
            <text:p>76</text:p>
          </table:table-cell>
          <table:table-cell table:number-columns-repeated="2"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table:number-columns-repeated="2" office:value-type="float" office:value="78">
            <text:p>78</text:p>
          </table:table-cell>
          <table:table-cell office:value-type="float" office:value="77">
            <text:p>77</text:p>
          </table:table-cell>
          <table:table-cell table:number-columns-repeated="2"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44">
            <text:p>44</text:p>
          </table:table-cell>
          <table:table-cell office:value-type="float" office:value="151">
            <text:p>151</text:p>
          </table:table-cell>
          <table:table-cell office:value-type="float" office:value="163">
            <text:p>163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0">
            <text:p>150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table:formula="of:=AVERAGE([.B46:.P46])" office:value-type="float" office:value="76.6">
            <text:p>76.60</text:p>
          </table:table-cell>
          <table:table-cell table:formula="of:=AVERAGE([.R46:.AF46])" office:value-type="float" office:value="152.6">
            <text:p>152.60</text:p>
          </table:table-cell>
          <table:table-cell table:formula="of:=STDEVPA([.B46:.P46])" office:value-type="float" office:value="0.952190457139047">
            <text:p>0.95</text:p>
          </table:table-cell>
          <table:table-cell table:formula="of:=STDEVPA([.R46:.AF46])" office:value-type="float" office:value="3.30252428706689">
            <text:p>3.30</text:p>
          </table:table-cell>
          <table:table-cell table:number-columns-repeated="988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table:number-columns-repeated="4" office:value-type="float" office:value="75">
            <text:p>75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table:number-columns-repeated="3" office:value-type="float" office:value="75">
            <text:p>75</text:p>
          </table:table-cell>
          <table:table-cell table:number-columns-repeated="2" office:value-type="float" office:value="74">
            <text:p>74</text:p>
          </table:table-cell>
          <table:table-cell table:number-columns-repeated="2" office:value-type="float" office:value="75">
            <text:p>75</text:p>
          </table:table-cell>
          <table:table-cell office:value-type="float" office:value="45">
            <text:p>45</text:p>
          </table:table-cell>
          <table:table-cell office:value-type="float" office:value="148">
            <text:p>148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44">
            <text:p>144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table:formula="of:=AVERAGE([.B47:.P47])" office:value-type="float" office:value="74.7333333333333">
            <text:p>74.73</text:p>
          </table:table-cell>
          <table:table-cell table:formula="of:=AVERAGE([.R47:.AF47])" office:value-type="float" office:value="148.733333333333">
            <text:p>148.73</text:p>
          </table:table-cell>
          <table:table-cell table:formula="of:=STDEVPA([.B47:.P47])" office:value-type="float" office:value="0.997775303139717">
            <text:p>1.00</text:p>
          </table:table-cell>
          <table:table-cell table:formula="of:=STDEVPA([.R47:.AF47])" office:value-type="float" office:value="2.23507394856536">
            <text:p>2.24</text:p>
          </table:table-cell>
          <table:table-cell table:number-columns-repeated="988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 table:number-columns-repeated="2" office:value-type="float" office:value="73">
            <text:p>73</text:p>
          </table:table-cell>
          <table:table-cell table:number-columns-repeated="3"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46">
            <text:p>46</text:p>
          </table:table-cell>
          <table:table-cell office:value-type="float" office:value="146">
            <text:p>146</text:p>
          </table:table-cell>
          <table:table-cell office:value-type="float" office:value="152">
            <text:p>152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2">
            <text:p>142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table:formula="of:=AVERAGE([.B48:.P48])" office:value-type="float" office:value="72.6">
            <text:p>72.60</text:p>
          </table:table-cell>
          <table:table-cell table:formula="of:=AVERAGE([.R48:.AF48])" office:value-type="float" office:value="144.666666666667">
            <text:p>144.67</text:p>
          </table:table-cell>
          <table:table-cell table:formula="of:=STDEVPA([.B48:.P48])" office:value-type="float" office:value="1.30639452948436">
            <text:p>1.31</text:p>
          </table:table-cell>
          <table:table-cell table:formula="of:=STDEVPA([.R48:.AF48])" office:value-type="float" office:value="2.38513917599977">
            <text:p>2.39</text:p>
          </table:table-cell>
          <table:table-cell table:number-columns-repeated="988"/>
        </table:table-row>
        <table:table-row table:style-name="ro2">
          <table:table-cell office:value-type="float" office:value="47">
            <text:p>47</text:p>
          </table:table-cell>
          <table:table-cell table:number-columns-repeated="6"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5"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4">
            <text:p>144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44">
            <text:p>144</text:p>
          </table:table-cell>
          <table:table-cell table:number-columns-repeated="4"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40">
            <text:p>140</text:p>
          </table:table-cell>
          <table:table-cell table:formula="of:=AVERAGE([.B49:.P49])" office:value-type="float" office:value="71.8666666666667">
            <text:p>71.87</text:p>
          </table:table-cell>
          <table:table-cell table:formula="of:=AVERAGE([.R49:.AF49])" office:value-type="float" office:value="142.933333333333">
            <text:p>142.93</text:p>
          </table:table-cell>
          <table:table-cell table:formula="of:=STDEVPA([.B49:.P49])" office:value-type="float" office:value="0.618241233033047">
            <text:p>0.62</text:p>
          </table:table-cell>
          <table:table-cell table:formula="of:=STDEVPA([.R49:.AF49])" office:value-type="float" office:value="1.06249183003395">
            <text:p>1.06</text:p>
          </table:table-cell>
          <table:table-cell table:number-columns-repeated="988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3">
            <text:p>73</text:p>
          </table:table-cell>
          <table:table-cell table:number-columns-repeated="2"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3"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table:number-columns-repeated="2"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48">
            <text:p>48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2" office:value-type="float" office:value="144">
            <text:p>144</text:p>
          </table:table-cell>
          <table:table-cell table:number-columns-repeated="2" office:value-type="float" office:value="143">
            <text:p>143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4">
            <text:p>144</text:p>
          </table:table-cell>
          <table:table-cell table:formula="of:=AVERAGE([.B50:.P50])" office:value-type="float" office:value="71.9333333333333">
            <text:p>71.93</text:p>
          </table:table-cell>
          <table:table-cell table:formula="of:=AVERAGE([.R50:.AF50])" office:value-type="float" office:value="143.133333333333">
            <text:p>143.13</text:p>
          </table:table-cell>
          <table:table-cell table:formula="of:=STDEVPA([.B50:.P50])" office:value-type="float" office:value="0.679869268479038">
            <text:p>0.68</text:p>
          </table:table-cell>
          <table:table-cell table:formula="of:=STDEVPA([.R50:.AF50])" office:value-type="float" office:value="0.956846672960488">
            <text:p>0.96</text:p>
          </table:table-cell>
          <table:table-cell table:number-columns-repeated="988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table:number-columns-repeated="2" office:value-type="float" office:value="73">
            <text:p>73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49">
            <text:p>49</text:p>
          </table:table-cell>
          <table:table-cell office:value-type="float" office:value="142">
            <text:p>142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56">
            <text:p>156</text:p>
          </table:table-cell>
          <table:table-cell office:value-type="float" office:value="146">
            <text:p>146</text:p>
          </table:table-cell>
          <table:table-cell office:value-type="float" office:value="142">
            <text:p>142</text:p>
          </table:table-cell>
          <table:table-cell table:formula="of:=AVERAGE([.B51:.P51])" office:value-type="float" office:value="73">
            <text:p>73.00</text:p>
          </table:table-cell>
          <table:table-cell table:formula="of:=AVERAGE([.R51:.AF51])" office:value-type="float" office:value="145.066666666667">
            <text:p>145.07</text:p>
          </table:table-cell>
          <table:table-cell table:formula="of:=STDEVPA([.B51:.P51])" office:value-type="float" office:value="1.4142135623731">
            <text:p>1.41</text:p>
          </table:table-cell>
          <table:table-cell table:formula="of:=STDEVPA([.R51:.AF51])" office:value-type="float" office:value="3.39542175419916">
            <text:p>3.40</text:p>
          </table:table-cell>
          <table:table-cell table:number-columns-repeated="988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76">
            <text:p>76</text:p>
          </table:table-cell>
          <table:table-cell table:number-columns-repeated="3"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50">
            <text:p>50</text:p>
          </table:table-cell>
          <table:table-cell office:value-type="float" office:value="144">
            <text:p>144</text:p>
          </table:table-cell>
          <table:table-cell office:value-type="float" office:value="152">
            <text:p>152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60">
            <text:p>160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table:formula="of:=AVERAGE([.B52:.P52])" office:value-type="float" office:value="75.2666666666667">
            <text:p>75.27</text:p>
          </table:table-cell>
          <table:table-cell table:formula="of:=AVERAGE([.R52:.AF52])" office:value-type="float" office:value="149.933333333333">
            <text:p>149.93</text:p>
          </table:table-cell>
          <table:table-cell table:formula="of:=STDEVPA([.B52:.P52])" office:value-type="float" office:value="1.56914697279198">
            <text:p>1.57</text:p>
          </table:table-cell>
          <table:table-cell table:formula="of:=STDEVPA([.R52:.AF52])" office:value-type="float" office:value="3.76769897358528">
            <text:p>3.77</text:p>
          </table:table-cell>
          <table:table-cell table:number-columns-repeated="988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table:number-columns-repeated="3" office:value-type="float" office:value="77">
            <text:p>77</text:p>
          </table:table-cell>
          <table:table-cell table:number-columns-repeated="2"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table:number-columns-repeated="2" office:value-type="float" office:value="76">
            <text:p>76</text:p>
          </table:table-cell>
          <table:table-cell office:value-type="float" office:value="51">
            <text:p>51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54">
            <text:p>154</text:p>
          </table:table-cell>
          <table:table-cell table:number-columns-repeated="3"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60">
            <text:p>160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table:formula="of:=AVERAGE([.B53:.P53])" office:value-type="float" office:value="77">
            <text:p>77.00</text:p>
          </table:table-cell>
          <table:table-cell table:formula="of:=AVERAGE([.R53:.AF53])" office:value-type="float" office:value="153.866666666667">
            <text:p>153.87</text:p>
          </table:table-cell>
          <table:table-cell table:formula="of:=STDEVPA([.B53:.P53])" office:value-type="float" office:value="1.09544511501033">
            <text:p>1.10</text:p>
          </table:table-cell>
          <table:table-cell table:formula="of:=STDEVPA([.R53:.AF53])" office:value-type="float" office:value="2.27644947719518">
            <text:p>2.28</text:p>
          </table:table-cell>
          <table:table-cell table:number-columns-repeated="988"/>
        </table:table-row>
        <table:table-row table:style-name="ro2">
          <table:table-cell office:value-type="float" office:value="52">
            <text:p>52</text:p>
          </table:table-cell>
          <table:table-cell table:number-columns-repeated="2"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table:number-columns-repeated="2" office:value-type="float" office:value="78">
            <text:p>78</text:p>
          </table:table-cell>
          <table:table-cell office:value-type="float" office:value="75">
            <text:p>75</text:p>
          </table:table-cell>
          <table:table-cell table:number-columns-repeated="3" office:value-type="float" office:value="78">
            <text:p>78</text:p>
          </table:table-cell>
          <table:table-cell table:number-columns-repeated="2" office:value-type="float" office:value="77">
            <text:p>77</text:p>
          </table:table-cell>
          <table:table-cell table:number-columns-repeated="3" office:value-type="float" office:value="78">
            <text:p>78</text:p>
          </table:table-cell>
          <table:table-cell office:value-type="float" office:value="52">
            <text:p>52</text:p>
          </table:table-cell>
          <table:table-cell table:number-columns-repeated="2"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office:value-type="float" office:value="149">
            <text:p>149</text:p>
          </table:table-cell>
          <table:table-cell office:value-type="float" office:value="155">
            <text:p>155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53">
            <text:p>153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55">
            <text:p>155</text:p>
          </table:table-cell>
          <table:table-cell table:formula="of:=AVERAGE([.B54:.P54])" office:value-type="float" office:value="77.2">
            <text:p>77.20</text:p>
          </table:table-cell>
          <table:table-cell table:formula="of:=AVERAGE([.R54:.AF54])" office:value-type="float" office:value="153.466666666667">
            <text:p>153.47</text:p>
          </table:table-cell>
          <table:table-cell table:formula="of:=STDEVPA([.B54:.P54])" office:value-type="float" office:value="0.979795897113271">
            <text:p>0.98</text:p>
          </table:table-cell>
          <table:table-cell table:formula="of:=STDEVPA([.R54:.AF54])" office:value-type="float" office:value="2.06128331116537">
            <text:p>2.06</text:p>
          </table:table-cell>
          <table:table-cell table:number-columns-repeated="988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table:number-columns-repeated="3"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53">
            <text:p>53</text:p>
          </table:table-cell>
          <table:table-cell office:value-type="float" office:value="149">
            <text:p>149</text:p>
          </table:table-cell>
          <table:table-cell office:value-type="float" office:value="146">
            <text:p>146</text:p>
          </table:table-cell>
          <table:table-cell office:value-type="float" office:value="151">
            <text:p>151</text:p>
          </table:table-cell>
          <table:table-cell table:number-columns-repeated="3" office:value-type="float" office:value="150">
            <text:p>150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table:formula="of:=AVERAGE([.B55:.P55])" office:value-type="float" office:value="75">
            <text:p>75.00</text:p>
          </table:table-cell>
          <table:table-cell table:formula="of:=AVERAGE([.R55:.AF55])" office:value-type="float" office:value="149.266666666667">
            <text:p>149.27</text:p>
          </table:table-cell>
          <table:table-cell table:formula="of:=STDEVPA([.B55:.P55])" office:value-type="float" office:value="0.816496580927726">
            <text:p>0.82</text:p>
          </table:table-cell>
          <table:table-cell table:formula="of:=STDEVPA([.R55:.AF55])" office:value-type="float" office:value="1.91369334592098">
            <text:p>1.91</text:p>
          </table:table-cell>
          <table:table-cell table:number-columns-repeated="988"/>
        </table:table-row>
        <table:table-row table:style-name="ro2">
          <table:table-cell office:value-type="float" office:value="54">
            <text:p>54</text:p>
          </table:table-cell>
          <table:table-cell table:number-columns-repeated="2" office:value-type="float" office:value="72">
            <text:p>72</text:p>
          </table:table-cell>
          <table:table-cell office:value-type="float" office:value="74">
            <text:p>74</text:p>
          </table:table-cell>
          <table:table-cell table:number-columns-repeated="2"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table:number-columns-repeated="4" office:value-type="float" office:value="74">
            <text:p>74</text:p>
          </table:table-cell>
          <table:table-cell table:number-columns-repeated="2" office:value-type="float" office:value="72">
            <text:p>72</text:p>
          </table:table-cell>
          <table:table-cell table:number-columns-repeated="2" office:value-type="float" office:value="74">
            <text:p>74</text:p>
          </table:table-cell>
          <table:table-cell office:value-type="float" office:value="54">
            <text:p>54</text:p>
          </table:table-cell>
          <table:table-cell office:value-type="float" office:value="145">
            <text:p>145</text:p>
          </table:table-cell>
          <table:table-cell office:value-type="float" office:value="141">
            <text:p>14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2">
            <text:p>142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8">
            <text:p>148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table:formula="of:=AVERAGE([.B56:.P56])" office:value-type="float" office:value="73.1333333333333">
            <text:p>73.13</text:p>
          </table:table-cell>
          <table:table-cell table:formula="of:=AVERAGE([.R56:.AF56])" office:value-type="float" office:value="145.533333333333">
            <text:p>145.53</text:p>
          </table:table-cell>
          <table:table-cell table:formula="of:=STDEVPA([.B56:.P56])" office:value-type="float" office:value="1.02415276638248">
            <text:p>1.02</text:p>
          </table:table-cell>
          <table:table-cell table:formula="of:=STDEVPA([.R56:.AF56])" office:value-type="float" office:value="2.52630604286619">
            <text:p>2.53</text:p>
          </table:table-cell>
          <table:table-cell table:number-columns-repeated="988"/>
        </table:table-row>
        <table:table-row table:style-name="ro2">
          <table:table-cell office:value-type="float" office:value="55">
            <text:p>55</text:p>
          </table:table-cell>
          <table:table-cell table:number-columns-repeated="2" office:value-type="float" office:value="71">
            <text:p>71</text:p>
          </table:table-cell>
          <table:table-cell office:value-type="float" office:value="75">
            <text:p>75</text:p>
          </table:table-cell>
          <table:table-cell table:number-columns-repeated="3" office:value-type="float" office:value="72">
            <text:p>72</text:p>
          </table:table-cell>
          <table:table-cell office:value-type="float" office:value="71">
            <text:p>71</text:p>
          </table:table-cell>
          <table:table-cell table:number-columns-repeated="3"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55">
            <text:p>55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48">
            <text:p>148</text:p>
          </table:table-cell>
          <table:table-cell table:number-columns-repeated="3" office:value-type="float" office:value="144">
            <text:p>144</text:p>
          </table:table-cell>
          <table:table-cell table:number-columns-repeated="4" office:value-type="float" office:value="142">
            <text:p>142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table:formula="of:=AVERAGE([.B57:.P57])" office:value-type="float" office:value="71.9333333333333">
            <text:p>71.93</text:p>
          </table:table-cell>
          <table:table-cell table:formula="of:=AVERAGE([.R57:.AF57])" office:value-type="float" office:value="142.933333333333">
            <text:p>142.93</text:p>
          </table:table-cell>
          <table:table-cell table:formula="of:=STDEVPA([.B57:.P57])" office:value-type="float" office:value="0.997775303139717">
            <text:p>1.00</text:p>
          </table:table-cell>
          <table:table-cell table:formula="of:=STDEVPA([.R57:.AF57])" office:value-type="float" office:value="1.73076733143296">
            <text:p>1.73</text:p>
          </table:table-cell>
          <table:table-cell table:number-columns-repeated="988"/>
        </table:table-row>
        <table:table-row table:style-name="ro2">
          <table:table-cell office:value-type="float" office:value="56">
            <text:p>56</text:p>
          </table:table-cell>
          <table:table-cell table:number-columns-repeated="2"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72">
            <text:p>72</text:p>
          </table:table-cell>
          <table:table-cell table:number-columns-repeated="3" office:value-type="float" office:value="73">
            <text:p>73</text:p>
          </table:table-cell>
          <table:table-cell table:number-columns-repeated="3"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56">
            <text:p>56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53">
            <text:p>153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formula="of:=AVERAGE([.B58:.P58])" office:value-type="float" office:value="72.3333333333333">
            <text:p>72.33</text:p>
          </table:table-cell>
          <table:table-cell table:formula="of:=AVERAGE([.R58:.AF58])" office:value-type="float" office:value="143.866666666667">
            <text:p>143.87</text:p>
          </table:table-cell>
          <table:table-cell table:formula="of:=STDEVPA([.B58:.P58])" office:value-type="float" office:value="1.73845397472071">
            <text:p>1.74</text:p>
          </table:table-cell>
          <table:table-cell table:formula="of:=STDEVPA([.R58:.AF58])" office:value-type="float" office:value="2.91814248376524">
            <text:p>2.92</text:p>
          </table:table-cell>
          <table:table-cell table:number-columns-repeated="988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table:number-columns-repeated="3"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  <table:table-cell table:number-columns-repeated="2"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57">
            <text:p>57</text:p>
          </table:table-cell>
          <table:table-cell office:value-type="float" office:value="142">
            <text:p>142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41">
            <text:p>141</text:p>
          </table:table-cell>
          <table:table-cell office:value-type="float" office:value="144">
            <text:p>144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2">
            <text:p>142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1">
            <text:p>141</text:p>
          </table:table-cell>
          <table:table-cell table:formula="of:=AVERAGE([.B59:.P59])" office:value-type="float" office:value="73">
            <text:p>73.00</text:p>
          </table:table-cell>
          <table:table-cell table:formula="of:=AVERAGE([.R59:.AF59])" office:value-type="float" office:value="144.8">
            <text:p>144.80</text:p>
          </table:table-cell>
          <table:table-cell table:formula="of:=STDEVPA([.B59:.P59])" office:value-type="float" office:value="1.36626010212795">
            <text:p>1.37</text:p>
          </table:table-cell>
          <table:table-cell table:formula="of:=STDEVPA([.R59:.AF59])" office:value-type="float" office:value="2.73739535568637">
            <text:p>2.74</text:p>
          </table:table-cell>
          <table:table-cell table:number-columns-repeated="988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  <table:table-cell table:number-columns-repeated="2"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table:number-columns-repeated="2" office:value-type="float" office:value="74">
            <text:p>74</text:p>
          </table:table-cell>
          <table:table-cell office:value-type="float" office:value="77">
            <text:p>77</text:p>
          </table:table-cell>
          <table:table-cell table:number-columns-repeated="2" office:value-type="float" office:value="74">
            <text:p>74</text:p>
          </table:table-cell>
          <table:table-cell office:value-type="float" office:value="58">
            <text:p>58</text:p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54">
            <text:p>154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table:formula="of:=AVERAGE([.B60:.P60])" office:value-type="float" office:value="74.8">
            <text:p>74.80</text:p>
          </table:table-cell>
          <table:table-cell table:formula="of:=AVERAGE([.R60:.AF60])" office:value-type="float" office:value="149.4">
            <text:p>149.40</text:p>
          </table:table-cell>
          <table:table-cell table:formula="of:=STDEVPA([.B60:.P60])" office:value-type="float" office:value="1.37598449603669">
            <text:p>1.38</text:p>
          </table:table-cell>
          <table:table-cell table:formula="of:=STDEVPA([.R60:.AF60])" office:value-type="float" office:value="2.84722086720835">
            <text:p>2.85</text:p>
          </table:table-cell>
          <table:table-cell table:number-columns-repeated="988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table:number-columns-repeated="2"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table:number-columns-repeated="2"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59">
            <text:p>59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53">
            <text:p>153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table:formula="of:=AVERAGE([.B61:.P61])" office:value-type="float" office:value="76.2">
            <text:p>76.20</text:p>
          </table:table-cell>
          <table:table-cell table:formula="of:=AVERAGE([.R61:.AF61])" office:value-type="float" office:value="151.266666666667">
            <text:p>151.27</text:p>
          </table:table-cell>
          <table:table-cell table:formula="of:=STDEVPA([.B61:.P61])" office:value-type="float" office:value="0.832666399786453">
            <text:p>0.83</text:p>
          </table:table-cell>
          <table:table-cell table:formula="of:=STDEVPA([.R61:.AF61])" office:value-type="float" office:value="2.20504472113883">
            <text:p>2.21</text:p>
          </table:table-cell>
          <table:table-cell table:number-columns-repeated="988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table:number-columns-repeated="2" office:value-type="float" office:value="77">
            <text:p>77</text:p>
          </table:table-cell>
          <table:table-cell office:value-type="float" office:value="79">
            <text:p>79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table:number-columns-repeated="2" office:value-type="float" office:value="77">
            <text:p>77</text:p>
          </table:table-cell>
          <table:table-cell office:value-type="float" office:value="78">
            <text:p>78</text:p>
          </table:table-cell>
          <table:table-cell table:number-columns-repeated="2" office:value-type="float" office:value="77">
            <text:p>77</text:p>
          </table:table-cell>
          <table:table-cell table:number-columns-repeated="2"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60">
            <text:p>60</text:p>
          </table:table-cell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57">
            <text:p>157</text:p>
          </table:table-cell>
          <table:table-cell table:number-columns-repeated="3" office:value-type="float" office:value="154">
            <text:p>154</text:p>
          </table:table-cell>
          <table:table-cell table:number-columns-repeated="2" office:value-type="float" office:value="153">
            <text:p>153</text:p>
          </table:table-cell>
          <table:table-cell office:value-type="float" office:value="155">
            <text:p>155</text:p>
          </table:table-cell>
          <table:table-cell table:number-columns-repeated="2"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table:formula="of:=AVERAGE([.B62:.P62])" office:value-type="float" office:value="77.4666666666667">
            <text:p>77.47</text:p>
          </table:table-cell>
          <table:table-cell table:formula="of:=AVERAGE([.R62:.AF62])" office:value-type="float" office:value="154.266666666667">
            <text:p>154.27</text:p>
          </table:table-cell>
          <table:table-cell table:formula="of:=STDEVPA([.B62:.P62])" office:value-type="float" office:value="0.805536398239638">
            <text:p>0.81</text:p>
          </table:table-cell>
          <table:table-cell table:formula="of:=STDEVPA([.R62:.AF62])" office:value-type="float" office:value="1.12348663642351">
            <text:p>1.12</text:p>
          </table:table-cell>
          <table:table-cell table:number-columns-repeated="988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table:number-columns-repeated="2"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table:number-columns-repeated="2" office:value-type="float" office:value="77">
            <text:p>77</text:p>
          </table:table-cell>
          <table:table-cell office:value-type="float" office:value="61">
            <text:p>61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51">
            <text:p>151</text:p>
          </table:table-cell>
          <table:table-cell table:number-columns-repeated="3" office:value-type="float" office:value="152">
            <text:p>15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table:formula="of:=AVERAGE([.B63:.P63])" office:value-type="float" office:value="76.0666666666667">
            <text:p>76.07</text:p>
          </table:table-cell>
          <table:table-cell table:formula="of:=AVERAGE([.R63:.AF63])" office:value-type="float" office:value="151.2">
            <text:p>151.20</text:p>
          </table:table-cell>
          <table:table-cell table:formula="of:=STDEVPA([.B63:.P63])" office:value-type="float" office:value="0.997775303139718">
            <text:p>1.00</text:p>
          </table:table-cell>
          <table:table-cell table:formula="of:=STDEVPA([.R63:.AF63])" office:value-type="float" office:value="1.72046505340853">
            <text:p>1.72</text:p>
          </table:table-cell>
          <table:table-cell table:number-columns-repeated="988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table:number-columns-repeated="2" office:value-type="float" office:value="74">
            <text:p>74</text:p>
          </table:table-cell>
          <table:table-cell office:value-type="float" office:value="72">
            <text:p>72</text:p>
          </table:table-cell>
          <table:table-cell table:number-columns-repeated="2" office:value-type="float" office:value="74">
            <text:p>74</text:p>
          </table:table-cell>
          <table:table-cell office:value-type="float" office:value="75">
            <text:p>75</text:p>
          </table:table-cell>
          <table:table-cell table:number-columns-repeated="2"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79">
            <text:p>79</text:p>
          </table:table-cell>
          <table:table-cell office:value-type="float" office:value="74">
            <text:p>74</text:p>
          </table:table-cell>
          <table:table-cell office:value-type="float" office:value="62">
            <text:p>62</text:p>
          </table:table-cell>
          <table:table-cell office:value-type="float" office:value="149">
            <text:p>149</text:p>
          </table:table-cell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41">
            <text:p>141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1">
            <text:p>141</text:p>
          </table:table-cell>
          <table:table-cell office:value-type="float" office:value="156">
            <text:p>156</text:p>
          </table:table-cell>
          <table:table-cell office:value-type="float" office:value="150">
            <text:p>150</text:p>
          </table:table-cell>
          <table:table-cell table:formula="of:=AVERAGE([.B64:.P64])" office:value-type="float" office:value="74.2">
            <text:p>74.20</text:p>
          </table:table-cell>
          <table:table-cell table:formula="of:=AVERAGE([.R64:.AF64])" office:value-type="float" office:value="147.2">
            <text:p>147.20</text:p>
          </table:table-cell>
          <table:table-cell table:formula="of:=STDEVPA([.B64:.P64])" office:value-type="float" office:value="1.55777619273972">
            <text:p>1.56</text:p>
          </table:table-cell>
          <table:table-cell table:formula="of:=STDEVPA([.R64:.AF64])" office:value-type="float" office:value="3.56277045756997">
            <text:p>3.56</text:p>
          </table:table-cell>
          <table:table-cell table:number-columns-repeated="988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table:number-columns-repeated="3"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2"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2"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146">
            <text:p>146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42">
            <text:p>142</text:p>
          </table:table-cell>
          <table:table-cell table:number-columns-repeated="3" office:value-type="float" office:value="143">
            <text:p>143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52">
            <text:p>152</text:p>
          </table:table-cell>
          <table:table-cell office:value-type="float" office:value="146">
            <text:p>146</text:p>
          </table:table-cell>
          <table:table-cell table:formula="of:=AVERAGE([.B65:.P65])" office:value-type="float" office:value="72.2666666666667">
            <text:p>72.27</text:p>
          </table:table-cell>
          <table:table-cell table:formula="of:=AVERAGE([.R65:.AF65])" office:value-type="float" office:value="144.066666666667">
            <text:p>144.07</text:p>
          </table:table-cell>
          <table:table-cell table:formula="of:=STDEVPA([.B65:.P65])" office:value-type="float" office:value="1.06249183003395">
            <text:p>1.06</text:p>
          </table:table-cell>
          <table:table-cell table:formula="of:=STDEVPA([.R65:.AF65])" office:value-type="float" office:value="2.66999791926677">
            <text:p>2.67</text:p>
          </table:table-cell>
          <table:table-cell table:number-columns-repeated="988"/>
        </table:table-row>
        <table:table-row table:style-name="ro2">
          <table:table-cell office:value-type="float" office:value="64">
            <text:p>64</text:p>
          </table:table-cell>
          <table:table-cell table:number-columns-repeated="2"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table:number-columns-repeated="2" office:value-type="float" office:value="72">
            <text:p>72</text:p>
          </table:table-cell>
          <table:table-cell office:value-type="float" office:value="71">
            <text:p>71</text:p>
          </table:table-cell>
          <table:table-cell table:number-columns-repeated="2"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72">
            <text:p>72</text:p>
          </table:table-cell>
          <table:table-cell office:value-type="float" office:value="64">
            <text:p>64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0">
            <text:p>140</text:p>
          </table:table-cell>
          <table:table-cell office:value-type="float" office:value="144">
            <text:p>144</text:p>
          </table:table-cell>
          <table:table-cell office:value-type="float" office:value="140">
            <text:p>140</text:p>
          </table:table-cell>
          <table:table-cell office:value-type="float" office:value="142">
            <text:p>142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54">
            <text:p>154</text:p>
          </table:table-cell>
          <table:table-cell office:value-type="float" office:value="144">
            <text:p>144</text:p>
          </table:table-cell>
          <table:table-cell table:formula="of:=AVERAGE([.B66:.P66])" office:value-type="float" office:value="72.2">
            <text:p>72.20</text:p>
          </table:table-cell>
          <table:table-cell table:formula="of:=AVERAGE([.R66:.AF66])" office:value-type="float" office:value="143.133333333333">
            <text:p>143.13</text:p>
          </table:table-cell>
          <table:table-cell table:formula="of:=STDEVPA([.B66:.P66])" office:value-type="float" office:value="1.68126936172247">
            <text:p>1.68</text:p>
          </table:table-cell>
          <table:table-cell table:formula="of:=STDEVPA([.R66:.AF66])" office:value-type="float" office:value="3.24276973520408">
            <text:p>3.24</text:p>
          </table:table-cell>
          <table:table-cell table:number-columns-repeated="988"/>
        </table:table-row>
        <table:table-row table:style-name="ro2">
          <table:table-cell office:value-type="float" office:value="65">
            <text:p>65</text:p>
          </table:table-cell>
          <table:table-cell table:number-columns-repeated="2"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2"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3" office:value-type="float" office:value="72">
            <text:p>72</text:p>
          </table:table-cell>
          <table:table-cell table:number-columns-repeated="2"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7">
            <text:p>147</text:p>
          </table:table-cell>
          <table:table-cell office:value-type="float" office:value="143">
            <text:p>143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office:value-type="float" office:value="152">
            <text:p>152</text:p>
          </table:table-cell>
          <table:table-cell office:value-type="float" office:value="143">
            <text:p>143</text:p>
          </table:table-cell>
          <table:table-cell table:formula="of:=AVERAGE([.B67:.P67])" office:value-type="float" office:value="72.0666666666667">
            <text:p>72.07</text:p>
          </table:table-cell>
          <table:table-cell table:formula="of:=AVERAGE([.R67:.AF67])" office:value-type="float" office:value="143.733333333333">
            <text:p>143.73</text:p>
          </table:table-cell>
          <table:table-cell table:formula="of:=STDEVPA([.B67:.P67])" office:value-type="float" office:value="0.997775303139718">
            <text:p>1.00</text:p>
          </table:table-cell>
          <table:table-cell table:formula="of:=STDEVPA([.R67:.AF67])" office:value-type="float" office:value="2.76807193227023">
            <text:p>2.77</text:p>
          </table:table-cell>
          <table:table-cell table:number-columns-repeated="988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table:number-columns-repeated="2" office:value-type="float" office:value="73">
            <text:p>73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table:number-columns-repeated="2"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144">
            <text:p>144</text:p>
          </table:table-cell>
          <table:table-cell office:value-type="float" office:value="148">
            <text:p>148</text:p>
          </table:table-cell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52">
            <text:p>152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43">
            <text:p>143</text:p>
          </table:table-cell>
          <table:table-cell office:value-type="float" office:value="139">
            <text:p>139</text:p>
          </table:table-cell>
          <table:table-cell table:formula="of:=AVERAGE([.B68:.P68])" office:value-type="float" office:value="73.6666666666667">
            <text:p>73.67</text:p>
          </table:table-cell>
          <table:table-cell table:formula="of:=AVERAGE([.R68:.AF68])" office:value-type="float" office:value="145.933333333333">
            <text:p>145.93</text:p>
          </table:table-cell>
          <table:table-cell table:formula="of:=STDEVPA([.B68:.P68])" office:value-type="float" office:value="1.34989711542111">
            <text:p>1.35</text:p>
          </table:table-cell>
          <table:table-cell table:formula="of:=STDEVPA([.R68:.AF68])" office:value-type="float" office:value="3.04338992280355">
            <text:p>3.04</text:p>
          </table:table-cell>
          <table:table-cell table:number-columns-repeated="988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table:number-columns-repeated="3"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3">
            <text:p>73</text:p>
          </table:table-cell>
          <table:table-cell office:value-type="float" office:value="67">
            <text:p>67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56">
            <text:p>156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  <table:table-cell table:formula="of:=AVERAGE([.B69:.P69])" office:value-type="float" office:value="75.7333333333333">
            <text:p>75.73</text:p>
          </table:table-cell>
          <table:table-cell table:formula="of:=AVERAGE([.R69:.AF69])" office:value-type="float" office:value="150.8">
            <text:p>150.80</text:p>
          </table:table-cell>
          <table:table-cell table:formula="of:=STDEVPA([.B69:.P69])" office:value-type="float" office:value="1.28927197372091">
            <text:p>1.29</text:p>
          </table:table-cell>
          <table:table-cell table:formula="of:=STDEVPA([.R69:.AF69])" office:value-type="float" office:value="2.76164202362773">
            <text:p>2.76</text:p>
          </table:table-cell>
          <table:table-cell table:number-columns-repeated="988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table:number-columns-repeated="2" office:value-type="float" office:value="78">
            <text:p>78</text:p>
          </table:table-cell>
          <table:table-cell office:value-type="float" office:value="16">
            <text:p>16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7">
            <text:p>27</text:p>
          </table:table-cell>
          <table:table-cell table:number-columns-repeated="2" office:value-type="float" office:value="77">
            <text:p>77</text:p>
          </table:table-cell>
          <table:table-cell office:value-type="float" office:value="68">
            <text:p>68</text:p>
          </table:table-cell>
          <table:table-cell office:value-type="float" office:value="154">
            <text:p>154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55">
            <text:p>155</text:p>
          </table:table-cell>
          <table:table-cell office:value-type="float" office:value="30">
            <text:p>30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54">
            <text:p>154</text:p>
          </table:table-cell>
          <table:table-cell office:value-type="float" office:value="150">
            <text:p>150</text:p>
          </table:table-cell>
          <table:table-cell office:value-type="float" office:value="51">
            <text:p>51</text:p>
          </table:table-cell>
          <table:table-cell table:number-columns-repeated="2" office:value-type="float" office:value="154">
            <text:p>154</text:p>
          </table:table-cell>
          <table:table-cell table:formula="of:=AVERAGE([.B70:.P70])" office:value-type="float" office:value="67.3333333333333">
            <text:p>67.33</text:p>
          </table:table-cell>
          <table:table-cell table:formula="of:=AVERAGE([.R70:.AF70])" office:value-type="float" office:value="133.466666666667">
            <text:p>133.47</text:p>
          </table:table-cell>
          <table:table-cell table:formula="of:=STDEVPA([.B70:.P70])" office:value-type="float" office:value="19.1647825160863">
            <text:p>19.16</text:p>
          </table:table-cell>
          <table:table-cell table:formula="of:=STDEVPA([.R70:.AF70])" office:value-type="float" office:value="39.010881672796">
            <text:p>39.01</text:p>
          </table:table-cell>
          <table:table-cell table:number-columns-repeated="988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9">
            <text:p>6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10">
            <text:p>110</text:p>
          </table:table-cell>
          <table:table-cell table:formula="of:=AVERAGE([.B71:.P71])" office:value-type="float" office:value="12.4666666666667">
            <text:p>12.47</text:p>
          </table:table-cell>
          <table:table-cell table:formula="of:=AVERAGE([.R71:.AF71])" office:value-type="float" office:value="23.0666666666667">
            <text:p>23.07</text:p>
          </table:table-cell>
          <table:table-cell table:formula="of:=STDEVPA([.B71:.P71])" office:value-type="float" office:value="14.6098901052982">
            <text:p>14.61</text:p>
          </table:table-cell>
          <table:table-cell table:formula="of:=STDEVPA([.R71:.AF71])" office:value-type="float" office:value="28.2735840592514">
            <text:p>28.27</text:p>
          </table:table-cell>
          <table:table-cell table:number-columns-repeated="988"/>
        </table:table-row>
        <table:table-row table:style-name="ro2">
          <table:table-cell office:value-type="float" office:value="70">
            <text:p>70</text:p>
          </table:table-cell>
          <table:table-cell table:number-columns-repeated="15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15" office:value-type="float" office:value="0">
            <text:p>0</text:p>
          </table:table-cell>
          <table:table-cell table:formula="of:=AVERAGE([.B72:.P72])" office:value-type="float" office:value="0">
            <text:p>0.00</text:p>
          </table:table-cell>
          <table:table-cell table:formula="of:=AVERAGE([.R72:.AF72])" office:value-type="float" office:value="0">
            <text:p>0.00</text:p>
          </table:table-cell>
          <table:table-cell table:formula="of:=STDEVPA([.B72:.P72])" office:value-type="float" office:value="0">
            <text:p>0.00</text:p>
          </table:table-cell>
          <table:table-cell table:formula="of:=STDEVPA([.R72:.AF72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71">
            <text:p>71</text:p>
          </table:table-cell>
          <table:table-cell table:number-columns-repeated="15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15" office:value-type="float" office:value="0">
            <text:p>0</text:p>
          </table:table-cell>
          <table:table-cell table:formula="of:=AVERAGE([.B73:.P73])" office:value-type="float" office:value="0">
            <text:p>0.00</text:p>
          </table:table-cell>
          <table:table-cell table:formula="of:=AVERAGE([.R73:.AF73])" office:value-type="float" office:value="0">
            <text:p>0.00</text:p>
          </table:table-cell>
          <table:table-cell table:formula="of:=STDEVPA([.B73:.P73])" office:value-type="float" office:value="0">
            <text:p>0.00</text:p>
          </table:table-cell>
          <table:table-cell table:formula="of:=STDEVPA([.R73:.AF73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72">
            <text:p>72</text:p>
          </table:table-cell>
          <table:table-cell table:number-columns-repeated="15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15" office:value-type="float" office:value="0">
            <text:p>0</text:p>
          </table:table-cell>
          <table:table-cell table:formula="of:=AVERAGE([.B74:.P74])" office:value-type="float" office:value="0">
            <text:p>0.00</text:p>
          </table:table-cell>
          <table:table-cell table:formula="of:=AVERAGE([.R74:.AF74])" office:value-type="float" office:value="0">
            <text:p>0.00</text:p>
          </table:table-cell>
          <table:table-cell table:formula="of:=STDEVPA([.B74:.P74])" office:value-type="float" office:value="0">
            <text:p>0.00</text:p>
          </table:table-cell>
          <table:table-cell table:formula="of:=STDEVPA([.R74:.AF74])" office:value-type="float" office:value="0">
            <text:p>0.00</text:p>
          </table:table-cell>
          <table:table-cell table:number-columns-repeated="988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AVERAGE([.B75:.P75])" office:value-type="float" office:value="1.2">
            <text:p>1.20</text:p>
          </table:table-cell>
          <table:table-cell table:formula="of:=AVERAGE([.R75:.AF75])" office:value-type="float" office:value="1.2">
            <text:p>1.20</text:p>
          </table:table-cell>
          <table:table-cell table:formula="of:=STDEVPA([.B75:.P75])" office:value-type="float" office:value="1.75878746110306">
            <text:p>1.76</text:p>
          </table:table-cell>
          <table:table-cell table:formula="of:=STDEVPA([.R75:.AF75])" office:value-type="float" office:value="1.75878746110306">
            <text:p>1.76</text:p>
          </table:table-cell>
          <table:table-cell table:number-columns-repeated="988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4">
            <text:p>4</text:p>
          </table:table-cell>
          <table:table-cell office:value-type="float" office:value="74">
            <text:p>74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4">
            <text:p>4</text:p>
          </table:table-cell>
          <table:table-cell table:formula="of:=AVERAGE([.B76:.P76])" office:value-type="float" office:value="3.2">
            <text:p>3.20</text:p>
          </table:table-cell>
          <table:table-cell table:formula="of:=AVERAGE([.R76:.AF76])" office:value-type="float" office:value="3.2">
            <text:p>3.20</text:p>
          </table:table-cell>
          <table:table-cell table:formula="of:=STDEVPA([.B76:.P76])" office:value-type="float" office:value="1.70749979664876">
            <text:p>1.71</text:p>
          </table:table-cell>
          <table:table-cell table:formula="of:=STDEVPA([.R76:.AF76])" office:value-type="float" office:value="1.70749979664876">
            <text:p>1.71</text:p>
          </table:table-cell>
          <table:table-cell table:number-columns-repeated="988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5" table:style-name="ta1">
        <table:table-column table:style-name="co3" table:default-cell-style-name="Default"/>
        <table:table-column table:style-name="co5" table:default-cell-style-name="ce6"/>
        <table:table-row table:style-name="ro6">
          <table:table-cell office:value-type="string">
            <text:p>real</text:p>
          </table:table-cell>
          <table:table-cell office:value-type="string">
            <text:p>stat-150327-170723-1.txt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383">
            <text:p>383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office:value-type="float" office:value="382">
            <text:p>382</text:p>
          </table:table-cell>
          <table:table-cell office:value-type="float" office:value="156">
            <text:p>156</text:p>
          </table:table-cell>
        </table:table-row>
        <table:table-row table:style-name="ro2">
          <table:table-cell office:value-type="float" office:value="382">
            <text:p>382</text:p>
          </table:table-cell>
          <table:table-cell office:value-type="float" office:value="163">
            <text:p>163</text:p>
          </table:table-cell>
        </table:table-row>
        <table:table-row table:style-name="ro2">
          <table:table-cell office:value-type="float" office:value="383">
            <text:p>383</text:p>
          </table:table-cell>
          <table:table-cell office:value-type="float" office:value="168">
            <text:p>168</text:p>
          </table:table-cell>
        </table:table-row>
        <table:table-row table:style-name="ro2">
          <table:table-cell office:value-type="float" office:value="382">
            <text:p>382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office:value-type="float" office:value="381">
            <text:p>381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office:value-type="float" office:value="385">
            <text:p>385</text:p>
          </table:table-cell>
          <table:table-cell office:value-type="float" office:value="56">
            <text:p>56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/>
        </table:table-row>
        <table:table-row table:style-name="ro2" table:number-rows-repeated="1048528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10" number:min-integer-digits="1"/>
    </number:number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0118" number:language="en" number:country="US">
      <number:number number:decimal-places="9" number:min-integer-digits="1"/>
    </number:number-style>
    <number:number-style style:name="N10119" number:language="en" number:country="US">
      <number:number number:decimal-places="10" number:min-integer-digits="1"/>
    </number:number-style>
    <number:number-style style:name="N10120" number:language="en" number:country="US">
      <number:number number:decimal-places="11" number:min-integer-digits="1"/>
    </number:number-style>
    <number:number-style style:name="N10121" number:language="en" number:country="US">
      <number:number number:decimal-places="8" number:min-integer-digits="1"/>
    </number:number-style>
    <number:number-style style:name="N10122" number:language="en" number:country="US">
      <number:number number:decimal-places="7" number:min-integer-digits="1"/>
    </number:number-style>
    <number:number-style style:name="N10123" number:language="en" number:country="US">
      <number:number number:decimal-places="6" number:min-integer-digits="1"/>
    </number:number-style>
    <number:number-style style:name="N10124" number:language="en" number:country="US">
      <number:number number:decimal-places="5" number:min-integer-digits="1"/>
    </number:number-style>
    <number:number-style style:name="N10125" number:language="en" number:country="US">
      <number:number number:decimal-places="4" number:min-integer-digits="1"/>
    </number:number-style>
    <number:number-style style:name="N10126" number:language="en" number:country="US">
      <number:number number:decimal-places="3" number:min-integer-digits="1"/>
    </number:number-style>
    <number:number-style style:name="N10127" number:language="en" number:country="US">
      <number:number number:decimal-places="1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0000-00-00T14:44: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8T11:44:41</meta:creation-date>
    <dc:date>2015-03-31T14:46:34</dc:date>
    <meta:editing-duration>PT51M9S</meta:editing-duration>
    <meta:editing-cycles>14</meta:editing-cycles>
    <meta:generator>LibreOffice/4.0.4.2$Linux_X86_64 LibreOffice_project/9e9821abd0ffdbc09cd8c52eaa574fa09eb08f2</meta:generator>
    <meta:document-statistic meta:table-count="5" meta:cell-count="9802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73cm" svg:y="3.956cm" style:legend-expansion="high" chart:style-name="ch2"/>
        <chart:plot-area chart:style-name="ch3" table:cell-range-address="'10'.AG1:'10'.AH74" chart:data-source-has-labels="row" svg:x="0.77cm" svg:y="0.855cm" svg:width="11.963cm" svg:height="7.545cm">
          <chartooo:coordinate-region svg:x="2.042cm" svg:y="1.052cm" svg:width="10.551cm" svg:height="6.1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0'.AG2:'10'.AG74" chart:label-cell-address="'10'.AG1:'10'.AG1" chart:class="chart:line">
            <chart:data-point chart:repeated="73"/>
          </chart:series>
          <chart:series chart:style-name="ch8" chart:values-cell-range-address="'10'.AH2:'10'.AH74" chart:label-cell-address="'10'.AH1:'10'.AH1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tacker</text:p>
                <draw:g>
                  <svg:desc>'10'.AG1:'10'.AG1</svg:desc>
                </draw:g>
              </table:table-cell>
              <table:table-cell office:value-type="string">
                <text:p>Victim</text:p>
                <draw:g>
                  <svg:desc>'10'.AH1:'10'.A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7333333333333">
                <text:p>17.7333333333333</text:p>
                <draw:g>
                  <svg:desc>'10'.AG2:'10'.AG74</svg:desc>
                </draw:g>
              </table:table-cell>
              <table:table-cell office:value-type="float" office:value="33.1333333333333">
                <text:p>33.1333333333333</text:p>
                <draw:g>
                  <svg:desc>'10'.AH2:'10'.AH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5333333333333">
                <text:p>22.5333333333333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.6">
                <text:p>67.6</text:p>
              </table:table-cell>
              <table:table-cell office:value-type="float" office:value="134.133333333333">
                <text:p>134.1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.0666666666667">
                <text:p>67.0666666666667</text:p>
              </table:table-cell>
              <table:table-cell office:value-type="float" office:value="133.6">
                <text:p>133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.2666666666667">
                <text:p>67.2666666666667</text:p>
              </table:table-cell>
              <table:table-cell office:value-type="float" office:value="132.933333333333">
                <text:p>132.9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.8">
                <text:p>66.8</text:p>
              </table:table-cell>
              <table:table-cell office:value-type="float" office:value="129.933333333333">
                <text:p>129.9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.2666666666667">
                <text:p>70.2666666666667</text:p>
              </table:table-cell>
              <table:table-cell office:value-type="float" office:value="114.642857142857">
                <text:p>114.6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.8666666666667">
                <text:p>73.8666666666667</text:p>
              </table:table-cell>
              <table:table-cell office:value-type="float" office:value="97.6428571428571">
                <text:p>97.64285714285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.8">
                <text:p>74.8</text:p>
              </table:table-cell>
              <table:table-cell office:value-type="float" office:value="107.090909090909">
                <text:p>107.0909090909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.2">
                <text:p>76.2</text:p>
              </table:table-cell>
              <table:table-cell office:value-type="float" office:value="106.75">
                <text:p>106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.9333333333333">
                <text:p>77.9333333333333</text:p>
              </table:table-cell>
              <table:table-cell office:value-type="float" office:value="90.8571428571429">
                <text:p>90.8571428571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.3333333333333">
                <text:p>80.3333333333333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.6666666666667">
                <text:p>81.6666666666667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.2666666666667">
                <text:p>81.2666666666667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.2666666666667">
                <text:p>80.2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.2">
                <text:p>8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3.2666666666667">
                <text:p>83.2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3.2666666666667">
                <text:p>83.2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3.7333333333333">
                <text:p>83.7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3.6">
                <text:p>8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4.2666666666667">
                <text:p>84.2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3.8666666666667">
                <text:p>83.8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2.9333333333333">
                <text:p>82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3.2">
                <text:p>8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3.1333333333333">
                <text:p>83.1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3.6">
                <text:p>8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0.9333333333333">
                <text:p>80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2.2666666666667">
                <text:p>82.2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3.7333333333333">
                <text:p>83.7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3.4666666666667">
                <text:p>83.4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2.4666666666667">
                <text:p>82.4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3.4666666666667">
                <text:p>83.4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4.4666666666667">
                <text:p>84.4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3.8666666666667">
                <text:p>83.8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3.5333333333333">
                <text:p>83.5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.1333333333333">
                <text:p>84.1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1.6">
                <text:p>8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1.4">
                <text:p>8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8.8">
                <text:p>7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0.2666666666667">
                <text:p>80.2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3.5333333333333">
                <text:p>83.5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3.8">
                <text:p>8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3.0666666666667">
                <text:p>83.0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3.5333333333333">
                <text:p>83.5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3.8">
                <text:p>8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4.6666666666667">
                <text:p>84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3.6">
                <text:p>8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3.8">
                <text:p>8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3.2666666666667">
                <text:p>83.2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3.1333333333333">
                <text:p>83.1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8.2">
                <text:p>7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9.2">
                <text:p>7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4.5333333333333">
                <text:p>84.5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3.6">
                <text:p>8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9.1333333333333">
                <text:p>79.1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.8">
                <text:p>6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.0666666666667">
                <text:p>32.0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.1333333333333">
                <text:p>13.1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53333333333333">
                <text:p>3.5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">
                <text:p>0.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7142857142857">
                <text:p>1.0714285714285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en" number:country="US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2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73cm" svg:y="3.956cm" style:legend-expansion="high" chart:style-name="ch2"/>
        <chart:plot-area chart:style-name="ch3" table:cell-range-address="'30'.AG1:'30'.AH72" chart:data-source-has-labels="row" svg:x="0.77cm" svg:y="0.855cm" svg:width="11.963cm" svg:height="7.545cm">
          <chartooo:coordinate-region svg:x="2.042cm" svg:y="1.052cm" svg:width="10.551cm" svg:height="6.1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0'.AG2:'30'.AG72" chart:label-cell-address="'30'.AG1:'30'.AG1" chart:class="chart:line">
            <chart:data-point chart:repeated="71"/>
          </chart:series>
          <chart:series chart:style-name="ch8" chart:values-cell-range-address="'30'.AH2:'30'.AH72" chart:label-cell-address="'30'.AH1:'30'.AH1" chart:class="chart:line">
            <chart:data-point chart:repeated="7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tacker</text:p>
                <draw:g>
                  <svg:desc>'30'.AG1:'30'.AG1</svg:desc>
                </draw:g>
              </table:table-cell>
              <table:table-cell office:value-type="string">
                <text:p>Victim</text:p>
                <draw:g>
                  <svg:desc>'30'.AH1:'30'.A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.8">
                <text:p>30.8</text:p>
                <draw:g>
                  <svg:desc>'30'.AG2:'30'.AG72</svg:desc>
                </draw:g>
              </table:table-cell>
              <table:table-cell office:value-type="float" office:value="58.6">
                <text:p>58.6</text:p>
                <draw:g>
                  <svg:desc>'30'.AH2:'30'.AH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.4666666666667">
                <text:p>48.4666666666667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.6666666666667">
                <text:p>73.6666666666667</text:p>
              </table:table-cell>
              <table:table-cell office:value-type="float" office:value="134.333333333333">
                <text:p>134.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.2666666666667">
                <text:p>73.2666666666667</text:p>
              </table:table-cell>
              <table:table-cell office:value-type="float" office:value="133.266666666667">
                <text:p>133.2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.8666666666667">
                <text:p>74.8666666666667</text:p>
              </table:table-cell>
              <table:table-cell office:value-type="float" office:value="121.533333333333">
                <text:p>121.5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.8">
                <text:p>75.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.7333333333333">
                <text:p>78.7333333333333</text:p>
              </table:table-cell>
              <table:table-cell office:value-type="float" office:value="104.076923076923">
                <text:p>104.0769230769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.7333333333333">
                <text:p>80.7333333333333</text:p>
              </table:table-cell>
              <table:table-cell office:value-type="float" office:value="103.777777777778">
                <text:p>103.7777777777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.5333333333333">
                <text:p>82.5333333333333</text:p>
              </table:table-cell>
              <table:table-cell office:value-type="float" office:value="66.8333333333333">
                <text:p>66.8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.8">
                <text:p>8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.3333333333333">
                <text:p>80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.2666666666667">
                <text:p>83.2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3.0666666666667">
                <text:p>83.0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4.6">
                <text:p>8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.6666666666667">
                <text:p>85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.4">
                <text:p>8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.6666666666667">
                <text:p>85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6.0666666666667">
                <text:p>86.0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5.8">
                <text:p>8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5.1333333333333">
                <text:p>85.1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.2">
                <text:p>8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5.7333333333333">
                <text:p>85.7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5.6">
                <text:p>8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4.9333333333333">
                <text:p>84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.8666666666667">
                <text:p>85.8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5.2666666666667">
                <text:p>85.2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5.5333333333333">
                <text:p>85.5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5.8666666666667">
                <text:p>85.8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5.7333333333333">
                <text:p>85.7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.9333333333333">
                <text:p>84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5.6666666666667">
                <text:p>85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5.9333333333333">
                <text:p>85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5.9333333333333">
                <text:p>85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4.1333333333333">
                <text:p>84.1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5.8">
                <text:p>8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5.2666666666667">
                <text:p>85.2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6.0666666666667">
                <text:p>86.0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6.0666666666667">
                <text:p>86.0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5.9333333333333">
                <text:p>85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5.7333333333333">
                <text:p>85.7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.5333333333333">
                <text:p>85.5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.3333333333333">
                <text:p>85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.8666666666667">
                <text:p>85.8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5.9333333333333">
                <text:p>85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5.4666666666667">
                <text:p>85.4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6.0666666666667">
                <text:p>86.0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6.2666666666667">
                <text:p>86.2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5.8">
                <text:p>8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4.8666666666667">
                <text:p>84.8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5.2666666666667">
                <text:p>85.2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5.7333333333333">
                <text:p>85.7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.5333333333333">
                <text:p>85.5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5.9333333333333">
                <text:p>85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5.7333333333333">
                <text:p>85.7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5.6666666666667">
                <text:p>85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0.2666666666667">
                <text:p>80.2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.1333333333333">
                <text:p>56.1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.6666666666667">
                <text:p>43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.8">
                <text:p>2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00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000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000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000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00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1000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1000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1000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1000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1000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02cm" svg:y="0.745cm" style:legend-expansion="high" chart:style-name="ch2"/>
        <chart:plot-area chart:style-name="ch3" table:cell-range-address="'30'.B1:'30'.P72" chart:data-source-has-labels="row" svg:x="0.77cm" svg:y="0.855cm" svg:width="9.292cm" svg:height="7.545cm">
          <chartooo:coordinate-region svg:x="1.571cm" svg:y="1.052cm" svg:width="8.351cm" svg:height="6.1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0'.B2:'30'.B72" chart:label-cell-address="'30'.B1:'30'.B1" chart:class="chart:line">
            <chart:data-point chart:repeated="71"/>
          </chart:series>
          <chart:series chart:style-name="ch8" chart:values-cell-range-address="'30'.C2:'30'.C72" chart:label-cell-address="'30'.C1:'30'.C1" chart:class="chart:line">
            <chart:data-point chart:repeated="71"/>
          </chart:series>
          <chart:series chart:style-name="ch9" chart:values-cell-range-address="'30'.D2:'30'.D72" chart:label-cell-address="'30'.D1:'30'.D1" chart:class="chart:line">
            <chart:data-point chart:repeated="71"/>
          </chart:series>
          <chart:series chart:style-name="ch10" chart:values-cell-range-address="'30'.E2:'30'.E72" chart:label-cell-address="'30'.E1:'30'.E1" chart:class="chart:line">
            <chart:data-point chart:repeated="71"/>
          </chart:series>
          <chart:series chart:style-name="ch11" chart:values-cell-range-address="'30'.F2:'30'.F72" chart:label-cell-address="'30'.F1:'30'.F1" chart:class="chart:line">
            <chart:data-point chart:repeated="71"/>
          </chart:series>
          <chart:series chart:style-name="ch12" chart:values-cell-range-address="'30'.G2:'30'.G72" chart:label-cell-address="'30'.G1:'30'.G1" chart:class="chart:line">
            <chart:data-point chart:repeated="71"/>
          </chart:series>
          <chart:series chart:style-name="ch13" chart:values-cell-range-address="'30'.H2:'30'.H72" chart:label-cell-address="'30'.H1:'30'.H1" chart:class="chart:line">
            <chart:data-point chart:repeated="71"/>
          </chart:series>
          <chart:series chart:style-name="ch14" chart:values-cell-range-address="'30'.I2:'30'.I72" chart:label-cell-address="'30'.I1:'30'.I1" chart:class="chart:line">
            <chart:data-point chart:repeated="71"/>
          </chart:series>
          <chart:series chart:style-name="ch15" chart:values-cell-range-address="'30'.J2:'30'.J72" chart:label-cell-address="'30'.J1:'30'.J1" chart:class="chart:line">
            <chart:data-point chart:repeated="71"/>
          </chart:series>
          <chart:series chart:style-name="ch16" chart:values-cell-range-address="'30'.K2:'30'.K72" chart:label-cell-address="'30'.K1:'30'.K1" chart:class="chart:line">
            <chart:data-point chart:repeated="71"/>
          </chart:series>
          <chart:series chart:style-name="ch17" chart:values-cell-range-address="'30'.L2:'30'.L72" chart:label-cell-address="'30'.L1:'30'.L1" chart:class="chart:line">
            <chart:data-point chart:repeated="71"/>
          </chart:series>
          <chart:series chart:style-name="ch18" chart:values-cell-range-address="'30'.M2:'30'.M72" chart:label-cell-address="'30'.M1:'30'.M1" chart:class="chart:line">
            <chart:data-point chart:repeated="71"/>
          </chart:series>
          <chart:series chart:style-name="ch19" chart:values-cell-range-address="'30'.N2:'30'.N72" chart:label-cell-address="'30'.N1:'30'.N1" chart:class="chart:line">
            <chart:data-point chart:repeated="71"/>
          </chart:series>
          <chart:series chart:style-name="ch20" chart:values-cell-range-address="'30'.O2:'30'.O72" chart:label-cell-address="'30'.O1:'30'.O1" chart:class="chart:line">
            <chart:data-point chart:repeated="71"/>
          </chart:series>
          <chart:series chart:style-name="ch21" chart:values-cell-range-address="'30'.P2:'30'.P72" chart:label-cell-address="'30'.P1:'30'.P1" chart:class="chart:line">
            <chart:data-point chart:repeated="7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-150327-170723-1.txt</text:p>
                <draw:g>
                  <svg:desc>'30'.B1:'30'.B1</svg:desc>
                </draw:g>
              </table:table-cell>
              <table:table-cell office:value-type="string">
                <text:p>stat-150327-170942-2.txt</text:p>
                <draw:g>
                  <svg:desc>'30'.C1:'30'.C1</svg:desc>
                </draw:g>
              </table:table-cell>
              <table:table-cell office:value-type="string">
                <text:p>stat-150327-171201-3.txt</text:p>
                <draw:g>
                  <svg:desc>'30'.D1:'30'.D1</svg:desc>
                </draw:g>
              </table:table-cell>
              <table:table-cell office:value-type="string">
                <text:p>stat-150327-171421-4.txt</text:p>
                <draw:g>
                  <svg:desc>'30'.E1:'30'.E1</svg:desc>
                </draw:g>
              </table:table-cell>
              <table:table-cell office:value-type="string">
                <text:p>stat-150327-171640-5.txt</text:p>
                <draw:g>
                  <svg:desc>'30'.F1:'30'.F1</svg:desc>
                </draw:g>
              </table:table-cell>
              <table:table-cell office:value-type="string">
                <text:p>stat-150327-172026-6.txt</text:p>
                <draw:g>
                  <svg:desc>'30'.G1:'30'.G1</svg:desc>
                </draw:g>
              </table:table-cell>
              <table:table-cell office:value-type="string">
                <text:p>stat-150327-191858-7.txt</text:p>
                <draw:g>
                  <svg:desc>'30'.H1:'30'.H1</svg:desc>
                </draw:g>
              </table:table-cell>
              <table:table-cell office:value-type="string">
                <text:p>stat-150327-192122-8.txt</text:p>
                <draw:g>
                  <svg:desc>'30'.I1:'30'.I1</svg:desc>
                </draw:g>
              </table:table-cell>
              <table:table-cell office:value-type="string">
                <text:p>stat-150327-192347-9.txt</text:p>
                <draw:g>
                  <svg:desc>'30'.J1:'30'.J1</svg:desc>
                </draw:g>
              </table:table-cell>
              <table:table-cell office:value-type="string">
                <text:p>stat-150327-192611-10.txt</text:p>
                <draw:g>
                  <svg:desc>'30'.K1:'30'.K1</svg:desc>
                </draw:g>
              </table:table-cell>
              <table:table-cell office:value-type="string">
                <text:p>stat-150327-192836-11.txt</text:p>
                <draw:g>
                  <svg:desc>'30'.L1:'30'.L1</svg:desc>
                </draw:g>
              </table:table-cell>
              <table:table-cell office:value-type="string">
                <text:p>stat-150327-193101-12.txt</text:p>
                <draw:g>
                  <svg:desc>'30'.M1:'30'.M1</svg:desc>
                </draw:g>
              </table:table-cell>
              <table:table-cell office:value-type="string">
                <text:p>stat-150327-193325-13.txt</text:p>
                <draw:g>
                  <svg:desc>'30'.N1:'30'.N1</svg:desc>
                </draw:g>
              </table:table-cell>
              <table:table-cell office:value-type="string">
                <text:p>stat-150327-193818-14.txt</text:p>
                <draw:g>
                  <svg:desc>'30'.O1:'30'.O1</svg:desc>
                </draw:g>
              </table:table-cell>
              <table:table-cell office:value-type="string">
                <text:p>stat-150328-131120-15.txt</text:p>
                <draw:g>
                  <svg:desc>'30'.P1:'30'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30'.B2:'30'.B72</svg:desc>
                </draw:g>
              </table:table-cell>
              <table:table-cell office:value-type="float" office:value="4">
                <text:p>4</text:p>
                <draw:g>
                  <svg:desc>'30'.C2:'30'.C72</svg:desc>
                </draw:g>
              </table:table-cell>
              <table:table-cell office:value-type="float" office:value="11">
                <text:p>11</text:p>
                <draw:g>
                  <svg:desc>'30'.D2:'30'.D72</svg:desc>
                </draw:g>
              </table:table-cell>
              <table:table-cell office:value-type="float" office:value="78">
                <text:p>78</text:p>
                <draw:g>
                  <svg:desc>'30'.E2:'30'.E72</svg:desc>
                </draw:g>
              </table:table-cell>
              <table:table-cell office:value-type="float" office:value="2">
                <text:p>2</text:p>
                <draw:g>
                  <svg:desc>'30'.F2:'30'.F72</svg:desc>
                </draw:g>
              </table:table-cell>
              <table:table-cell office:value-type="float" office:value="3">
                <text:p>3</text:p>
                <draw:g>
                  <svg:desc>'30'.G2:'30'.G72</svg:desc>
                </draw:g>
              </table:table-cell>
              <table:table-cell office:value-type="float" office:value="80">
                <text:p>80</text:p>
                <draw:g>
                  <svg:desc>'30'.H2:'30'.H72</svg:desc>
                </draw:g>
              </table:table-cell>
              <table:table-cell office:value-type="float" office:value="2">
                <text:p>2</text:p>
                <draw:g>
                  <svg:desc>'30'.I2:'30'.I72</svg:desc>
                </draw:g>
              </table:table-cell>
              <table:table-cell office:value-type="float" office:value="69">
                <text:p>69</text:p>
                <draw:g>
                  <svg:desc>'30'.J2:'30'.J72</svg:desc>
                </draw:g>
              </table:table-cell>
              <table:table-cell office:value-type="float" office:value="66">
                <text:p>66</text:p>
                <draw:g>
                  <svg:desc>'30'.K2:'30'.K72</svg:desc>
                </draw:g>
              </table:table-cell>
              <table:table-cell office:value-type="float" office:value="68">
                <text:p>68</text:p>
                <draw:g>
                  <svg:desc>'30'.L2:'30'.L72</svg:desc>
                </draw:g>
              </table:table-cell>
              <table:table-cell office:value-type="float" office:value="69">
                <text:p>69</text:p>
                <draw:g>
                  <svg:desc>'30'.M2:'30'.M72</svg:desc>
                </draw:g>
              </table:table-cell>
              <table:table-cell office:value-type="float" office:value="1">
                <text:p>1</text:p>
                <draw:g>
                  <svg:desc>'30'.N2:'30'.N72</svg:desc>
                </draw:g>
              </table:table-cell>
              <table:table-cell office:value-type="float" office:value="2">
                <text:p>2</text:p>
                <draw:g>
                  <svg:desc>'30'.O2:'30'.O72</svg:desc>
                </draw:g>
              </table:table-cell>
              <table:table-cell office:value-type="float" office:value="4">
                <text:p>4</text:p>
                <draw:g>
                  <svg:desc>'30'.P2:'30'.P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37">
                <text:p>37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53">
                <text:p>53</text:p>
              </table:table-cell>
              <table:table-cell office:value-type="float" office:value="82">
                <text:p>82</text:p>
              </table:table-cell>
              <table:table-cell office:value-type="float" office:value="9">
                <text:p>9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69">
                <text:p>69</text:p>
              </table:table-cell>
              <table:table-cell office:value-type="float" office:value="88">
                <text:p>88</text:p>
              </table:table-cell>
              <table:table-cell office:value-type="float" office:value="76">
                <text:p>76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68">
                <text:p>68</text:p>
              </table:table-cell>
              <table:table-cell office:value-type="float" office:value="63">
                <text:p>63</text:p>
              </table:table-cell>
              <table:table-cell office:value-type="float" office:value="66">
                <text:p>66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72">
                <text:p>72</text:p>
              </table:table-cell>
              <table:table-cell office:value-type="float" office:value="88">
                <text:p>88</text:p>
              </table:table-cell>
              <table:table-cell office:value-type="float" office:value="72">
                <text:p>72</text:p>
              </table:table-cell>
              <table:table-cell office:value-type="float" office:value="83">
                <text:p>83</text:p>
              </table:table-cell>
              <table:table-cell office:value-type="float" office:value="74">
                <text:p>74</text:p>
              </table:table-cell>
              <table:table-cell office:value-type="float" office:value="66">
                <text:p>66</text:p>
              </table:table-cell>
              <table:table-cell office:value-type="float" office:value="64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">
                <text:p>82</text:p>
              </table:table-cell>
              <table:table-cell office:value-type="float" office:value="76">
                <text:p>76</text:p>
              </table:table-cell>
              <table:table-cell office:value-type="float" office:value="70">
                <text:p>70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5">
                <text:p>85</text:p>
              </table:table-cell>
              <table:table-cell office:value-type="float" office:value="76">
                <text:p>76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">
                <text:p>84</text:p>
              </table:table-cell>
              <table:table-cell office:value-type="float" office:value="75">
                <text:p>75</text:p>
              </table:table-cell>
              <table:table-cell office:value-type="float" office:value="69">
                <text:p>69</text:p>
              </table:table-cell>
              <table:table-cell office:value-type="float" office:value="90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">
                <text:p>86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85">
                <text:p>85</text:p>
              </table:table-cell>
              <table:table-cell office:value-type="float" office:value="79">
                <text:p>79</text:p>
              </table:table-cell>
              <table:table-cell office:value-type="float" office:value="66">
                <text:p>66</text:p>
              </table:table-cell>
              <table:table-cell office:value-type="float" office:value="84">
                <text:p>84</text:p>
              </table:table-cell>
              <table:table-cell office:value-type="float" office:value="66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">
                <text:p>86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3">
                <text:p>83</text:p>
              </table:table-cell>
              <table:table-cell office:value-type="float" office:value="77">
                <text:p>77</text:p>
              </table:table-cell>
              <table:table-cell office:value-type="float" office:value="84">
                <text:p>84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84">
                <text:p>84</text:p>
              </table:table-cell>
              <table:table-cell office:value-type="float" office:value="67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">
                <text:p>84</text:p>
              </table:table-cell>
              <table:table-cell office:value-type="float" office:value="81">
                <text:p>81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75">
                <text:p>75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69">
                <text:p>69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  <table:table-cell office:value-type="float" office:value="69">
                <text:p>69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78">
                <text:p>78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">
                <text:p>78</text:p>
              </table:table-cell>
              <table:table-cell office:value-type="float" office:value="83">
                <text:p>83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4">
                <text:p>74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86">
                <text:p>86</text:p>
              </table:table-cell>
              <table:table-cell office:value-type="float" office:value="55">
                <text:p>55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8">
                <text:p>78</text:p>
              </table:table-cell>
              <table:table-cell office:value-type="float" office:value="83">
                <text:p>8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3">
                <text:p>83</text:p>
              </table:table-cell>
              <table:table-cell office:value-type="float" office:value="71">
                <text:p>71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73">
                <text:p>73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79">
                <text:p>79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">
                <text:p>86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2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8">
                <text:p>88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61">
                <text:p>61</text:p>
              </table:table-cell>
              <table:table-cell office:value-type="float" office:value="83">
                <text:p>8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4">
                <text:p>84</text:p>
              </table:table-cell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79">
                <text:p>7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69">
                <text:p>69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4">
                <text:p>84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4">
                <text:p>84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7">
                <text:p>87</text:p>
              </table:table-cell>
              <table:table-cell office:value-type="float" office:value="90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14">
                <text:p>14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53">
                <text:p>5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00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000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000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000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00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1000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1000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1000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1000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1000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02cm" svg:y="0.745cm" style:legend-expansion="high" chart:style-name="ch2"/>
        <chart:plot-area chart:style-name="ch3" table:cell-range-address="'30'.R1:'30'.AF72" chart:data-source-has-labels="row" svg:x="0.77cm" svg:y="0.855cm" svg:width="9.292cm" svg:height="7.545cm">
          <chartooo:coordinate-region svg:x="1.571cm" svg:y="1.052cm" svg:width="8.351cm" svg:height="6.1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0'.R2:'30'.R72" chart:label-cell-address="'30'.R1:'30'.R1" chart:class="chart:line">
            <chart:data-point chart:repeated="71"/>
          </chart:series>
          <chart:series chart:style-name="ch8" chart:values-cell-range-address="'30'.S2:'30'.S72" chart:label-cell-address="'30'.S1:'30'.S1" chart:class="chart:line">
            <chart:data-point chart:repeated="71"/>
          </chart:series>
          <chart:series chart:style-name="ch9" chart:values-cell-range-address="'30'.T2:'30'.T72" chart:label-cell-address="'30'.T1:'30'.T1" chart:class="chart:line">
            <chart:data-point chart:repeated="71"/>
          </chart:series>
          <chart:series chart:style-name="ch10" chart:values-cell-range-address="'30'.U2:'30'.U72" chart:label-cell-address="'30'.U1:'30'.U1" chart:class="chart:line">
            <chart:data-point chart:repeated="71"/>
          </chart:series>
          <chart:series chart:style-name="ch11" chart:values-cell-range-address="'30'.V2:'30'.V72" chart:label-cell-address="'30'.V1:'30'.V1" chart:class="chart:line">
            <chart:data-point chart:repeated="71"/>
          </chart:series>
          <chart:series chart:style-name="ch12" chart:values-cell-range-address="'30'.W2:'30'.W72" chart:label-cell-address="'30'.W1:'30'.W1" chart:class="chart:line">
            <chart:data-point chart:repeated="71"/>
          </chart:series>
          <chart:series chart:style-name="ch13" chart:values-cell-range-address="'30'.X2:'30'.X72" chart:label-cell-address="'30'.X1:'30'.X1" chart:class="chart:line">
            <chart:data-point chart:repeated="71"/>
          </chart:series>
          <chart:series chart:style-name="ch14" chart:values-cell-range-address="'30'.Y2:'30'.Y72" chart:label-cell-address="'30'.Y1:'30'.Y1" chart:class="chart:line">
            <chart:data-point chart:repeated="71"/>
          </chart:series>
          <chart:series chart:style-name="ch15" chart:values-cell-range-address="'30'.Z2:'30'.Z72" chart:label-cell-address="'30'.Z1:'30'.Z1" chart:class="chart:line">
            <chart:data-point chart:repeated="71"/>
          </chart:series>
          <chart:series chart:style-name="ch16" chart:values-cell-range-address="'30'.AA2:'30'.AA72" chart:label-cell-address="'30'.AA1:'30'.AA1" chart:class="chart:line">
            <chart:data-point chart:repeated="71"/>
          </chart:series>
          <chart:series chart:style-name="ch17" chart:values-cell-range-address="'30'.AB2:'30'.AB72" chart:label-cell-address="'30'.AB1:'30'.AB1" chart:class="chart:line">
            <chart:data-point chart:repeated="71"/>
          </chart:series>
          <chart:series chart:style-name="ch18" chart:values-cell-range-address="'30'.AC2:'30'.AC72" chart:label-cell-address="'30'.AC1:'30'.AC1" chart:class="chart:line">
            <chart:data-point chart:repeated="71"/>
          </chart:series>
          <chart:series chart:style-name="ch19" chart:values-cell-range-address="'30'.AD2:'30'.AD72" chart:label-cell-address="'30'.AD1:'30'.AD1" chart:class="chart:line">
            <chart:data-point chart:repeated="71"/>
          </chart:series>
          <chart:series chart:style-name="ch20" chart:values-cell-range-address="'30'.AE2:'30'.AE72" chart:label-cell-address="'30'.AE1:'30'.AE1" chart:class="chart:line">
            <chart:data-point chart:repeated="71"/>
          </chart:series>
          <chart:series chart:style-name="ch21" chart:values-cell-range-address="'30'.AF2:'30'.AF72" chart:label-cell-address="'30'.AF1:'30'.AF1" chart:class="chart:line">
            <chart:data-point chart:repeated="7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-150327-170723-1.txt</text:p>
                <draw:g>
                  <svg:desc>'30'.R1:'30'.R1</svg:desc>
                </draw:g>
              </table:table-cell>
              <table:table-cell office:value-type="string">
                <text:p>stat-150327-170942-2.txt</text:p>
                <draw:g>
                  <svg:desc>'30'.S1:'30'.S1</svg:desc>
                </draw:g>
              </table:table-cell>
              <table:table-cell office:value-type="string">
                <text:p>stat-150327-171201-3.txt</text:p>
                <draw:g>
                  <svg:desc>'30'.T1:'30'.T1</svg:desc>
                </draw:g>
              </table:table-cell>
              <table:table-cell office:value-type="string">
                <text:p>stat-150327-171421-4.txt</text:p>
                <draw:g>
                  <svg:desc>'30'.U1:'30'.U1</svg:desc>
                </draw:g>
              </table:table-cell>
              <table:table-cell office:value-type="string">
                <text:p>stat-150327-171640-5.txt</text:p>
                <draw:g>
                  <svg:desc>'30'.V1:'30'.V1</svg:desc>
                </draw:g>
              </table:table-cell>
              <table:table-cell office:value-type="string">
                <text:p>stat-150327-172026-6.txt</text:p>
                <draw:g>
                  <svg:desc>'30'.W1:'30'.W1</svg:desc>
                </draw:g>
              </table:table-cell>
              <table:table-cell office:value-type="string">
                <text:p>stat-150327-191858-7.txt</text:p>
                <draw:g>
                  <svg:desc>'30'.X1:'30'.X1</svg:desc>
                </draw:g>
              </table:table-cell>
              <table:table-cell office:value-type="string">
                <text:p>stat-150327-192122-8.txt</text:p>
                <draw:g>
                  <svg:desc>'30'.Y1:'30'.Y1</svg:desc>
                </draw:g>
              </table:table-cell>
              <table:table-cell office:value-type="string">
                <text:p>stat-150327-192347-9.txt</text:p>
                <draw:g>
                  <svg:desc>'30'.Z1:'30'.Z1</svg:desc>
                </draw:g>
              </table:table-cell>
              <table:table-cell office:value-type="string">
                <text:p>stat-150327-192611-10.txt</text:p>
                <draw:g>
                  <svg:desc>'30'.AA1:'30'.AA1</svg:desc>
                </draw:g>
              </table:table-cell>
              <table:table-cell office:value-type="string">
                <text:p>stat-150327-192836-11.txt</text:p>
                <draw:g>
                  <svg:desc>'30'.AB1:'30'.AB1</svg:desc>
                </draw:g>
              </table:table-cell>
              <table:table-cell office:value-type="string">
                <text:p>stat-150327-193101-12.txt</text:p>
                <draw:g>
                  <svg:desc>'30'.AC1:'30'.AC1</svg:desc>
                </draw:g>
              </table:table-cell>
              <table:table-cell office:value-type="string">
                <text:p>stat-150327-193325-13.txt</text:p>
                <draw:g>
                  <svg:desc>'30'.AD1:'30'.AD1</svg:desc>
                </draw:g>
              </table:table-cell>
              <table:table-cell office:value-type="string">
                <text:p>stat-150327-193818-14.txt</text:p>
                <draw:g>
                  <svg:desc>'30'.AE1:'30'.AE1</svg:desc>
                </draw:g>
              </table:table-cell>
              <table:table-cell office:value-type="string">
                <text:p>stat-150328-131120-15.txt</text:p>
                <draw:g>
                  <svg:desc>'30'.AF1:'30'.A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30'.R2:'30'.R72</svg:desc>
                </draw:g>
              </table:table-cell>
              <table:table-cell office:value-type="float" office:value="4">
                <text:p>4</text:p>
                <draw:g>
                  <svg:desc>'30'.S2:'30'.S72</svg:desc>
                </draw:g>
              </table:table-cell>
              <table:table-cell office:value-type="float" office:value="17">
                <text:p>17</text:p>
                <draw:g>
                  <svg:desc>'30'.T2:'30'.T72</svg:desc>
                </draw:g>
              </table:table-cell>
              <table:table-cell office:value-type="float" office:value="152">
                <text:p>152</text:p>
                <draw:g>
                  <svg:desc>'30'.U2:'30'.U72</svg:desc>
                </draw:g>
              </table:table-cell>
              <table:table-cell office:value-type="float" office:value="2">
                <text:p>2</text:p>
                <draw:g>
                  <svg:desc>'30'.V2:'30'.V72</svg:desc>
                </draw:g>
              </table:table-cell>
              <table:table-cell office:value-type="float" office:value="3">
                <text:p>3</text:p>
                <draw:g>
                  <svg:desc>'30'.W2:'30'.W72</svg:desc>
                </draw:g>
              </table:table-cell>
              <table:table-cell office:value-type="float" office:value="158">
                <text:p>158</text:p>
                <draw:g>
                  <svg:desc>'30'.X2:'30'.X72</svg:desc>
                </draw:g>
              </table:table-cell>
              <table:table-cell office:value-type="float" office:value="2">
                <text:p>2</text:p>
                <draw:g>
                  <svg:desc>'30'.Y2:'30'.Y72</svg:desc>
                </draw:g>
              </table:table-cell>
              <table:table-cell office:value-type="float" office:value="134">
                <text:p>134</text:p>
                <draw:g>
                  <svg:desc>'30'.Z2:'30'.Z72</svg:desc>
                </draw:g>
              </table:table-cell>
              <table:table-cell office:value-type="float" office:value="129">
                <text:p>129</text:p>
                <draw:g>
                  <svg:desc>'30'.AA2:'30'.AA72</svg:desc>
                </draw:g>
              </table:table-cell>
              <table:table-cell office:value-type="float" office:value="133">
                <text:p>133</text:p>
                <draw:g>
                  <svg:desc>'30'.AB2:'30'.AB72</svg:desc>
                </draw:g>
              </table:table-cell>
              <table:table-cell office:value-type="float" office:value="135">
                <text:p>135</text:p>
                <draw:g>
                  <svg:desc>'30'.AC2:'30'.AC72</svg:desc>
                </draw:g>
              </table:table-cell>
              <table:table-cell office:value-type="float" office:value="1">
                <text:p>1</text:p>
                <draw:g>
                  <svg:desc>'30'.AD2:'30'.AD72</svg:desc>
                </draw:g>
              </table:table-cell>
              <table:table-cell office:value-type="float" office:value="2">
                <text:p>2</text:p>
                <draw:g>
                  <svg:desc>'30'.AE2:'30'.AE72</svg:desc>
                </draw:g>
              </table:table-cell>
              <table:table-cell office:value-type="float" office:value="4">
                <text:p>4</text:p>
                <draw:g>
                  <svg:desc>'30'.AF2:'30'.AF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">
                <text:p>51</text:p>
              </table:table-cell>
              <table:table-cell office:value-type="float" office:value="72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135">
                <text:p>135</text:p>
              </table:table-cell>
              <table:table-cell office:value-type="float" office:value="33">
                <text:p>33</text:p>
              </table:table-cell>
              <table:table-cell office:value-type="float" office:value="102">
                <text:p>102</text:p>
              </table:table-cell>
              <table:table-cell office:value-type="float" office:value="162">
                <text:p>162</text:p>
              </table:table-cell>
              <table:table-cell office:value-type="float" office:value="16">
                <text:p>16</text:p>
              </table:table-cell>
              <table:table-cell office:value-type="float" office:value="138">
                <text:p>138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36">
                <text:p>136</text:p>
              </table:table-cell>
              <table:table-cell office:value-type="float" office:value="48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">
                <text:p>160</text:p>
              </table:table-cell>
              <table:table-cell office:value-type="float" office:value="165">
                <text:p>165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151">
                <text:p>151</text:p>
              </table:table-cell>
              <table:table-cell office:value-type="float" office:value="164">
                <text:p>164</text:p>
              </table:table-cell>
              <table:table-cell office:value-type="float" office:value="159">
                <text:p>159</text:p>
              </table:table-cell>
              <table:table-cell office:value-type="float" office:value="133">
                <text:p>133</text:p>
              </table:table-cell>
              <table:table-cell office:value-type="float" office:value="126">
                <text:p>126</text:p>
              </table:table-cell>
              <table:table-cell office:value-type="float" office:value="132">
                <text:p>132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33">
                <text:p>133</text:p>
              </table:table-cell>
              <table:table-cell office:value-type="float" office:value="140">
                <text:p>1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6">
                <text:p>156</text:p>
              </table:table-cell>
              <table:table-cell office:value-type="float" office:value="163">
                <text:p>163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161">
                <text:p>161</text:p>
              </table:table-cell>
              <table:table-cell office:value-type="float" office:value="147">
                <text:p>147</text:p>
              </table:table-cell>
              <table:table-cell office:value-type="float" office:value="132">
                <text:p>132</text:p>
              </table:table-cell>
              <table:table-cell office:value-type="float" office:value="127">
                <text:p>127</text:p>
              </table:table-cell>
              <table:table-cell office:value-type="float" office:value="132">
                <text:p>132</text:p>
              </table:table-cell>
              <table:table-cell office:value-type="float" office:value="130">
                <text:p>130</text:p>
              </table:table-cell>
              <table:table-cell office:value-type="float" office:value="136">
                <text:p>136</text:p>
              </table:table-cell>
              <table:table-cell office:value-type="float" office:value="132">
                <text:p>132</text:p>
              </table:table-cell>
              <table:table-cell office:value-type="float" office:value="128">
                <text:p>12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">
                <text:p>163</text:p>
              </table:table-cell>
              <table:table-cell office:value-type="float" office:value="150">
                <text:p>150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72">
                <text:p>172</text:p>
              </table:table-cell>
              <table:table-cell office:value-type="float" office:value="153">
                <text:p>153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39">
                <text:p>139</text:p>
              </table:table-cell>
              <table:table-cell office:value-type="float" office:value="135">
                <text:p>135</text:p>
              </table:table-cell>
              <table:table-cell office:value-type="float" office:value="73">
                <text:p>7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8">
                <text:p>168</text:p>
              </table:table-cell>
              <table:table-cell office:value-type="float" office:value="150">
                <text:p>150</text:p>
              </table:table-cell>
              <table:table-cell office:value-type="float" office:value="138">
                <text:p>13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61">
                <text:p>161</text:p>
              </table:table-cell>
              <table:table-cell office:value-type="float" office:value="164">
                <text:p>164</text:p>
              </table:table-cell>
              <table:table-cell office:value-type="float" office:value="127">
                <text:p>127</text:p>
              </table:table-cell>
              <table:table-cell office:value-type="float" office:value="108">
                <text:p>108</text:p>
              </table:table-cell>
              <table:table-cell office:value-type="float" office:value="134">
                <text:p>134</text:p>
              </table:table-cell>
              <table:table-cell office:value-type="float" office:value="130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2">
                <text:p>172</text:p>
              </table:table-cell>
              <table:table-cell office:value-type="float" office:value="157">
                <text:p>157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24">
                <text:p>124</text:p>
              </table:table-cell>
              <table:table-cell office:value-type="float" office:value="60">
                <text:p>60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20">
                <text:p>20</text:p>
              </table:table-cell>
              <table:table-cell office:value-type="float" office:value="102">
                <text:p>102</text:p>
              </table:table-cell>
              <table:table-cell office:value-type="float" office:value="136">
                <text:p>136</text:p>
              </table:table-cell>
              <table:table-cell office:value-type="float" office:value="2">
                <text:p>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2">
                <text:p>172</text:p>
              </table:table-cell>
              <table:table-cell office:value-type="float" office:value="153">
                <text:p>153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2">
                <text:p>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">
                <text:p>56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en" number:country="US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2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73cm" svg:y="3.956cm" style:legend-expansion="high" chart:style-name="ch2"/>
        <chart:plot-area chart:style-name="ch3" table:cell-range-address="'60'.AG1:'60'.AH72" chart:data-source-has-labels="row" svg:x="0.77cm" svg:y="0.855cm" svg:width="11.963cm" svg:height="7.545cm">
          <chartooo:coordinate-region svg:x="2.042cm" svg:y="1.052cm" svg:width="10.551cm" svg:height="6.1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60'.AG2:'60'.AG72" chart:label-cell-address="'60'.AG1:'60'.AG1" chart:class="chart:line">
            <chart:data-point chart:repeated="71"/>
          </chart:series>
          <chart:series chart:style-name="ch8" chart:values-cell-range-address="'60'.AH2:'60'.AH72" chart:label-cell-address="'60'.AH1:'60'.AH1" chart:class="chart:line">
            <chart:data-point chart:repeated="7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tacker</text:p>
                <draw:g>
                  <svg:desc>'60'.AG1:'60'.AG1</svg:desc>
                </draw:g>
              </table:table-cell>
              <table:table-cell office:value-type="string">
                <text:p>Victim</text:p>
                <draw:g>
                  <svg:desc>'60'.AH1:'60'.A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6">
                <text:p>14.6</text:p>
                <draw:g>
                  <svg:desc>'60'.AG2:'60'.AG72</svg:desc>
                </draw:g>
              </table:table-cell>
              <table:table-cell office:value-type="float" office:value="27.1333333333333">
                <text:p>27.1333333333333</text:p>
                <draw:g>
                  <svg:desc>'60'.AH2:'60'.AH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6666666666667">
                <text:p>29.6666666666667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.0666666666667">
                <text:p>68.0666666666667</text:p>
              </table:table-cell>
              <table:table-cell office:value-type="float" office:value="135.066666666667">
                <text:p>135.0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.6666666666667">
                <text:p>67.6666666666667</text:p>
              </table:table-cell>
              <table:table-cell office:value-type="float" office:value="126.733333333333">
                <text:p>126.7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.7333333333333">
                <text:p>67.7333333333333</text:p>
              </table:table-cell>
              <table:table-cell office:value-type="float" office:value="122.866666666667">
                <text:p>122.8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.6">
                <text:p>67.6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.8">
                <text:p>68.8</text:p>
              </table:table-cell>
              <table:table-cell office:value-type="float" office:value="109.066666666667">
                <text:p>109.0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.4666666666667">
                <text:p>71.4666666666667</text:p>
              </table:table-cell>
              <table:table-cell office:value-type="float" office:value="103.333333333333">
                <text:p>103.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.2666666666667">
                <text:p>74.2666666666667</text:p>
              </table:table-cell>
              <table:table-cell office:value-type="float" office:value="78.1333333333333">
                <text:p>78.1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.8">
                <text:p>76.8</text:p>
              </table:table-cell>
              <table:table-cell office:value-type="float" office:value="60.5333333333333">
                <text:p>60.5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.6666666666667">
                <text:p>79.6666666666667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.2666666666667">
                <text:p>79.2666666666667</text:p>
              </table:table-cell>
              <table:table-cell office:value-type="float" office:value="27.8666666666667">
                <text:p>27.8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.6666666666667">
                <text:p>80.6666666666667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2.5333333333333">
                <text:p>82.533333333333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8.4">
                <text:p>78.4</text:p>
              </table:table-cell>
              <table:table-cell office:value-type="float" office:value="7.13333333333333">
                <text:p>7.1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1.2666666666667">
                <text:p>81.2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.5333333333333">
                <text:p>83.5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2.3333333333333">
                <text:p>82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2.2">
                <text:p>8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2.4666666666667">
                <text:p>82.4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.5333333333333">
                <text:p>82.5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.4">
                <text:p>8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6.0666666666667">
                <text:p>76.0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.5333333333333">
                <text:p>79.5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2.3333333333333">
                <text:p>82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7.8">
                <text:p>7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4.0666666666667">
                <text:p>84.0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3.5333333333333">
                <text:p>83.5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2.4666666666667">
                <text:p>82.4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3.8666666666667">
                <text:p>83.8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8.9333333333333">
                <text:p>78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8.8">
                <text:p>7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.2666666666667">
                <text:p>80.2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2.4">
                <text:p>8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8.6">
                <text:p>7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1.2">
                <text:p>8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3.6">
                <text:p>8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4.5333333333333">
                <text:p>84.5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.5333333333333">
                <text:p>83.5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.2">
                <text:p>8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3.4666666666667">
                <text:p>83.4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3.7333333333333">
                <text:p>83.7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3.8">
                <text:p>8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3.8">
                <text:p>8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4.3333333333333">
                <text:p>84.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1.8">
                <text:p>8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3.9333333333333">
                <text:p>83.9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2.7333333333333">
                <text:p>82.7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4.6">
                <text:p>8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3.4666666666667">
                <text:p>83.4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.4">
                <text:p>8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4.1333333333333">
                <text:p>84.1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9.1428571428571">
                <text:p>79.1428571428571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3.7857142857143">
                <text:p>73.7857142857143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3.6428571428572">
                <text:p>43.64285714285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.1428571428571">
                <text:p>22.1428571428571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64285714285714">
                <text:p>7.64285714285714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2727272727273">
                <text:p>1.72727272727273</text:p>
              </table:table-cell>
              <table:table-cell office:value-type="float" office:value="1.54545454545455">
                <text:p>1.545454545454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3.25">
                <text:p>3.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en" number:country="US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2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73cm" svg:y="3.956cm" style:legend-expansion="high" chart:style-name="ch2"/>
        <chart:plot-area chart:style-name="ch3" table:cell-range-address="sem.AG1:sem.AH76" chart:data-source-has-labels="row" svg:x="0.77cm" svg:y="0.855cm" svg:width="11.963cm" svg:height="7.545cm">
          <chartooo:coordinate-region svg:x="2.042cm" svg:y="1.052cm" svg:width="10.551cm" svg:height="6.1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em.AG2:sem.AG76" chart:label-cell-address="sem.AG1:sem.AG1" chart:class="chart:line">
            <chart:data-point chart:repeated="75"/>
          </chart:series>
          <chart:series chart:style-name="ch8" chart:values-cell-range-address="sem.AH2:sem.AH76" chart:label-cell-address="sem.AH1:sem.AH1" chart:class="chart:line">
            <chart:data-point chart:repeated="7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tacker</text:p>
                <draw:g>
                  <svg:desc>sem.AG1:sem.AG1</svg:desc>
                </draw:g>
              </table:table-cell>
              <table:table-cell office:value-type="string">
                <text:p>Victim</text:p>
                <draw:g>
                  <svg:desc>sem.AH1:sem.A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86666666666667">
                <text:p>4.86666666666667</text:p>
                <draw:g>
                  <svg:desc>sem.AG2:sem.AG76</svg:desc>
                </draw:g>
              </table:table-cell>
              <table:table-cell office:value-type="float" office:value="6.33333333333333">
                <text:p>6.33333333333333</text:p>
                <draw:g>
                  <svg:desc>sem.AH2:sem.AH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9333333333333">
                <text:p>29.9333333333333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.6666666666667">
                <text:p>76.6666666666667</text:p>
              </table:table-cell>
              <table:table-cell office:value-type="float" office:value="152.2">
                <text:p>15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.2">
                <text:p>74.2</text:p>
              </table:table-cell>
              <table:table-cell office:value-type="float" office:value="146.6">
                <text:p>14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.7333333333333">
                <text:p>72.7333333333333</text:p>
              </table:table-cell>
              <table:table-cell office:value-type="float" office:value="143.533333333333">
                <text:p>143.5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.8">
                <text:p>71.8</text:p>
              </table:table-cell>
              <table:table-cell office:value-type="float" office:value="143.333333333333">
                <text:p>143.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.3333333333333">
                <text:p>73.3333333333333</text:p>
              </table:table-cell>
              <table:table-cell office:value-type="float" office:value="145.4">
                <text:p>145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.9333333333333">
                <text:p>72.9333333333333</text:p>
              </table:table-cell>
              <table:table-cell office:value-type="float" office:value="145.466666666667">
                <text:p>145.4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.0666666666667">
                <text:p>75.0666666666667</text:p>
              </table:table-cell>
              <table:table-cell office:value-type="float" office:value="147.866666666667">
                <text:p>147.8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.5333333333333">
                <text:p>76.5333333333333</text:p>
              </table:table-cell>
              <table:table-cell office:value-type="float" office:value="153.2">
                <text:p>153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.8666666666667">
                <text:p>76.8666666666667</text:p>
              </table:table-cell>
              <table:table-cell office:value-type="float" office:value="153.333333333333">
                <text:p>153.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.4">
                <text:p>75.4</text:p>
              </table:table-cell>
              <table:table-cell office:value-type="float" office:value="149.4">
                <text:p>149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.3333333333333">
                <text:p>73.3333333333333</text:p>
              </table:table-cell>
              <table:table-cell office:value-type="float" office:value="146.066666666667">
                <text:p>146.0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">
                <text:p>72</text:p>
              </table:table-cell>
              <table:table-cell office:value-type="float" office:value="143.266666666667">
                <text:p>143.2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.8666666666667">
                <text:p>71.8666666666667</text:p>
              </table:table-cell>
              <table:table-cell office:value-type="float" office:value="143.2">
                <text:p>143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.3333333333333">
                <text:p>72.3333333333333</text:p>
              </table:table-cell>
              <table:table-cell office:value-type="float" office:value="143.466666666667">
                <text:p>143.4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4.2666666666667">
                <text:p>74.266666666666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.0666666666667">
                <text:p>76.0666666666667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7.6666666666667">
                <text:p>77.6666666666667</text:p>
              </table:table-cell>
              <table:table-cell office:value-type="float" office:value="156.066666666667">
                <text:p>156.0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.2">
                <text:p>76.2</text:p>
              </table:table-cell>
              <table:table-cell office:value-type="float" office:value="150.866666666667">
                <text:p>150.8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4.5333333333333">
                <text:p>74.5333333333333</text:p>
              </table:table-cell>
              <table:table-cell office:value-type="float" office:value="148.2">
                <text:p>148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.2">
                <text:p>72.2</text:p>
              </table:table-cell>
              <table:table-cell office:value-type="float" office:value="143.266666666667">
                <text:p>143.2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.8666666666667">
                <text:p>71.8666666666667</text:p>
              </table:table-cell>
              <table:table-cell office:value-type="float" office:value="142.733333333333">
                <text:p>142.7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">
                <text:p>72</text:p>
              </table:table-cell>
              <table:table-cell office:value-type="float" office:value="142.733333333333">
                <text:p>142.7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3.2666666666667">
                <text:p>73.2666666666667</text:p>
              </table:table-cell>
              <table:table-cell office:value-type="float" office:value="145.066666666667">
                <text:p>145.0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.6">
                <text:p>75.6</text:p>
              </table:table-cell>
              <table:table-cell office:value-type="float" office:value="149.733333333333">
                <text:p>149.7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7.4">
                <text:p>77.4</text:p>
              </table:table-cell>
              <table:table-cell office:value-type="float" office:value="154.133333333333">
                <text:p>154.1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7">
                <text:p>77</text:p>
              </table:table-cell>
              <table:table-cell office:value-type="float" office:value="153.466666666667">
                <text:p>153.4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5.0666666666667">
                <text:p>75.0666666666667</text:p>
              </table:table-cell>
              <table:table-cell office:value-type="float" office:value="148.6">
                <text:p>148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3">
                <text:p>73</text:p>
              </table:table-cell>
              <table:table-cell office:value-type="float" office:value="146.066666666667">
                <text:p>146.0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.2">
                <text:p>72.2</text:p>
              </table:table-cell>
              <table:table-cell office:value-type="float" office:value="143.733333333333">
                <text:p>143.7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1.7333333333333">
                <text:p>71.7333333333333</text:p>
              </table:table-cell>
              <table:table-cell office:value-type="float" office:value="143.133333333333">
                <text:p>143.1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2.9333333333333">
                <text:p>72.9333333333333</text:p>
              </table:table-cell>
              <table:table-cell office:value-type="float" office:value="144.666666666667">
                <text:p>144.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4.8666666666667">
                <text:p>74.8666666666667</text:p>
              </table:table-cell>
              <table:table-cell office:value-type="float" office:value="149.066666666667">
                <text:p>149.0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6.8666666666667">
                <text:p>76.8666666666667</text:p>
              </table:table-cell>
              <table:table-cell office:value-type="float" office:value="152.266666666667">
                <text:p>152.2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7.6666666666667">
                <text:p>77.6666666666667</text:p>
              </table:table-cell>
              <table:table-cell office:value-type="float" office:value="154.266666666667">
                <text:p>154.2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.4666666666667">
                <text:p>75.4666666666667</text:p>
              </table:table-cell>
              <table:table-cell office:value-type="float" office:value="150.266666666667">
                <text:p>150.2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3.8">
                <text:p>73.8</text:p>
              </table:table-cell>
              <table:table-cell office:value-type="float" office:value="146.666666666667">
                <text:p>146.6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2.2">
                <text:p>72.2</text:p>
              </table:table-cell>
              <table:table-cell office:value-type="float" office:value="143.666666666667">
                <text:p>143.6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.8666666666667">
                <text:p>71.866666666666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2.5333333333333">
                <text:p>72.5333333333333</text:p>
              </table:table-cell>
              <table:table-cell office:value-type="float" office:value="143.466666666667">
                <text:p>143.4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3.8666666666667">
                <text:p>73.8666666666667</text:p>
              </table:table-cell>
              <table:table-cell office:value-type="float" office:value="146.866666666667">
                <text:p>146.86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6">
                <text:p>76</text:p>
              </table:table-cell>
              <table:table-cell office:value-type="float" office:value="150.4">
                <text:p>150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7.4">
                <text:p>77.4</text:p>
              </table:table-cell>
              <table:table-cell office:value-type="float" office:value="153.6">
                <text:p>153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6.6">
                <text:p>76.6</text:p>
              </table:table-cell>
              <table:table-cell office:value-type="float" office:value="152.6">
                <text:p>152.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4.7333333333333">
                <text:p>74.7333333333333</text:p>
              </table:table-cell>
              <table:table-cell office:value-type="float" office:value="148.733333333333">
                <text:p>148.7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2.6">
                <text:p>72.6</text:p>
              </table:table-cell>
              <table:table-cell office:value-type="float" office:value="144.666666666667">
                <text:p>144.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1.8666666666667">
                <text:p>71.8666666666667</text:p>
              </table:table-cell>
              <table:table-cell office:value-type="float" office:value="142.933333333333">
                <text:p>142.9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1.9333333333333">
                <text:p>71.9333333333333</text:p>
              </table:table-cell>
              <table:table-cell office:value-type="float" office:value="143.133333333333">
                <text:p>143.13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3">
                <text:p>73</text:p>
              </table:table-cell>
              <table:table-cell office:value-type="float" office:value="145.066666666667">
                <text:p>145.0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.2666666666667">
                <text:p>75.2666666666667</text:p>
              </table:table-cell>
              <table:table-cell office:value-type="float" office:value="149.933333333333">
                <text:p>149.9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7">
                <text:p>77</text:p>
              </table:table-cell>
              <table:table-cell office:value-type="float" office:value="153.866666666667">
                <text:p>153.8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7.2">
                <text:p>77.2</text:p>
              </table:table-cell>
              <table:table-cell office:value-type="float" office:value="153.466666666667">
                <text:p>153.46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5">
                <text:p>75</text:p>
              </table:table-cell>
              <table:table-cell office:value-type="float" office:value="149.266666666667">
                <text:p>149.2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.1333333333333">
                <text:p>73.1333333333333</text:p>
              </table:table-cell>
              <table:table-cell office:value-type="float" office:value="145.533333333333">
                <text:p>145.533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.9333333333333">
                <text:p>71.9333333333333</text:p>
              </table:table-cell>
              <table:table-cell office:value-type="float" office:value="142.933333333333">
                <text:p>142.93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.3333333333333">
                <text:p>72.3333333333333</text:p>
              </table:table-cell>
              <table:table-cell office:value-type="float" office:value="143.866666666667">
                <text:p>143.86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144.8">
                <text:p>144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.8">
                <text:p>74.8</text:p>
              </table:table-cell>
              <table:table-cell office:value-type="float" office:value="149.4">
                <text:p>149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6.2">
                <text:p>76.2</text:p>
              </table:table-cell>
              <table:table-cell office:value-type="float" office:value="151.266666666667">
                <text:p>151.2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7.4666666666667">
                <text:p>77.4666666666667</text:p>
              </table:table-cell>
              <table:table-cell office:value-type="float" office:value="154.266666666667">
                <text:p>154.2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.0666666666667">
                <text:p>76.0666666666667</text:p>
              </table:table-cell>
              <table:table-cell office:value-type="float" office:value="151.2">
                <text:p>151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4.2">
                <text:p>74.2</text:p>
              </table:table-cell>
              <table:table-cell office:value-type="float" office:value="147.2">
                <text:p>147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2.2666666666667">
                <text:p>72.2666666666667</text:p>
              </table:table-cell>
              <table:table-cell office:value-type="float" office:value="144.066666666667">
                <text:p>144.06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.2">
                <text:p>72.2</text:p>
              </table:table-cell>
              <table:table-cell office:value-type="float" office:value="143.133333333333">
                <text:p>143.1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2.0666666666667">
                <text:p>72.0666666666667</text:p>
              </table:table-cell>
              <table:table-cell office:value-type="float" office:value="143.733333333333">
                <text:p>143.7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3.6666666666667">
                <text:p>73.6666666666667</text:p>
              </table:table-cell>
              <table:table-cell office:value-type="float" office:value="145.933333333333">
                <text:p>145.93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.7333333333333">
                <text:p>75.7333333333333</text:p>
              </table:table-cell>
              <table:table-cell office:value-type="float" office:value="150.8">
                <text:p>150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133.466666666667">
                <text:p>133.466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.4666666666667">
                <text:p>12.4666666666667</text:p>
              </table:table-cell>
              <table:table-cell office:value-type="float" office:value="23.0666666666667">
                <text:p>23.06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00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000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000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000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00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1000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1000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1000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1000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1000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02cm" svg:y="0.745cm" style:legend-expansion="high" chart:style-name="ch2"/>
        <chart:plot-area chart:style-name="ch3" table:cell-range-address="sem.B1:sem.P76" chart:data-source-has-labels="row" svg:x="0.77cm" svg:y="0.855cm" svg:width="9.292cm" svg:height="7.545cm">
          <chartooo:coordinate-region svg:x="1.388cm" svg:y="1.052cm" svg:width="8.535cm" svg:height="6.1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em.B2:sem.B76" chart:label-cell-address="sem.B1:sem.B1" chart:class="chart:line">
            <chart:data-point chart:repeated="75"/>
          </chart:series>
          <chart:series chart:style-name="ch8" chart:values-cell-range-address="sem.C2:sem.C76" chart:label-cell-address="sem.C1:sem.C1" chart:class="chart:line">
            <chart:data-point chart:repeated="75"/>
          </chart:series>
          <chart:series chart:style-name="ch9" chart:values-cell-range-address="sem.D2:sem.D76" chart:label-cell-address="sem.D1:sem.D1" chart:class="chart:line">
            <chart:data-point chart:repeated="75"/>
          </chart:series>
          <chart:series chart:style-name="ch10" chart:values-cell-range-address="sem.E2:sem.E76" chart:label-cell-address="sem.E1:sem.E1" chart:class="chart:line">
            <chart:data-point chart:repeated="75"/>
          </chart:series>
          <chart:series chart:style-name="ch11" chart:values-cell-range-address="sem.F2:sem.F76" chart:label-cell-address="sem.F1:sem.F1" chart:class="chart:line">
            <chart:data-point chart:repeated="75"/>
          </chart:series>
          <chart:series chart:style-name="ch12" chart:values-cell-range-address="sem.G2:sem.G76" chart:label-cell-address="sem.G1:sem.G1" chart:class="chart:line">
            <chart:data-point chart:repeated="75"/>
          </chart:series>
          <chart:series chart:style-name="ch13" chart:values-cell-range-address="sem.H2:sem.H76" chart:label-cell-address="sem.H1:sem.H1" chart:class="chart:line">
            <chart:data-point chart:repeated="75"/>
          </chart:series>
          <chart:series chart:style-name="ch14" chart:values-cell-range-address="sem.I2:sem.I76" chart:label-cell-address="sem.I1:sem.I1" chart:class="chart:line">
            <chart:data-point chart:repeated="75"/>
          </chart:series>
          <chart:series chart:style-name="ch15" chart:values-cell-range-address="sem.J2:sem.J76" chart:label-cell-address="sem.J1:sem.J1" chart:class="chart:line">
            <chart:data-point chart:repeated="75"/>
          </chart:series>
          <chart:series chart:style-name="ch16" chart:values-cell-range-address="sem.K2:sem.K76" chart:label-cell-address="sem.K1:sem.K1" chart:class="chart:line">
            <chart:data-point chart:repeated="75"/>
          </chart:series>
          <chart:series chart:style-name="ch17" chart:values-cell-range-address="sem.L2:sem.L76" chart:label-cell-address="sem.L1:sem.L1" chart:class="chart:line">
            <chart:data-point chart:repeated="75"/>
          </chart:series>
          <chart:series chart:style-name="ch18" chart:values-cell-range-address="sem.M2:sem.M76" chart:label-cell-address="sem.M1:sem.M1" chart:class="chart:line">
            <chart:data-point chart:repeated="75"/>
          </chart:series>
          <chart:series chart:style-name="ch19" chart:values-cell-range-address="sem.N2:sem.N76" chart:label-cell-address="sem.N1:sem.N1" chart:class="chart:line">
            <chart:data-point chart:repeated="75"/>
          </chart:series>
          <chart:series chart:style-name="ch20" chart:values-cell-range-address="sem.O2:sem.O76" chart:label-cell-address="sem.O1:sem.O1" chart:class="chart:line">
            <chart:data-point chart:repeated="75"/>
          </chart:series>
          <chart:series chart:style-name="ch21" chart:values-cell-range-address="sem.P2:sem.P76" chart:label-cell-address="sem.P1:sem.P1" chart:class="chart:line">
            <chart:data-point chart:repeated="7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-150328-182358-1.txt</text:p>
                <draw:g>
                  <svg:desc>sem.B1:sem.B1</svg:desc>
                </draw:g>
              </table:table-cell>
              <table:table-cell office:value-type="string">
                <text:p>stat-150328-182546-2.txt</text:p>
                <draw:g>
                  <svg:desc>sem.C1:sem.C1</svg:desc>
                </draw:g>
              </table:table-cell>
              <table:table-cell office:value-type="string">
                <text:p>stat-150328-182734-3.txt</text:p>
                <draw:g>
                  <svg:desc>sem.D1:sem.D1</svg:desc>
                </draw:g>
              </table:table-cell>
              <table:table-cell office:value-type="string">
                <text:p>stat-150328-182922-4.txt</text:p>
                <draw:g>
                  <svg:desc>sem.E1:sem.E1</svg:desc>
                </draw:g>
              </table:table-cell>
              <table:table-cell office:value-type="string">
                <text:p>stat-150328-183111-5.txt</text:p>
                <draw:g>
                  <svg:desc>sem.F1:sem.F1</svg:desc>
                </draw:g>
              </table:table-cell>
              <table:table-cell office:value-type="string">
                <text:p>stat-150328-183259-6.txt</text:p>
                <draw:g>
                  <svg:desc>sem.G1:sem.G1</svg:desc>
                </draw:g>
              </table:table-cell>
              <table:table-cell office:value-type="string">
                <text:p>stat-150328-183448-7.txt</text:p>
                <draw:g>
                  <svg:desc>sem.H1:sem.H1</svg:desc>
                </draw:g>
              </table:table-cell>
              <table:table-cell office:value-type="string">
                <text:p>stat-150328-183636-8.txt</text:p>
                <draw:g>
                  <svg:desc>sem.I1:sem.I1</svg:desc>
                </draw:g>
              </table:table-cell>
              <table:table-cell office:value-type="string">
                <text:p>stat-150328-183825-9.txt</text:p>
                <draw:g>
                  <svg:desc>sem.J1:sem.J1</svg:desc>
                </draw:g>
              </table:table-cell>
              <table:table-cell office:value-type="string">
                <text:p>stat-150328-184014-10.txt</text:p>
                <draw:g>
                  <svg:desc>sem.K1:sem.K1</svg:desc>
                </draw:g>
              </table:table-cell>
              <table:table-cell office:value-type="string">
                <text:p>stat-150328-184202-11.txt</text:p>
                <draw:g>
                  <svg:desc>sem.L1:sem.L1</svg:desc>
                </draw:g>
              </table:table-cell>
              <table:table-cell office:value-type="string">
                <text:p>stat-150328-184351-12.txt</text:p>
                <draw:g>
                  <svg:desc>sem.M1:sem.M1</svg:desc>
                </draw:g>
              </table:table-cell>
              <table:table-cell office:value-type="string">
                <text:p>stat-150328-184540-13.txt</text:p>
                <draw:g>
                  <svg:desc>sem.N1:sem.N1</svg:desc>
                </draw:g>
              </table:table-cell>
              <table:table-cell office:value-type="string">
                <text:p>stat-150328-184728-14.txt</text:p>
                <draw:g>
                  <svg:desc>sem.O1:sem.O1</svg:desc>
                </draw:g>
              </table:table-cell>
              <table:table-cell office:value-type="string">
                <text:p>stat-150328-184916-15.txt</text:p>
                <draw:g>
                  <svg:desc>sem.P1:sem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em.B2:sem.B76</svg:desc>
                </draw:g>
              </table:table-cell>
              <table:table-cell office:value-type="float" office:value="3">
                <text:p>3</text:p>
                <draw:g>
                  <svg:desc>sem.C2:sem.C76</svg:desc>
                </draw:g>
              </table:table-cell>
              <table:table-cell office:value-type="float" office:value="1">
                <text:p>1</text:p>
                <draw:g>
                  <svg:desc>sem.D2:sem.D76</svg:desc>
                </draw:g>
              </table:table-cell>
              <table:table-cell office:value-type="float" office:value="4">
                <text:p>4</text:p>
                <draw:g>
                  <svg:desc>sem.E2:sem.E76</svg:desc>
                </draw:g>
              </table:table-cell>
              <table:table-cell office:value-type="float" office:value="4">
                <text:p>4</text:p>
                <draw:g>
                  <svg:desc>sem.F2:sem.F76</svg:desc>
                </draw:g>
              </table:table-cell>
              <table:table-cell office:value-type="float" office:value="3">
                <text:p>3</text:p>
                <draw:g>
                  <svg:desc>sem.G2:sem.G76</svg:desc>
                </draw:g>
              </table:table-cell>
              <table:table-cell office:value-type="float" office:value="20">
                <text:p>20</text:p>
                <draw:g>
                  <svg:desc>sem.H2:sem.H76</svg:desc>
                </draw:g>
              </table:table-cell>
              <table:table-cell office:value-type="float" office:value="3">
                <text:p>3</text:p>
                <draw:g>
                  <svg:desc>sem.I2:sem.I76</svg:desc>
                </draw:g>
              </table:table-cell>
              <table:table-cell office:value-type="float" office:value="2">
                <text:p>2</text:p>
                <draw:g>
                  <svg:desc>sem.J2:sem.J76</svg:desc>
                </draw:g>
              </table:table-cell>
              <table:table-cell office:value-type="float" office:value="3">
                <text:p>3</text:p>
                <draw:g>
                  <svg:desc>sem.K2:sem.K76</svg:desc>
                </draw:g>
              </table:table-cell>
              <table:table-cell office:value-type="float" office:value="2">
                <text:p>2</text:p>
                <draw:g>
                  <svg:desc>sem.L2:sem.L76</svg:desc>
                </draw:g>
              </table:table-cell>
              <table:table-cell office:value-type="float" office:value="3">
                <text:p>3</text:p>
                <draw:g>
                  <svg:desc>sem.M2:sem.M76</svg:desc>
                </draw:g>
              </table:table-cell>
              <table:table-cell office:value-type="float" office:value="12">
                <text:p>12</text:p>
                <draw:g>
                  <svg:desc>sem.N2:sem.N76</svg:desc>
                </draw:g>
              </table:table-cell>
              <table:table-cell office:value-type="float" office:value="3">
                <text:p>3</text:p>
                <draw:g>
                  <svg:desc>sem.O2:sem.O76</svg:desc>
                </draw:g>
              </table:table-cell>
              <table:table-cell office:value-type="float" office:value="5">
                <text:p>5</text:p>
                <draw:g>
                  <svg:desc>sem.P2:sem.P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78">
                <text:p>78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0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7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55">
                <text:p>55</text:p>
              </table:table-cell>
              <table:table-cell office:value-type="float" office:value="76">
                <text:p>76</text:p>
              </table:table-cell>
              <table:table-cell office:value-type="float" office:value="63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27">
                <text:p>2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00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000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000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000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00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1000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1000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1000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1000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1000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02cm" svg:y="0.745cm" style:legend-expansion="high" chart:style-name="ch2"/>
        <chart:plot-area chart:style-name="ch3" table:cell-range-address="sem.R1:sem.AF76" chart:data-source-has-labels="row" svg:x="0.77cm" svg:y="0.855cm" svg:width="9.292cm" svg:height="7.545cm">
          <chartooo:coordinate-region svg:x="1.571cm" svg:y="1.052cm" svg:width="8.351cm" svg:height="6.1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em.R2:sem.R76" chart:label-cell-address="sem.R1:sem.R1" chart:class="chart:line">
            <chart:data-point chart:repeated="75"/>
          </chart:series>
          <chart:series chart:style-name="ch8" chart:values-cell-range-address="sem.S2:sem.S76" chart:label-cell-address="sem.S1:sem.S1" chart:class="chart:line">
            <chart:data-point chart:repeated="75"/>
          </chart:series>
          <chart:series chart:style-name="ch9" chart:values-cell-range-address="sem.T2:sem.T76" chart:label-cell-address="sem.T1:sem.T1" chart:class="chart:line">
            <chart:data-point chart:repeated="75"/>
          </chart:series>
          <chart:series chart:style-name="ch10" chart:values-cell-range-address="sem.U2:sem.U76" chart:label-cell-address="sem.U1:sem.U1" chart:class="chart:line">
            <chart:data-point chart:repeated="75"/>
          </chart:series>
          <chart:series chart:style-name="ch11" chart:values-cell-range-address="sem.V2:sem.V76" chart:label-cell-address="sem.V1:sem.V1" chart:class="chart:line">
            <chart:data-point chart:repeated="75"/>
          </chart:series>
          <chart:series chart:style-name="ch12" chart:values-cell-range-address="sem.W2:sem.W76" chart:label-cell-address="sem.W1:sem.W1" chart:class="chart:line">
            <chart:data-point chart:repeated="75"/>
          </chart:series>
          <chart:series chart:style-name="ch13" chart:values-cell-range-address="sem.X2:sem.X76" chart:label-cell-address="sem.X1:sem.X1" chart:class="chart:line">
            <chart:data-point chart:repeated="75"/>
          </chart:series>
          <chart:series chart:style-name="ch14" chart:values-cell-range-address="sem.Y2:sem.Y76" chart:label-cell-address="sem.Y1:sem.Y1" chart:class="chart:line">
            <chart:data-point chart:repeated="75"/>
          </chart:series>
          <chart:series chart:style-name="ch15" chart:values-cell-range-address="sem.Z2:sem.Z76" chart:label-cell-address="sem.Z1:sem.Z1" chart:class="chart:line">
            <chart:data-point chart:repeated="75"/>
          </chart:series>
          <chart:series chart:style-name="ch16" chart:values-cell-range-address="sem.AA2:sem.AA76" chart:label-cell-address="sem.AA1:sem.AA1" chart:class="chart:line">
            <chart:data-point chart:repeated="75"/>
          </chart:series>
          <chart:series chart:style-name="ch17" chart:values-cell-range-address="sem.AB2:sem.AB76" chart:label-cell-address="sem.AB1:sem.AB1" chart:class="chart:line">
            <chart:data-point chart:repeated="75"/>
          </chart:series>
          <chart:series chart:style-name="ch18" chart:values-cell-range-address="sem.AC2:sem.AC76" chart:label-cell-address="sem.AC1:sem.AC1" chart:class="chart:line">
            <chart:data-point chart:repeated="75"/>
          </chart:series>
          <chart:series chart:style-name="ch19" chart:values-cell-range-address="sem.AD2:sem.AD76" chart:label-cell-address="sem.AD1:sem.AD1" chart:class="chart:line">
            <chart:data-point chart:repeated="75"/>
          </chart:series>
          <chart:series chart:style-name="ch20" chart:values-cell-range-address="sem.AE2:sem.AE76" chart:label-cell-address="sem.AE1:sem.AE1" chart:class="chart:line">
            <chart:data-point chart:repeated="75"/>
          </chart:series>
          <chart:series chart:style-name="ch21" chart:values-cell-range-address="sem.AF2:sem.AF76" chart:label-cell-address="sem.AF1:sem.AF1" chart:class="chart:line">
            <chart:data-point chart:repeated="7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-150328-182358-1.txt</text:p>
                <draw:g>
                  <svg:desc>sem.R1:sem.R1</svg:desc>
                </draw:g>
              </table:table-cell>
              <table:table-cell office:value-type="string">
                <text:p>stat-150328-182546-2.txt</text:p>
                <draw:g>
                  <svg:desc>sem.S1:sem.S1</svg:desc>
                </draw:g>
              </table:table-cell>
              <table:table-cell office:value-type="string">
                <text:p>stat-150328-182734-3.txt</text:p>
                <draw:g>
                  <svg:desc>sem.T1:sem.T1</svg:desc>
                </draw:g>
              </table:table-cell>
              <table:table-cell office:value-type="string">
                <text:p>stat-150328-182922-4.txt</text:p>
                <draw:g>
                  <svg:desc>sem.U1:sem.U1</svg:desc>
                </draw:g>
              </table:table-cell>
              <table:table-cell office:value-type="string">
                <text:p>stat-150328-183111-5.txt</text:p>
                <draw:g>
                  <svg:desc>sem.V1:sem.V1</svg:desc>
                </draw:g>
              </table:table-cell>
              <table:table-cell office:value-type="string">
                <text:p>stat-150328-183259-6.txt</text:p>
                <draw:g>
                  <svg:desc>sem.W1:sem.W1</svg:desc>
                </draw:g>
              </table:table-cell>
              <table:table-cell office:value-type="string">
                <text:p>stat-150328-183448-7.txt</text:p>
                <draw:g>
                  <svg:desc>sem.X1:sem.X1</svg:desc>
                </draw:g>
              </table:table-cell>
              <table:table-cell office:value-type="string">
                <text:p>stat-150328-183636-8.txt</text:p>
                <draw:g>
                  <svg:desc>sem.Y1:sem.Y1</svg:desc>
                </draw:g>
              </table:table-cell>
              <table:table-cell office:value-type="string">
                <text:p>stat-150328-183825-9.txt</text:p>
                <draw:g>
                  <svg:desc>sem.Z1:sem.Z1</svg:desc>
                </draw:g>
              </table:table-cell>
              <table:table-cell office:value-type="string">
                <text:p>stat-150328-184014-10.txt</text:p>
                <draw:g>
                  <svg:desc>sem.AA1:sem.AA1</svg:desc>
                </draw:g>
              </table:table-cell>
              <table:table-cell office:value-type="string">
                <text:p>stat-150328-184202-11.txt</text:p>
                <draw:g>
                  <svg:desc>sem.AB1:sem.AB1</svg:desc>
                </draw:g>
              </table:table-cell>
              <table:table-cell office:value-type="string">
                <text:p>stat-150328-184351-12.txt</text:p>
                <draw:g>
                  <svg:desc>sem.AC1:sem.AC1</svg:desc>
                </draw:g>
              </table:table-cell>
              <table:table-cell office:value-type="string">
                <text:p>stat-150328-184540-13.txt</text:p>
                <draw:g>
                  <svg:desc>sem.AD1:sem.AD1</svg:desc>
                </draw:g>
              </table:table-cell>
              <table:table-cell office:value-type="string">
                <text:p>stat-150328-184728-14.txt</text:p>
                <draw:g>
                  <svg:desc>sem.AE1:sem.AE1</svg:desc>
                </draw:g>
              </table:table-cell>
              <table:table-cell office:value-type="string">
                <text:p>stat-150328-184916-15.txt</text:p>
                <draw:g>
                  <svg:desc>sem.AF1:sem.A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em.R2:sem.R76</svg:desc>
                </draw:g>
              </table:table-cell>
              <table:table-cell office:value-type="float" office:value="3">
                <text:p>3</text:p>
                <draw:g>
                  <svg:desc>sem.S2:sem.S76</svg:desc>
                </draw:g>
              </table:table-cell>
              <table:table-cell office:value-type="float" office:value="1">
                <text:p>1</text:p>
                <draw:g>
                  <svg:desc>sem.T2:sem.T76</svg:desc>
                </draw:g>
              </table:table-cell>
              <table:table-cell office:value-type="float" office:value="4">
                <text:p>4</text:p>
                <draw:g>
                  <svg:desc>sem.U2:sem.U76</svg:desc>
                </draw:g>
              </table:table-cell>
              <table:table-cell office:value-type="float" office:value="4">
                <text:p>4</text:p>
                <draw:g>
                  <svg:desc>sem.V2:sem.V76</svg:desc>
                </draw:g>
              </table:table-cell>
              <table:table-cell office:value-type="float" office:value="3">
                <text:p>3</text:p>
                <draw:g>
                  <svg:desc>sem.W2:sem.W76</svg:desc>
                </draw:g>
              </table:table-cell>
              <table:table-cell office:value-type="float" office:value="35">
                <text:p>35</text:p>
                <draw:g>
                  <svg:desc>sem.X2:sem.X76</svg:desc>
                </draw:g>
              </table:table-cell>
              <table:table-cell office:value-type="float" office:value="3">
                <text:p>3</text:p>
                <draw:g>
                  <svg:desc>sem.Y2:sem.Y76</svg:desc>
                </draw:g>
              </table:table-cell>
              <table:table-cell office:value-type="float" office:value="2">
                <text:p>2</text:p>
                <draw:g>
                  <svg:desc>sem.Z2:sem.Z76</svg:desc>
                </draw:g>
              </table:table-cell>
              <table:table-cell office:value-type="float" office:value="3">
                <text:p>3</text:p>
                <draw:g>
                  <svg:desc>sem.AA2:sem.AA76</svg:desc>
                </draw:g>
              </table:table-cell>
              <table:table-cell office:value-type="float" office:value="2">
                <text:p>2</text:p>
                <draw:g>
                  <svg:desc>sem.AB2:sem.AB76</svg:desc>
                </draw:g>
              </table:table-cell>
              <table:table-cell office:value-type="float" office:value="3">
                <text:p>3</text:p>
                <draw:g>
                  <svg:desc>sem.AC2:sem.AC76</svg:desc>
                </draw:g>
              </table:table-cell>
              <table:table-cell office:value-type="float" office:value="19">
                <text:p>19</text:p>
                <draw:g>
                  <svg:desc>sem.AD2:sem.AD76</svg:desc>
                </draw:g>
              </table:table-cell>
              <table:table-cell office:value-type="float" office:value="3">
                <text:p>3</text:p>
                <draw:g>
                  <svg:desc>sem.AE2:sem.AE76</svg:desc>
                </draw:g>
              </table:table-cell>
              <table:table-cell office:value-type="float" office:value="5">
                <text:p>5</text:p>
                <draw:g>
                  <svg:desc>sem.AF2:sem.AF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91">
                <text:p>91</text:p>
              </table:table-cell>
              <table:table-cell office:value-type="float" office:value="26">
                <text:p>26</text:p>
              </table:table-cell>
              <table:table-cell office:value-type="float" office:value="94">
                <text:p>94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155">
                <text:p>155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66">
                <text:p>66</text:p>
              </table:table-cell>
              <table:table-cell office:value-type="float" office:value="155">
                <text:p>155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55">
                <text:p>155</text:p>
              </table:table-cell>
              <table:table-cell office:value-type="float" office:value="151">
                <text:p>151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49">
                <text:p>149</text:p>
              </table:table-cell>
              <table:table-cell office:value-type="float" office:value="151">
                <text:p>151</text:p>
              </table:table-cell>
              <table:table-cell office:value-type="float" office:value="154">
                <text:p>154</text:p>
              </table:table-cell>
              <table:table-cell office:value-type="float" office:value="151">
                <text:p>151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47">
                <text:p>147</text:p>
              </table:table-cell>
              <table:table-cell office:value-type="float" office:value="153">
                <text:p>15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43">
                <text:p>143</text:p>
              </table:table-cell>
              <table:table-cell office:value-type="float" office:value="149">
                <text:p>149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9">
                <text:p>149</text:p>
              </table:table-cell>
              <table:table-cell office:value-type="float" office:value="145">
                <text:p>145</text:p>
              </table:table-cell>
              <table:table-cell office:value-type="float" office:value="151">
                <text:p>151</text:p>
              </table:table-cell>
              <table:table-cell office:value-type="float" office:value="147">
                <text:p>147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5">
                <text:p>145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7">
                <text:p>147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  <table:table-cell office:value-type="float" office:value="143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0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1">
                <text:p>141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1">
                <text:p>141</text:p>
              </table:table-cell>
              <table:table-cell office:value-type="float" office:value="144">
                <text:p>144</text:p>
              </table:table-cell>
              <table:table-cell office:value-type="float" office:value="148">
                <text:p>148</text:p>
              </table:table-cell>
              <table:table-cell office:value-type="float" office:value="140">
                <text:p>140</text:p>
              </table:table-cell>
              <table:table-cell office:value-type="float" office:value="146">
                <text:p>146</text:p>
              </table:table-cell>
              <table:table-cell office:value-type="float" office:value="140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49">
                <text:p>149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143">
                <text:p>143</text:p>
              </table:table-cell>
              <table:table-cell office:value-type="float" office:value="140">
                <text:p>140</text:p>
              </table:table-cell>
              <table:table-cell office:value-type="float" office:value="147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48">
                <text:p>148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6">
                <text:p>146</text:p>
              </table:table-cell>
              <table:table-cell office:value-type="float" office:value="149">
                <text:p>149</text:p>
              </table:table-cell>
              <table:table-cell office:value-type="float" office:value="142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6">
                <text:p>146</text:p>
              </table:table-cell>
              <table:table-cell office:value-type="float" office:value="150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150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47">
                <text:p>147</text:p>
              </table:table-cell>
              <table:table-cell office:value-type="float" office:value="153">
                <text:p>153</text:p>
              </table:table-cell>
              <table:table-cell office:value-type="float" office:value="148">
                <text:p>148</text:p>
              </table:table-cell>
              <table:table-cell office:value-type="float" office:value="143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3">
                <text:p>153</text:p>
              </table:table-cell>
              <table:table-cell office:value-type="float" office:value="156">
                <text:p>156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54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151">
                <text:p>151</text:p>
              </table:table-cell>
              <table:table-cell office:value-type="float" office:value="149">
                <text:p>149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6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6">
                <text:p>156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55">
                <text:p>155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1">
                <text:p>151</text:p>
              </table:table-cell>
              <table:table-cell office:value-type="float" office:value="147">
                <text:p>147</text:p>
              </table:table-cell>
              <table:table-cell office:value-type="float" office:value="151">
                <text:p>151</text:p>
              </table:table-cell>
              <table:table-cell office:value-type="float" office:value="148">
                <text:p>148</text:p>
              </table:table-cell>
              <table:table-cell office:value-type="float" office:value="152">
                <text:p>152</text:p>
              </table:table-cell>
              <table:table-cell office:value-type="float" office:value="150">
                <text:p>150</text:p>
              </table:table-cell>
              <table:table-cell office:value-type="float" office:value="145">
                <text:p>145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48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151">
                <text:p>15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143">
                <text:p>143</text:p>
              </table:table-cell>
              <table:table-cell office:value-type="float" office:value="140">
                <text:p>140</text:p>
              </table:table-cell>
              <table:table-cell office:value-type="float" office:value="145">
                <text:p>145</text:p>
              </table:table-cell>
              <table:table-cell office:value-type="float" office:value="142">
                <text:p>14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1">
                <text:p>141</text:p>
              </table:table-cell>
              <table:table-cell office:value-type="float" office:value="144">
                <text:p>144</text:p>
              </table:table-cell>
              <table:table-cell office:value-type="float" office:value="141">
                <text:p>141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1">
                <text:p>141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39">
                <text:p>139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2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8">
                <text:p>148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6">
                <text:p>146</text:p>
              </table:table-cell>
              <table:table-cell office:value-type="float" office:value="150">
                <text:p>150</text:p>
              </table:table-cell>
              <table:table-cell office:value-type="float" office:value="143">
                <text:p>143</text:p>
              </table:table-cell>
              <table:table-cell office:value-type="float" office:value="147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52">
                <text:p>152</text:p>
              </table:table-cell>
              <table:table-cell office:value-type="float" office:value="144">
                <text:p>144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145">
                <text:p>145</text:p>
              </table:table-cell>
              <table:table-cell office:value-type="float" office:value="148">
                <text:p>148</text:p>
              </table:table-cell>
              <table:table-cell office:value-type="float" office:value="151">
                <text:p>151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2">
                <text:p>152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41">
                <text:p>141</text:p>
              </table:table-cell>
              <table:table-cell office:value-type="float" office:value="148">
                <text:p>148</text:p>
              </table:table-cell>
              <table:table-cell office:value-type="float" office:value="151">
                <text:p>151</text:p>
              </table:table-cell>
              <table:table-cell office:value-type="float" office:value="153">
                <text:p>153</text:p>
              </table:table-cell>
              <table:table-cell office:value-type="float" office:value="150">
                <text:p>15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6">
                <text:p>156</text:p>
              </table:table-cell>
              <table:table-cell office:value-type="float" office:value="158">
                <text:p>158</text:p>
              </table:table-cell>
              <table:table-cell office:value-type="float" office:value="152">
                <text:p>152</text:p>
              </table:table-cell>
              <table:table-cell office:value-type="float" office:value="158">
                <text:p>158</text:p>
              </table:table-cell>
              <table:table-cell office:value-type="float" office:value="155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51">
                <text:p>151</text:p>
              </table:table-cell>
              <table:table-cell office:value-type="float" office:value="172">
                <text:p>172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48">
                <text:p>148</text:p>
              </table:table-cell>
              <table:table-cell office:value-type="float" office:value="151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54">
                <text:p>154</text:p>
              </table:table-cell>
              <table:table-cell office:value-type="float" office:value="157">
                <text:p>157</text:p>
              </table:table-cell>
              <table:table-cell office:value-type="float" office:value="151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8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42">
                <text:p>142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46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0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3">
                <text:p>143</text:p>
              </table:table-cell>
              <table:table-cell office:value-type="float" office:value="141">
                <text:p>141</text:p>
              </table:table-cell>
              <table:table-cell office:value-type="float" office:value="146">
                <text:p>146</text:p>
              </table:table-cell>
              <table:table-cell office:value-type="float" office:value="139">
                <text:p>13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1">
                <text:p>141</text:p>
              </table:table-cell>
              <table:table-cell office:value-type="float" office:value="146">
                <text:p>146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46">
                <text:p>146</text:p>
              </table:table-cell>
              <table:table-cell office:value-type="float" office:value="142">
                <text:p>142</text:p>
              </table:table-cell>
              <table:table-cell office:value-type="float" office:value="146">
                <text:p>146</text:p>
              </table:table-cell>
              <table:table-cell office:value-type="float" office:value="143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0">
                <text:p>1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3">
                <text:p>143</text:p>
              </table:table-cell>
              <table:table-cell office:value-type="float" office:value="136">
                <text:p>136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7">
                <text:p>147</text:p>
              </table:table-cell>
              <table:table-cell office:value-type="float" office:value="144">
                <text:p>144</text:p>
              </table:table-cell>
              <table:table-cell office:value-type="float" office:value="141">
                <text:p>141</text:p>
              </table:table-cell>
              <table:table-cell office:value-type="float" office:value="143">
                <text:p>143</text:p>
              </table:table-cell>
              <table:table-cell office:value-type="float" office:value="141">
                <text:p>141</text:p>
              </table:table-cell>
              <table:table-cell office:value-type="float" office:value="143">
                <text:p>143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1">
                <text:p>141</text:p>
              </table:table-cell>
              <table:table-cell office:value-type="float" office:value="148">
                <text:p>148</text:p>
              </table:table-cell>
              <table:table-cell office:value-type="float" office:value="144">
                <text:p>144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8">
                <text:p>148</text:p>
              </table:table-cell>
              <table:table-cell office:value-type="float" office:value="144">
                <text:p>144</text:p>
              </table:table-cell>
              <table:table-cell office:value-type="float" office:value="147">
                <text:p>14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9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51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149">
                <text:p>149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49">
                <text:p>14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6">
                <text:p>156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6">
                <text:p>156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54">
                <text:p>154</text:p>
              </table:table-cell>
              <table:table-cell office:value-type="float" office:value="151">
                <text:p>151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49">
                <text:p>149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60">
                <text:p>160</text:p>
              </table:table-cell>
              <table:table-cell office:value-type="float" office:value="156">
                <text:p>156</text:p>
              </table:table-cell>
              <table:table-cell office:value-type="float" office:value="149">
                <text:p>149</text:p>
              </table:table-cell>
              <table:table-cell office:value-type="float" office:value="155">
                <text:p>15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51">
                <text:p>151</text:p>
              </table:table-cell>
              <table:table-cell office:value-type="float" office:value="146">
                <text:p>146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45">
                <text:p>145</text:p>
              </table:table-cell>
              <table:table-cell office:value-type="float" office:value="150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  <table:table-cell office:value-type="float" office:value="151">
                <text:p>15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41">
                <text:p>141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6">
                <text:p>14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3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8">
                <text:p>148</text:p>
              </table:table-cell>
              <table:table-cell office:value-type="float" office:value="146">
                <text:p>146</text:p>
              </table:table-cell>
              <table:table-cell office:value-type="float" office:value="143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6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2">
                <text:p>142</text:p>
              </table:table-cell>
              <table:table-cell office:value-type="float" office:value="147">
                <text:p>147</text:p>
              </table:table-cell>
              <table:table-cell office:value-type="float" office:value="141">
                <text:p>14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5">
                <text:p>155</text:p>
              </table:table-cell>
              <table:table-cell office:value-type="float" office:value="151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53">
                <text:p>153</text:p>
              </table:table-cell>
              <table:table-cell office:value-type="float" office:value="149">
                <text:p>149</text:p>
              </table:table-cell>
              <table:table-cell office:value-type="float" office:value="146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146">
                <text:p>146</text:p>
              </table:table-cell>
              <table:table-cell office:value-type="float" office:value="149">
                <text:p>149</text:p>
              </table:table-cell>
              <table:table-cell office:value-type="float" office:value="154">
                <text:p>154</text:p>
              </table:table-cell>
              <table:table-cell office:value-type="float" office:value="148">
                <text:p>14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7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54">
                <text:p>154</text:p>
              </table:table-cell>
              <table:table-cell office:value-type="float" office:value="151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9">
                <text:p>159</text:p>
              </table:table-cell>
              <table:table-cell office:value-type="float" office:value="153">
                <text:p>153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1">
                <text:p>151</text:p>
              </table:table-cell>
              <table:table-cell office:value-type="float" office:value="153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57">
                <text:p>157</text:p>
              </table:table-cell>
              <table:table-cell office:value-type="float" office:value="154">
                <text:p>154</text:p>
              </table:table-cell>
              <table:table-cell office:value-type="float" office:value="150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3">
                <text:p>153</text:p>
              </table:table-cell>
              <table:table-cell office:value-type="float" office:value="151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51">
                <text:p>151</text:p>
              </table:table-cell>
              <table:table-cell office:value-type="float" office:value="153">
                <text:p>153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146">
                <text:p>146</text:p>
              </table:table-cell>
              <table:table-cell office:value-type="float" office:value="153">
                <text:p>15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8">
                <text:p>148</text:p>
              </table:table-cell>
              <table:table-cell office:value-type="float" office:value="143">
                <text:p>143</text:p>
              </table:table-cell>
              <table:table-cell office:value-type="float" office:value="148">
                <text:p>148</text:p>
              </table:table-cell>
              <table:table-cell office:value-type="float" office:value="145">
                <text:p>145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46">
                <text:p>146</text:p>
              </table:table-cell>
              <table:table-cell office:value-type="float" office:value="149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43">
                <text:p>143</text:p>
              </table:table-cell>
              <table:table-cell office:value-type="float" office:value="148">
                <text:p>148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141">
                <text:p>141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1">
                <text:p>141</text:p>
              </table:table-cell>
              <table:table-cell office:value-type="float" office:value="152">
                <text:p>152</text:p>
              </table:table-cell>
              <table:table-cell office:value-type="float" office:value="139">
                <text:p>139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2">
                <text:p>142</text:p>
              </table:table-cell>
              <table:table-cell office:value-type="float" office:value="146">
                <text:p>146</text:p>
              </table:table-cell>
              <table:table-cell office:value-type="float" office:value="143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140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146">
                <text:p>146</text:p>
              </table:table-cell>
              <table:table-cell office:value-type="float" office:value="140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2">
                <text:p>142</text:p>
              </table:table-cell>
              <table:table-cell office:value-type="float" office:value="150">
                <text:p>150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57">
                <text:p>157</text:p>
              </table:table-cell>
              <table:table-cell office:value-type="float" office:value="149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9">
                <text:p>149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56">
                <text:p>156</text:p>
              </table:table-cell>
              <table:table-cell office:value-type="float" office:value="150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150">
                <text:p>15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4">
                <text:p>154</text:p>
              </table:table-cell>
              <table:table-cell office:value-type="float" office:value="148">
                <text:p>148</text:p>
              </table:table-cell>
              <table:table-cell office:value-type="float" office:value="155">
                <text:p>155</text:p>
              </table:table-cell>
              <table:table-cell office:value-type="float" office:value="157">
                <text:p>157</text:p>
              </table:table-cell>
              <table:table-cell office:value-type="float" office:value="155">
                <text:p>155</text:p>
              </table:table-cell>
              <table:table-cell office:value-type="float" office:value="151">
                <text:p>151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1">
                <text:p>151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6">
                <text:p>1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1">
                <text:p>151</text:p>
              </table:table-cell>
              <table:table-cell office:value-type="float" office:value="163">
                <text:p>163</text:p>
              </table:table-cell>
              <table:table-cell office:value-type="float" office:value="154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1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8">
                <text:p>148</text:p>
              </table:table-cell>
              <table:table-cell office:value-type="float" office:value="153">
                <text:p>153</text:p>
              </table:table-cell>
              <table:table-cell office:value-type="float" office:value="150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150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  <table:table-cell office:value-type="float" office:value="149">
                <text:p>149</text:p>
              </table:table-cell>
              <table:table-cell office:value-type="float" office:value="152">
                <text:p>152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45">
                <text:p>145</text:p>
              </table:table-cell>
              <table:table-cell office:value-type="float" office:value="150">
                <text:p>15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6">
                <text:p>146</text:p>
              </table:table-cell>
              <table:table-cell office:value-type="float" office:value="152">
                <text:p>152</text:p>
              </table:table-cell>
              <table:table-cell office:value-type="float" office:value="143">
                <text:p>143</text:p>
              </table:table-cell>
              <table:table-cell office:value-type="float" office:value="146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43">
                <text:p>143</text:p>
              </table:table-cell>
              <table:table-cell office:value-type="float" office:value="146">
                <text:p>146</text:p>
              </table:table-cell>
              <table:table-cell office:value-type="float" office:value="142">
                <text:p>14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3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5">
                <text:p>14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5">
                <text:p>145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2">
                <text:p>142</text:p>
              </table:table-cell>
              <table:table-cell office:value-type="float" office:value="145">
                <text:p>145</text:p>
              </table:table-cell>
              <table:table-cell office:value-type="float" office:value="143">
                <text:p>143</text:p>
              </table:table-cell>
              <table:table-cell office:value-type="float" office:value="148">
                <text:p>148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7">
                <text:p>147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  <table:table-cell office:value-type="float" office:value="156">
                <text:p>156</text:p>
              </table:table-cell>
              <table:table-cell office:value-type="float" office:value="146">
                <text:p>14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4">
                <text:p>144</text:p>
              </table:table-cell>
              <table:table-cell office:value-type="float" office:value="152">
                <text:p>152</text:p>
              </table:table-cell>
              <table:table-cell office:value-type="float" office:value="147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50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151">
                <text:p>151</text:p>
              </table:table-cell>
              <table:table-cell office:value-type="float" office:value="160">
                <text:p>160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2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154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160">
                <text:p>160</text:p>
              </table:table-cell>
              <table:table-cell office:value-type="float" office:value="151">
                <text:p>15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49">
                <text:p>149</text:p>
              </table:table-cell>
              <table:table-cell office:value-type="float" office:value="155">
                <text:p>155</text:p>
              </table:table-cell>
              <table:table-cell office:value-type="float" office:value="152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56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9">
                <text:p>149</text:p>
              </table:table-cell>
              <table:table-cell office:value-type="float" office:value="146">
                <text:p>146</text:p>
              </table:table-cell>
              <table:table-cell office:value-type="float" office:value="151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45">
                <text:p>145</text:p>
              </table:table-cell>
              <table:table-cell office:value-type="float" office:value="148">
                <text:p>148</text:p>
              </table:table-cell>
              <table:table-cell office:value-type="float" office:value="153">
                <text:p>153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151">
                <text:p>15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5">
                <text:p>145</text:p>
              </table:table-cell>
              <table:table-cell office:value-type="float" office:value="141">
                <text:p>141</text:p>
              </table:table-cell>
              <table:table-cell office:value-type="float" office:value="150">
                <text:p>150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8">
                <text:p>148</text:p>
              </table:table-cell>
              <table:table-cell office:value-type="float" office:value="142">
                <text:p>14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8">
                <text:p>14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8">
                <text:p>148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0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53">
                <text:p>153</text:p>
              </table:table-cell>
              <table:table-cell office:value-type="float" office:value="143">
                <text:p>143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2">
                <text:p>142</text:p>
              </table:table-cell>
              <table:table-cell office:value-type="float" office:value="148">
                <text:p>148</text:p>
              </table:table-cell>
              <table:table-cell office:value-type="float" office:value="151">
                <text:p>151</text:p>
              </table:table-cell>
              <table:table-cell office:value-type="float" office:value="148">
                <text:p>148</text:p>
              </table:table-cell>
              <table:table-cell office:value-type="float" office:value="141">
                <text:p>141</text:p>
              </table:table-cell>
              <table:table-cell office:value-type="float" office:value="144">
                <text:p>144</text:p>
              </table:table-cell>
              <table:table-cell office:value-type="float" office:value="147">
                <text:p>147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7">
                <text:p>147</text:p>
              </table:table-cell>
              <table:table-cell office:value-type="float" office:value="150">
                <text:p>150</text:p>
              </table:table-cell>
              <table:table-cell office:value-type="float" office:value="156">
                <text:p>156</text:p>
              </table:table-cell>
              <table:table-cell office:value-type="float" office:value="148">
                <text:p>148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54">
                <text:p>154</text:p>
              </table:table-cell>
              <table:table-cell office:value-type="float" office:value="148">
                <text:p>148</text:p>
              </table:table-cell>
              <table:table-cell office:value-type="float" office:value="146">
                <text:p>146</text:p>
              </table:table-cell>
              <table:table-cell office:value-type="float" office:value="150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150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150">
                <text:p>1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8">
                <text:p>148</text:p>
              </table:table-cell>
              <table:table-cell office:value-type="float" office:value="150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54">
                <text:p>154</text:p>
              </table:table-cell>
              <table:table-cell office:value-type="float" office:value="150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51">
                <text:p>151</text:p>
              </table:table-cell>
              <table:table-cell office:value-type="float" office:value="154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146">
                <text:p>14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6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57">
                <text:p>157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0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50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150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154">
                <text:p>15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9">
                <text:p>149</text:p>
              </table:table-cell>
              <table:table-cell office:value-type="float" office:value="146">
                <text:p>146</text:p>
              </table:table-cell>
              <table:table-cell office:value-type="float" office:value="150">
                <text:p>150</text:p>
              </table:table-cell>
              <table:table-cell office:value-type="float" office:value="144">
                <text:p>144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41">
                <text:p>141</text:p>
              </table:table-cell>
              <table:table-cell office:value-type="float" office:value="148">
                <text:p>148</text:p>
              </table:table-cell>
              <table:table-cell office:value-type="float" office:value="146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41">
                <text:p>141</text:p>
              </table:table-cell>
              <table:table-cell office:value-type="float" office:value="156">
                <text:p>1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6">
                <text:p>146</text:p>
              </table:table-cell>
              <table:table-cell office:value-type="float" office:value="143">
                <text:p>143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6">
                <text:p>146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52">
                <text:p>15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0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140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140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7">
                <text:p>147</text:p>
              </table:table-cell>
              <table:table-cell office:value-type="float" office:value="143">
                <text:p>143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52">
                <text:p>15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4">
                <text:p>144</text:p>
              </table:table-cell>
              <table:table-cell office:value-type="float" office:value="148">
                <text:p>148</text:p>
              </table:table-cell>
              <table:table-cell office:value-type="float" office:value="142">
                <text:p>142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46">
                <text:p>146</text:p>
              </table:table-cell>
              <table:table-cell office:value-type="float" office:value="152">
                <text:p>152</text:p>
              </table:table-cell>
              <table:table-cell office:value-type="float" office:value="147">
                <text:p>147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143">
                <text:p>14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0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149">
                <text:p>149</text:p>
              </table:table-cell>
              <table:table-cell office:value-type="float" office:value="156">
                <text:p>156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151">
                <text:p>151</text:p>
              </table:table-cell>
              <table:table-cell office:value-type="float" office:value="147">
                <text:p>147</text:p>
              </table:table-cell>
              <table:table-cell office:value-type="float" office:value="154">
                <text:p>154</text:p>
              </table:table-cell>
              <table:table-cell office:value-type="float" office:value="151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150">
                <text:p>15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4">
                <text:p>154</text:p>
              </table:table-cell>
              <table:table-cell office:value-type="float" office:value="108">
                <text:p>108</text:p>
              </table:table-cell>
              <table:table-cell office:value-type="float" office:value="152">
                <text:p>152</text:p>
              </table:table-cell>
              <table:table-cell office:value-type="float" office:value="122">
                <text:p>122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30">
                <text:p>30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54">
                <text:p>154</text:p>
              </table:table-cell>
              <table:table-cell office:value-type="float" office:value="150">
                <text:p>150</text:p>
              </table:table-cell>
              <table:table-cell office:value-type="float" office:value="51">
                <text:p>51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9e9821abd0ffdbc09cd8c52eaa574fa09eb08f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